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35in"/>
    </style:style>
    <style:style style:name="co2" style:family="table-column">
      <style:table-column-properties fo:break-before="auto" style:column-width="1.7366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  <style:style style:name="ce2" style:family="table-cell" style:parent-style-name="Default">
      <style:text-properties fo:color="#0000ff"/>
    </style:style>
    <style:style style:name="T1" style:family="text">
      <style:text-properties fo:font-weight="bold"/>
    </style:style>
  </office:automatic-styles>
  <office:body>
    <office:spreadsheet>
      <table:table table:name="#0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#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LENGHT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36.38" calcext:value-type="float">
            <text:p>36.38</text:p>
          </table:table-cell>
          <table:table-cell office:value-type="float" office:value="6.06" calcext:value-type="float">
            <text:p>6.0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5.96" calcext:value-type="float">
            <text:p>75.96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office:value-type="float" office:value="48.18" calcext:value-type="float">
            <text:p>48.18</text:p>
          </table:table-cell>
          <table:table-cell office:value-type="float" office:value="13.51" calcext:value-type="float">
            <text:p>13.51</text:p>
          </table:table-cell>
          <table:table-cell table:number-columns-repeated="2"/>
        </table:table-row>
        <table:table-row table:style-name="ro1">
          <table:table-cell office:value-type="float" office:value="66.04" calcext:value-type="float">
            <text:p>66.04</text:p>
          </table:table-cell>
          <table:table-cell office:value-type="float" office:value="2.76" calcext:value-type="float">
            <text:p>2.76</text:p>
          </table:table-cell>
          <table:table-cell/>
          <table:table-cell office:value-type="string" calcext:value-type="string">
            <text:p>02A</text:p>
          </table:table-cell>
        </table:table-row>
        <table:table-row table:style-name="ro1">
          <table:table-cell office:value-type="float" office:value="60.95" calcext:value-type="float">
            <text:p>60.95</text:p>
          </table:table-cell>
          <table:table-cell office:value-type="float" office:value="5.35" calcext:value-type="float">
            <text:p>5.3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38" calcext:value-type="float">
            <text:p>5.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9.47" calcext:value-type="float">
            <text:p>39.47</text:p>
          </table:table-cell>
          <table:table-cell office:value-type="float" office:value="11.64" calcext:value-type="float">
            <text:p>11.6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3.75" calcext:value-type="float">
            <text:p>53.75</text:p>
          </table:table-cell>
          <table:table-cell office:value-type="float" office:value="4.92" calcext:value-type="float">
            <text:p>4.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.07" calcext:value-type="float">
            <text:p>16.07</text:p>
          </table:table-cell>
          <table:table-cell table:number-columns-repeated="2"/>
        </table:table-row>
        <table:table-row table:style-name="ro1">
          <table:table-cell office:value-type="float" office:value="52.53" calcext:value-type="float">
            <text:p>52.53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32.38" calcext:value-type="float">
            <text:p>32.38</text:p>
          </table:table-cell>
          <table:table-cell office:value-type="float" office:value="9.24" calcext:value-type="float">
            <text:p>9.2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7" calcext:value-type="float">
            <text:p>9.97</text:p>
          </table:table-cell>
          <table:table-cell table:number-columns-repeated="2"/>
        </table:table-row>
        <table:table-row table:style-name="ro1">
          <table:table-cell office:value-type="float" office:value="22.83" calcext:value-type="float">
            <text:p>22.83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02B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11.14" calcext:value-type="float">
            <text:p>11.14</text:p>
          </table:table-cell>
          <table:table-cell table:number-columns-repeated="2"/>
        </table:table-row>
        <table:table-row table:style-name="ro1">
          <table:table-cell office:value-type="float" office:value="47.07" calcext:value-type="float">
            <text:p>47.07</text:p>
          </table:table-cell>
          <table:table-cell office:value-type="float" office:value="15.66" calcext:value-type="float">
            <text:p>15.66</text:p>
          </table:table-cell>
          <table:table-cell table:number-columns-repeated="2"/>
        </table:table-row>
        <table:table-row table:style-name="ro1">
          <table:table-cell office:value-type="float" office:value="56.82" calcext:value-type="float">
            <text:p>56.82</text:p>
          </table:table-cell>
          <table:table-cell office:value-type="float" office:value="8.24" calcext:value-type="float">
            <text:p>8.24</text:p>
          </table:table-cell>
          <table:table-cell table:number-columns-repeated="2"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5.21" calcext:value-type="float">
            <text:p>5.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47.07" calcext:value-type="float">
            <text:p>47.0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9.78" calcext:value-type="float">
            <text:p>69.78</text:p>
          </table:table-cell>
          <table:table-cell office:value-type="float" office:value="5.19" calcext:value-type="float">
            <text:p>5.19</text:p>
          </table:table-cell>
          <table:table-cell table:number-columns-repeated="2"/>
        </table:table-row>
        <table:table-row table:style-name="ro1">
          <table:table-cell office:value-type="float" office:value="38.29" calcext:value-type="float">
            <text:p>38.29</text:p>
          </table:table-cell>
          <table:table-cell office:value-type="float" office:value="12.65" calcext:value-type="float">
            <text:p>12.65</text:p>
          </table:table-cell>
          <table:table-cell table:number-columns-repeated="2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5.13" calcext:value-type="float">
            <text:p>15.13</text:p>
          </table:table-cell>
          <table:table-cell table:number-columns-repeated="2"/>
        </table:table-row>
        <table:table-row table:style-name="ro1">
          <table:table-cell office:value-type="float" office:value="49.93" calcext:value-type="float">
            <text:p>49.93</text:p>
          </table:table-cell>
          <table:table-cell office:value-type="float" office:value="21.78" calcext:value-type="float">
            <text:p>21.78</text:p>
          </table:table-cell>
          <table:table-cell/>
          <table:table-cell office:value-type="string" calcext:value-type="string">
            <text:p>02C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7.26" calcext:value-type="float">
            <text:p>17.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20.64" calcext:value-type="float">
            <text:p>20.6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9.16" calcext:value-type="float">
            <text:p>9.16</text:p>
          </table:table-cell>
          <table:table-cell table:number-columns-repeated="2"/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4.42" calcext:value-type="float">
            <text:p>4.42</text:p>
          </table:table-cell>
          <table:table-cell table:number-columns-repeated="2"/>
        </table:table-row>
        <table:table-row table:style-name="ro1">
          <table:table-cell office:value-type="float" office:value="52.13" calcext:value-type="float">
            <text:p>52.13</text:p>
          </table:table-cell>
          <table:table-cell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67" calcext:value-type="float">
            <text:p>4.67</text:p>
          </table:table-cell>
          <table:table-cell/>
          <table:table-cell office:value-type="string" calcext:value-type="string">
            <text:p>02E</text:p>
          </table:table-cell>
        </table:table-row>
        <table:table-row table:style-name="ro1">
          <table:table-cell office:value-type="float" office:value="19.57" calcext:value-type="float">
            <text:p>19.57</text:p>
          </table:table-cell>
          <table:table-cell office:value-type="float" office:value="12.61" calcext:value-type="float">
            <text:p>12.61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18.71" calcext:value-type="float">
            <text:p>18.71</text:p>
          </table:table-cell>
          <table:table-cell table:number-columns-repeated="2"/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2.89" calcext:value-type="float">
            <text:p>2.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6.46" calcext:value-type="float">
            <text:p>6.4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53.13" calcext:value-type="float">
            <text:p>53.13</text:p>
          </table:table-cell>
          <table:table-cell office:value-type="float" office:value="6.76" calcext:value-type="float">
            <text:p>6.76</text:p>
          </table:table-cell>
          <table:table-cell table:number-columns-repeated="2"/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14.59" calcext:value-type="float">
            <text:p>14.5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5" calcext:value-type="float">
            <text:p>4.15</text:p>
          </table:table-cell>
          <table:table-cell table:number-columns-repeated="2"/>
        </table:table-row>
        <table:table-row table:style-name="ro1">
          <table:table-cell office:value-type="float" office:value="57.13" calcext:value-type="float">
            <text:p>57.13</text:p>
          </table:table-cell>
          <table:table-cell office:value-type="float" office:value="20.45" calcext:value-type="float">
            <text:p>20.45</text:p>
          </table:table-cell>
          <table:table-cell table:number-columns-repeated="2"/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2.97" calcext:value-type="float">
            <text:p>2.97</text:p>
          </table:table-cell>
          <table:table-cell table:number-columns-repeated="2"/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13.46" calcext:value-type="float">
            <text:p>13.46</text:p>
          </table:table-cell>
          <table:table-cell/>
          <table:table-cell office:value-type="string" calcext:value-type="string">
            <text:p>02F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2.23" calcext:value-type="float">
            <text:p>22.23</text:p>
          </table:table-cell>
          <table:table-cell table:number-columns-repeated="2"/>
        </table:table-row>
        <table:table-row table:style-name="ro1">
          <table:table-cell office:value-type="float" office:value="48.12" calcext:value-type="float">
            <text:p>48.12</text:p>
          </table:table-cell>
          <table:table-cell office:value-type="float" office:value="10.18" calcext:value-type="float">
            <text:p>10.18</text:p>
          </table:table-cell>
          <table:table-cell table:number-columns-repeated="2"/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6.85" calcext:value-type="float">
            <text:p>6.8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86" calcext:value-type="float">
            <text:p>5.8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office:value-type="float" office:value="51.39" calcext:value-type="float">
            <text:p>51.3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3.36" calcext:value-type="float">
            <text:p>43.36</text:p>
          </table:table-cell>
          <table:table-cell office:value-type="float" office:value="6.51" calcext:value-type="float">
            <text:p>6.51</text:p>
          </table:table-cell>
          <table:table-cell table:number-columns-repeated="2"/>
        </table:table-row>
        <table:table-row table:style-name="ro1">
          <table:table-cell office:value-type="float" office:value="65.22" calcext:value-type="float">
            <text:p>65.22</text:p>
          </table:table-cell>
          <table:table-cell office:value-type="float" office:value="3.79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5" calcext:value-type="float">
            <text:p>2.9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76" calcext:value-type="float">
            <text:p>1.76</text:p>
          </table:table-cell>
          <table:table-cell table:number-columns-repeated="2"/>
        </table:table-row>
        <table:table-row table:style-name="ro1">
          <table:table-cell office:value-type="float" office:value="83.15" calcext:value-type="float">
            <text:p>83.15</text:p>
          </table:table-cell>
          <table:table-cell office:value-type="float" office:value="6.75" calcext:value-type="float">
            <text:p>6.75</text:p>
          </table:table-cell>
          <table:table-cell table:number-columns-repeated="2"/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7.46" calcext:value-type="float">
            <text:p>7.46</text:p>
          </table:table-cell>
          <table:table-cell/>
          <table:table-cell office:value-type="string" calcext:value-type="string">
            <text:p>02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  <table:table-cell table:number-columns-repeated="2"/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float" office:value="4.1" calcext:value-type="float">
            <text:p>4.1</text:p>
          </table:table-cell>
          <table:table-cell table:number-columns-repeated="2"/>
        </table:table-row>
        <table:table-row table:style-name="ro1">
          <table:table-cell office:value-type="float" office:value="71.57" calcext:value-type="float">
            <text:p>71.57</text:p>
          </table:table-cell>
          <table:table-cell office:value-type="float" office:value="5.87" calcext:value-type="float">
            <text:p>5.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79" calcext:value-type="float">
            <text:p>3.79</text:p>
          </table:table-cell>
          <table:table-cell table:number-columns-repeated="2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office:value-type="float" office:value="41.55" calcext:value-type="float">
            <text:p>41.55</text:p>
          </table:table-cell>
          <table:table-cell office:value-type="float" office:value="15.7" calcext:value-type="float">
            <text:p>15.7</text:p>
          </table:table-cell>
          <table:table-cell/>
          <table:table-cell office:value-type="string" calcext:value-type="string">
            <text:p>02H</text:p>
          </table:table-cell>
        </table:table-row>
        <table:table-row table:style-name="ro1">
          <table:table-cell office:value-type="float" office:value="5.39" calcext:value-type="float">
            <text:p>5.39</text:p>
          </table:table-cell>
          <table:table-cell office:value-type="float" office:value="14.09" calcext:value-type="float">
            <text:p>14.09</text:p>
          </table:table-cell>
          <table:table-cell table:number-columns-repeated="2"/>
        </table:table-row>
        <table:table-row table:style-name="ro1">
          <table:table-cell office:value-type="float" office:value="49.51" calcext:value-type="float">
            <text:p>49.51</text:p>
          </table:table-cell>
          <table:table-cell office:value-type="float" office:value="14.32" calcext:value-type="float">
            <text:p>14.3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41.11" calcext:value-type="float">
            <text:p>41.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32.21" calcext:value-type="float">
            <text:p>32.2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52" calcext:value-type="float">
            <text:p>9.5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98" calcext:value-type="float">
            <text:p>5.98</text:p>
          </table:table-cell>
          <table:table-cell table:number-columns-repeated="2"/>
        </table:table-row>
        <table:table-row table:style-name="ro1">
          <table:table-cell office:value-type="float" office:value="55.01" calcext:value-type="float">
            <text:p>55.01</text:p>
          </table:table-cell>
          <table:table-cell office:value-type="float" office:value="3.16" calcext:value-type="float">
            <text:p>3.16</text:p>
          </table:table-cell>
          <table:table-cell table:number-columns-repeated="2"/>
        </table:table-row>
        <table:table-row table:style-name="ro1">
          <table:table-cell office:value-type="float" office:value="47.12" calcext:value-type="float">
            <text:p>47.12</text:p>
          </table:table-cell>
          <table:table-cell office:value-type="float" office:value="5.05" calcext:value-type="float">
            <text:p>5.05</text:p>
          </table:table-cell>
          <table:table-cell table:number-columns-repeated="2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8.04" calcext:value-type="float">
            <text:p>8.04</text:p>
          </table:table-cell>
          <table:table-cell table:number-columns-repeated="2"/>
        </table:table-row>
        <table:table-row table:style-name="ro1">
          <table:table-cell office:value-type="float" office:value="37.57" calcext:value-type="float">
            <text:p>37.57</text:p>
          </table:table-cell>
          <table:table-cell office:value-type="float" office:value="4.24" calcext:value-type="float">
            <text:p>4.24</text:p>
          </table:table-cell>
          <table:table-cell/>
          <table:table-cell office:value-type="string" calcext:value-type="string">
            <text:p>02I</text:p>
          </table:table-cell>
        </table:table-row>
        <table:table-row table:style-name="ro1">
          <table:table-cell office:value-type="float" office:value="38.88" calcext:value-type="float">
            <text:p>38.88</text:p>
          </table:table-cell>
          <table:table-cell office:value-type="float" office:value="10.54" calcext:value-type="float">
            <text:p>10.54</text:p>
          </table:table-cell>
          <table:table-cell table:number-columns-repeated="2"/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2.36" calcext:value-type="float">
            <text:p>2.36</text:p>
          </table:table-cell>
          <table:table-cell table:number-columns-repeated="2"/>
        </table:table-row>
        <table:table-row table:style-name="ro1">
          <table:table-cell office:value-type="float" office:value="51.71" calcext:value-type="float">
            <text:p>51.71</text:p>
          </table:table-cell>
          <table:table-cell office:value-type="float" office:value="6.49" calcext:value-type="float">
            <text:p>6.49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7.96" calcext:value-type="float">
            <text:p>7.96</text:p>
          </table:table-cell>
          <table:table-cell table:number-columns-repeated="2"/>
        </table:table-row>
        <table:table-row table:style-name="ro1">
          <table:table-cell office:value-type="float" office:value="40.03" calcext:value-type="float">
            <text:p>40.03</text:p>
          </table:table-cell>
          <table:table-cell office:value-type="float" office:value="8.44" calcext:value-type="float">
            <text:p>8.44</text:p>
          </table:table-cell>
          <table:table-cell table:number-columns-repeated="2"/>
        </table:table-row>
        <table:table-row table:style-name="ro1">
          <table:table-cell office:value-type="float" office:value="55.31" calcext:value-type="float">
            <text:p>55.31</text:p>
          </table:table-cell>
          <table:table-cell office:value-type="float" office:value="4.21" calcext:value-type="float">
            <text:p>4.21</text:p>
          </table:table-cell>
          <table:table-cell table:number-columns-repeated="2"/>
        </table:table-row>
        <table:table-row table:style-name="ro1">
          <table:table-cell office:value-type="float" office:value="79.11" calcext:value-type="float">
            <text:p>79.11</text:p>
          </table:table-cell>
          <table:table-cell office:value-type="float" office:value="7.17" calcext:value-type="float">
            <text:p>7.17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3.23" calcext:value-type="float">
            <text:p>3.2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37.37" calcext:value-type="float">
            <text:p>37.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9.44" calcext:value-type="float">
            <text:p>69.44</text:p>
          </table:table-cell>
          <table:table-cell office:value-type="float" office:value="13.52" calcext:value-type="float">
            <text:p>13.52</text:p>
          </table:table-cell>
          <table:table-cell table:number-columns-repeated="2"/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office:value-type="float" office:value="36.49" calcext:value-type="float">
            <text:p>36.49</text:p>
          </table:table-cell>
          <table:table-cell office:value-type="float" office:value="24.02" calcext:value-type="float">
            <text:p>24.02</text:p>
          </table:table-cell>
          <table:table-cell/>
          <table:table-cell office:value-type="string" calcext:value-type="string">
            <text:p>02J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10.95" calcext:value-type="float">
            <text:p>10.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21.62" calcext:value-type="float">
            <text:p>21.6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4.1" calcext:value-type="float">
            <text:p>14.1</text:p>
          </table:table-cell>
          <table:table-cell table:number-columns-repeated="2"/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5.21" calcext:value-type="float">
            <text:p>5.21</text:p>
          </table:table-cell>
          <table:table-cell table:number-columns-repeated="2"/>
        </table:table-row>
        <table:table-row table:style-name="ro1">
          <table:table-cell office:value-type="float" office:value="22.73" calcext:value-type="float">
            <text:p>22.73</text:p>
          </table:table-cell>
          <table:table-cell office:value-type="float" office:value="21.24" calcext:value-type="float">
            <text:p>21.24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4.36" calcext:value-type="float">
            <text:p>14.36</text:p>
          </table:table-cell>
          <table:table-cell/>
          <table:table-cell office:value-type="string" calcext:value-type="string">
            <text:p>02K</text:p>
          </table:table-cell>
        </table:table-row>
        <table:table-row table:style-name="ro1">
          <table:table-cell office:value-type="float" office:value="63.93" calcext:value-type="float">
            <text:p>63.93</text:p>
          </table:table-cell>
          <table:table-cell office:value-type="float" office:value="14.08" calcext:value-type="float">
            <text:p>14.0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4.16" calcext:value-type="float">
            <text:p>34.16</text:p>
          </table:table-cell>
          <table:table-cell office:value-type="float" office:value="8.99" calcext:value-type="float">
            <text:p>8.9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4.12" calcext:value-type="float">
            <text:p>44.12</text:p>
          </table:table-cell>
          <table:table-cell office:value-type="float" office:value="12.17" calcext:value-type="float">
            <text:p>12.17</text:p>
          </table:table-cell>
          <table:table-cell table:number-columns-repeated="2"/>
        </table:table-row>
        <table:table-row table:style-name="ro1">
          <table:table-cell office:value-type="float" office:value="78.69" calcext:value-type="float">
            <text:p>78.69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string" calcext:value-type="string">
            <text:p>02L</text:p>
          </table:table-cell>
        </table:table-row>
        <table:table-row table:style-name="ro1">
          <table:table-cell office:value-type="float" office:value="39.13" calcext:value-type="float">
            <text:p>39.13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</table:table-row>
        <table:table-row table:style-name="ro1">
          <table:table-cell office:value-type="float" office:value="37.31" calcext:value-type="float">
            <text:p>37.31</text:p>
          </table:table-cell>
          <table:table-cell office:value-type="float" office:value="6.83" calcext:value-type="float">
            <text:p>6.8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5.93" calcext:value-type="float">
            <text:p>15.9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4.92" calcext:value-type="float">
            <text:p>84.92</text:p>
          </table:table-cell>
          <table:table-cell office:value-type="float" office:value="11.95" calcext:value-type="float">
            <text:p>11.95</text:p>
          </table:table-cell>
          <table:table-cell table:number-columns-repeated="2"/>
        </table:table-row>
        <table:table-row table:style-name="ro1">
          <table:table-cell office:value-type="float" office:value="38.29" calcext:value-type="float">
            <text:p>38.29</text:p>
          </table:table-cell>
          <table:table-cell office:value-type="float" office:value="6.36" calcext:value-type="float">
            <text:p>6.36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2.24" calcext:value-type="float">
            <text:p>12.24</text:p>
          </table:table-cell>
          <table:table-cell table:number-columns-repeated="2"/>
        </table:table-row>
        <table:table-row table:style-name="ro1">
          <table:table-cell office:value-type="float" office:value="74.36" calcext:value-type="float">
            <text:p>74.36</text:p>
          </table:table-cell>
          <table:table-cell office:value-type="float" office:value="13.63" calcext:value-type="float">
            <text:p>13.63</text:p>
          </table:table-cell>
          <table:table-cell/>
          <table:table-cell office:value-type="string" calcext:value-type="string">
            <text:p>02N</text:p>
          </table:table-cell>
        </table:table-row>
        <table:table-row table:style-name="ro1">
          <table:table-cell office:value-type="float" office:value="64.13" calcext:value-type="float">
            <text:p>64.13</text:p>
          </table:table-cell>
          <table:table-cell office:value-type="float" office:value="9.79" calcext:value-type="float">
            <text:p>9.79</text:p>
          </table:table-cell>
          <table:table-cell table:number-columns-repeated="2"/>
        </table:table-row>
        <table:table-row table:style-name="ro1">
          <table:table-cell office:value-type="float" office:value="30.07" calcext:value-type="float">
            <text:p>30.07</text:p>
          </table:table-cell>
          <table:table-cell office:value-type="float" office:value="6.07" calcext:value-type="float">
            <text:p>6.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8.92" calcext:value-type="float">
            <text:p>48.92</text:p>
          </table:table-cell>
          <table:table-cell office:value-type="float" office:value="13.74" calcext:value-type="float">
            <text:p>13.7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5.81" calcext:value-type="float">
            <text:p>45.81</text:p>
          </table:table-cell>
          <table:table-cell office:value-type="float" office:value="13.22" calcext:value-type="float">
            <text:p>13.22</text:p>
          </table:table-cell>
          <table:table-cell table:number-columns-repeated="2"/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3.45" calcext:value-type="float">
            <text:p>13.45</text:p>
          </table:table-cell>
          <table:table-cell table:number-columns-repeated="2"/>
        </table:table-row>
        <table:table-row table:style-name="ro1">
          <table:table-cell office:value-type="float" office:value="75.62" calcext:value-type="float">
            <text:p>75.62</text:p>
          </table:table-cell>
          <table:table-cell office:value-type="float" office:value="10.48" calcext:value-type="float">
            <text:p>10.48</text:p>
          </table:table-cell>
          <table:table-cell/>
          <table:table-cell office:value-type="string" calcext:value-type="string">
            <text:p>02M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5.48" calcext:value-type="float">
            <text:p>5.48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7.31" calcext:value-type="float">
            <text:p>7.31</text:p>
          </table:table-cell>
          <table:table-cell table:number-columns-repeated="2"/>
        </table:table-row>
        <table:table-row table:style-name="ro1">
          <table:table-cell office:value-type="float" office:value="87.46" calcext:value-type="float">
            <text:p>87.46</text:p>
          </table:table-cell>
          <table:table-cell office:value-type="float" office:value="11.84" calcext:value-type="float">
            <text:p>11.8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23.55" calcext:value-type="float">
            <text:p>23.5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5.01" calcext:value-type="float">
            <text:p>55.01</text:p>
          </table:table-cell>
          <table:table-cell office:value-type="float" office:value="3.38" calcext:value-type="float">
            <text:p>3.38</text:p>
          </table:table-cell>
          <table:table-cell table:number-columns-repeated="2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5.25" calcext:value-type="float">
            <text:p>5.2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1" calcext:value-type="float">
            <text:p>4.41</text:p>
          </table:table-cell>
          <table:table-cell/>
          <table:table-cell office:value-type="string" calcext:value-type="string">
            <text:p>02O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5.93" calcext:value-type="float">
            <text:p>5.93</text:p>
          </table:table-cell>
          <table:table-cell table:number-columns-repeated="2"/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3.83" calcext:value-type="float">
            <text:p>3.8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7.17" calcext:value-type="float">
            <text:p>57.17</text:p>
          </table:table-cell>
          <table:table-cell office:value-type="float" office:value="19.42" calcext:value-type="float">
            <text:p>19.4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0.54" calcext:value-type="float">
            <text:p>20.54</text:p>
          </table:table-cell>
          <table:table-cell table:number-columns-repeated="2"/>
        </table:table-row>
        <table:table-row table:style-name="ro1">
          <table:table-cell office:value-type="float" office:value="66.14" calcext:value-type="float">
            <text:p>66.14</text:p>
          </table:table-cell>
          <table:table-cell office:value-type="float" office:value="15.08" calcext:value-type="float">
            <text:p>15.08</text:p>
          </table:table-cell>
          <table:table-cell/>
          <table:table-cell office:value-type="string" calcext:value-type="string">
            <text:p>02P</text:p>
          </table:table-cell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6.24" calcext:value-type="float">
            <text:p>6.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13.67" calcext:value-type="float">
            <text:p>13.6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64.65" calcext:value-type="float">
            <text:p>64.65</text:p>
          </table:table-cell>
          <table:table-cell office:value-type="float" office:value="5.51" calcext:value-type="float">
            <text:p>5.51</text:p>
          </table:table-cell>
          <table:table-cell table:number-columns-repeated="2"/>
        </table:table-row>
        <table:table-row table:style-name="ro1">
          <table:table-cell office:value-type="float" office:value="87.27" calcext:value-type="float">
            <text:p>87.27</text:p>
          </table:table-cell>
          <table:table-cell office:value-type="float" office:value="5.43" calcext:value-type="float">
            <text:p>5.43</text:p>
          </table:table-cell>
          <table:table-cell table:number-columns-repeated="2"/>
        </table:table-row>
        <table:table-row table:style-name="ro1">
          <table:table-cell office:value-type="float" office:value="83.66" calcext:value-type="float">
            <text:p>83.66</text:p>
          </table:table-cell>
          <table:table-cell office:value-type="float" office:value="4.79" calcext:value-type="float">
            <text:p>4.79</text:p>
          </table:table-cell>
          <table:table-cell table:number-columns-repeated="2"/>
        </table:table-row>
        <table:table-row table:style-name="ro1">
          <table:table-cell office:value-type="float" office:value="25.99" calcext:value-type="float">
            <text:p>25.99</text:p>
          </table:table-cell>
          <table:table-cell office:value-type="float" office:value="23.51" calcext:value-type="float">
            <text:p>23.51</text:p>
          </table:table-cell>
          <table:table-cell/>
          <table:table-cell office:value-type="string" calcext:value-type="string">
            <text:p>02R</text:p>
          </table:table-cell>
        </table:table-row>
        <table:table-row table:style-name="ro1">
          <table:table-cell office:value-type="float" office:value="64.18" calcext:value-type="float">
            <text:p>64.18</text:p>
          </table:table-cell>
          <table:table-cell office:value-type="float" office:value="9.15" calcext:value-type="float">
            <text:p>9.15</text:p>
          </table:table-cell>
          <table:table-cell table:number-columns-repeated="2"/>
        </table:table-row>
        <table:table-row table:style-name="ro1">
          <table:table-cell office:value-type="float" office:value="79.08" calcext:value-type="float">
            <text:p>79.08</text:p>
          </table:table-cell>
          <table:table-cell office:value-type="float" office:value="15.18" calcext:value-type="float">
            <text:p>15.18</text:p>
          </table:table-cell>
          <table:table-cell table:number-columns-repeated="2"/>
        </table:table-row>
        <table:table-row table:style-name="ro1">
          <table:table-cell office:value-type="float" office:value="48.01" calcext:value-type="float">
            <text:p>48.01</text:p>
          </table:table-cell>
          <table:table-cell office:value-type="float" office:value="7.12" calcext:value-type="float">
            <text:p>7.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6.04" calcext:value-type="float">
            <text:p>66.04</text:p>
          </table:table-cell>
          <table:table-cell office:value-type="float" office:value="7.7" calcext:value-type="float">
            <text:p>7.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5.26" calcext:value-type="float">
            <text:p>5.2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7" calcext:value-type="float">
            <text:p>7.47</text:p>
          </table:table-cell>
          <table:table-cell table:number-columns-repeated="2"/>
        </table:table-row>
        <table:table-row table:style-name="ro1">
          <table:table-cell office:value-type="float" office:value="32.01" calcext:value-type="float">
            <text:p>32.01</text:p>
          </table:table-cell>
          <table:table-cell office:value-type="float" office:value="9.94" calcext:value-type="float">
            <text:p>9.94</text:p>
          </table:table-cell>
          <table:table-cell/>
          <table:table-cell office:value-type="string" calcext:value-type="string">
            <text:p>02S</text:p>
          </table:table-cell>
        </table:table-row>
        <table:table-row table:style-name="ro1">
          <table:table-cell office:value-type="float" office:value="53.34" calcext:value-type="float">
            <text:p>53.34</text:p>
          </table:table-cell>
          <table:table-cell office:value-type="float" office:value="14.29" calcext:value-type="float">
            <text:p>14.29</text:p>
          </table:table-cell>
          <table:table-cell table:number-columns-repeated="2"/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18.42" calcext:value-type="float">
            <text:p>18.42</text:p>
          </table:table-cell>
          <table:table-cell table:number-columns-repeated="2"/>
        </table:table-row>
        <table:table-row table:style-name="ro1">
          <table:table-cell office:value-type="float" office:value="53.37" calcext:value-type="float">
            <text:p>53.37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6.74" calcext:value-type="float">
            <text:p>46.74</text:p>
          </table:table-cell>
          <table:table-cell office:value-type="float" office:value="5.99" calcext:value-type="float">
            <text:p>5.9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0.71" calcext:value-type="float">
            <text:p>70.71</text:p>
          </table:table-cell>
          <table:table-cell office:value-type="float" office:value="5.58" calcext:value-type="float">
            <text:p>5.58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21" calcext:value-type="float">
            <text:p>22.21</text:p>
          </table:table-cell>
          <table:table-cell table:number-columns-repeated="2"/>
        </table:table-row>
        <table:table-row table:style-name="ro1">
          <table:table-cell office:value-type="float" office:value="86.93" calcext:value-type="float">
            <text:p>86.93</text:p>
          </table:table-cell>
          <table:table-cell office:value-type="float" office:value="14.93" calcext:value-type="float">
            <text:p>14.93</text:p>
          </table:table-cell>
          <table:table-cell table:number-columns-repeated="2"/>
        </table:table-row>
        <table:table-row table:style-name="ro1">
          <table:table-cell office:value-type="float" office:value="56.89" calcext:value-type="float">
            <text:p>56.89</text:p>
          </table:table-cell>
          <table:table-cell office:value-type="float" office:value="7.26" calcext:value-type="float">
            <text:p>7.26</text:p>
          </table:table-cell>
          <table:table-cell/>
          <table:table-cell office:value-type="string" calcext:value-type="string">
            <text:p>02Q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8.81" calcext:value-type="float">
            <text:p>8.81</text:p>
          </table:table-cell>
          <table:table-cell table:number-columns-repeated="2"/>
        </table:table-row>
        <table:table-row table:style-name="ro1">
          <table:table-cell office:value-type="float" office:value="81.72" calcext:value-type="float">
            <text:p>81.72</text:p>
          </table:table-cell>
          <table:table-cell office:value-type="float" office:value="14.85" calcext:value-type="float">
            <text:p>14.85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12.95" calcext:value-type="float">
            <text:p>12.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10.41" calcext:value-type="float">
            <text:p>10.4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6.96" calcext:value-type="float">
            <text:p>6.96</text:p>
          </table:table-cell>
          <table:table-cell table:number-columns-repeated="2"/>
        </table:table-row>
        <table:table-row table:style-name="ro1">
          <table:table-cell office:value-type="float" office:value="51.84" calcext:value-type="float">
            <text:p>51.84</text:p>
          </table:table-cell>
          <table:table-cell office:value-type="float" office:value="4.67" calcext:value-type="float">
            <text:p>4.67</text:p>
          </table:table-cell>
          <table:table-cell table:number-columns-repeated="2"/>
        </table:table-row>
        <table:table-row table:style-name="ro1">
          <table:table-cell office:value-type="float" office:value="49.09" calcext:value-type="float">
            <text:p>49.09</text:p>
          </table:table-cell>
          <table:table-cell office:value-type="float" office:value="5.12" calcext:value-type="float">
            <text:p>5.12</text:p>
          </table:table-cell>
          <table:table-cell table:number-columns-repeated="2"/>
        </table:table-row>
        <table:table-row table:style-name="ro1">
          <table:table-cell office:value-type="float" office:value="85.79" calcext:value-type="float">
            <text:p>85.79</text:p>
          </table:table-cell>
          <table:table-cell office:value-type="float" office:value="17.92" calcext:value-type="float">
            <text:p>17.92</text:p>
          </table:table-cell>
          <table:table-cell/>
          <table:table-cell office:value-type="string" calcext:value-type="string">
            <text:p>02T</text:p>
          </table:table-cell>
        </table:table-row>
        <table:table-row table:style-name="ro1">
          <table:table-cell office:value-type="float" office:value="7.59" calcext:value-type="float">
            <text:p>7.59</text:p>
          </table:table-cell>
          <table:table-cell office:value-type="float" office:value="11.82" calcext:value-type="float">
            <text:p>11.82</text:p>
          </table:table-cell>
          <table:table-cell table:number-columns-repeated="2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3.94" calcext:value-type="float">
            <text:p>3.94</text:p>
          </table:table-cell>
          <table:table-cell table:number-columns-repeated="2"/>
        </table:table-row>
        <table:table-row table:style-name="ro1">
          <table:table-cell office:value-type="float" office:value="52.95" calcext:value-type="float">
            <text:p>52.95</text:p>
          </table:table-cell>
          <table:table-cell office:value-type="float" office:value="17.71" calcext:value-type="float">
            <text:p>17.7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20.2" calcext:value-type="float">
            <text:p>20.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8.81" calcext:value-type="float">
            <text:p>48.81</text:p>
          </table:table-cell>
          <table:table-cell office:value-type="float" office:value="22.38" calcext:value-type="float">
            <text:p>22.38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2.11" calcext:value-type="float">
            <text:p>12.11</text:p>
          </table:table-cell>
          <table:table-cell table:number-columns-repeated="2"/>
        </table:table-row>
        <table:table-row table:style-name="ro1">
          <table:table-cell office:value-type="float" office:value="56.56" calcext:value-type="float">
            <text:p>56.56</text:p>
          </table:table-cell>
          <table:table-cell office:value-type="float" office:value="16.81" calcext:value-type="float">
            <text:p>16.81</text:p>
          </table:table-cell>
          <table:table-cell/>
          <table:table-cell office:value-type="string" calcext:value-type="string">
            <text:p>02U</text:p>
          </table:table-cell>
        </table:table-row>
        <table:table-row table:style-name="ro1">
          <table:table-cell office:value-type="float" office:value="41.19" calcext:value-type="float">
            <text:p>41.19</text:p>
          </table:table-cell>
          <table:table-cell office:value-type="float" office:value="11.01" calcext:value-type="float">
            <text:p>11.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22.64" calcext:value-type="float">
            <text:p>22.6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2.05" calcext:value-type="float">
            <text:p>22.05</text:p>
          </table:table-cell>
          <table:table-cell office:value-type="float" office:value="22.35" calcext:value-type="float">
            <text:p>22.35</text:p>
          </table:table-cell>
          <table:table-cell table:number-columns-repeated="2"/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5.73" calcext:value-type="float">
            <text:p>5.7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77" calcext:value-type="float">
            <text:p>3.77</text:p>
          </table:table-cell>
          <table:table-cell table:number-columns-repeated="2"/>
        </table:table-row>
        <table:table-row table:style-name="ro1">
          <table:table-cell office:value-type="float" office:value="36.87" calcext:value-type="float">
            <text:p>36.87</text:p>
          </table:table-cell>
          <table:table-cell office:value-type="float" office:value="2.46" calcext:value-type="float">
            <text:p>2.46</text:p>
          </table:table-cell>
          <table:table-cell/>
          <table:table-cell office:value-type="string" calcext:value-type="string">
            <text:p>02V</text:p>
          </table:table-cell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3.88" calcext:value-type="float">
            <text:p>3.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21.59" calcext:value-type="float">
            <text:p>21.5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6.85" calcext:value-type="float">
            <text:p>46.85</text:p>
          </table:table-cell>
          <table:table-cell office:value-type="float" office:value="5.83" calcext:value-type="float">
            <text:p>5.83</text:p>
          </table:table-cell>
          <table:table-cell table:number-columns-repeated="2"/>
        </table:table-row>
        <table:table-row table:style-name="ro1">
          <table:table-cell office:value-type="float" office:value="44.49" calcext:value-type="float">
            <text:p>44.49</text:p>
          </table:table-cell>
          <table:table-cell office:value-type="float" office:value="21.03" calcext:value-type="float">
            <text:p>21.03</text:p>
          </table:table-cell>
          <table:table-cell table:number-columns-repeated="2"/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14.19" calcext:value-type="float">
            <text:p>14.19</text:p>
          </table:table-cell>
          <table:table-cell/>
          <table:table-cell office:value-type="string" calcext:value-type="string">
            <text:p>02W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.44" calcext:value-type="float">
            <text:p>28.44</text:p>
          </table:table-cell>
          <table:table-cell office:value-type="float" office:value="14.19" calcext:value-type="float">
            <text:p>14.1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61" calcext:value-type="float">
            <text:p>9.61</text:p>
          </table:table-cell>
          <table:table-cell table:number-columns-repeated="2"/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40.24" calcext:value-type="float">
            <text:p>40.24</text:p>
          </table:table-cell>
          <table:table-cell table:number-columns-repeated="2"/>
        </table:table-row>
        <table:table-row table:style-name="ro1">
          <table:table-cell office:value-type="float" office:value="14.45" calcext:value-type="float">
            <text:p>14.45</text:p>
          </table:table-cell>
          <table:table-cell office:value-type="float" office:value="12.58" calcext:value-type="float">
            <text:p>12.58</text:p>
          </table:table-cell>
          <table:table-cell/>
          <table:table-cell office:value-type="string" calcext:value-type="string">
            <text:p>02X</text:p>
          </table:table-cell>
        </table:table-row>
        <table:table-row table:style-name="ro1">
          <table:table-cell office:value-type="float" office:value="59.54" calcext:value-type="float">
            <text:p>59.54</text:p>
          </table:table-cell>
          <table:table-cell office:value-type="float" office:value="5.19" calcext:value-type="float">
            <text:p>5.1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.21" calcext:value-type="float">
            <text:p>52.21</text:p>
          </table:table-cell>
          <table:table-cell office:value-type="float" office:value="16.24" calcext:value-type="float">
            <text:p>16.2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office:value-type="float" office:value="64.54" calcext:value-type="float">
            <text:p>64.54</text:p>
          </table:table-cell>
          <table:table-cell office:value-type="float" office:value="6.12" calcext:value-type="float">
            <text:p>6.12</text:p>
          </table:table-cell>
          <table:table-cell/>
          <table:table-cell office:value-type="string" calcext:value-type="string">
            <text:p>02Y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22.76" calcext:value-type="float">
            <text:p>22.7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5.43" calcext:value-type="float">
            <text:p>85.43</text:p>
          </table:table-cell>
          <table:table-cell office:value-type="float" office:value="13.03" calcext:value-type="float">
            <text:p>13.0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4.97" calcext:value-type="float">
            <text:p>24.97</text:p>
          </table:table-cell>
          <table:table-cell office:value-type="float" office:value="21.11" calcext:value-type="float">
            <text:p>21.11</text:p>
          </table:table-cell>
          <table:table-cell table:number-columns-repeated="2"/>
        </table:table-row>
        <table:table-row table:style-name="ro1">
          <table:table-cell office:value-type="float" office:value="73.86" calcext:value-type="float">
            <text:p>73.86</text:p>
          </table:table-cell>
          <table:table-cell office:value-type="float" office:value="10.39" calcext:value-type="float">
            <text:p>10.39</text:p>
          </table:table-cell>
          <table:table-cell table:number-columns-repeated="2"/>
        </table:table-row>
        <table:table-row table:style-name="ro1">
          <table:table-cell office:value-type="float" office:value="58.24" calcext:value-type="float">
            <text:p>58.24</text:p>
          </table:table-cell>
          <table:table-cell office:value-type="float" office:value="6.62" calcext:value-type="float">
            <text:p>6.62</text:p>
          </table:table-cell>
          <table:table-cell/>
          <table:table-cell office:value-type="string" calcext:value-type="string">
            <text:p>02Z</text:p>
          </table:table-cell>
        </table:table-row>
        <table:table-row table:style-name="ro1">
          <table:table-cell office:value-type="float" office:value="54.69" calcext:value-type="float">
            <text:p>54.69</text:p>
          </table:table-cell>
          <table:table-cell office:value-type="float" office:value="7.67" calcext:value-type="float">
            <text:p>7.67</text:p>
          </table:table-cell>
          <table:table-cell table:number-columns-repeated="2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1.63" calcext:value-type="float">
            <text:p>11.63</text:p>
          </table:table-cell>
          <table:table-cell table:number-columns-repeated="2"/>
        </table:table-row>
        <table:table-row table:style-name="ro1">
          <table:table-cell office:value-type="float" office:value="46.17" calcext:value-type="float">
            <text:p>46.17</text:p>
          </table:table-cell>
          <table:table-cell office:value-type="float" office:value="8.93" calcext:value-type="float">
            <text:p>8.93</text:p>
          </table:table-cell>
          <table:table-cell table:number-columns-repeated="2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5.58" calcext:value-type="float">
            <text:p>5.58</text:p>
          </table:table-cell>
          <table:table-cell table:number-columns-repeated="2"/>
        </table:table-row>
        <table:table-row table:style-name="ro1">
          <table:table-cell office:value-type="float" office:value="61.69" calcext:value-type="float">
            <text:p>61.69</text:p>
          </table:table-cell>
          <table:table-cell office:value-type="float" office:value="11.66" calcext:value-type="float">
            <text:p>11.66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7" calcext:value-type="float">
            <text:p>2.7</text:p>
          </table:table-cell>
          <table:table-cell table:number-columns-repeated="2"/>
        </table:table-row>
        <table:table-row table:style-name="ro1">
          <table:table-cell office:value-type="float" office:value="38.69" calcext:value-type="float">
            <text:p>38.69</text:p>
          </table:table-cell>
          <table:table-cell office:value-type="float" office:value="6.74" calcext:value-type="float">
            <text:p>6.74</text:p>
          </table:table-cell>
          <table:table-cell table:number-columns-repeated="2"/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12.27" calcext:value-type="float">
            <text:p>12.27</text:p>
          </table:table-cell>
          <table:table-cell table:number-columns-repeated="2"/>
        </table:table-row>
        <table:table-row table:style-name="ro1">
          <table:table-cell office:value-type="float" office:value="61.19" calcext:value-type="float">
            <text:p>61.19</text:p>
          </table:table-cell>
          <table:table-cell table:number-columns-repeated="3"/>
        </table:table-row>
      </table:table>
      <table:table table:name="#17" table:style-name="ta1">
        <table:table-column table:style-name="co4" table:number-columns-repeated="16" table:default-cell-style-name="Default"/>
        <table:table-row table:style-name="ro1">
          <table:table-cell/>
          <table:table-cell office:value-type="string" calcext:value-type="string">
            <text:p>#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XT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XL/XT</text:p>
          </table:table-cell>
          <table:table-cell office:value-type="string" calcext:value-type="string">
            <text:p>XT RATIO</text:p>
          </table:table-cell>
          <table:table-cell office:value-type="string" calcext:value-type="string">
            <text:p>XL RATIO</text:p>
          </table:table-cell>
          <table:table-cell office:value-type="string" calcext:value-type="string">
            <text:p>CN</text:p>
          </table:table-cell>
          <table:table-cell table:number-columns-repeated="7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35.22" calcext:value-type="float">
            <text:p>35.22</text:p>
          </table:table-cell>
          <table:table-cell table:formula="of:=RADIANS([.B3])" office:value-type="float" office:value="0.614704962552403" calcext:value-type="float">
            <text:p>0.6147049626</text:p>
          </table:table-cell>
          <table:table-cell table:formula="of:=[.A3]*SIN([.C3])" office:value-type="float" office:value="6.36696140340728" calcext:value-type="float">
            <text:p>6.3669614034</text:p>
          </table:table-cell>
          <table:table-cell table:formula="of:=[.A3]*COS([.C3])" office:value-type="float" office:value="9.01905773834063" calcext:value-type="float">
            <text:p>9.0190577383</text:p>
          </table:table-cell>
          <table:table-cell/>
          <table:table-cell table:formula="of:=SIN([.C3])/(SIN([.C3])+COS([.C3]))" office:value-type="float" office:value="0.413814733021577" calcext:value-type="float">
            <text:p>0.41381473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6.93" calcext:value-type="float">
            <text:p>6.93</text:p>
          </table:table-cell>
          <table:table-cell table:formula="of:=RADIANS([.B4])" office:value-type="float" office:value="0.120951317163207" calcext:value-type="float">
            <text:p>0.1209513172</text:p>
          </table:table-cell>
          <table:table-cell table:formula="of:=[.A4]*SIN([.C4])" office:value-type="float" office:value="3.43268109139413" calcext:value-type="float">
            <text:p>3.4326810914</text:p>
          </table:table-cell>
          <table:table-cell table:formula="of:=[.A4]*COS([.C4])" office:value-type="float" office:value="28.2421529017316" calcext:value-type="float">
            <text:p>28.2421529017</text:p>
          </table:table-cell>
          <table:table-cell/>
          <table:table-cell table:formula="of:=SIN([.C4])/(SIN([.C4])+COS([.C4]))" office:value-type="float" office:value="0.108372504561164" calcext:value-type="float">
            <text:p>0.1083725046</text:p>
          </table:table-cell>
          <table:table-cell table:number-columns-repeated="9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37.02" calcext:value-type="float">
            <text:p>37.02</text:p>
          </table:table-cell>
          <table:table-cell table:formula="of:=RADIANS([.B5])" office:value-type="float" office:value="0.646120889088301" calcext:value-type="float">
            <text:p>0.6461208891</text:p>
          </table:table-cell>
          <table:table-cell table:formula="of:=[.A5]*SIN([.C5])" office:value-type="float" office:value="12.1020846335904" calcext:value-type="float">
            <text:p>12.1020846336</text:p>
          </table:table-cell>
          <table:table-cell table:formula="of:=[.A5]*COS([.C5])" office:value-type="float" office:value="16.0483503052936" calcext:value-type="float">
            <text:p>16.0483503053</text:p>
          </table:table-cell>
          <table:table-cell/>
          <table:table-cell table:formula="of:=SIN([.C5])/(SIN([.C5])+COS([.C5]))" office:value-type="float" office:value="0.429907554176859" calcext:value-type="float">
            <text:p>0.4299075542</text:p>
          </table:table-cell>
          <table:table-cell table:number-columns-repeated="2"/>
          <table:table-cell office:value-type="string" calcext:value-type="string">
            <text:p>17A</text:p>
          </table:table-cell>
          <table:table-cell table:number-columns-repeated="6"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22.07" calcext:value-type="float">
            <text:p>22.07</text:p>
          </table:table-cell>
          <table:table-cell table:formula="of:=RADIANS([.B6])" office:value-type="float" office:value="0.385194165915149" calcext:value-type="float">
            <text:p>0.3851941659</text:p>
          </table:table-cell>
          <table:table-cell table:formula="of:=[.A6]*SIN([.C6])" office:value-type="float" office:value="7.928094637223" calcext:value-type="float">
            <text:p>7.9280946372</text:p>
          </table:table-cell>
          <table:table-cell table:formula="of:=[.A6]*COS([.C6])" office:value-type="float" office:value="19.5539079322584" calcext:value-type="float">
            <text:p>19.5539079323</text:p>
          </table:table-cell>
          <table:table-cell/>
          <table:table-cell table:formula="of:=SIN([.C6])/(SIN([.C6])+COS([.C6]))" office:value-type="float" office:value="0.288483148823627" calcext:value-type="float">
            <text:p>0.2884831488</text:p>
          </table:table-cell>
          <table:table-cell table:number-columns-repeated="9"/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10.05" calcext:value-type="float">
            <text:p>10.05</text:p>
          </table:table-cell>
          <table:table-cell table:formula="of:=RADIANS([.B7])" office:value-type="float" office:value="0.17540558982543" calcext:value-type="float">
            <text:p>0.1754055898</text:p>
          </table:table-cell>
          <table:table-cell table:formula="of:=[.A7]*SIN([.C7])" office:value-type="float" office:value="3.7013044637155" calcext:value-type="float">
            <text:p>3.7013044637</text:p>
          </table:table-cell>
          <table:table-cell table:formula="of:=[.A7]*COS([.C7])" office:value-type="float" office:value="20.8845503965702" calcext:value-type="float">
            <text:p>20.8845503966</text:p>
          </table:table-cell>
          <table:table-cell/>
          <table:table-cell table:formula="of:=SIN([.C7])/(SIN([.C7])+COS([.C7]))" office:value-type="float" office:value="0.150546095905509" calcext:value-type="float">
            <text:p>0.150546095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3:.D7])" office:value-type="float" office:value="33.5311262293303" calcext:value-type="float">
            <text:p>33.5311262293</text:p>
          </table:table-cell>
          <table:table-cell table:style-name="ce1" table:formula="of:=SUM([.E3:.E7])" office:value-type="float" office:value="93.7480192741943" calcext:value-type="float">
            <text:p>93.7480192742</text:p>
          </table:table-cell>
          <table:table-cell table:formula="of:=[.E8]/[.D8]" office:value-type="float" office:value="2.79585059663732" calcext:value-type="float">
            <text:p>2.7958505966</text:p>
          </table:table-cell>
          <table:table-cell table:style-name="ce2" table:formula="of:=SUM([.G3:.G7])" office:value-type="float" office:value="1.39112403648874" calcext:value-type="float">
            <text:p>1.3911240365</text:p>
          </table:table-cell>
          <table:table-cell table:number-columns-repeated="9"/>
        </table:table-row>
        <table:table-row table:style-name="ro1">
          <table:table-cell office:value-type="float" office:value="16.97" calcext:value-type="float">
            <text:p>16.97</text:p>
          </table:table-cell>
          <table:table-cell office:value-type="float" office:value="49.34" calcext:value-type="float">
            <text:p>49.34</text:p>
          </table:table-cell>
          <table:table-cell table:formula="of:=RADIANS([.B9])" office:value-type="float" office:value="0.861145452934002" calcext:value-type="float">
            <text:p>0.8611454529</text:p>
          </table:table-cell>
          <table:table-cell table:formula="of:=[.A9]*SIN([.C9])" office:value-type="float" office:value="12.8732621515275" calcext:value-type="float">
            <text:p>12.8732621515</text:p>
          </table:table-cell>
          <table:table-cell table:formula="of:=[.A9]*COS([.C9])" office:value-type="float" office:value="11.0571253758854" calcext:value-type="float">
            <text:p>11.0571253759</text:p>
          </table:table-cell>
          <table:table-cell/>
          <table:table-cell table:formula="of:=SIN([.C9])/(SIN([.C9])+COS([.C9]))" office:value-type="float" office:value="0.537946246661523" calcext:value-type="float">
            <text:p>0.537946246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45" calcext:value-type="float">
            <text:p>45</text:p>
          </table:table-cell>
          <table:table-cell table:formula="of:=RADIANS([.B10])" office:value-type="float" office:value="0.785398163397448" calcext:value-type="float">
            <text:p>0.7853981634</text:p>
          </table:table-cell>
          <table:table-cell table:formula="of:=[.A10]*SIN([.C10])" office:value-type="float" office:value="4.39820417898033" calcext:value-type="float">
            <text:p>4.398204179</text:p>
          </table:table-cell>
          <table:table-cell table:formula="of:=[.A10]*COS([.C10])" office:value-type="float" office:value="4.39820417898033" calcext:value-type="float">
            <text:p>4.398204179</text:p>
          </table:table-cell>
          <table:table-cell/>
          <table:table-cell table:formula="of:=SIN([.C10])/(SIN([.C10])+COS([.C10]))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12.99" calcext:value-type="float">
            <text:p>12.99</text:p>
          </table:table-cell>
          <table:table-cell table:formula="of:=RADIANS([.B11])" office:value-type="float" office:value="0.226718269834063" calcext:value-type="float">
            <text:p>0.2267182698</text:p>
          </table:table-cell>
          <table:table-cell table:formula="of:=[.A11]*SIN([.C11])" office:value-type="float" office:value="0.813707188364437" calcext:value-type="float">
            <text:p>0.8137071884</text:p>
          </table:table-cell>
          <table:table-cell table:formula="of:=[.A11]*COS([.C11])" office:value-type="float" office:value="3.52736170694246" calcext:value-type="float">
            <text:p>3.5273617069</text:p>
          </table:table-cell>
          <table:table-cell/>
          <table:table-cell table:formula="of:=SIN([.C11])/(SIN([.C11])+COS([.C11]))" office:value-type="float" office:value="0.187443970134667" calcext:value-type="float">
            <text:p>0.1874439701</text:p>
          </table:table-cell>
          <table:table-cell table:number-columns-repeated="9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24.76" calcext:value-type="float">
            <text:p>24.76</text:p>
          </table:table-cell>
          <table:table-cell table:formula="of:=RADIANS([.B12])" office:value-type="float" office:value="0.432143522793796" calcext:value-type="float">
            <text:p>0.4321435228</text:p>
          </table:table-cell>
          <table:table-cell table:formula="of:=[.A12]*SIN([.C12])" office:value-type="float" office:value="3.15788946961703" calcext:value-type="float">
            <text:p>3.1578894696</text:p>
          </table:table-cell>
          <table:table-cell table:formula="of:=[.A12]*COS([.C12])" office:value-type="float" office:value="6.84684847924079" calcext:value-type="float">
            <text:p>6.8468484792</text:p>
          </table:table-cell>
          <table:table-cell/>
          <table:table-cell table:formula="of:=SIN([.C12])/(SIN([.C12])+COS([.C12]))" office:value-type="float" office:value="0.315639398628881" calcext:value-type="float">
            <text:p>0.3156393986</text:p>
          </table:table-cell>
          <table:table-cell table:number-columns-repeated="9"/>
        </table:table-row>
        <table:table-row table:style-name="ro1">
          <table:table-cell office:value-type="float" office:value="17.69" calcext:value-type="float">
            <text:p>17.69</text:p>
          </table:table-cell>
          <table:table-cell office:value-type="float" office:value="23.09" calcext:value-type="float">
            <text:p>23.09</text:p>
          </table:table-cell>
          <table:table-cell table:formula="of:=RADIANS([.B13])" office:value-type="float" office:value="0.402996524285491" calcext:value-type="float">
            <text:p>0.4029965243</text:p>
          </table:table-cell>
          <table:table-cell table:formula="of:=[.A13]*SIN([.C13])" office:value-type="float" office:value="6.93760354969616" calcext:value-type="float">
            <text:p>6.9376035497</text:p>
          </table:table-cell>
          <table:table-cell table:formula="of:=[.A13]*COS([.C13])" office:value-type="float" office:value="16.2728533757065" calcext:value-type="float">
            <text:p>16.2728533757</text:p>
          </table:table-cell>
          <table:table-cell/>
          <table:table-cell table:formula="of:=SIN([.C13])/(SIN([.C13])+COS([.C13]))" office:value-type="float" office:value="0.298899912741627" calcext:value-type="float">
            <text:p>0.2988999127</text:p>
          </table:table-cell>
          <table:table-cell table:number-columns-repeated="2"/>
          <table:table-cell office:value-type="string" calcext:value-type="string">
            <text:p>17B</text:p>
          </table:table-cell>
          <table:table-cell table:number-columns-repeated="6"/>
        </table:table-row>
        <table:table-row table:style-name="ro1">
          <table:table-cell office:value-type="float" office:value="4.83" calcext:value-type="float">
            <text:p>4.83</text:p>
          </table:table-cell>
          <table:table-cell office:value-type="float" office:value="19.44" calcext:value-type="float">
            <text:p>19.44</text:p>
          </table:table-cell>
          <table:table-cell table:formula="of:=RADIANS([.B14])" office:value-type="float" office:value="0.339292006587698" calcext:value-type="float">
            <text:p>0.3392920066</text:p>
          </table:table-cell>
          <table:table-cell table:formula="of:=[.A14]*SIN([.C14])" office:value-type="float" office:value="1.60751840004603" calcext:value-type="float">
            <text:p>1.6075184</text:p>
          </table:table-cell>
          <table:table-cell table:formula="of:=[.A14]*COS([.C14])" office:value-type="float" office:value="4.55464428836254" calcext:value-type="float">
            <text:p>4.5546442884</text:p>
          </table:table-cell>
          <table:table-cell/>
          <table:table-cell table:formula="of:=SIN([.C14])/(SIN([.C14])+COS([.C14]))" office:value-type="float" office:value="0.260869191764423" calcext:value-type="float">
            <text:p>0.2608691918</text:p>
          </table:table-cell>
          <table:table-cell table:number-columns-repeated="9"/>
        </table:table-row>
        <table:table-row table:style-name="ro1">
          <table:table-cell office:value-type="float" office:value="37.21" calcext:value-type="float">
            <text:p>37.21</text:p>
          </table:table-cell>
          <table:table-cell office:value-type="float" office:value="16.11" calcext:value-type="float">
            <text:p>16.11</text:p>
          </table:table-cell>
          <table:table-cell table:formula="of:=RADIANS([.B15])" office:value-type="float" office:value="0.281172542496286" calcext:value-type="float">
            <text:p>0.2811725425</text:p>
          </table:table-cell>
          <table:table-cell table:formula="of:=[.A15]*SIN([.C15])" office:value-type="float" office:value="10.3251177476406" calcext:value-type="float">
            <text:p>10.3251177476</text:p>
          </table:table-cell>
          <table:table-cell table:formula="of:=[.A15]*COS([.C15])" office:value-type="float" office:value="35.7487907976949" calcext:value-type="float">
            <text:p>35.7487907977</text:p>
          </table:table-cell>
          <table:table-cell/>
          <table:table-cell table:formula="of:=SIN([.C15])/(SIN([.C15])+COS([.C15]))" office:value-type="float" office:value="0.224099019892809" calcext:value-type="float">
            <text:p>0.224099019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9:.D15])" office:value-type="float" office:value="40.1133026858721" calcext:value-type="float">
            <text:p>40.1133026859</text:p>
          </table:table-cell>
          <table:table-cell table:style-name="ce1" table:formula="of:=SUM([.E9:.E15])" office:value-type="float" office:value="82.405828202813" calcext:value-type="float">
            <text:p>82.4058282028</text:p>
          </table:table-cell>
          <table:table-cell table:formula="of:=[.E16]/[.D16]" office:value-type="float" office:value="2.05432668678853" calcext:value-type="float">
            <text:p>2.0543266868</text:p>
          </table:table-cell>
          <table:table-cell table:style-name="ce2" table:formula="of:=SUM([.G9:.G15])" office:value-type="float" office:value="2.32489773982393" calcext:value-type="float">
            <text:p>2.3248977398</text:p>
          </table:table-cell>
          <table:table-cell table:number-columns-repeated="9"/>
        </table:table-row>
        <table:table-row table:style-name="ro1">
          <table:table-cell office:value-type="float" office:value="25.25" calcext:value-type="float">
            <text:p>25.25</text:p>
          </table:table-cell>
          <table:table-cell office:value-type="float" office:value="24.69" calcext:value-type="float">
            <text:p>24.69</text:p>
          </table:table-cell>
          <table:table-cell table:formula="of:=RADIANS([.B17])" office:value-type="float" office:value="0.4309217923174" calcext:value-type="float">
            <text:p>0.4309217923</text:p>
          </table:table-cell>
          <table:table-cell table:formula="of:=[.A17]*SIN([.C17])" office:value-type="float" office:value="10.5471396969022" calcext:value-type="float">
            <text:p>10.5471396969</text:p>
          </table:table-cell>
          <table:table-cell table:formula="of:=[.A17]*COS([.C17])" office:value-type="float" office:value="22.9416726551058" calcext:value-type="float">
            <text:p>22.9416726551</text:p>
          </table:table-cell>
          <table:table-cell/>
          <table:table-cell table:formula="of:=SIN([.C17])/(SIN([.C17])+COS([.C17]))" office:value-type="float" office:value="0.314945169928362" calcext:value-type="float">
            <text:p>0.314945169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30.01" calcext:value-type="float">
            <text:p>30.01</text:p>
          </table:table-cell>
          <table:table-cell table:formula="of:=RADIANS([.B18])" office:value-type="float" office:value="0.523773308523498" calcext:value-type="float">
            <text:p>0.5237733085</text:p>
          </table:table-cell>
          <table:table-cell table:formula="of:=[.A18]*SIN([.C18])" office:value-type="float" office:value="6.87707820704873" calcext:value-type="float">
            <text:p>6.877078207</text:p>
          </table:table-cell>
          <table:table-cell table:formula="of:=[.A18]*COS([.C18])" office:value-type="float" office:value="11.9066492068145" calcext:value-type="float">
            <text:p>11.9066492068</text:p>
          </table:table-cell>
          <table:table-cell/>
          <table:table-cell table:formula="of:=SIN([.C18])/(SIN([.C18])+COS([.C18]))" office:value-type="float" office:value="0.366118931324203" calcext:value-type="float">
            <text:p>0.3661189313</text:p>
          </table:table-cell>
          <table:table-cell table:number-columns-repeated="9"/>
        </table:table-row>
        <table:table-row table:style-name="ro1">
          <table:table-cell office:value-type="float" office:value="4.45" calcext:value-type="float">
            <text:p>4.45</text:p>
          </table:table-cell>
          <table:table-cell office:value-type="float" office:value="52.43" calcext:value-type="float">
            <text:p>52.43</text:p>
          </table:table-cell>
          <table:table-cell table:formula="of:=RADIANS([.B19])" office:value-type="float" office:value="0.915076126820627" calcext:value-type="float">
            <text:p>0.9150761268</text:p>
          </table:table-cell>
          <table:table-cell table:formula="of:=[.A19]*SIN([.C19])" office:value-type="float" office:value="3.5271100766822" calcext:value-type="float">
            <text:p>3.5271100767</text:p>
          </table:table-cell>
          <table:table-cell table:formula="of:=[.A19]*COS([.C19])" office:value-type="float" office:value="2.71329956086071" calcext:value-type="float">
            <text:p>2.7132995609</text:p>
          </table:table-cell>
          <table:table-cell/>
          <table:table-cell table:formula="of:=SIN([.C19])/(SIN([.C19])+COS([.C19]))" office:value-type="float" office:value="0.565204895438717" calcext:value-type="float">
            <text:p>0.5652048954</text:p>
          </table:table-cell>
          <table:table-cell table:number-columns-repeated="9"/>
        </table:table-row>
        <table:table-row table:style-name="ro1">
          <table:table-cell office:value-type="float" office:value="8.97" calcext:value-type="float">
            <text:p>8.97</text:p>
          </table:table-cell>
          <table:table-cell office:value-type="float" office:value="67.89" calcext:value-type="float">
            <text:p>67.89</text:p>
          </table:table-cell>
          <table:table-cell table:formula="of:=RADIANS([.B20])" office:value-type="float" office:value="1.18490402917895" calcext:value-type="float">
            <text:p>1.1849040292</text:p>
          </table:table-cell>
          <table:table-cell table:formula="of:=[.A20]*SIN([.C20])" office:value-type="float" office:value="8.31037269055523" calcext:value-type="float">
            <text:p>8.3103726906</text:p>
          </table:table-cell>
          <table:table-cell table:formula="of:=[.A20]*COS([.C20])" office:value-type="float" office:value="3.37618212543012" calcext:value-type="float">
            <text:p>3.3761821254</text:p>
          </table:table-cell>
          <table:table-cell/>
          <table:table-cell table:formula="of:=SIN([.C20])/(SIN([.C20])+COS([.C20]))" office:value-type="float" office:value="0.711105438806308" calcext:value-type="float">
            <text:p>0.7111054388</text:p>
          </table:table-cell>
          <table:table-cell table:number-columns-repeated="9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32.8" calcext:value-type="float">
            <text:p>32.8</text:p>
          </table:table-cell>
          <table:table-cell table:formula="of:=RADIANS([.B21])" office:value-type="float" office:value="0.57246799465414" calcext:value-type="float">
            <text:p>0.5724679947</text:p>
          </table:table-cell>
          <table:table-cell table:formula="of:=[.A21]*SIN([.C21])" office:value-type="float" office:value="7.5730807797527" calcext:value-type="float">
            <text:p>7.5730807798</text:p>
          </table:table-cell>
          <table:table-cell table:formula="of:=[.A21]*COS([.C21])" office:value-type="float" office:value="11.7511211168697" calcext:value-type="float">
            <text:p>11.7511211169</text:p>
          </table:table-cell>
          <table:table-cell/>
          <table:table-cell table:formula="of:=SIN([.C21])/(SIN([.C21])+COS([.C21]))" office:value-type="float" office:value="0.391896173527166" calcext:value-type="float">
            <text:p>0.3918961735</text:p>
          </table:table-cell>
          <table:table-cell table:number-columns-repeated="9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5.64" calcext:value-type="float">
            <text:p>15.64</text:p>
          </table:table-cell>
          <table:table-cell table:formula="of:=RADIANS([.B22])" office:value-type="float" office:value="0.272969495011913" calcext:value-type="float">
            <text:p>0.272969495</text:p>
          </table:table-cell>
          <table:table-cell table:formula="of:=[.A22]*SIN([.C22])" office:value-type="float" office:value="1.84401043833636" calcext:value-type="float">
            <text:p>1.8440104383</text:p>
          </table:table-cell>
          <table:table-cell table:formula="of:=[.A22]*COS([.C22])" office:value-type="float" office:value="6.58674620000699" calcext:value-type="float">
            <text:p>6.5867462</text:p>
          </table:table-cell>
          <table:table-cell/>
          <table:table-cell table:formula="of:=SIN([.C22])/(SIN([.C22])+COS([.C22]))" office:value-type="float" office:value="0.218724192553458" calcext:value-type="float">
            <text:p>0.2187241926</text:p>
          </table:table-cell>
          <table:table-cell table:number-columns-repeated="2"/>
          <table:table-cell office:value-type="string" calcext:value-type="string">
            <text:p>17C</text:p>
          </table:table-cell>
          <table:table-cell table:number-columns-repeated="6"/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30.58" calcext:value-type="float">
            <text:p>30.58</text:p>
          </table:table-cell>
          <table:table-cell table:formula="of:=RADIANS([.B23])" office:value-type="float" office:value="0.533721685259866" calcext:value-type="float">
            <text:p>0.5337216853</text:p>
          </table:table-cell>
          <table:table-cell table:formula="of:=[.A23]*SIN([.C23])" office:value-type="float" office:value="3.5153998200552" calcext:value-type="float">
            <text:p>3.5153998201</text:p>
          </table:table-cell>
          <table:table-cell table:formula="of:=[.A23]*COS([.C23])" office:value-type="float" office:value="5.94895487503106" calcext:value-type="float">
            <text:p>5.948954875</text:p>
          </table:table-cell>
          <table:table-cell/>
          <table:table-cell table:formula="of:=SIN([.C23])/(SIN([.C23])+COS([.C23]))" office:value-type="float" office:value="0.371435764329536" calcext:value-type="float">
            <text:p>0.3714357643</text:p>
          </table:table-cell>
          <table:table-cell table:number-columns-repeated="9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40.46" calcext:value-type="float">
            <text:p>40.46</text:p>
          </table:table-cell>
          <table:table-cell table:formula="of:=RADIANS([.B24])" office:value-type="float" office:value="0.706160215356906" calcext:value-type="float">
            <text:p>0.7061602154</text:p>
          </table:table-cell>
          <table:table-cell table:formula="of:=[.A24]*SIN([.C24])" office:value-type="float" office:value="7.670199254373" calcext:value-type="float">
            <text:p>7.6701992544</text:p>
          </table:table-cell>
          <table:table-cell table:formula="of:=[.A24]*COS([.C24])" office:value-type="float" office:value="8.99335551383441" calcext:value-type="float">
            <text:p>8.9933555138</text:p>
          </table:table-cell>
          <table:table-cell/>
          <table:table-cell table:formula="of:=SIN([.C24])/(SIN([.C24])+COS([.C24]))" office:value-type="float" office:value="0.460297899281794" calcext:value-type="float">
            <text:p>0.4602978993</text:p>
          </table:table-cell>
          <table:table-cell table:number-columns-repeated="9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40.52" calcext:value-type="float">
            <text:p>40.52</text:p>
          </table:table-cell>
          <table:table-cell table:formula="of:=RADIANS([.B25])" office:value-type="float" office:value="0.707207412908102" calcext:value-type="float">
            <text:p>0.7072074129</text:p>
          </table:table-cell>
          <table:table-cell table:formula="of:=[.A25]*SIN([.C25])" office:value-type="float" office:value="12.4874923266634" calcext:value-type="float">
            <text:p>12.4874923267</text:p>
          </table:table-cell>
          <table:table-cell table:formula="of:=[.A25]*COS([.C25])" office:value-type="float" office:value="14.6106445919241" calcext:value-type="float">
            <text:p>14.6106445919</text:p>
          </table:table-cell>
          <table:table-cell/>
          <table:table-cell table:formula="of:=SIN([.C25])/(SIN([.C25])+COS([.C25]))" office:value-type="float" office:value="0.460824755745397" calcext:value-type="float">
            <text:p>0.4608247557</text:p>
          </table:table-cell>
          <table:table-cell table:number-columns-repeated="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2.12" calcext:value-type="float">
            <text:p>2.12</text:p>
          </table:table-cell>
          <table:table-cell table:formula="of:=RADIANS([.B26])" office:value-type="float" office:value="0.0370009801422798" calcext:value-type="float">
            <text:p>0.0370009801</text:p>
          </table:table-cell>
          <table:table-cell table:formula="of:=[.A26]*SIN([.C26])" office:value-type="float" office:value="0.528993291721351" calcext:value-type="float">
            <text:p>0.5289932917</text:p>
          </table:table-cell>
          <table:table-cell table:formula="of:=[.A26]*COS([.C26])" office:value-type="float" office:value="14.2902122481548" calcext:value-type="float">
            <text:p>14.2902122482</text:p>
          </table:table-cell>
          <table:table-cell/>
          <table:table-cell table:formula="of:=SIN([.C26])/(SIN([.C26])+COS([.C26]))" office:value-type="float" office:value="0.0356964676883597" calcext:value-type="float">
            <text:p>0.0356964677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7:.D26])" office:value-type="float" office:value="62.8808765820904" calcext:value-type="float">
            <text:p>62.8808765821</text:p>
          </table:table-cell>
          <table:table-cell table:style-name="ce1" table:formula="of:=SUM([.E17:.E26])" office:value-type="float" office:value="103.118838094032" calcext:value-type="float">
            <text:p>103.118838094</text:p>
          </table:table-cell>
          <table:table-cell table:formula="of:=[.E27]/[.D27]" office:value-type="float" office:value="1.63990777004216" calcext:value-type="float">
            <text:p>1.63990777</text:p>
          </table:table-cell>
          <table:table-cell table:style-name="ce2" table:formula="of:=SUM([.G17:.G26])" office:value-type="float" office:value="3.8962496886233" calcext:value-type="float">
            <text:p>3.8962496886</text:p>
          </table:table-cell>
          <table:table-cell table:number-columns-repeated="9"/>
        </table:table-row>
        <table:table-row table:style-name="ro1">
          <table:table-cell office:value-type="float" office:value="41.35" calcext:value-type="float">
            <text:p>41.35</text:p>
          </table:table-cell>
          <table:table-cell office:value-type="float" office:value="44.22" calcext:value-type="float">
            <text:p>44.22</text:p>
          </table:table-cell>
          <table:table-cell table:formula="of:=RADIANS([.B28])" office:value-type="float" office:value="0.771784595231893" calcext:value-type="float">
            <text:p>0.7717845952</text:p>
          </table:table-cell>
          <table:table-cell table:formula="of:=[.A28]*SIN([.C28])" office:value-type="float" office:value="28.838123043139" calcext:value-type="float">
            <text:p>28.8381230431</text:p>
          </table:table-cell>
          <table:table-cell table:formula="of:=[.A28]*COS([.C28])" office:value-type="float" office:value="29.634189028026" calcext:value-type="float">
            <text:p>29.634189028</text:p>
          </table:table-cell>
          <table:table-cell/>
          <table:table-cell table:formula="of:=SIN([.C28])/(SIN([.C28])+COS([.C28]))" office:value-type="float" office:value="0.493192795387345" calcext:value-type="float">
            <text:p>0.493192795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3.37" calcext:value-type="float">
            <text:p>3.37</text:p>
          </table:table-cell>
          <table:table-cell office:value-type="float" office:value="45" calcext:value-type="float">
            <text:p>45</text:p>
          </table:table-cell>
          <table:table-cell table:formula="of:=RADIANS([.B29])" office:value-type="float" office:value="0.785398163397448" calcext:value-type="float">
            <text:p>0.7853981634</text:p>
          </table:table-cell>
          <table:table-cell table:formula="of:=[.A29]*SIN([.C29])" office:value-type="float" office:value="2.38294985259866" calcext:value-type="float">
            <text:p>2.3829498526</text:p>
          </table:table-cell>
          <table:table-cell table:formula="of:=[.A29]*COS([.C29])" office:value-type="float" office:value="2.38294985259867" calcext:value-type="float">
            <text:p>2.3829498526</text:p>
          </table:table-cell>
          <table:table-cell/>
          <table:table-cell table:formula="of:=SIN([.C29])/(SIN([.C29])+COS([.C29]))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8.27" calcext:value-type="float">
            <text:p>48.27</text:p>
          </table:table-cell>
          <table:table-cell table:formula="of:=RADIANS([.B30])" office:value-type="float" office:value="0.842470429937663" calcext:value-type="float">
            <text:p>0.8424704299</text:p>
          </table:table-cell>
          <table:table-cell table:formula="of:=[.A30]*SIN([.C30])" office:value-type="float" office:value="9.6943040623479" calcext:value-type="float">
            <text:p>9.6943040623</text:p>
          </table:table-cell>
          <table:table-cell table:formula="of:=[.A30]*COS([.C30])" office:value-type="float" office:value="8.646419417698" calcext:value-type="float">
            <text:p>8.6464194177</text:p>
          </table:table-cell>
          <table:table-cell/>
          <table:table-cell table:formula="of:=SIN([.C30])/(SIN([.C30])+COS([.C30]))" office:value-type="float" office:value="0.528567156737027" calcext:value-type="float">
            <text:p>0.5285671567</text:p>
          </table:table-cell>
          <table:table-cell table:number-columns-repeated="9"/>
        </table:table-row>
        <table:table-row table:style-name="ro1">
          <table:table-cell office:value-type="float" office:value="7.67" calcext:value-type="float">
            <text:p>7.67</text:p>
          </table:table-cell>
          <table:table-cell office:value-type="float" office:value="51.95" calcext:value-type="float">
            <text:p>51.95</text:p>
          </table:table-cell>
          <table:table-cell table:formula="of:=RADIANS([.B31])" office:value-type="float" office:value="0.906698546411054" calcext:value-type="float">
            <text:p>0.9066985464</text:p>
          </table:table-cell>
          <table:table-cell table:formula="of:=[.A31]*SIN([.C31])" office:value-type="float" office:value="6.03991934913417" calcext:value-type="float">
            <text:p>6.0399193491</text:p>
          </table:table-cell>
          <table:table-cell table:formula="of:=[.A31]*COS([.C31])" office:value-type="float" office:value="4.72739613909757" calcext:value-type="float">
            <text:p>4.7273961391</text:p>
          </table:table-cell>
          <table:table-cell/>
          <table:table-cell table:formula="of:=SIN([.C31])/(SIN([.C31])+COS([.C31]))" office:value-type="float" office:value="0.560949417311638" calcext:value-type="float">
            <text:p>0.5609494173</text:p>
          </table:table-cell>
          <table:table-cell table:number-columns-repeated="9"/>
        </table:table-row>
        <table:table-row table:style-name="ro1">
          <table:table-cell office:value-type="float" office:value="8.07" calcext:value-type="float">
            <text:p>8.07</text:p>
          </table:table-cell>
          <table:table-cell office:value-type="float" office:value="80.54" calcext:value-type="float">
            <text:p>80.54</text:p>
          </table:table-cell>
          <table:table-cell table:formula="of:=RADIANS([.B32])" office:value-type="float" office:value="1.40568817955623" calcext:value-type="float">
            <text:p>1.4056881796</text:p>
          </table:table-cell>
          <table:table-cell table:formula="of:=[.A32]*SIN([.C32])" office:value-type="float" office:value="7.96025273016476" calcext:value-type="float">
            <text:p>7.9602527302</text:p>
          </table:table-cell>
          <table:table-cell table:formula="of:=[.A32]*COS([.C32])" office:value-type="float" office:value="1.32637719819987" calcext:value-type="float">
            <text:p>1.3263771982</text:p>
          </table:table-cell>
          <table:table-cell/>
          <table:table-cell table:formula="of:=SIN([.C32])/(SIN([.C32])+COS([.C32]))" office:value-type="float" office:value="0.857173462447486" calcext:value-type="float">
            <text:p>0.8571734624</text:p>
          </table:table-cell>
          <table:table-cell table:number-columns-repeated="9"/>
        </table:table-row>
        <table:table-row table:style-name="ro1">
          <table:table-cell office:value-type="float" office:value="5.99" calcext:value-type="float">
            <text:p>5.99</text:p>
          </table:table-cell>
          <table:table-cell office:value-type="float" office:value="45" calcext:value-type="float">
            <text:p>45</text:p>
          </table:table-cell>
          <table:table-cell table:formula="of:=RADIANS([.B33])" office:value-type="float" office:value="0.785398163397448" calcext:value-type="float">
            <text:p>0.7853981634</text:p>
          </table:table-cell>
          <table:table-cell table:formula="of:=[.A33]*SIN([.C33])" office:value-type="float" office:value="4.23556961930742" calcext:value-type="float">
            <text:p>4.2355696193</text:p>
          </table:table-cell>
          <table:table-cell table:formula="of:=[.A33]*COS([.C33])" office:value-type="float" office:value="4.23556961930742" calcext:value-type="float">
            <text:p>4.2355696193</text:p>
          </table:table-cell>
          <table:table-cell/>
          <table:table-cell table:formula="of:=SIN([.C33])/(SIN([.C33])+COS([.C33]))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52.77" calcext:value-type="float">
            <text:p>52.77</text:p>
          </table:table-cell>
          <table:table-cell table:formula="of:=RADIANS([.B34])" office:value-type="float" office:value="0.921010246277408" calcext:value-type="float">
            <text:p>0.9210102463</text:p>
          </table:table-cell>
          <table:table-cell table:formula="of:=[.A34]*SIN([.C34])" office:value-type="float" office:value="6.47321365336081" calcext:value-type="float">
            <text:p>6.4732136534</text:p>
          </table:table-cell>
          <table:table-cell table:formula="of:=[.A34]*COS([.C34])" office:value-type="float" office:value="4.91878084467516" calcext:value-type="float">
            <text:p>4.9187808447</text:p>
          </table:table-cell>
          <table:table-cell/>
          <table:table-cell table:formula="of:=SIN([.C34])/(SIN([.C34])+COS([.C34]))" office:value-type="float" office:value="0.568224787545045" calcext:value-type="float">
            <text:p>0.5682247875</text:p>
          </table:table-cell>
          <table:table-cell table:number-columns-repeated="9"/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22.93" calcext:value-type="float">
            <text:p>22.93</text:p>
          </table:table-cell>
          <table:table-cell table:formula="of:=RADIANS([.B35])" office:value-type="float" office:value="0.4002039974823" calcext:value-type="float">
            <text:p>0.4002039975</text:p>
          </table:table-cell>
          <table:table-cell table:formula="of:=[.A35]*SIN([.C35])" office:value-type="float" office:value="5.80123673980915" calcext:value-type="float">
            <text:p>5.8012367398</text:p>
          </table:table-cell>
          <table:table-cell table:formula="of:=[.A35]*COS([.C35])" office:value-type="float" office:value="13.7134150483637" calcext:value-type="float">
            <text:p>13.7134150484</text:p>
          </table:table-cell>
          <table:table-cell/>
          <table:table-cell table:formula="of:=SIN([.C35])/(SIN([.C35])+COS([.C35]))" office:value-type="float" office:value="0.29727595464066" calcext:value-type="float">
            <text:p>0.2972759546</text:p>
          </table:table-cell>
          <table:table-cell table:number-columns-repeated="2"/>
          <table:table-cell office:value-type="string" calcext:value-type="string">
            <text:p>17D</text:p>
          </table:table-cell>
          <table:table-cell table:number-columns-repeated="6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69.44" calcext:value-type="float">
            <text:p>69.44</text:p>
          </table:table-cell>
          <table:table-cell table:formula="of:=RADIANS([.B36])" office:value-type="float" office:value="1.21195663258486" calcext:value-type="float">
            <text:p>1.2119566326</text:p>
          </table:table-cell>
          <table:table-cell table:formula="of:=[.A36]*SIN([.C36])" office:value-type="float" office:value="8.4641966523153" calcext:value-type="float">
            <text:p>8.4641966523</text:p>
          </table:table-cell>
          <table:table-cell table:formula="of:=[.A36]*COS([.C36])" office:value-type="float" office:value="3.17474015171864" calcext:value-type="float">
            <text:p>3.1747401517</text:p>
          </table:table-cell>
          <table:table-cell/>
          <table:table-cell table:formula="of:=SIN([.C36])/(SIN([.C36])+COS([.C36]))" office:value-type="float" office:value="0.727231086037145" calcext:value-type="float">
            <text:p>0.727231086</text:p>
          </table:table-cell>
          <table:table-cell table:number-columns-repeated="9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59.04" calcext:value-type="float">
            <text:p>59.04</text:p>
          </table:table-cell>
          <table:table-cell table:formula="of:=RADIANS([.B37])" office:value-type="float" office:value="1.03044239037745" calcext:value-type="float">
            <text:p>1.0304423904</text:p>
          </table:table-cell>
          <table:table-cell table:formula="of:=[.A37]*SIN([.C37])" office:value-type="float" office:value="6.58580471956725" calcext:value-type="float">
            <text:p>6.5858047196</text:p>
          </table:table-cell>
          <table:table-cell table:formula="of:=[.A37]*COS([.C37])" office:value-type="float" office:value="3.95089561944197" calcext:value-type="float">
            <text:p>3.9508956194</text:p>
          </table:table-cell>
          <table:table-cell/>
          <table:table-cell table:formula="of:=SIN([.C37])/(SIN([.C37])+COS([.C37]))" office:value-type="float" office:value="0.62503483136795" calcext:value-type="float">
            <text:p>0.6250348314</text:p>
          </table:table-cell>
          <table:table-cell table:number-columns-repeated="9"/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6.01" calcext:value-type="float">
            <text:p>6.01</text:p>
          </table:table-cell>
          <table:table-cell table:formula="of:=RADIANS([.B38])" office:value-type="float" office:value="0.104894288044859" calcext:value-type="float">
            <text:p>0.104894288</text:p>
          </table:table-cell>
          <table:table-cell table:formula="of:=[.A38]*SIN([.C38])" office:value-type="float" office:value="0.530839335145751" calcext:value-type="float">
            <text:p>0.5308393351</text:p>
          </table:table-cell>
          <table:table-cell table:formula="of:=[.A38]*COS([.C38])" office:value-type="float" office:value="5.04213343737173" calcext:value-type="float">
            <text:p>5.0421334374</text:p>
          </table:table-cell>
          <table:table-cell/>
          <table:table-cell table:formula="of:=SIN([.C38])/(SIN([.C38])+COS([.C38]))" office:value-type="float" office:value="0.0952524544464902" calcext:value-type="float">
            <text:p>0.0952524544</text:p>
          </table:table-cell>
          <table:table-cell table:number-columns-repeated="9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31.37" calcext:value-type="float">
            <text:p>31.37</text:p>
          </table:table-cell>
          <table:table-cell table:formula="of:=RADIANS([.B39])" office:value-type="float" office:value="0.547509786350621" calcext:value-type="float">
            <text:p>0.5475097864</text:p>
          </table:table-cell>
          <table:table-cell table:formula="of:=[.A39]*SIN([.C39])" office:value-type="float" office:value="6.60073430423416" calcext:value-type="float">
            <text:p>6.6007343042</text:p>
          </table:table-cell>
          <table:table-cell table:formula="of:=[.A39]*COS([.C39])" office:value-type="float" office:value="10.8264817297637" calcext:value-type="float">
            <text:p>10.8264817298</text:p>
          </table:table-cell>
          <table:table-cell/>
          <table:table-cell table:formula="of:=SIN([.C39])/(SIN([.C39])+COS([.C39]))" office:value-type="float" office:value="0.378760112421694" calcext:value-type="float">
            <text:p>0.3787601124</text:p>
          </table:table-cell>
          <table:table-cell table:number-columns-repeated="9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64.09" calcext:value-type="float">
            <text:p>64.09</text:p>
          </table:table-cell>
          <table:table-cell table:formula="of:=RADIANS([.B40])" office:value-type="float" office:value="1.11858151760317" calcext:value-type="float">
            <text:p>1.1185815176</text:p>
          </table:table-cell>
          <table:table-cell table:formula="of:=[.A40]*SIN([.C40])" office:value-type="float" office:value="9.2286804871364" calcext:value-type="float">
            <text:p>9.2286804871</text:p>
          </table:table-cell>
          <table:table-cell table:formula="of:=[.A40]*COS([.C40])" office:value-type="float" office:value="4.48319712552859" calcext:value-type="float">
            <text:p>4.4831971255</text:p>
          </table:table-cell>
          <table:table-cell/>
          <table:table-cell table:formula="of:=SIN([.C40])/(SIN([.C40])+COS([.C40]))" office:value-type="float" office:value="0.673042798938952" calcext:value-type="float">
            <text:p>0.673042798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28:.D40])" office:value-type="float" office:value="102.835824548261" calcext:value-type="float">
            <text:p>102.8358245483</text:p>
          </table:table-cell>
          <table:table-cell table:style-name="ce1" table:formula="of:=SUM([.E28:.E40])" office:value-type="float" office:value="97.0625452117909" calcext:value-type="float">
            <text:p>97.0625452118</text:p>
          </table:table-cell>
          <table:table-cell table:formula="of:=[.E41]/[.D41]" office:value-type="float" office:value="0.943859259534984" calcext:value-type="float">
            <text:p>0.9438592595</text:p>
          </table:table-cell>
          <table:table-cell table:style-name="ce2" table:formula="of:=SUM([.G28:.G40])" office:value-type="float" office:value="6.80470485728143" calcext:value-type="float">
            <text:p>6.8047048573</text:p>
          </table:table-cell>
          <table:table-cell table:number-columns-repeated="9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15.42" calcext:value-type="float">
            <text:p>15.42</text:p>
          </table:table-cell>
          <table:table-cell table:formula="of:=RADIANS([.B42])" office:value-type="float" office:value="0.269129770657526" calcext:value-type="float">
            <text:p>0.2691297707</text:p>
          </table:table-cell>
          <table:table-cell table:formula="of:=[.A42]*SIN([.C42])" office:value-type="float" office:value="4.23301073460957" calcext:value-type="float">
            <text:p>4.2330107346</text:p>
          </table:table-cell>
          <table:table-cell table:formula="of:=[.A42]*COS([.C42])" office:value-type="float" office:value="15.3469221709332" calcext:value-type="float">
            <text:p>15.3469221709</text:p>
          </table:table-cell>
          <table:table-cell/>
          <table:table-cell table:formula="of:=SIN([.C42])/(SIN([.C42])+COS([.C42]))" office:value-type="float" office:value="0.216191278848115" calcext:value-type="float">
            <text:p>0.216191278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47.73" calcext:value-type="float">
            <text:p>47.73</text:p>
          </table:table-cell>
          <table:table-cell table:formula="of:=RADIANS([.B43])" office:value-type="float" office:value="0.833045651976893" calcext:value-type="float">
            <text:p>0.833045652</text:p>
          </table:table-cell>
          <table:table-cell table:formula="of:=[.A43]*SIN([.C43])" office:value-type="float" office:value="12.4613201546232" calcext:value-type="float">
            <text:p>12.4613201546</text:p>
          </table:table-cell>
          <table:table-cell table:formula="of:=[.A43]*COS([.C43])" office:value-type="float" office:value="11.3270075485091" calcext:value-type="float">
            <text:p>11.3270075485</text:p>
          </table:table-cell>
          <table:table-cell/>
          <table:table-cell table:formula="of:=SIN([.C43])/(SIN([.C43])+COS([.C43]))" office:value-type="float" office:value="0.523841789558934" calcext:value-type="float">
            <text:p>0.5238417896</text:p>
          </table:table-cell>
          <table:table-cell table:number-columns-repeated="9"/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71.98" calcext:value-type="float">
            <text:p>71.98</text:p>
          </table:table-cell>
          <table:table-cell table:formula="of:=RADIANS([.B44])" office:value-type="float" office:value="1.25628799558552" calcext:value-type="float">
            <text:p>1.2562879956</text:p>
          </table:table-cell>
          <table:table-cell table:formula="of:=[.A44]*SIN([.C44])" office:value-type="float" office:value="11.3733451492658" calcext:value-type="float">
            <text:p>11.3733451493</text:p>
          </table:table-cell>
          <table:table-cell table:formula="of:=[.A44]*COS([.C44])" office:value-type="float" office:value="3.69981352444568" calcext:value-type="float">
            <text:p>3.6998135244</text:p>
          </table:table-cell>
          <table:table-cell/>
          <table:table-cell table:formula="of:=SIN([.C44])/(SIN([.C44])+COS([.C44]))" office:value-type="float" office:value="0.754542919335257" calcext:value-type="float">
            <text:p>0.7545429193</text:p>
          </table:table-cell>
          <table:table-cell table:number-columns-repeated="9"/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86.42" calcext:value-type="float">
            <text:p>86.42</text:p>
          </table:table-cell>
          <table:table-cell table:formula="of:=RADIANS([.B45])" office:value-type="float" office:value="1.5083135395735" calcext:value-type="float">
            <text:p>1.5083135396</text:p>
          </table:table-cell>
          <table:table-cell table:formula="of:=[.A45]*SIN([.C45])" office:value-type="float" office:value="4.2417064890153" calcext:value-type="float">
            <text:p>4.241706489</text:p>
          </table:table-cell>
          <table:table-cell table:formula="of:=[.A45]*COS([.C45])" office:value-type="float" office:value="0.265379089314738" calcext:value-type="float">
            <text:p>0.2653790893</text:p>
          </table:table-cell>
          <table:table-cell/>
          <table:table-cell table:formula="of:=SIN([.C45])/(SIN([.C45])+COS([.C45]))" office:value-type="float" office:value="0.941119580557628" calcext:value-type="float">
            <text:p>0.9411195806</text:p>
          </table:table-cell>
          <table:table-cell table:number-columns-repeated="9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61.69" calcext:value-type="float">
            <text:p>61.69</text:p>
          </table:table-cell>
          <table:table-cell table:formula="of:=RADIANS([.B46])" office:value-type="float" office:value="1.0766936155553" calcext:value-type="float">
            <text:p>1.0766936156</text:p>
          </table:table-cell>
          <table:table-cell table:formula="of:=[.A46]*SIN([.C46])" office:value-type="float" office:value="10.2830088824155" calcext:value-type="float">
            <text:p>10.2830088824</text:p>
          </table:table-cell>
          <table:table-cell table:formula="of:=[.A46]*COS([.C46])" office:value-type="float" office:value="5.53914508964731" calcext:value-type="float">
            <text:p>5.5391450896</text:p>
          </table:table-cell>
          <table:table-cell/>
          <table:table-cell table:formula="of:=SIN([.C46])/(SIN([.C46])+COS([.C46]))" office:value-type="float" office:value="0.649912072690749" calcext:value-type="float">
            <text:p>0.6499120727</text:p>
          </table:table-cell>
          <table:table-cell table:number-columns-repeated="9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36.38" calcext:value-type="float">
            <text:p>36.38</text:p>
          </table:table-cell>
          <table:table-cell table:formula="of:=RADIANS([.B47])" office:value-type="float" office:value="0.634950781875537" calcext:value-type="float">
            <text:p>0.6349507819</text:p>
          </table:table-cell>
          <table:table-cell table:formula="of:=[.A47]*SIN([.C47])" office:value-type="float" office:value="3.70118043059486" calcext:value-type="float">
            <text:p>3.7011804306</text:p>
          </table:table-cell>
          <table:table-cell table:formula="of:=[.A47]*COS([.C47])" office:value-type="float" office:value="5.02382955723835" calcext:value-type="float">
            <text:p>5.0238295572</text:p>
          </table:table-cell>
          <table:table-cell/>
          <table:table-cell table:formula="of:=SIN([.C47])/(SIN([.C47])+COS([.C47]))" office:value-type="float" office:value="0.424203575211496" calcext:value-type="float">
            <text:p>0.4242035752</text:p>
          </table:table-cell>
          <table:table-cell table:number-columns-repeated="9"/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A48]*SIN([.C48])" office:value-type="float" office:value="0" calcext:value-type="float">
            <text:p>0</text:p>
          </table:table-cell>
          <table:table-cell table:formula="of:=[.A48]*COS([.C48])" office:value-type="float" office:value="5.65" calcext:value-type="float">
            <text:p>5.65</text:p>
          </table:table-cell>
          <table:table-cell/>
          <table:table-cell table:formula="of:=SIN([.C48])/(SIN([.C48])+COS([.C48]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7E</text:p>
          </table:table-cell>
          <table:table-cell table:number-columns-repeated="6"/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39.09" calcext:value-type="float">
            <text:p>39.09</text:p>
          </table:table-cell>
          <table:table-cell table:formula="of:=RADIANS([.B49])" office:value-type="float" office:value="0.682249204604583" calcext:value-type="float">
            <text:p>0.6822492046</text:p>
          </table:table-cell>
          <table:table-cell table:formula="of:=[.A49]*SIN([.C49])" office:value-type="float" office:value="13.7583904844959" calcext:value-type="float">
            <text:p>13.7583904845</text:p>
          </table:table-cell>
          <table:table-cell table:formula="of:=[.A49]*COS([.C49])" office:value-type="float" office:value="16.9357341522631" calcext:value-type="float">
            <text:p>16.9357341523</text:p>
          </table:table-cell>
          <table:table-cell/>
          <table:table-cell table:formula="of:=SIN([.C49])/(SIN([.C49])+COS([.C49]))" office:value-type="float" office:value="0.448241826320696" calcext:value-type="float">
            <text:p>0.4482418263</text:p>
          </table:table-cell>
          <table:table-cell table:number-columns-repeated="9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62.24" calcext:value-type="float">
            <text:p>62.24</text:p>
          </table:table-cell>
          <table:table-cell table:formula="of:=RADIANS([.B50])" office:value-type="float" office:value="1.08629292644127" calcext:value-type="float">
            <text:p>1.0862929264</text:p>
          </table:table-cell>
          <table:table-cell table:formula="of:=[.A50]*SIN([.C50])" office:value-type="float" office:value="5.02626811866602" calcext:value-type="float">
            <text:p>5.0262681187</text:p>
          </table:table-cell>
          <table:table-cell table:formula="of:=[.A50]*COS([.C50])" office:value-type="float" office:value="2.64556776501407" calcext:value-type="float">
            <text:p>2.645567765</text:p>
          </table:table-cell>
          <table:table-cell/>
          <table:table-cell table:formula="of:=SIN([.C50])/(SIN([.C50])+COS([.C50]))" office:value-type="float" office:value="0.655158451624096" calcext:value-type="float">
            <text:p>0.6551584516</text:p>
          </table:table-cell>
          <table:table-cell table:number-columns-repeated="9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67.52" calcext:value-type="float">
            <text:p>67.52</text:p>
          </table:table-cell>
          <table:table-cell table:formula="of:=RADIANS([.B51])" office:value-type="float" office:value="1.17844631094657" calcext:value-type="float">
            <text:p>1.1784463109</text:p>
          </table:table-cell>
          <table:table-cell table:formula="of:=[.A51]*SIN([.C51])" office:value-type="float" office:value="7.76170968669908" calcext:value-type="float">
            <text:p>7.7617096867</text:p>
          </table:table-cell>
          <table:table-cell table:formula="of:=[.A51]*COS([.C51])" office:value-type="float" office:value="3.21183167980541" calcext:value-type="float">
            <text:p>3.2118316798</text:p>
          </table:table-cell>
          <table:table-cell/>
          <table:table-cell table:formula="of:=SIN([.C51])/(SIN([.C51])+COS([.C51]))" office:value-type="float" office:value="0.707311288805165" calcext:value-type="float">
            <text:p>0.7073112888</text:p>
          </table:table-cell>
          <table:table-cell table:number-columns-repeated="9"/>
        </table:table-row>
        <table:table-row table:style-name="ro1">
          <table:table-cell office:value-type="float" office:value="11.65" calcext:value-type="float">
            <text:p>11.65</text:p>
          </table:table-cell>
          <table:table-cell office:value-type="float" office:value="13.09" calcext:value-type="float">
            <text:p>13.09</text:p>
          </table:table-cell>
          <table:table-cell table:formula="of:=RADIANS([.B52])" office:value-type="float" office:value="0.228463599086058" calcext:value-type="float">
            <text:p>0.2284635991</text:p>
          </table:table-cell>
          <table:table-cell table:formula="of:=[.A52]*SIN([.C52])" office:value-type="float" office:value="2.63850729774289" calcext:value-type="float">
            <text:p>2.6385072977</text:p>
          </table:table-cell>
          <table:table-cell table:formula="of:=[.A52]*COS([.C52])" office:value-type="float" office:value="11.3472806980244" calcext:value-type="float">
            <text:p>11.347280698</text:p>
          </table:table-cell>
          <table:table-cell/>
          <table:table-cell table:formula="of:=SIN([.C52])/(SIN([.C52])+COS([.C52]))" office:value-type="float" office:value="0.188656320154532" calcext:value-type="float">
            <text:p>0.188656320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42:.D52])" office:value-type="float" office:value="75.4784474281282" calcext:value-type="float">
            <text:p>75.4784474281</text:p>
          </table:table-cell>
          <table:table-cell table:style-name="ce1" table:formula="of:=SUM([.E42:.E52])" office:value-type="float" office:value="80.9925112751954" calcext:value-type="float">
            <text:p>80.9925112752</text:p>
          </table:table-cell>
          <table:table-cell table:formula="of:=[.E53]/[.D53]" office:value-type="float" office:value="1.07305481279696" calcext:value-type="float">
            <text:p>1.0730548128</text:p>
          </table:table-cell>
          <table:table-cell table:style-name="ce2" table:formula="of:=SUM([.G42:.G52])" office:value-type="float" office:value="5.50917910310667" calcext:value-type="float">
            <text:p>5.5091791031</text:p>
          </table:table-cell>
          <table:table-cell table:number-columns-repeated="9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42.51" calcext:value-type="float">
            <text:p>42.51</text:p>
          </table:table-cell>
          <table:table-cell table:formula="of:=RADIANS([.B54])" office:value-type="float" office:value="0.741939465022789" calcext:value-type="float">
            <text:p>0.741939465</text:p>
          </table:table-cell>
          <table:table-cell table:formula="of:=[.A54]*SIN([.C54])" office:value-type="float" office:value="8.77758820567598" calcext:value-type="float">
            <text:p>8.7775882057</text:p>
          </table:table-cell>
          <table:table-cell table:formula="of:=[.A54]*COS([.C54])" office:value-type="float" office:value="9.57570077287182" calcext:value-type="float">
            <text:p>9.5757007729</text:p>
          </table:table-cell>
          <table:table-cell/>
          <table:table-cell table:formula="of:=SIN([.C54])/(SIN([.C54])+COS([.C54]))" office:value-type="float" office:value="0.478256960697107" calcext:value-type="float">
            <text:p>0.478256960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6.19" calcext:value-type="float">
            <text:p>16.19</text:p>
          </table:table-cell>
          <table:table-cell table:formula="of:=RADIANS([.B55])" office:value-type="float" office:value="0.282568805897882" calcext:value-type="float">
            <text:p>0.2825688059</text:p>
          </table:table-cell>
          <table:table-cell table:formula="of:=[.A55]*SIN([.C55])" office:value-type="float" office:value="2.40903503071019" calcext:value-type="float">
            <text:p>2.4090350307</text:p>
          </table:table-cell>
          <table:table-cell table:formula="of:=[.A55]*COS([.C55])" office:value-type="float" office:value="8.29735802655346" calcext:value-type="float">
            <text:p>8.2973580266</text:p>
          </table:table-cell>
          <table:table-cell/>
          <table:table-cell table:formula="of:=SIN([.C55])/(SIN([.C55])+COS([.C55]))" office:value-type="float" office:value="0.225009021976435" calcext:value-type="float">
            <text:p>0.225009022</text:p>
          </table:table-cell>
          <table:table-cell table:number-columns-repeated="9"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82.88" calcext:value-type="float">
            <text:p>82.88</text:p>
          </table:table-cell>
          <table:table-cell table:formula="of:=RADIANS([.B56])" office:value-type="float" office:value="1.4465288840529" calcext:value-type="float">
            <text:p>1.4465288841</text:p>
          </table:table-cell>
          <table:table-cell table:formula="of:=[.A56]*SIN([.C56])" office:value-type="float" office:value="10.7663327462737" calcext:value-type="float">
            <text:p>10.7663327463</text:p>
          </table:table-cell>
          <table:table-cell table:formula="of:=[.A56]*COS([.C56])" office:value-type="float" office:value="1.34483426358577" calcext:value-type="float">
            <text:p>1.3448342636</text:p>
          </table:table-cell>
          <table:table-cell/>
          <table:table-cell table:formula="of:=SIN([.C56])/(SIN([.C56])+COS([.C56]))" office:value-type="float" office:value="0.888959151294754" calcext:value-type="float">
            <text:p>0.8889591513</text:p>
          </table:table-cell>
          <table:table-cell table:number-columns-repeated="9"/>
        </table:table-row>
        <table:table-row table:style-name="ro1">
          <table:table-cell office:value-type="float" office:value="20.19" calcext:value-type="float">
            <text:p>20.19</text:p>
          </table:table-cell>
          <table:table-cell office:value-type="float" office:value="72.28" calcext:value-type="float">
            <text:p>72.28</text:p>
          </table:table-cell>
          <table:table-cell table:formula="of:=RADIANS([.B57])" office:value-type="float" office:value="1.2615239833415" calcext:value-type="float">
            <text:p>1.2615239833</text:p>
          </table:table-cell>
          <table:table-cell table:formula="of:=[.A57]*SIN([.C57])" office:value-type="float" office:value="19.2320914193214" calcext:value-type="float">
            <text:p>19.2320914193</text:p>
          </table:table-cell>
          <table:table-cell table:formula="of:=[.A57]*COS([.C57])" office:value-type="float" office:value="6.14514114067895" calcext:value-type="float">
            <text:p>6.1451411407</text:p>
          </table:table-cell>
          <table:table-cell/>
          <table:table-cell table:formula="of:=SIN([.C57])/(SIN([.C57])+COS([.C57]))" office:value-type="float" office:value="0.757848255275678" calcext:value-type="float">
            <text:p>0.7578482553</text:p>
          </table:table-cell>
          <table:table-cell table:number-columns-repeated="9"/>
        </table:table-row>
        <table:table-row table:style-name="ro1">
          <table:table-cell office:value-type="float" office:value="32.83" calcext:value-type="float">
            <text:p>32.83</text:p>
          </table:table-cell>
          <table:table-cell office:value-type="float" office:value="32.15" calcext:value-type="float">
            <text:p>32.15</text:p>
          </table:table-cell>
          <table:table-cell table:formula="of:=RADIANS([.B58])" office:value-type="float" office:value="0.561123354516177" calcext:value-type="float">
            <text:p>0.5611233545</text:p>
          </table:table-cell>
          <table:table-cell table:formula="of:=[.A58]*SIN([.C58])" office:value-type="float" office:value="17.4700784066027" calcext:value-type="float">
            <text:p>17.4700784066</text:p>
          </table:table-cell>
          <table:table-cell table:formula="of:=[.A58]*COS([.C58])" office:value-type="float" office:value="27.7957777453187" calcext:value-type="float">
            <text:p>27.7957777453</text:p>
          </table:table-cell>
          <table:table-cell/>
          <table:table-cell table:formula="of:=SIN([.C58])/(SIN([.C58])+COS([.C58]))" office:value-type="float" office:value="0.385943841379462" calcext:value-type="float">
            <text:p>0.3859438414</text:p>
          </table:table-cell>
          <table:table-cell table:number-columns-repeated="2"/>
          <table:table-cell office:value-type="string" calcext:value-type="string">
            <text:p>17F</text:p>
          </table:table-cell>
          <table:table-cell table:number-columns-repeated="6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42.93" calcext:value-type="float">
            <text:p>42.93</text:p>
          </table:table-cell>
          <table:table-cell table:formula="of:=RADIANS([.B59])" office:value-type="float" office:value="0.749269847881166" calcext:value-type="float">
            <text:p>0.7492698479</text:p>
          </table:table-cell>
          <table:table-cell table:formula="of:=[.A59]*SIN([.C59])" office:value-type="float" office:value="10.5434950933313" calcext:value-type="float">
            <text:p>10.5434950933</text:p>
          </table:table-cell>
          <table:table-cell table:formula="of:=[.A59]*COS([.C59])" office:value-type="float" office:value="11.3342450660333" calcext:value-type="float">
            <text:p>11.334245066</text:p>
          </table:table-cell>
          <table:table-cell/>
          <table:table-cell table:formula="of:=SIN([.C59])/(SIN([.C59])+COS([.C59]))" office:value-type="float" office:value="0.481927978691083" calcext:value-type="float">
            <text:p>0.4819279787</text:p>
          </table:table-cell>
          <table:table-cell table:number-columns-repeated="9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84.56" calcext:value-type="float">
            <text:p>84.56</text:p>
          </table:table-cell>
          <table:table-cell table:formula="of:=RADIANS([.B60])" office:value-type="float" office:value="1.47585041548641" calcext:value-type="float">
            <text:p>1.4758504155</text:p>
          </table:table-cell>
          <table:table-cell table:formula="of:=[.A60]*SIN([.C60])" office:value-type="float" office:value="5.40554339945553" calcext:value-type="float">
            <text:p>5.4055433995</text:p>
          </table:table-cell>
          <table:table-cell table:formula="of:=[.A60]*COS([.C60])" office:value-type="float" office:value="0.514782047669439" calcext:value-type="float">
            <text:p>0.5147820477</text:p>
          </table:table-cell>
          <table:table-cell/>
          <table:table-cell table:formula="of:=SIN([.C60])/(SIN([.C60])+COS([.C60]))" office:value-type="float" office:value="0.913048353123994" calcext:value-type="float">
            <text:p>0.9130483531</text:p>
          </table:table-cell>
          <table:table-cell table:number-columns-repeated="9"/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68.12" calcext:value-type="float">
            <text:p>68.12</text:p>
          </table:table-cell>
          <table:table-cell table:formula="of:=RADIANS([.B61])" office:value-type="float" office:value="1.18891828645854" calcext:value-type="float">
            <text:p>1.1889182865</text:p>
          </table:table-cell>
          <table:table-cell table:formula="of:=[.A61]*SIN([.C61])" office:value-type="float" office:value="2.6168652329603" calcext:value-type="float">
            <text:p>2.616865233</text:p>
          </table:table-cell>
          <table:table-cell table:formula="of:=[.A61]*COS([.C61])" office:value-type="float" office:value="1.05091215261964" calcext:value-type="float">
            <text:p>1.0509121526</text:p>
          </table:table-cell>
          <table:table-cell/>
          <table:table-cell table:formula="of:=SIN([.C61])/(SIN([.C61])+COS([.C61]))" office:value-type="float" office:value="0.71347439003486" calcext:value-type="float">
            <text:p>0.71347439</text:p>
          </table:table-cell>
          <table:table-cell table:number-columns-repeated="9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2.33" calcext:value-type="float">
            <text:p>42.33</text:p>
          </table:table-cell>
          <table:table-cell table:formula="of:=RADIANS([.B62])" office:value-type="float" office:value="0.7387978723692" calcext:value-type="float">
            <text:p>0.7387978724</text:p>
          </table:table-cell>
          <table:table-cell table:formula="of:=[.A62]*SIN([.C62])" office:value-type="float" office:value="13.5353337925714" calcext:value-type="float">
            <text:p>13.5353337926</text:p>
          </table:table-cell>
          <table:table-cell table:formula="of:=[.A62]*COS([.C62])" office:value-type="float" office:value="14.8594999621009" calcext:value-type="float">
            <text:p>14.8594999621</text:p>
          </table:table-cell>
          <table:table-cell/>
          <table:table-cell table:formula="of:=SIN([.C62])/(SIN([.C62])+COS([.C62]))" office:value-type="float" office:value="0.476682973723845" calcext:value-type="float">
            <text:p>0.4766829737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54:.D62])" office:value-type="float" office:value="90.7563633269024" calcext:value-type="float">
            <text:p>90.7563633269</text:p>
          </table:table-cell>
          <table:table-cell table:style-name="ce1" table:formula="of:=SUM([.E54:.E62])" office:value-type="float" office:value="80.9182511774319" calcext:value-type="float">
            <text:p>80.9182511774</text:p>
          </table:table-cell>
          <table:table-cell table:formula="of:=[.E63]/[.D63]" office:value-type="float" office:value="0.891598651721711" calcext:value-type="float">
            <text:p>0.8915986517</text:p>
          </table:table-cell>
          <table:table-cell table:style-name="ce2" table:formula="of:=SUM([.G54:.G62])" office:value-type="float" office:value="5.32115092619722" calcext:value-type="float">
            <text:p>5.3211509262</text:p>
          </table:table-cell>
          <table:table-cell table:number-columns-repeated="9"/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9.95" calcext:value-type="float">
            <text:p>9.95</text:p>
          </table:table-cell>
          <table:table-cell table:formula="of:=RADIANS([.B64])" office:value-type="float" office:value="0.173660260573436" calcext:value-type="float">
            <text:p>0.1736602606</text:p>
          </table:table-cell>
          <table:table-cell table:formula="of:=[.A64]*SIN([.C64])" office:value-type="float" office:value="2.65921816635224" calcext:value-type="float">
            <text:p>2.6592181664</text:p>
          </table:table-cell>
          <table:table-cell table:formula="of:=[.A64]*COS([.C64])" office:value-type="float" office:value="15.1585176961252" calcext:value-type="float">
            <text:p>15.1585176961</text:p>
          </table:table-cell>
          <table:table-cell/>
          <table:table-cell table:formula="of:=SIN([.C64])/(SIN([.C64])+COS([.C64]))" office:value-type="float" office:value="0.149245571203708" calcext:value-type="float">
            <text:p>0.149245571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48.09" calcext:value-type="float">
            <text:p>48.09</text:p>
          </table:table-cell>
          <table:table-cell table:formula="of:=RADIANS([.B65])" office:value-type="float" office:value="0.839328837284073" calcext:value-type="float">
            <text:p>0.8393288373</text:p>
          </table:table-cell>
          <table:table-cell table:formula="of:=[.A65]*SIN([.C65])" office:value-type="float" office:value="10.2252389719683" calcext:value-type="float">
            <text:p>10.225238972</text:p>
          </table:table-cell>
          <table:table-cell table:formula="of:=[.A65]*COS([.C65])" office:value-type="float" office:value="9.17780409281771" calcext:value-type="float">
            <text:p>9.1778040928</text:p>
          </table:table-cell>
          <table:table-cell/>
          <table:table-cell table:formula="of:=SIN([.C65])/(SIN([.C65])+COS([.C65]))" office:value-type="float" office:value="0.526991510446408" calcext:value-type="float">
            <text:p>0.5269915104</text:p>
          </table:table-cell>
          <table:table-cell table:number-columns-repeated="9"/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53.13" calcext:value-type="float">
            <text:p>53.13</text:p>
          </table:table-cell>
          <table:table-cell table:formula="of:=RADIANS([.B66])" office:value-type="float" office:value="0.927293431584587" calcext:value-type="float">
            <text:p>0.9272934316</text:p>
          </table:table-cell>
          <table:table-cell table:formula="of:=[.A66]*SIN([.C66])" office:value-type="float" office:value="6.34399150021767" calcext:value-type="float">
            <text:p>6.3439915002</text:p>
          </table:table-cell>
          <table:table-cell table:formula="of:=[.A66]*COS([.C66])" office:value-type="float" office:value="4.75801133302201" calcext:value-type="float">
            <text:p>4.758011333</text:p>
          </table:table-cell>
          <table:table-cell/>
          <table:table-cell table:formula="of:=SIN([.C66])/(SIN([.C66])+COS([.C66]))" office:value-type="float" office:value="0.571427659991546" calcext:value-type="float">
            <text:p>0.57142766</text:p>
          </table:table-cell>
          <table:table-cell table:number-columns-repeated="2"/>
          <table:table-cell office:value-type="string" calcext:value-type="string">
            <text:p>17G</text:p>
          </table:table-cell>
          <table:table-cell table:number-columns-repeated="6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83.88" calcext:value-type="float">
            <text:p>83.88</text:p>
          </table:table-cell>
          <table:table-cell table:formula="of:=RADIANS([.B67])" office:value-type="float" office:value="1.46398217657284" calcext:value-type="float">
            <text:p>1.4639821766</text:p>
          </table:table-cell>
          <table:table-cell table:formula="of:=[.A67]*SIN([.C67])" office:value-type="float" office:value="7.39759788055367" calcext:value-type="float">
            <text:p>7.3975978806</text:p>
          </table:table-cell>
          <table:table-cell table:formula="of:=[.A67]*COS([.C67])" office:value-type="float" office:value="0.793186987807934" calcext:value-type="float">
            <text:p>0.7931869878</text:p>
          </table:table-cell>
          <table:table-cell/>
          <table:table-cell table:formula="of:=SIN([.C67])/(SIN([.C67])+COS([.C67]))" office:value-type="float" office:value="0.903161052261089" calcext:value-type="float">
            <text:p>0.9031610523</text:p>
          </table:table-cell>
          <table:table-cell table:number-columns-repeated="9"/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18.18" calcext:value-type="float">
            <text:p>18.18</text:p>
          </table:table-cell>
          <table:table-cell table:formula="of:=RADIANS([.B68])" office:value-type="float" office:value="0.317300858012569" calcext:value-type="float">
            <text:p>0.317300858</text:p>
          </table:table-cell>
          <table:table-cell table:formula="of:=[.A68]*SIN([.C68])" office:value-type="float" office:value="6.03726379092083" calcext:value-type="float">
            <text:p>6.0372637909</text:p>
          </table:table-cell>
          <table:table-cell table:formula="of:=[.A68]*COS([.C68])" office:value-type="float" office:value="18.3840677195999" calcext:value-type="float">
            <text:p>18.3840677196</text:p>
          </table:table-cell>
          <table:table-cell/>
          <table:table-cell table:formula="of:=SIN([.C68])/(SIN([.C68])+COS([.C68]))" office:value-type="float" office:value="0.247212720089401" calcext:value-type="float">
            <text:p>0.247212720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64:.D68])" office:value-type="float" office:value="32.6633103100127" calcext:value-type="float">
            <text:p>32.66331031</text:p>
          </table:table-cell>
          <table:table-cell table:style-name="ce1" table:formula="of:=SUM([.E64:.E68])" office:value-type="float" office:value="48.2715878293728" calcext:value-type="float">
            <text:p>48.2715878294</text:p>
          </table:table-cell>
          <table:table-cell table:formula="of:=[.E69]/[.D69]" office:value-type="float" office:value="1.47785351120935" calcext:value-type="float">
            <text:p>1.4778535112</text:p>
          </table:table-cell>
          <table:table-cell table:style-name="ce2" table:formula="of:=SUM([.G64:.G68])" office:value-type="float" office:value="2.39803851399215" calcext:value-type="float">
            <text:p>2.398038514</text:p>
          </table:table-cell>
          <table:table-cell table:number-columns-repeated="9"/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45" calcext:value-type="float">
            <text:p>45</text:p>
          </table:table-cell>
          <table:table-cell table:formula="of:=RADIANS([.B70])" office:value-type="float" office:value="0.785398163397448" calcext:value-type="float">
            <text:p>0.7853981634</text:p>
          </table:table-cell>
          <table:table-cell table:formula="of:=[.A70]*SIN([.C70])" office:value-type="float" office:value="20.1171879247573" calcext:value-type="float">
            <text:p>20.1171879248</text:p>
          </table:table-cell>
          <table:table-cell table:formula="of:=[.A70]*COS([.C70])" office:value-type="float" office:value="20.1171879247573" calcext:value-type="float">
            <text:p>20.1171879248</text:p>
          </table:table-cell>
          <table:table-cell/>
          <table:table-cell table:formula="of:=SIN([.C70])/(SIN([.C70])+COS([.C70]))"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5.95" calcext:value-type="float">
            <text:p>15.95</text:p>
          </table:table-cell>
          <table:table-cell table:formula="of:=RADIANS([.B71])" office:value-type="float" office:value="0.278380015693096" calcext:value-type="float">
            <text:p>0.2783800157</text:p>
          </table:table-cell>
          <table:table-cell table:formula="of:=[.A71]*SIN([.C71])" office:value-type="float" office:value="5.29261702780488" calcext:value-type="float">
            <text:p>5.2926170278</text:p>
          </table:table-cell>
          <table:table-cell table:formula="of:=[.A71]*COS([.C71])" office:value-type="float" office:value="18.5185259941765" calcext:value-type="float">
            <text:p>18.5185259942</text:p>
          </table:table-cell>
          <table:table-cell/>
          <table:table-cell table:formula="of:=SIN([.C71])/(SIN([.C71])+COS([.C71]))" office:value-type="float" office:value="0.22227479894262" calcext:value-type="float">
            <text:p>0.2222747989</text:p>
          </table:table-cell>
          <table:table-cell table:number-columns-repeated="9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7.56" calcext:value-type="float">
            <text:p>77.56</text:p>
          </table:table-cell>
          <table:table-cell table:formula="of:=RADIANS([.B72])" office:value-type="float" office:value="1.3536773678468" calcext:value-type="float">
            <text:p>1.3536773678</text:p>
          </table:table-cell>
          <table:table-cell table:formula="of:=[.A72]*SIN([.C72])" office:value-type="float" office:value="17.9680071330844" calcext:value-type="float">
            <text:p>17.9680071331</text:p>
          </table:table-cell>
          <table:table-cell table:formula="of:=[.A72]*COS([.C72])" office:value-type="float" office:value="3.96367502015829" calcext:value-type="float">
            <text:p>3.9636750202</text:p>
          </table:table-cell>
          <table:table-cell/>
          <table:table-cell table:formula="of:=SIN([.C72])/(SIN([.C72])+COS([.C72]))" office:value-type="float" office:value="0.819271727883753" calcext:value-type="float">
            <text:p>0.8192717279</text:p>
          </table:table-cell>
          <table:table-cell table:number-columns-repeated="2"/>
          <table:table-cell office:value-type="string" calcext:value-type="string">
            <text:p>17H</text:p>
          </table:table-cell>
          <table:table-cell table:number-columns-repeated="6"/>
        </table:table-row>
        <table:table-row table:style-name="ro1">
          <table:table-cell office:value-type="float" office:value="16.31" calcext:value-type="float">
            <text:p>16.31</text:p>
          </table:table-cell>
          <table:table-cell office:value-type="float" office:value="21.11" calcext:value-type="float">
            <text:p>21.11</text:p>
          </table:table-cell>
          <table:table-cell table:formula="of:=RADIANS([.B73])" office:value-type="float" office:value="0.368439005096003" calcext:value-type="float">
            <text:p>0.3684390051</text:p>
          </table:table-cell>
          <table:table-cell table:formula="of:=[.A73]*SIN([.C73])" office:value-type="float" office:value="5.87420362639184" calcext:value-type="float">
            <text:p>5.8742036264</text:p>
          </table:table-cell>
          <table:table-cell table:formula="of:=[.A73]*COS([.C73])" office:value-type="float" office:value="15.2154471428113" calcext:value-type="float">
            <text:p>15.2154471428</text:p>
          </table:table-cell>
          <table:table-cell/>
          <table:table-cell table:formula="of:=SIN([.C73])/(SIN([.C73])+COS([.C73]))" office:value-type="float" office:value="0.278534893283764" calcext:value-type="float">
            <text:p>0.2785348933</text:p>
          </table:table-cell>
          <table:table-cell table:number-columns-repeated="9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48.81" calcext:value-type="float">
            <text:p>48.81</text:p>
          </table:table-cell>
          <table:table-cell table:formula="of:=RADIANS([.B74])" office:value-type="float" office:value="0.851895207898432" calcext:value-type="float">
            <text:p>0.8518952079</text:p>
          </table:table-cell>
          <table:table-cell table:formula="of:=[.A74]*SIN([.C74])" office:value-type="float" office:value="4.19911662121881" calcext:value-type="float">
            <text:p>4.1991166212</text:p>
          </table:table-cell>
          <table:table-cell table:formula="of:=[.A74]*COS([.C74])" office:value-type="float" office:value="3.67475435932851" calcext:value-type="float">
            <text:p>3.6747543593</text:p>
          </table:table-cell>
          <table:table-cell/>
          <table:table-cell table:formula="of:=SIN([.C74])/(SIN([.C74])+COS([.C74]))" office:value-type="float" office:value="0.533297615822367" calcext:value-type="float">
            <text:p>0.5332976158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70:.D74])" office:value-type="float" office:value="53.4511323332572" calcext:value-type="float">
            <text:p>53.4511323333</text:p>
          </table:table-cell>
          <table:table-cell table:style-name="ce1" table:formula="of:=SUM([.E70:.E74])" office:value-type="float" office:value="61.4895904412319" calcext:value-type="float">
            <text:p>61.4895904412</text:p>
          </table:table-cell>
          <table:table-cell table:formula="of:=[.E75]/[.D75]" office:value-type="float" office:value="1.15038892081568" calcext:value-type="float">
            <text:p>1.1503889208</text:p>
          </table:table-cell>
          <table:table-cell table:style-name="ce2" table:formula="of:=SUM([.G70:.G74])" office:value-type="float" office:value="2.3533790359325" calcext:value-type="float">
            <text:p>2.3533790359</text:p>
          </table:table-cell>
          <table:table-cell table:number-columns-repeated="9"/>
        </table:table-row>
        <table:table-row table:style-name="ro1">
          <table:table-cell office:value-type="float" office:value="16.51" calcext:value-type="float">
            <text:p>16.51</text:p>
          </table:table-cell>
          <table:table-cell office:value-type="float" office:value="21.63" calcext:value-type="float">
            <text:p>21.63</text:p>
          </table:table-cell>
          <table:table-cell table:formula="of:=RADIANS([.B76])" office:value-type="float" office:value="0.377514717206373" calcext:value-type="float">
            <text:p>0.3775147172</text:p>
          </table:table-cell>
          <table:table-cell table:formula="of:=[.A76]*SIN([.C76])" office:value-type="float" office:value="6.08577309182038" calcext:value-type="float">
            <text:p>6.0857730918</text:p>
          </table:table-cell>
          <table:table-cell table:formula="of:=[.A76]*COS([.C76])" office:value-type="float" office:value="15.347425382613" calcext:value-type="float">
            <text:p>15.3474253826</text:p>
          </table:table-cell>
          <table:table-cell/>
          <table:table-cell table:formula="of:=SIN([.C76])/(SIN([.C76])+COS([.C76]))" office:value-type="float" office:value="0.283941433150063" calcext:value-type="float">
            <text:p>0.28394143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43.21" calcext:value-type="float">
            <text:p>43.21</text:p>
          </table:table-cell>
          <table:table-cell table:formula="of:=RADIANS([.B77])" office:value-type="float" office:value="0.75415676978675" calcext:value-type="float">
            <text:p>0.7541567698</text:p>
          </table:table-cell>
          <table:table-cell table:formula="of:=[.A77]*SIN([.C77])" office:value-type="float" office:value="8.20239840785403" calcext:value-type="float">
            <text:p>8.2023984079</text:p>
          </table:table-cell>
          <table:table-cell table:formula="of:=[.A77]*COS([.C77])" office:value-type="float" office:value="8.73161270091807" calcext:value-type="float">
            <text:p>8.7316127009</text:p>
          </table:table-cell>
          <table:table-cell/>
          <table:table-cell table:formula="of:=SIN([.C77])/(SIN([.C77])+COS([.C77]))" office:value-type="float" office:value="0.48437421914794" calcext:value-type="float">
            <text:p>0.4843742191</text:p>
          </table:table-cell>
          <table:table-cell table:number-columns-repeated="9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30.56" calcext:value-type="float">
            <text:p>30.56</text:p>
          </table:table-cell>
          <table:table-cell table:formula="of:=RADIANS([.B78])" office:value-type="float" office:value="0.533372619409467" calcext:value-type="float">
            <text:p>0.5333726194</text:p>
          </table:table-cell>
          <table:table-cell table:formula="of:=[.A78]*SIN([.C78])" office:value-type="float" office:value="6.0911157578344" calcext:value-type="float">
            <text:p>6.0911157578</text:p>
          </table:table-cell>
          <table:table-cell table:formula="of:=[.A78]*COS([.C78])" office:value-type="float" office:value="10.3159443980986" calcext:value-type="float">
            <text:p>10.3159443981</text:p>
          </table:table-cell>
          <table:table-cell/>
          <table:table-cell table:formula="of:=SIN([.C78])/(SIN([.C78])+COS([.C78]))" office:value-type="float" office:value="0.371249675441202" calcext:value-type="float">
            <text:p>0.3712496754</text:p>
          </table:table-cell>
          <table:table-cell table:number-columns-repeated="9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3.51" calcext:value-type="float">
            <text:p>3.51</text:p>
          </table:table-cell>
          <table:table-cell table:formula="of:=RADIANS([.B79])" office:value-type="float" office:value="0.061261056745001" calcext:value-type="float">
            <text:p>0.0612610567</text:p>
          </table:table-cell>
          <table:table-cell table:formula="of:=[.A79]*SIN([.C79])" office:value-type="float" office:value="2.64482262677932" calcext:value-type="float">
            <text:p>2.6448226268</text:p>
          </table:table-cell>
          <table:table-cell table:formula="of:=[.A79]*COS([.C79])" office:value-type="float" office:value="43.1189623399367" calcext:value-type="float">
            <text:p>43.1189623399</text:p>
          </table:table-cell>
          <table:table-cell/>
          <table:table-cell table:formula="of:=SIN([.C79])/(SIN([.C79])+COS([.C79]))" office:value-type="float" office:value="0.0577929170129371" calcext:value-type="float">
            <text:p>0.057792917</text:p>
          </table:table-cell>
          <table:table-cell table:number-columns-repeated="2"/>
          <table:table-cell office:value-type="string" calcext:value-type="string">
            <text:p>17I</text:p>
          </table:table-cell>
          <table:table-cell table:number-columns-repeated="6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47.6" calcext:value-type="float">
            <text:p>47.6</text:p>
          </table:table-cell>
          <table:table-cell table:formula="of:=RADIANS([.B80])" office:value-type="float" office:value="0.830776723949301" calcext:value-type="float">
            <text:p>0.8307767239</text:p>
          </table:table-cell>
          <table:table-cell table:formula="of:=[.A80]*SIN([.C80])" office:value-type="float" office:value="6.08487200675728" calcext:value-type="float">
            <text:p>6.0848720068</text:p>
          </table:table-cell>
          <table:table-cell table:formula="of:=[.A80]*COS([.C80])" office:value-type="float" office:value="5.55625167368988" calcext:value-type="float">
            <text:p>5.5562516737</text:p>
          </table:table-cell>
          <table:table-cell/>
          <table:table-cell table:formula="of:=SIN([.C80])/(SIN([.C80])+COS([.C80]))" office:value-type="float" office:value="0.522704867140759" calcext:value-type="float">
            <text:p>0.5227048671</text:p>
          </table:table-cell>
          <table:table-cell table:number-columns-repeated="9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58.24" calcext:value-type="float">
            <text:p>58.24</text:p>
          </table:table-cell>
          <table:table-cell table:formula="of:=RADIANS([.B81])" office:value-type="float" office:value="1.0164797563615" calcext:value-type="float">
            <text:p>1.0164797564</text:p>
          </table:table-cell>
          <table:table-cell table:formula="of:=[.A81]*SIN([.C81])" office:value-type="float" office:value="5.50118459641714" calcext:value-type="float">
            <text:p>5.5011845964</text:p>
          </table:table-cell>
          <table:table-cell table:formula="of:=[.A81]*COS([.C81])" office:value-type="float" office:value="3.40556427573211" calcext:value-type="float">
            <text:p>3.4055642757</text:p>
          </table:table-cell>
          <table:table-cell/>
          <table:table-cell table:formula="of:=SIN([.C81])/(SIN([.C81])+COS([.C81]))" office:value-type="float" office:value="0.61764227052802" calcext:value-type="float">
            <text:p>0.6176422705</text:p>
          </table:table-cell>
          <table:table-cell table:number-columns-repeated="9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3.25" calcext:value-type="float">
            <text:p>3.25</text:p>
          </table:table-cell>
          <table:table-cell table:formula="of:=RADIANS([.B82])" office:value-type="float" office:value="0.0567232006898157" calcext:value-type="float">
            <text:p>0.0567232007</text:p>
          </table:table-cell>
          <table:table-cell table:formula="of:=[.A82]*SIN([.C82])" office:value-type="float" office:value="2.9140092807576" calcext:value-type="float">
            <text:p>2.9140092808</text:p>
          </table:table-cell>
          <table:table-cell table:formula="of:=[.A82]*COS([.C82])" office:value-type="float" office:value="51.3173318666477" calcext:value-type="float">
            <text:p>51.3173318666</text:p>
          </table:table-cell>
          <table:table-cell/>
          <table:table-cell table:formula="of:=SIN([.C82])/(SIN([.C82])+COS([.C82]))" office:value-type="float" office:value="0.0537329378013552" calcext:value-type="float">
            <text:p>0.0537329378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76:.D82])" office:value-type="float" office:value="37.5241757682202" calcext:value-type="float">
            <text:p>37.5241757682</text:p>
          </table:table-cell>
          <table:table-cell table:style-name="ce1" table:formula="of:=SUM([.E76:.E82])" office:value-type="float" office:value="137.793092637636" calcext:value-type="float">
            <text:p>137.7930926376</text:p>
          </table:table-cell>
          <table:table-cell table:formula="of:=[.E83]/[.D83]" office:value-type="float" office:value="3.67211510490619" calcext:value-type="float">
            <text:p>3.6721151049</text:p>
          </table:table-cell>
          <table:table-cell table:style-name="ce2" table:formula="of:=SUM([.G76:.G82])" office:value-type="float" office:value="2.39143832022228" calcext:value-type="float">
            <text:p>2.3914383202</text:p>
          </table:table-cell>
          <table:table-cell table:number-columns-repeated="9"/>
        </table:table-row>
        <table:table-row table:style-name="ro1">
          <table:table-cell office:value-type="float" office:value="32.08" calcext:value-type="float">
            <text:p>32.08</text:p>
          </table:table-cell>
          <table:table-cell office:value-type="float" office:value="14.38" calcext:value-type="float">
            <text:p>14.38</text:p>
          </table:table-cell>
          <table:table-cell table:formula="of:=RADIANS([.B84])" office:value-type="float" office:value="0.250978346436785" calcext:value-type="float">
            <text:p>0.2509783464</text:p>
          </table:table-cell>
          <table:table-cell table:formula="of:=[.A84]*SIN([.C84])" office:value-type="float" office:value="7.96712486872432" calcext:value-type="float">
            <text:p>7.9671248687</text:p>
          </table:table-cell>
          <table:table-cell table:formula="of:=[.A84]*COS([.C84])" office:value-type="float" office:value="31.0749307533606" calcext:value-type="float">
            <text:p>31.0749307534</text:p>
          </table:table-cell>
          <table:table-cell/>
          <table:table-cell table:formula="of:=SIN([.C84])/(SIN([.C84])+COS([.C84]))" office:value-type="float" office:value="0.204065199482416" calcext:value-type="float">
            <text:p>0.20406519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0.85" calcext:value-type="float">
            <text:p>10.85</text:p>
          </table:table-cell>
          <table:table-cell office:value-type="float" office:value="37.15" calcext:value-type="float">
            <text:p>37.15</text:p>
          </table:table-cell>
          <table:table-cell table:formula="of:=RADIANS([.B85])" office:value-type="float" office:value="0.648389817115893" calcext:value-type="float">
            <text:p>0.6483898171</text:p>
          </table:table-cell>
          <table:table-cell table:formula="of:=[.A85]*SIN([.C85])" office:value-type="float" office:value="6.55235602659861" calcext:value-type="float">
            <text:p>6.5523560266</text:p>
          </table:table-cell>
          <table:table-cell table:formula="of:=[.A85]*COS([.C85])" office:value-type="float" office:value="8.64807091209923" calcext:value-type="float">
            <text:p>8.6480709121</text:p>
          </table:table-cell>
          <table:table-cell/>
          <table:table-cell table:formula="of:=SIN([.C85])/(SIN([.C85])+COS([.C85]))" office:value-type="float" office:value="0.431063946626221" calcext:value-type="float">
            <text:p>0.4310639466</text:p>
          </table:table-cell>
          <table:table-cell table:number-columns-repeated="9"/>
        </table:table-row>
        <table:table-row table:style-name="ro1">
          <table:table-cell office:value-type="float" office:value="10.09" calcext:value-type="float">
            <text:p>10.09</text:p>
          </table:table-cell>
          <table:table-cell office:value-type="float" office:value="16.99" calcext:value-type="float">
            <text:p>16.99</text:p>
          </table:table-cell>
          <table:table-cell table:formula="of:=RADIANS([.B86])" office:value-type="float" office:value="0.296531439913837" calcext:value-type="float">
            <text:p>0.2965314399</text:p>
          </table:table-cell>
          <table:table-cell table:formula="of:=[.A86]*SIN([.C86])" office:value-type="float" office:value="2.94834636746505" calcext:value-type="float">
            <text:p>2.9483463675</text:p>
          </table:table-cell>
          <table:table-cell table:formula="of:=[.A86]*COS([.C86])" office:value-type="float" office:value="9.6496297181527" calcext:value-type="float">
            <text:p>9.6496297182</text:p>
          </table:table-cell>
          <table:table-cell/>
          <table:table-cell table:formula="of:=SIN([.C86])/(SIN([.C86])+COS([.C86]))" office:value-type="float" office:value="0.234033335785656" calcext:value-type="float">
            <text:p>0.2340333358</text:p>
          </table:table-cell>
          <table:table-cell table:number-columns-repeated="9"/>
        </table:table-row>
        <table:table-row table:style-name="ro1">
          <table:table-cell office:value-type="float" office:value="3.87" calcext:value-type="float">
            <text:p>3.87</text:p>
          </table:table-cell>
          <table:table-cell office:value-type="float" office:value="33.69" calcext:value-type="float">
            <text:p>33.69</text:p>
          </table:table-cell>
          <table:table-cell table:formula="of:=RADIANS([.B87])" office:value-type="float" office:value="0.58800142499689" calcext:value-type="float">
            <text:p>0.588001425</text:p>
          </table:table-cell>
          <table:table-cell table:formula="of:=[.A87]*SIN([.C87])" office:value-type="float" office:value="2.14668596441614" calcext:value-type="float">
            <text:p>2.1466859644</text:p>
          </table:table-cell>
          <table:table-cell table:formula="of:=[.A87]*COS([.C87])" office:value-type="float" office:value="3.22003716906789" calcext:value-type="float">
            <text:p>3.2200371691</text:p>
          </table:table-cell>
          <table:table-cell/>
          <table:table-cell table:formula="of:=SIN([.C87])/(SIN([.C87])+COS([.C87]))" office:value-type="float" office:value="0.399999387153503" calcext:value-type="float">
            <text:p>0.3999993872</text:p>
          </table:table-cell>
          <table:table-cell table:number-columns-repeated="9"/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36.87" calcext:value-type="float">
            <text:p>36.87</text:p>
          </table:table-cell>
          <table:table-cell table:formula="of:=RADIANS([.B88])" office:value-type="float" office:value="0.643502895210309" calcext:value-type="float">
            <text:p>0.6435028952</text:p>
          </table:table-cell>
          <table:table-cell table:formula="of:=[.A88]*SIN([.C88])" office:value-type="float" office:value="4.63801104719548" calcext:value-type="float">
            <text:p>4.6380110472</text:p>
          </table:table-cell>
          <table:table-cell table:formula="of:=[.A88]*COS([.C88])" office:value-type="float" office:value="6.18399171458797" calcext:value-type="float">
            <text:p>6.1839917146</text:p>
          </table:table-cell>
          <table:table-cell/>
          <table:table-cell table:formula="of:=SIN([.C88])/(SIN([.C88])+COS([.C88]))" office:value-type="float" office:value="0.428572340008454" calcext:value-type="float">
            <text:p>0.42857234</text:p>
          </table:table-cell>
          <table:table-cell table:number-columns-repeated="9"/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53.97" calcext:value-type="float">
            <text:p>53.97</text:p>
          </table:table-cell>
          <table:table-cell table:formula="of:=RADIANS([.B89])" office:value-type="float" office:value="0.94195419730134" calcext:value-type="float">
            <text:p>0.9419541973</text:p>
          </table:table-cell>
          <table:table-cell table:formula="of:=[.A89]*SIN([.C89])" office:value-type="float" office:value="2.81430773708599" calcext:value-type="float">
            <text:p>2.8143077371</text:p>
          </table:table-cell>
          <table:table-cell table:formula="of:=[.A89]*COS([.C89])" office:value-type="float" office:value="2.04696652658951" calcext:value-type="float">
            <text:p>2.0469665266</text:p>
          </table:table-cell>
          <table:table-cell/>
          <table:table-cell table:formula="of:=SIN([.C89])/(SIN([.C89])+COS([.C89]))" office:value-type="float" office:value="0.578923875600912" calcext:value-type="float">
            <text:p>0.5789238756</text:p>
          </table:table-cell>
          <table:table-cell table:number-columns-repeated="9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9.78" calcext:value-type="float">
            <text:p>9.78</text:p>
          </table:table-cell>
          <table:table-cell table:formula="of:=RADIANS([.B90])" office:value-type="float" office:value="0.170693200845045" calcext:value-type="float">
            <text:p>0.1706932008</text:p>
          </table:table-cell>
          <table:table-cell table:formula="of:=[.A90]*SIN([.C90])" office:value-type="float" office:value="1.31136178782149" calcext:value-type="float">
            <text:p>1.3113617878</text:p>
          </table:table-cell>
          <table:table-cell table:formula="of:=[.A90]*COS([.C90])" office:value-type="float" office:value="7.60780719139501" calcext:value-type="float">
            <text:p>7.6078071914</text:p>
          </table:table-cell>
          <table:table-cell/>
          <table:table-cell table:formula="of:=SIN([.C90])/(SIN([.C90])+COS([.C90]))" office:value-type="float" office:value="0.147027350964786" calcext:value-type="float">
            <text:p>0.14702735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84:.D90])" office:value-type="float" office:value="28.3781937993071" calcext:value-type="float">
            <text:p>28.3781937993</text:p>
          </table:table-cell>
          <table:table-cell table:style-name="ce1" table:formula="of:=SUM([.E84:.E90])" office:value-type="float" office:value="68.4314339852529" calcext:value-type="float">
            <text:p>68.4314339853</text:p>
          </table:table-cell>
          <table:table-cell table:formula="of:=[.E91]/[.D91]" office:value-type="float" office:value="2.41140907237457" calcext:value-type="float">
            <text:p>2.4114090724</text:p>
          </table:table-cell>
          <table:table-cell table:style-name="ce2" table:formula="of:=SUM([.G84:.G90])" office:value-type="float" office:value="2.42368543562195" calcext:value-type="float">
            <text:p>2.4236854356</text:p>
          </table:table-cell>
          <table:table-cell table:number-columns-repeated="9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5.14" calcext:value-type="float">
            <text:p>15.14</text:p>
          </table:table-cell>
          <table:table-cell table:formula="of:=RADIANS([.B92])" office:value-type="float" office:value="0.264242848751941" calcext:value-type="float">
            <text:p>0.2642428488</text:p>
          </table:table-cell>
          <table:table-cell table:formula="of:=[.A92]*SIN([.C92])" office:value-type="float" office:value="6.11157624841294" calcext:value-type="float">
            <text:p>6.1115762484</text:p>
          </table:table-cell>
          <table:table-cell table:formula="of:=[.A92]*COS([.C92])" office:value-type="float" office:value="22.5877983823089" calcext:value-type="float">
            <text:p>22.5877983823</text:p>
          </table:table-cell>
          <table:table-cell/>
          <table:table-cell table:formula="of:=SIN([.C92])/(SIN([.C92])+COS([.C92]))" office:value-type="float" office:value="0.212951547796818" calcext:value-type="float">
            <text:p>0.212951547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76.13" calcext:value-type="float">
            <text:p>76.13</text:p>
          </table:table-cell>
          <table:table-cell table:formula="of:=RADIANS([.B93])" office:value-type="float" office:value="1.32871915954328" calcext:value-type="float">
            <text:p>1.3287191595</text:p>
          </table:table-cell>
          <table:table-cell table:formula="of:=[.A93]*SIN([.C93])" office:value-type="float" office:value="21.3391100529556" calcext:value-type="float">
            <text:p>21.339110053</text:p>
          </table:table-cell>
          <table:table-cell table:formula="of:=[.A93]*COS([.C93])" office:value-type="float" office:value="5.2690399645333" calcext:value-type="float">
            <text:p>5.2690399645</text:p>
          </table:table-cell>
          <table:table-cell/>
          <table:table-cell table:formula="of:=SIN([.C93])/(SIN([.C93])+COS([.C93]))" office:value-type="float" office:value="0.801976463562101" calcext:value-type="float">
            <text:p>0.8019764636</text:p>
          </table:table-cell>
          <table:table-cell table:number-columns-repeated="9"/>
        </table:table-row>
        <table:table-row table:style-name="ro1">
          <table:table-cell office:value-type="float" office:value="19.67" calcext:value-type="float">
            <text:p>19.67</text:p>
          </table:table-cell>
          <table:table-cell office:value-type="float" office:value="17.95" calcext:value-type="float">
            <text:p>17.95</text:p>
          </table:table-cell>
          <table:table-cell table:formula="of:=RADIANS([.B94])" office:value-type="float" office:value="0.313286600732982" calcext:value-type="float">
            <text:p>0.3132866007</text:p>
          </table:table-cell>
          <table:table-cell table:formula="of:=[.A94]*SIN([.C94])" office:value-type="float" office:value="6.06203678399107" calcext:value-type="float">
            <text:p>6.062036784</text:p>
          </table:table-cell>
          <table:table-cell table:formula="of:=[.A94]*COS([.C94])" office:value-type="float" office:value="18.7125789251385" calcext:value-type="float">
            <text:p>18.7125789251</text:p>
          </table:table-cell>
          <table:table-cell/>
          <table:table-cell table:formula="of:=SIN([.C94])/(SIN([.C94])+COS([.C94]))" office:value-type="float" office:value="0.244687419379715" calcext:value-type="float">
            <text:p>0.2446874194</text:p>
          </table:table-cell>
          <table:table-cell table:number-columns-repeated="9"/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80.54" calcext:value-type="float">
            <text:p>80.54</text:p>
          </table:table-cell>
          <table:table-cell table:formula="of:=RADIANS([.B95])" office:value-type="float" office:value="1.40568817955623" calcext:value-type="float">
            <text:p>1.4056881796</text:p>
          </table:table-cell>
          <table:table-cell table:formula="of:=[.A95]*SIN([.C95])" office:value-type="float" office:value="4.77417883692657" calcext:value-type="float">
            <text:p>4.7741788369</text:p>
          </table:table-cell>
          <table:table-cell table:formula="of:=[.A95]*COS([.C95])" office:value-type="float" office:value="0.795497600903022" calcext:value-type="float">
            <text:p>0.7954976009</text:p>
          </table:table-cell>
          <table:table-cell/>
          <table:table-cell table:formula="of:=SIN([.C95])/(SIN([.C95])+COS([.C95]))" office:value-type="float" office:value="0.857173462447486" calcext:value-type="float">
            <text:p>0.8571734624</text:p>
          </table:table-cell>
          <table:table-cell table:number-columns-repeated="2"/>
          <table:table-cell office:value-type="string" calcext:value-type="string">
            <text:p>17K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formula="of:=SUM([.D92:.D95])" office:value-type="float" office:value="38.2869019222862" calcext:value-type="float">
            <text:p>38.2869019223</text:p>
          </table:table-cell>
          <table:table-cell table:style-name="ce1" table:formula="of:=SUM([.E92:.E95])" office:value-type="float" office:value="47.3649148728837" calcext:value-type="float">
            <text:p>47.3649148729</text:p>
          </table:table-cell>
          <table:table-cell table:formula="of:=[.E96]/[.D96]" office:value-type="float" office:value="1.23710492348072" calcext:value-type="float">
            <text:p>1.2371049235</text:p>
          </table:table-cell>
          <table:table-cell table:style-name="ce2" table:formula="of:=SUM([.G92:.G95])" office:value-type="float" office:value="2.11678889318612" calcext:value-type="float">
            <text:p>2.1167888932</text:p>
          </table:table-cell>
          <table:table-cell table:number-columns-repeated="9"/>
        </table:table-row>
        <table:table-row table:style-name="ro1">
          <table:table-cell office:value-type="float" office:value="3.97" calcext:value-type="float">
            <text:p>3.97</text:p>
          </table:table-cell>
          <table:table-cell office:value-type="float" office:value="36.87" calcext:value-type="float">
            <text:p>36.87</text:p>
          </table:table-cell>
          <table:table-cell table:formula="of:=RADIANS([.B97])" office:value-type="float" office:value="0.643502895210309" calcext:value-type="float">
            <text:p>0.6435028952</text:p>
          </table:table-cell>
          <table:table-cell table:formula="of:=[.A97]*SIN([.C97])" office:value-type="float" office:value="2.38200567365667" calcext:value-type="float">
            <text:p>2.3820056737</text:p>
          </table:table-cell>
          <table:table-cell table:formula="of:=[.A97]*COS([.C97])" office:value-type="float" office:value="3.17599574474958" calcext:value-type="float">
            <text:p>3.1759957447</text:p>
          </table:table-cell>
          <table:table-cell/>
          <table:table-cell table:formula="of:=SIN([.C97])/(SIN([.C97])+COS([.C97]))" office:value-type="float" office:value="0.428572340008454" calcext:value-type="float">
            <text:p>0.4285723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3.02" calcext:value-type="float">
            <text:p>33.02</text:p>
          </table:table-cell>
          <table:table-cell table:formula="of:=RADIANS([.B98])" office:value-type="float" office:value="0.576307719008528" calcext:value-type="float">
            <text:p>0.576307719</text:p>
          </table:table-cell>
          <table:table-cell table:formula="of:=[.A98]*SIN([.C98])" office:value-type="float" office:value="3.37857686911323" calcext:value-type="float">
            <text:p>3.3785768691</text:p>
          </table:table-cell>
          <table:table-cell table:formula="of:=[.A98]*COS([.C98])" office:value-type="float" office:value="5.19857849219313" calcext:value-type="float">
            <text:p>5.1985784922</text:p>
          </table:table-cell>
          <table:table-cell/>
          <table:table-cell table:formula="of:=SIN([.C98])/(SIN([.C98])+COS([.C98]))" office:value-type="float" office:value="0.393904124012352" calcext:value-type="float">
            <text:p>0.393904124</text:p>
          </table:table-cell>
          <table:table-cell table:number-columns-repeated="9"/>
        </table:table-row>
        <table:table-row table:style-name="ro1">
          <table:table-cell office:value-type="float" office:value="24.29" calcext:value-type="float">
            <text:p>24.29</text:p>
          </table:table-cell>
          <table:table-cell office:value-type="float" office:value="31.61" calcext:value-type="float">
            <text:p>31.61</text:p>
          </table:table-cell>
          <table:table-cell table:formula="of:=RADIANS([.B99])" office:value-type="float" office:value="0.551698576555408" calcext:value-type="float">
            <text:p>0.5516985766</text:p>
          </table:table-cell>
          <table:table-cell table:formula="of:=[.A99]*SIN([.C99])" office:value-type="float" office:value="12.7312282773551" calcext:value-type="float">
            <text:p>12.7312282774</text:p>
          </table:table-cell>
          <table:table-cell table:formula="of:=[.A99]*COS([.C99])" office:value-type="float" office:value="20.6862255269025" calcext:value-type="float">
            <text:p>20.6862255269</text:p>
          </table:table-cell>
          <table:table-cell/>
          <table:table-cell table:formula="of:=SIN([.C99])/(SIN([.C99])+COS([.C99]))" office:value-type="float" office:value="0.380975413385118" calcext:value-type="float">
            <text:p>0.3809754134</text:p>
          </table:table-cell>
          <table:table-cell table:number-columns-repeated="9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31.76" calcext:value-type="float">
            <text:p>31.76</text:p>
          </table:table-cell>
          <table:table-cell table:formula="of:=RADIANS([.B100])" office:value-type="float" office:value="0.554316570433399" calcext:value-type="float">
            <text:p>0.5543165704</text:p>
          </table:table-cell>
          <table:table-cell table:formula="of:=[.A100]*SIN([.C100])" office:value-type="float" office:value="6.8374466679691" calcext:value-type="float">
            <text:p>6.837446668</text:p>
          </table:table-cell>
          <table:table-cell table:formula="of:=[.A100]*COS([.C100])" office:value-type="float" office:value="11.0448822113537" calcext:value-type="float">
            <text:p>11.0448822114</text:p>
          </table:table-cell>
          <table:table-cell/>
          <table:table-cell table:formula="of:=SIN([.C100])/(SIN([.C100])+COS([.C100]))" office:value-type="float" office:value="0.38235772947198" calcext:value-type="float">
            <text:p>0.3823577295</text:p>
          </table:table-cell>
          <table:table-cell table:number-columns-repeated="2"/>
          <table:table-cell office:value-type="string" calcext:value-type="string">
            <text:p>17L</text:p>
          </table:table-cell>
          <table:table-cell table:number-columns-repeated="6"/>
        </table:table-row>
        <table:table-row table:style-name="ro1">
          <table:table-cell office:value-type="float" office:value="27.03" calcext:value-type="float">
            <text:p>27.03</text:p>
          </table:table-cell>
          <table:table-cell office:value-type="float" office:value="44.2" calcext:value-type="float">
            <text:p>44.2</text:p>
          </table:table-cell>
          <table:table-cell table:formula="of:=RADIANS([.B101])" office:value-type="float" office:value="0.771435529381494" calcext:value-type="float">
            <text:p>0.7714355294</text:p>
          </table:table-cell>
          <table:table-cell table:formula="of:=[.A101]*SIN([.C101])" office:value-type="float" office:value="18.8443727301589" calcext:value-type="float">
            <text:p>18.8443727302</text:p>
          </table:table-cell>
          <table:table-cell table:formula="of:=[.A101]*COS([.C101])" office:value-type="float" office:value="19.3780937247925" calcext:value-type="float">
            <text:p>19.3780937248</text:p>
          </table:table-cell>
          <table:table-cell/>
          <table:table-cell table:formula="of:=SIN([.C101])/(SIN([.C101])+COS([.C101]))" office:value-type="float" office:value="0.493018229275409" calcext:value-type="float">
            <text:p>0.4930182293</text:p>
          </table:table-cell>
          <table:table-cell table:number-columns-repeated="9"/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85.6" calcext:value-type="float">
            <text:p>85.6</text:p>
          </table:table-cell>
          <table:table-cell table:formula="of:=RADIANS([.B102])" office:value-type="float" office:value="1.49400183970715" calcext:value-type="float">
            <text:p>1.4940018397</text:p>
          </table:table-cell>
          <table:table-cell table:formula="of:=[.A102]*SIN([.C102])" office:value-type="float" office:value="3.35009724748245" calcext:value-type="float">
            <text:p>3.3500972475</text:p>
          </table:table-cell>
          <table:table-cell table:formula="of:=[.A102]*COS([.C102])" office:value-type="float" office:value="0.257775934506111" calcext:value-type="float">
            <text:p>0.2577759345</text:p>
          </table:table-cell>
          <table:table-cell/>
          <table:table-cell table:formula="of:=SIN([.C102])/(SIN([.C102])+COS([.C102]))" office:value-type="float" office:value="0.928551830537449" calcext:value-type="float">
            <text:p>0.928551830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97:.D102])" office:value-type="float" office:value="47.5237274657355" calcext:value-type="float">
            <text:p>47.5237274657</text:p>
          </table:table-cell>
          <table:table-cell table:style-name="ce1" table:formula="of:=SUM([.E97:.E102])" office:value-type="float" office:value="59.7415516344976" calcext:value-type="float">
            <text:p>59.7415516345</text:p>
          </table:table-cell>
          <table:table-cell table:formula="of:=[.E103]/[.D103]" office:value-type="float" office:value="1.25708892842152" calcext:value-type="float">
            <text:p>1.2570889284</text:p>
          </table:table-cell>
          <table:table-cell table:style-name="ce2" table:formula="of:=SUM([.G97:.G102])" office:value-type="float" office:value="3.00737966669076" calcext:value-type="float">
            <text:p>3.0073796667</text:p>
          </table:table-cell>
          <table:table-cell table:number-columns-repeated="9"/>
        </table:table-row>
        <table:table-row table:style-name="ro1">
          <table:table-cell office:value-type="float" office:value="2.93" calcext:value-type="float">
            <text:p>2.93</text:p>
          </table:table-cell>
          <table:table-cell office:value-type="float" office:value="25.82" calcext:value-type="float">
            <text:p>25.82</text:p>
          </table:table-cell>
          <table:table-cell table:formula="of:=RADIANS([.B104])" office:value-type="float" office:value="0.450644012864936" calcext:value-type="float">
            <text:p>0.4506440129</text:p>
          </table:table-cell>
          <table:table-cell table:formula="of:=[.A104]*SIN([.C104])" office:value-type="float" office:value="1.27614785612602" calcext:value-type="float">
            <text:p>1.2761478561</text:p>
          </table:table-cell>
          <table:table-cell table:formula="of:=[.A104]*COS([.C104])" office:value-type="float" office:value="2.63748870126584" calcext:value-type="float">
            <text:p>2.6374887013</text:p>
          </table:table-cell>
          <table:table-cell/>
          <table:table-cell table:formula="of:=SIN([.C104])/(SIN([.C104])+COS([.C104]))" office:value-type="float" office:value="0.326077252553179" calcext:value-type="float">
            <text:p>0.326077252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60.26" calcext:value-type="float">
            <text:p>60.26</text:p>
          </table:table-cell>
          <table:table-cell table:formula="of:=RADIANS([.B105])" office:value-type="float" office:value="1.05173540725178" calcext:value-type="float">
            <text:p>1.0517354073</text:p>
          </table:table-cell>
          <table:table-cell table:formula="of:=[.A105]*SIN([.C105])" office:value-type="float" office:value="16.6102998432406" calcext:value-type="float">
            <text:p>16.6102998432</text:p>
          </table:table-cell>
          <table:table-cell table:formula="of:=[.A105]*COS([.C105])" office:value-type="float" office:value="9.48972281563811" calcext:value-type="float">
            <text:p>9.4897228156</text:p>
          </table:table-cell>
          <table:table-cell/>
          <table:table-cell table:formula="of:=SIN([.C105])/(SIN([.C105])+COS([.C105]))" office:value-type="float" office:value="0.636409403176901" calcext:value-type="float">
            <text:p>0.6364094032</text:p>
          </table:table-cell>
          <table:table-cell table:number-columns-repeated="9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5.15" calcext:value-type="float">
            <text:p>15.15</text:p>
          </table:table-cell>
          <table:table-cell table:formula="of:=RADIANS([.B106])" office:value-type="float" office:value="0.264417381677141" calcext:value-type="float">
            <text:p>0.2644173817</text:p>
          </table:table-cell>
          <table:table-cell table:formula="of:=[.A106]*SIN([.C106])" office:value-type="float" office:value="3.41319107760808" calcext:value-type="float">
            <text:p>3.4131910776</text:p>
          </table:table-cell>
          <table:table-cell table:formula="of:=[.A106]*COS([.C106])" office:value-type="float" office:value="12.6060987885918" calcext:value-type="float">
            <text:p>12.6060987886</text:p>
          </table:table-cell>
          <table:table-cell/>
          <table:table-cell table:formula="of:=SIN([.C106])/(SIN([.C106])+COS([.C106]))" office:value-type="float" office:value="0.213067564549773" calcext:value-type="float">
            <text:p>0.2130675645</text:p>
          </table:table-cell>
          <table:table-cell table:number-columns-repeated="2"/>
          <table:table-cell office:value-type="string" calcext:value-type="string">
            <text:p>17M</text:p>
          </table:table-cell>
          <table:table-cell table:number-columns-repeated="6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8.53" calcext:value-type="float">
            <text:p>78.53</text:p>
          </table:table-cell>
          <table:table-cell table:formula="of:=RADIANS([.B107])" office:value-type="float" office:value="1.37060706159115" calcext:value-type="float">
            <text:p>1.3706070616</text:p>
          </table:table-cell>
          <table:table-cell table:formula="of:=[.A107]*SIN([.C107])" office:value-type="float" office:value="18.2285386391941" calcext:value-type="float">
            <text:p>18.2285386392</text:p>
          </table:table-cell>
          <table:table-cell table:formula="of:=[.A107]*COS([.C107])" office:value-type="float" office:value="3.69869964709329" calcext:value-type="float">
            <text:p>3.6986996471</text:p>
          </table:table-cell>
          <table:table-cell/>
          <table:table-cell table:formula="of:=SIN([.C107])/(SIN([.C107])+COS([.C107]))" office:value-type="float" office:value="0.831319402890498" calcext:value-type="float">
            <text:p>0.831319402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04:.D107])" office:value-type="float" office:value="39.5281774161688" calcext:value-type="float">
            <text:p>39.5281774162</text:p>
          </table:table-cell>
          <table:table-cell table:style-name="ce1" table:formula="of:=SUM([.E104:.E107])" office:value-type="float" office:value="28.4320099525891" calcext:value-type="float">
            <text:p>28.4320099526</text:p>
          </table:table-cell>
          <table:table-cell table:formula="of:=[.E108]/[.D108]" office:value-type="float" office:value="0.719284616977031" calcext:value-type="float">
            <text:p>0.719284617</text:p>
          </table:table-cell>
          <table:table-cell table:style-name="ce2" table:formula="of:=SUM([.G104:.G107])" office:value-type="float" office:value="2.00687362317035" calcext:value-type="float">
            <text:p>2.0068736232</text:p>
          </table:table-cell>
          <table:table-cell table:number-columns-repeated="9"/>
        </table:table-row>
        <table:table-row table:style-name="ro1">
          <table:table-cell office:value-type="float" office:value="10.99" calcext:value-type="float">
            <text:p>10.99</text:p>
          </table:table-cell>
          <table:table-cell office:value-type="float" office:value="4.09" calcext:value-type="float">
            <text:p>4.09</text:p>
          </table:table-cell>
          <table:table-cell table:formula="of:=RADIANS([.B109])" office:value-type="float" office:value="0.0713839664065681" calcext:value-type="float">
            <text:p>0.0713839664</text:p>
          </table:table-cell>
          <table:table-cell table:formula="of:=[.A109]*SIN([.C109])" office:value-type="float" office:value="0.783843693287605" calcext:value-type="float">
            <text:p>0.7838436933</text:p>
          </table:table-cell>
          <table:table-cell table:formula="of:=[.A109]*COS([.C109])" office:value-type="float" office:value="10.962011177904" calcext:value-type="float">
            <text:p>10.9620111779</text:p>
          </table:table-cell>
          <table:table-cell/>
          <table:table-cell table:formula="of:=SIN([.C109])/(SIN([.C109])+COS([.C109]))" office:value-type="float" office:value="0.0667336436456482" calcext:value-type="float">
            <text:p>0.066733643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12.2" calcext:value-type="float">
            <text:p>12.2</text:p>
          </table:table-cell>
          <table:table-cell table:formula="of:=RADIANS([.B110])" office:value-type="float" office:value="0.212930168743308" calcext:value-type="float">
            <text:p>0.2129301687</text:p>
          </table:table-cell>
          <table:table-cell table:formula="of:=[.A110]*SIN([.C110])" office:value-type="float" office:value="2.10056847676656" calcext:value-type="float">
            <text:p>2.1005684768</text:p>
          </table:table-cell>
          <table:table-cell table:formula="of:=[.A110]*COS([.C110])" office:value-type="float" office:value="9.71551398920379" calcext:value-type="float">
            <text:p>9.7155139892</text:p>
          </table:table-cell>
          <table:table-cell/>
          <table:table-cell table:formula="of:=SIN([.C110])/(SIN([.C110])+COS([.C110]))" office:value-type="float" office:value="0.177771988543249" calcext:value-type="float">
            <text:p>0.1777719885</text:p>
          </table:table-cell>
          <table:table-cell table:number-columns-repeated="9"/>
        </table:table-row>
        <table:table-row table:style-name="ro1">
          <table:table-cell office:value-type="float" office:value="9.55" calcext:value-type="float">
            <text:p>9.55</text:p>
          </table:table-cell>
          <table:table-cell office:value-type="float" office:value="7.91" calcext:value-type="float">
            <text:p>7.91</text:p>
          </table:table-cell>
          <table:table-cell table:formula="of:=RADIANS([.B111])" office:value-type="float" office:value="0.138055543832751" calcext:value-type="float">
            <text:p>0.1380555438</text:p>
          </table:table-cell>
          <table:table-cell table:formula="of:=[.A111]*SIN([.C111])" office:value-type="float" office:value="1.31424636536364" calcext:value-type="float">
            <text:p>1.3142463654</text:p>
          </table:table-cell>
          <table:table-cell table:formula="of:=[.A111]*COS([.C111])" office:value-type="float" office:value="9.45913613873532" calcext:value-type="float">
            <text:p>9.4591361387</text:p>
          </table:table-cell>
          <table:table-cell/>
          <table:table-cell table:formula="of:=SIN([.C111])/(SIN([.C111])+COS([.C111]))" office:value-type="float" office:value="0.121990133076924" calcext:value-type="float">
            <text:p>0.1219901331</text:p>
          </table:table-cell>
          <table:table-cell table:number-columns-repeated="9"/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43.53" calcext:value-type="float">
            <text:p>43.53</text:p>
          </table:table-cell>
          <table:table-cell table:formula="of:=RADIANS([.B112])" office:value-type="float" office:value="0.759741823393132" calcext:value-type="float">
            <text:p>0.7597418234</text:p>
          </table:table-cell>
          <table:table-cell table:formula="of:=[.A112]*SIN([.C112])" office:value-type="float" office:value="4.96577420530996" calcext:value-type="float">
            <text:p>4.9657742053</text:p>
          </table:table-cell>
          <table:table-cell table:formula="of:=[.A112]*COS([.C112])" office:value-type="float" office:value="5.22734985837741" calcext:value-type="float">
            <text:p>5.2273498584</text:p>
          </table:table-cell>
          <table:table-cell/>
          <table:table-cell table:formula="of:=SIN([.C112])/(SIN([.C112])+COS([.C112]))" office:value-type="float" office:value="0.487169014551716" calcext:value-type="float">
            <text:p>0.4871690146</text:p>
          </table:table-cell>
          <table:table-cell table:number-columns-repeated="2"/>
          <table:table-cell office:value-type="string" calcext:value-type="string">
            <text:p>17N</text:p>
          </table:table-cell>
          <table:table-cell table:number-columns-repeated="6"/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2.12" calcext:value-type="float">
            <text:p>2.12</text:p>
          </table:table-cell>
          <table:table-cell table:formula="of:=RADIANS([.B113])" office:value-type="float" office:value="0.0370009801422798" calcext:value-type="float">
            <text:p>0.0370009801</text:p>
          </table:table-cell>
          <table:table-cell table:formula="of:=[.A113]*SIN([.C113])" office:value-type="float" office:value="0.257837989041805" calcext:value-type="float">
            <text:p>0.257837989</text:p>
          </table:table-cell>
          <table:table-cell table:formula="of:=[.A113]*COS([.C113])" office:value-type="float" office:value="6.96522932654818" calcext:value-type="float">
            <text:p>6.9652293265</text:p>
          </table:table-cell>
          <table:table-cell/>
          <table:table-cell table:formula="of:=SIN([.C113])/(SIN([.C113])+COS([.C113]))" office:value-type="float" office:value="0.0356964676883597" calcext:value-type="float">
            <text:p>0.0356964677</text:p>
          </table:table-cell>
          <table:table-cell table:number-columns-repeated="9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12.53" calcext:value-type="float">
            <text:p>12.53</text:p>
          </table:table-cell>
          <table:table-cell table:formula="of:=RADIANS([.B114])" office:value-type="float" office:value="0.218689755274889" calcext:value-type="float">
            <text:p>0.2186897553</text:p>
          </table:table-cell>
          <table:table-cell table:formula="of:=[.A114]*SIN([.C114])" office:value-type="float" office:value="1.56638457123806" calcext:value-type="float">
            <text:p>1.5663845712</text:p>
          </table:table-cell>
          <table:table-cell table:formula="of:=[.A114]*COS([.C114])" office:value-type="float" office:value="7.04803798052957" calcext:value-type="float">
            <text:p>7.0480379805</text:p>
          </table:table-cell>
          <table:table-cell/>
          <table:table-cell table:formula="of:=SIN([.C114])/(SIN([.C114])+COS([.C114]))" office:value-type="float" office:value="0.181832799798827" calcext:value-type="float">
            <text:p>0.1818327998</text:p>
          </table:table-cell>
          <table:table-cell table:number-columns-repeated="9"/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65.09" calcext:value-type="float">
            <text:p>65.09</text:p>
          </table:table-cell>
          <table:table-cell table:formula="of:=RADIANS([.B115])" office:value-type="float" office:value="1.13603481012311" calcext:value-type="float">
            <text:p>1.1360348101</text:p>
          </table:table-cell>
          <table:table-cell table:formula="of:=[.A115]*SIN([.C115])" office:value-type="float" office:value="7.23762471659988" calcext:value-type="float">
            <text:p>7.2376247166</text:p>
          </table:table-cell>
          <table:table-cell table:formula="of:=[.A115]*COS([.C115])" office:value-type="float" office:value="3.36112904567237" calcext:value-type="float">
            <text:p>3.3611290457</text:p>
          </table:table-cell>
          <table:table-cell/>
          <table:table-cell table:formula="of:=SIN([.C115])/(SIN([.C115])+COS([.C115]))" office:value-type="float" office:value="0.682875069931639" calcext:value-type="float">
            <text:p>0.6828750699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09:.D115])" office:value-type="float" office:value="18.2262800176075" calcext:value-type="float">
            <text:p>18.2262800176</text:p>
          </table:table-cell>
          <table:table-cell table:style-name="ce1" table:formula="of:=SUM([.E109:.E115])" office:value-type="float" office:value="52.7384075169707" calcext:value-type="float">
            <text:p>52.738407517</text:p>
          </table:table-cell>
          <table:table-cell table:formula="of:=[.E116]/[.D116]" office:value-type="float" office:value="2.89353655633638" calcext:value-type="float">
            <text:p>2.8935365563</text:p>
          </table:table-cell>
          <table:table-cell table:style-name="ce2" table:formula="of:=SUM([.G109:.G115])" office:value-type="float" office:value="1.75406911723636" calcext:value-type="float">
            <text:p>1.7540691172</text:p>
          </table:table-cell>
          <table:table-cell table:number-columns-repeated="9"/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22.31" calcext:value-type="float">
            <text:p>22.31</text:p>
          </table:table-cell>
          <table:table-cell table:formula="of:=RADIANS([.B117])" office:value-type="float" office:value="0.389382956119935" calcext:value-type="float">
            <text:p>0.3893829561</text:p>
          </table:table-cell>
          <table:table-cell table:formula="of:=[.A117]*SIN([.C117])" office:value-type="float" office:value="0.892101438272179" calcext:value-type="float">
            <text:p>0.8921014383</text:p>
          </table:table-cell>
          <table:table-cell table:formula="of:=[.A117]*COS([.C117])" office:value-type="float" office:value="2.17408717024702" calcext:value-type="float">
            <text:p>2.1740871702</text:p>
          </table:table-cell>
          <table:table-cell/>
          <table:table-cell table:formula="of:=SIN([.C117])/(SIN([.C117])+COS([.C117]))" office:value-type="float" office:value="0.29094799836955" calcext:value-type="float">
            <text:p>0.290947998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19.36" calcext:value-type="float">
            <text:p>19.36</text:p>
          </table:table-cell>
          <table:table-cell table:formula="of:=RADIANS([.B118])" office:value-type="float" office:value="0.337895743186102" calcext:value-type="float">
            <text:p>0.3378957432</text:p>
          </table:table-cell>
          <table:table-cell table:formula="of:=[.A118]*SIN([.C118])" office:value-type="float" office:value="6.87867806507723" calcext:value-type="float">
            <text:p>6.8786780651</text:p>
          </table:table-cell>
          <table:table-cell table:formula="of:=[.A118]*COS([.C118])" office:value-type="float" office:value="19.5766771459568" calcext:value-type="float">
            <text:p>19.576677146</text:p>
          </table:table-cell>
          <table:table-cell/>
          <table:table-cell table:formula="of:=SIN([.C118])/(SIN([.C118])+COS([.C118]))" office:value-type="float" office:value="0.260010799711669" calcext:value-type="float">
            <text:p>0.2600107997</text:p>
          </table:table-cell>
          <table:table-cell table:number-columns-repeated="9"/>
        </table:table-row>
        <table:table-row table:style-name="ro1">
          <table:table-cell office:value-type="float" office:value="11.03" calcext:value-type="float">
            <text:p>11.03</text:p>
          </table:table-cell>
          <table:table-cell office:value-type="float" office:value="51.77" calcext:value-type="float">
            <text:p>51.77</text:p>
          </table:table-cell>
          <table:table-cell table:formula="of:=RADIANS([.B119])" office:value-type="float" office:value="0.903556953757465" calcext:value-type="float">
            <text:p>0.9035569538</text:p>
          </table:table-cell>
          <table:table-cell table:formula="of:=[.A119]*SIN([.C119])" office:value-type="float" office:value="8.66442885309571" calcext:value-type="float">
            <text:p>8.6644288531</text:p>
          </table:table-cell>
          <table:table-cell table:formula="of:=[.A119]*COS([.C119])" office:value-type="float" office:value="6.82558222056131" calcext:value-type="float">
            <text:p>6.8255822206</text:p>
          </table:table-cell>
          <table:table-cell/>
          <table:table-cell table:formula="of:=SIN([.C119])/(SIN([.C119])+COS([.C119]))" office:value-type="float" office:value="0.559355885021335" calcext:value-type="float">
            <text:p>0.559355885</text:p>
          </table:table-cell>
          <table:table-cell table:number-columns-repeated="2"/>
          <table:table-cell office:value-type="string" calcext:value-type="string">
            <text:p>17O</text:p>
          </table:table-cell>
          <table:table-cell table:number-columns-repeated="6"/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12.65" calcext:value-type="float">
            <text:p>12.65</text:p>
          </table:table-cell>
          <table:table-cell table:formula="of:=RADIANS([.B120])" office:value-type="float" office:value="0.220784150377283" calcext:value-type="float">
            <text:p>0.2207841504</text:p>
          </table:table-cell>
          <table:table-cell table:formula="of:=[.A120]*SIN([.C120])" office:value-type="float" office:value="5.8121221581862" calcext:value-type="float">
            <text:p>5.8121221582</text:p>
          </table:table-cell>
          <table:table-cell table:formula="of:=[.A120]*COS([.C120])" office:value-type="float" office:value="25.8957686894659" calcext:value-type="float">
            <text:p>25.8957686895</text:p>
          </table:table-cell>
          <table:table-cell/>
          <table:table-cell table:formula="of:=SIN([.C120])/(SIN([.C120])+COS([.C120]))" office:value-type="float" office:value="0.183302074114986" calcext:value-type="float">
            <text:p>0.1833020741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17:.D120])" office:value-type="float" office:value="22.2473305146313" calcext:value-type="float">
            <text:p>22.2473305146</text:p>
          </table:table-cell>
          <table:table-cell table:style-name="ce1" table:formula="of:=SUM([.E117:.E120])" office:value-type="float" office:value="54.472115226231" calcext:value-type="float">
            <text:p>54.4721152262</text:p>
          </table:table-cell>
          <table:table-cell table:formula="of:=[.E121]/[.D121]" office:value-type="float" office:value="2.4484787148016" calcext:value-type="float">
            <text:p>2.4484787148</text:p>
          </table:table-cell>
          <table:table-cell table:style-name="ce2" table:formula="of:=SUM([.G117:.G120])" office:value-type="float" office:value="1.29361675721754" calcext:value-type="float">
            <text:p>1.2936167572</text:p>
          </table:table-cell>
          <table:table-cell table:number-columns-repeated="9"/>
        </table:table-row>
        <table:table-row table:style-name="ro1">
          <table:table-cell office:value-type="float" office:value="38.55" calcext:value-type="float">
            <text:p>38.55</text:p>
          </table:table-cell>
          <table:table-cell office:value-type="float" office:value="7.08" calcext:value-type="float">
            <text:p>7.08</text:p>
          </table:table-cell>
          <table:table-cell table:formula="of:=RADIANS([.B122])" office:value-type="float" office:value="0.123569311041199" calcext:value-type="float">
            <text:p>0.123569311</text:p>
          </table:table-cell>
          <table:table-cell table:formula="of:=[.A122]*SIN([.C122])" office:value-type="float" office:value="4.75148333498374" calcext:value-type="float">
            <text:p>4.751483335</text:p>
          </table:table-cell>
          <table:table-cell table:formula="of:=[.A122]*COS([.C122])" office:value-type="float" office:value="38.2560571167151" calcext:value-type="float">
            <text:p>38.2560571167</text:p>
          </table:table-cell>
          <table:table-cell/>
          <table:table-cell table:formula="of:=SIN([.C122])/(SIN([.C122])+COS([.C122]))" office:value-type="float" office:value="0.110480238699538" calcext:value-type="float">
            <text:p>0.110480238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81.03" calcext:value-type="float">
            <text:p>81.03</text:p>
          </table:table-cell>
          <table:table-cell table:formula="of:=RADIANS([.B123])" office:value-type="float" office:value="1.41424029289101" calcext:value-type="float">
            <text:p>1.4142402929</text:p>
          </table:table-cell>
          <table:table-cell table:formula="of:=[.A123]*SIN([.C123])" office:value-type="float" office:value="4.95860597275977" calcext:value-type="float">
            <text:p>4.9586059728</text:p>
          </table:table-cell>
          <table:table-cell table:formula="of:=[.A123]*COS([.C123])" office:value-type="float" office:value="0.782704801896061" calcext:value-type="float">
            <text:p>0.7827048019</text:p>
          </table:table-cell>
          <table:table-cell/>
          <table:table-cell table:formula="of:=SIN([.C123])/(SIN([.C123])+COS([.C123]))" office:value-type="float" office:value="0.863671410133171" calcext:value-type="float">
            <text:p>0.8636714101</text:p>
          </table:table-cell>
          <table:table-cell table:number-columns-repeated="9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59.3" calcext:value-type="float">
            <text:p>59.3</text:p>
          </table:table-cell>
          <table:table-cell table:formula="of:=RADIANS([.B124])" office:value-type="float" office:value="1.03498024643264" calcext:value-type="float">
            <text:p>1.0349802464</text:p>
          </table:table-cell>
          <table:table-cell table:formula="of:=[.A124]*SIN([.C124])" office:value-type="float" office:value="8.50393896609308" calcext:value-type="float">
            <text:p>8.5039389661</text:p>
          </table:table-cell>
          <table:table-cell table:formula="of:=[.A124]*COS([.C124])" office:value-type="float" office:value="5.04926945814578" calcext:value-type="float">
            <text:p>5.0492694581</text:p>
          </table:table-cell>
          <table:table-cell/>
          <table:table-cell table:formula="of:=SIN([.C124])/(SIN([.C124])+COS([.C124]))" office:value-type="float" office:value="0.62744840187689" calcext:value-type="float">
            <text:p>0.6274484019</text:p>
          </table:table-cell>
          <table:table-cell table:number-columns-repeated="9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5.19" calcext:value-type="float">
            <text:p>5.19</text:p>
          </table:table-cell>
          <table:table-cell table:formula="of:=RADIANS([.B125])" office:value-type="float" office:value="0.0905825881785057" calcext:value-type="float">
            <text:p>0.0905825882</text:p>
          </table:table-cell>
          <table:table-cell table:formula="of:=[.A125]*SIN([.C125])" office:value-type="float" office:value="0.792418774400747" calcext:value-type="float">
            <text:p>0.7924187744</text:p>
          </table:table-cell>
          <table:table-cell table:formula="of:=[.A125]*COS([.C125])" office:value-type="float" office:value="8.7240857679173" calcext:value-type="float">
            <text:p>8.7240857679</text:p>
          </table:table-cell>
          <table:table-cell/>
          <table:table-cell table:formula="of:=SIN([.C125])/(SIN([.C125])+COS([.C125]))" office:value-type="float" office:value="0.0832678396649752" calcext:value-type="float">
            <text:p>0.0832678397</text:p>
          </table:table-cell>
          <table:table-cell table:number-columns-repeated="2"/>
          <table:table-cell office:value-type="string" calcext:value-type="string">
            <text:p>17P</text:p>
          </table:table-cell>
          <table:table-cell table:number-columns-repeated="6"/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8.75" calcext:value-type="float">
            <text:p>8.75</text:p>
          </table:table-cell>
          <table:table-cell table:formula="of:=RADIANS([.B126])" office:value-type="float" office:value="0.152716309549504" calcext:value-type="float">
            <text:p>0.1527163095</text:p>
          </table:table-cell>
          <table:table-cell table:formula="of:=[.A126]*SIN([.C126])" office:value-type="float" office:value="3.71789555848156" calcext:value-type="float">
            <text:p>3.7178955585</text:p>
          </table:table-cell>
          <table:table-cell table:formula="of:=[.A126]*COS([.C126])" office:value-type="float" office:value="24.1555553158321" calcext:value-type="float">
            <text:p>24.1555553158</text:p>
          </table:table-cell>
          <table:table-cell/>
          <table:table-cell table:formula="of:=SIN([.C126])/(SIN([.C126])+COS([.C126]))" office:value-type="float" office:value="0.133384831869086" calcext:value-type="float">
            <text:p>0.1333848319</text:p>
          </table:table-cell>
          <table:table-cell table:number-columns-repeated="9"/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73.74" calcext:value-type="float">
            <text:p>73.74</text:p>
          </table:table-cell>
          <table:table-cell table:formula="of:=RADIANS([.B127])" office:value-type="float" office:value="1.28700579042062" calcext:value-type="float">
            <text:p>1.2870057904</text:p>
          </table:table-cell>
          <table:table-cell table:formula="of:=[.A127]*SIN([.C127])" office:value-type="float" office:value="12.8544133951874" calcext:value-type="float">
            <text:p>12.8544133952</text:p>
          </table:table-cell>
          <table:table-cell table:formula="of:=[.A127]*COS([.C127])" office:value-type="float" office:value="3.74915407333806" calcext:value-type="float">
            <text:p>3.7491540733</text:p>
          </table:table-cell>
          <table:table-cell/>
          <table:table-cell table:formula="of:=SIN([.C127])/(SIN([.C127])+COS([.C127]))" office:value-type="float" office:value="0.774195872035022" calcext:value-type="float">
            <text:p>0.774195872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22:.D127])" office:value-type="float" office:value="35.5787560019063" calcext:value-type="float">
            <text:p>35.5787560019</text:p>
          </table:table-cell>
          <table:table-cell table:style-name="ce1" table:formula="of:=SUM([.E122:.E127])" office:value-type="float" office:value="80.7168265338444" calcext:value-type="float">
            <text:p>80.7168265338</text:p>
          </table:table-cell>
          <table:table-cell table:formula="of:=[.E128]/[.D128]" office:value-type="float" office:value="2.26868040382074" calcext:value-type="float">
            <text:p>2.2686804038</text:p>
          </table:table-cell>
          <table:table-cell table:style-name="ce2" table:formula="of:=SUM([.G122:.G127])" office:value-type="float" office:value="2.59244859427868" calcext:value-type="float">
            <text:p>2.5924485943</text:p>
          </table:table-cell>
          <table:table-cell table:number-columns-repeated="9"/>
        </table:table-row>
        <table:table-row table:style-name="ro1">
          <table:table-cell office:value-type="float" office:value="31.31" calcext:value-type="float">
            <text:p>31.31</text:p>
          </table:table-cell>
          <table:table-cell office:value-type="float" office:value="0.97" calcext:value-type="float">
            <text:p>0.97</text:p>
          </table:table-cell>
          <table:table-cell table:formula="of:=RADIANS([.B129])" office:value-type="float" office:value="0.016929693744345" calcext:value-type="float">
            <text:p>0.0169296937</text:p>
          </table:table-cell>
          <table:table-cell table:formula="of:=[.A129]*SIN([.C129])" office:value-type="float" office:value="0.530043390599197" calcext:value-type="float">
            <text:p>0.5300433906</text:p>
          </table:table-cell>
          <table:table-cell table:formula="of:=[.A129]*COS([.C129])" office:value-type="float" office:value="31.3055131566963" calcext:value-type="float">
            <text:p>31.3055131567</text:p>
          </table:table-cell>
          <table:table-cell/>
          <table:table-cell table:formula="of:=SIN([.C129])/(SIN([.C129])+COS([.C129]))" office:value-type="float" office:value="0.0166494149336373" calcext:value-type="float">
            <text:p>0.016649414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46.58" calcext:value-type="float">
            <text:p>46.58</text:p>
          </table:table-cell>
          <table:table-cell table:formula="of:=RADIANS([.B130])" office:value-type="float" office:value="0.812974365578959" calcext:value-type="float">
            <text:p>0.8129743656</text:p>
          </table:table-cell>
          <table:table-cell table:formula="of:=[.A130]*SIN([.C130])" office:value-type="float" office:value="3.94399789842802" calcext:value-type="float">
            <text:p>3.9439978984</text:p>
          </table:table-cell>
          <table:table-cell table:formula="of:=[.A130]*COS([.C130])" office:value-type="float" office:value="3.73226212600285" calcext:value-type="float">
            <text:p>3.732262126</text:p>
          </table:table-cell>
          <table:table-cell/>
          <table:table-cell table:formula="of:=SIN([.C130])/(SIN([.C130])+COS([.C130]))" office:value-type="float" office:value="0.513791597193899" calcext:value-type="float">
            <text:p>0.5137915972</text:p>
          </table:table-cell>
          <table:table-cell table:number-columns-repeated="9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81.25" calcext:value-type="float">
            <text:p>81.25</text:p>
          </table:table-cell>
          <table:table-cell table:formula="of:=RADIANS([.B131])" office:value-type="float" office:value="1.41808001724539" calcext:value-type="float">
            <text:p>1.4180800172</text:p>
          </table:table-cell>
          <table:table-cell table:formula="of:=[.A131]*SIN([.C131])" office:value-type="float" office:value="7.03713395453046" calcext:value-type="float">
            <text:p>7.0371339545</text:p>
          </table:table-cell>
          <table:table-cell table:formula="of:=[.A131]*COS([.C131])" office:value-type="float" office:value="1.08311850967221" calcext:value-type="float">
            <text:p>1.0831185097</text:p>
          </table:table-cell>
          <table:table-cell/>
          <table:table-cell table:formula="of:=SIN([.C131])/(SIN([.C131])+COS([.C131]))" office:value-type="float" office:value="0.866615168130913" calcext:value-type="float">
            <text:p>0.8666151681</text:p>
          </table:table-cell>
          <table:table-cell table:number-columns-repeated="9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8.09" calcext:value-type="float">
            <text:p>48.09</text:p>
          </table:table-cell>
          <table:table-cell table:formula="of:=RADIANS([.B132])" office:value-type="float" office:value="0.839328837284073" calcext:value-type="float">
            <text:p>0.8393288373</text:p>
          </table:table-cell>
          <table:table-cell table:formula="of:=[.A132]*SIN([.C132])" office:value-type="float" office:value="10.2698906705358" calcext:value-type="float">
            <text:p>10.2698906705</text:p>
          </table:table-cell>
          <table:table-cell table:formula="of:=[.A132]*COS([.C132])" office:value-type="float" office:value="9.21788183994792" calcext:value-type="float">
            <text:p>9.2178818399</text:p>
          </table:table-cell>
          <table:table-cell/>
          <table:table-cell table:formula="of:=SIN([.C132])/(SIN([.C132])+COS([.C132]))" office:value-type="float" office:value="0.526991510446408" calcext:value-type="float">
            <text:p>0.5269915104</text:p>
          </table:table-cell>
          <table:table-cell table:number-columns-repeated="2"/>
          <table:table-cell office:value-type="string" calcext:value-type="string">
            <text:p>17Q</text:p>
          </table:table-cell>
          <table:table-cell table:number-columns-repeated="6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20.43" calcext:value-type="float">
            <text:p>20.43</text:p>
          </table:table-cell>
          <table:table-cell table:formula="of:=RADIANS([.B133])" office:value-type="float" office:value="0.356570766182442" calcext:value-type="float">
            <text:p>0.3565707662</text:p>
          </table:table-cell>
          <table:table-cell table:formula="of:=[.A133]*SIN([.C133])" office:value-type="float" office:value="5.03697561554428" calcext:value-type="float">
            <text:p>5.0369756155</text:p>
          </table:table-cell>
          <table:table-cell table:formula="of:=[.A133]*COS([.C133])" office:value-type="float" office:value="13.5223436078371" calcext:value-type="float">
            <text:p>13.5223436078</text:p>
          </table:table-cell>
          <table:table-cell/>
          <table:table-cell table:formula="of:=SIN([.C133])/(SIN([.C133])+COS([.C133]))" office:value-type="float" office:value="0.271398727233411" calcext:value-type="float">
            <text:p>0.2713987272</text:p>
          </table:table-cell>
          <table:table-cell table:number-columns-repeated="9"/>
        </table:table-row>
        <table:table-row table:style-name="ro1">
          <table:table-cell office:value-type="float" office:value="6.29" calcext:value-type="float">
            <text:p>6.29</text:p>
          </table:table-cell>
          <table:table-cell office:value-type="float" office:value="77.74" calcext:value-type="float">
            <text:p>77.74</text:p>
          </table:table-cell>
          <table:table-cell table:formula="of:=RADIANS([.B134])" office:value-type="float" office:value="1.35681896050039" calcext:value-type="float">
            <text:p>1.3568189605</text:p>
          </table:table-cell>
          <table:table-cell table:formula="of:=[.A134]*SIN([.C134])" office:value-type="float" office:value="6.14655063481483" calcext:value-type="float">
            <text:p>6.1465506348</text:p>
          </table:table-cell>
          <table:table-cell table:formula="of:=[.A134]*COS([.C134])" office:value-type="float" office:value="1.3356703536642" calcext:value-type="float">
            <text:p>1.3356703537</text:p>
          </table:table-cell>
          <table:table-cell/>
          <table:table-cell table:formula="of:=SIN([.C134])/(SIN([.C134])+COS([.C134]))" office:value-type="float" office:value="0.821487449285334" calcext:value-type="float">
            <text:p>0.8214874493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29:.D134])" office:value-type="float" office:value="32.9645921644526" calcext:value-type="float">
            <text:p>32.9645921645</text:p>
          </table:table-cell>
          <table:table-cell table:style-name="ce1" table:formula="of:=SUM([.E129:.E134])" office:value-type="float" office:value="60.1967895938205" calcext:value-type="float">
            <text:p>60.1967895938</text:p>
          </table:table-cell>
          <table:table-cell table:formula="of:=[.E135]/[.D135]" office:value-type="float" office:value="1.82610448488223" calcext:value-type="float">
            <text:p>1.8261044849</text:p>
          </table:table-cell>
          <table:table-cell table:style-name="ce2" table:formula="of:=SUM([.G129:.G134])" office:value-type="float" office:value="3.0169338672236" calcext:value-type="float">
            <text:p>3.0169338672</text:p>
          </table:table-cell>
          <table:table-cell table:number-columns-repeated="9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0.91" calcext:value-type="float">
            <text:p>0.91</text:p>
          </table:table-cell>
          <table:table-cell table:formula="of:=RADIANS([.B136])" office:value-type="float" office:value="0.0158824961931484" calcext:value-type="float">
            <text:p>0.0158824962</text:p>
          </table:table-cell>
          <table:table-cell table:formula="of:=[.A136]*SIN([.C136])" office:value-type="float" office:value="0.263320715953085" calcext:value-type="float">
            <text:p>0.263320716</text:p>
          </table:table-cell>
          <table:table-cell table:formula="of:=[.A136]*COS([.C136])" office:value-type="float" office:value="16.5779088609073" calcext:value-type="float">
            <text:p>16.5779088609</text:p>
          </table:table-cell>
          <table:table-cell/>
          <table:table-cell table:formula="of:=SIN([.C136])/(SIN([.C136])+COS([.C136]))" office:value-type="float" office:value="0.015635480458914" calcext:value-type="float">
            <text:p>0.01563548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79.99" calcext:value-type="float">
            <text:p>79.99</text:p>
          </table:table-cell>
          <table:table-cell table:formula="of:=RADIANS([.B137])" office:value-type="float" office:value="1.39608886867026" calcext:value-type="float">
            <text:p>1.3960888687</text:p>
          </table:table-cell>
          <table:table-cell table:formula="of:=[.A137]*SIN([.C137])" office:value-type="float" office:value="17.9820358843716" calcext:value-type="float">
            <text:p>17.9820358844</text:p>
          </table:table-cell>
          <table:table-cell table:formula="of:=[.A137]*COS([.C137])" office:value-type="float" office:value="3.17395422984824" calcext:value-type="float">
            <text:p>3.1739542298</text:p>
          </table:table-cell>
          <table:table-cell/>
          <table:table-cell table:formula="of:=SIN([.C137])/(SIN([.C137])+COS([.C137]))" office:value-type="float" office:value="0.849973732606592" calcext:value-type="float">
            <text:p>0.8499737326</text:p>
          </table:table-cell>
          <table:table-cell table:number-columns-repeated="9"/>
        </table:table-row>
        <table:table-row table:style-name="ro1">
          <table:table-cell office:value-type="float" office:value="9.31" calcext:value-type="float">
            <text:p>9.31</text:p>
          </table:table-cell>
          <table:table-cell office:value-type="float" office:value="66.37" calcext:value-type="float">
            <text:p>66.37</text:p>
          </table:table-cell>
          <table:table-cell table:formula="of:=RADIANS([.B138])" office:value-type="float" office:value="1.15837502454864" calcext:value-type="float">
            <text:p>1.1583750245</text:p>
          </table:table-cell>
          <table:table-cell table:formula="of:=[.A138]*SIN([.C138])" office:value-type="float" office:value="8.52938425958547" calcext:value-type="float">
            <text:p>8.5293842596</text:p>
          </table:table-cell>
          <table:table-cell table:formula="of:=[.A138]*COS([.C138])" office:value-type="float" office:value="3.73171597959111" calcext:value-type="float">
            <text:p>3.7317159796</text:p>
          </table:table-cell>
          <table:table-cell/>
          <table:table-cell table:formula="of:=SIN([.C138])/(SIN([.C138])+COS([.C138]))" office:value-type="float" office:value="0.695645912128868" calcext:value-type="float">
            <text:p>0.6956459121</text:p>
          </table:table-cell>
          <table:table-cell table:number-columns-repeated="9"/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31.56" calcext:value-type="float">
            <text:p>31.56</text:p>
          </table:table-cell>
          <table:table-cell table:formula="of:=RADIANS([.B139])" office:value-type="float" office:value="0.55082591192941" calcext:value-type="float">
            <text:p>0.5508259119</text:p>
          </table:table-cell>
          <table:table-cell table:formula="of:=[.A139]*SIN([.C139])" office:value-type="float" office:value="11.2738456026207" calcext:value-type="float">
            <text:p>11.2738456026</text:p>
          </table:table-cell>
          <table:table-cell table:formula="of:=[.A139]*COS([.C139])" office:value-type="float" office:value="18.3540732625832" calcext:value-type="float">
            <text:p>18.3540732626</text:p>
          </table:table-cell>
          <table:table-cell/>
          <table:table-cell table:formula="of:=SIN([.C139])/(SIN([.C139])+COS([.C139]))" office:value-type="float" office:value="0.380514259334668" calcext:value-type="float">
            <text:p>0.3805142593</text:p>
          </table:table-cell>
          <table:table-cell table:number-columns-repeated="9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29.06" calcext:value-type="float">
            <text:p>29.06</text:p>
          </table:table-cell>
          <table:table-cell table:formula="of:=RADIANS([.B140])" office:value-type="float" office:value="0.507192680629552" calcext:value-type="float">
            <text:p>0.5071926806</text:p>
          </table:table-cell>
          <table:table-cell table:formula="of:=[.A140]*SIN([.C140])" office:value-type="float" office:value="6.67386498814476" calcext:value-type="float">
            <text:p>6.6738649881</text:p>
          </table:table-cell>
          <table:table-cell table:formula="of:=[.A140]*COS([.C140])" office:value-type="float" office:value="12.0102925076792" calcext:value-type="float">
            <text:p>12.0102925077</text:p>
          </table:table-cell>
          <table:table-cell/>
          <table:table-cell table:formula="of:=SIN([.C140])/(SIN([.C140])+COS([.C140]))" office:value-type="float" office:value="0.357193787819248" calcext:value-type="float">
            <text:p>0.3571937878</text:p>
          </table:table-cell>
          <table:table-cell table:number-columns-repeated="2"/>
          <table:table-cell office:value-type="string" calcext:value-type="string">
            <text:p>17R</text:p>
          </table:table-cell>
          <table:table-cell table:number-columns-repeated="6"/>
        </table:table-row>
        <table:table-row table:style-name="ro1">
          <table:table-cell office:value-type="float" office:value="8.59" calcext:value-type="float">
            <text:p>8.59</text:p>
          </table:table-cell>
          <table:table-cell office:value-type="float" office:value="17.88" calcext:value-type="float">
            <text:p>17.88</text:p>
          </table:table-cell>
          <table:table-cell table:formula="of:=RADIANS([.B141])" office:value-type="float" office:value="0.312064870256586" calcext:value-type="float">
            <text:p>0.3120648703</text:p>
          </table:table-cell>
          <table:table-cell table:formula="of:=[.A141]*SIN([.C141])" office:value-type="float" office:value="2.63733985345512" calcext:value-type="float">
            <text:p>2.6373398535</text:p>
          </table:table-cell>
          <table:table-cell table:formula="of:=[.A141]*COS([.C141])" office:value-type="float" office:value="8.17511703264102" calcext:value-type="float">
            <text:p>8.1751170326</text:p>
          </table:table-cell>
          <table:table-cell/>
          <table:table-cell table:formula="of:=SIN([.C141])/(SIN([.C141])+COS([.C141]))" office:value-type="float" office:value="0.243916797194031" calcext:value-type="float">
            <text:p>0.2439167972</text:p>
          </table:table-cell>
          <table:table-cell table:number-columns-repeated="9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46.08" calcext:value-type="float">
            <text:p>46.08</text:p>
          </table:table-cell>
          <table:table-cell table:formula="of:=RADIANS([.B142])" office:value-type="float" office:value="0.804247719318987" calcext:value-type="float">
            <text:p>0.8042477193</text:p>
          </table:table-cell>
          <table:table-cell table:formula="of:=[.A142]*SIN([.C142])" office:value-type="float" office:value="7.18868406838131" calcext:value-type="float">
            <text:p>7.1886840684</text:p>
          </table:table-cell>
          <table:table-cell table:formula="of:=[.A142]*COS([.C142])" office:value-type="float" office:value="6.9226599920118" calcext:value-type="float">
            <text:p>6.922659992</text:p>
          </table:table-cell>
          <table:table-cell/>
          <table:table-cell table:formula="of:=SIN([.C142])/(SIN([.C142])+COS([.C142]))" office:value-type="float" office:value="0.509425894345393" calcext:value-type="float">
            <text:p>0.5094258943</text:p>
          </table:table-cell>
          <table:table-cell table:number-columns-repeated="9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34.19" calcext:value-type="float">
            <text:p>34.19</text:p>
          </table:table-cell>
          <table:table-cell table:formula="of:=RADIANS([.B143])" office:value-type="float" office:value="0.596728071256861" calcext:value-type="float">
            <text:p>0.5967280713</text:p>
          </table:table-cell>
          <table:table-cell table:formula="of:=[.A143]*SIN([.C143])" office:value-type="float" office:value="9.56420206082728" calcext:value-type="float">
            <text:p>9.5642020608</text:p>
          </table:table-cell>
          <table:table-cell table:formula="of:=[.A143]*COS([.C143])" office:value-type="float" office:value="14.0785808567365" calcext:value-type="float">
            <text:p>14.0785808567</text:p>
          </table:table-cell>
          <table:table-cell/>
          <table:table-cell table:formula="of:=SIN([.C143])/(SIN([.C143])+COS([.C143]))" office:value-type="float" office:value="0.404529453836935" calcext:value-type="float">
            <text:p>0.4045294538</text:p>
          </table:table-cell>
          <table:table-cell table:number-columns-repeated="9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9.86" calcext:value-type="float">
            <text:p>29.86</text:p>
          </table:table-cell>
          <table:table-cell table:formula="of:=RADIANS([.B144])" office:value-type="float" office:value="0.521155314645507" calcext:value-type="float">
            <text:p>0.5211553146</text:p>
          </table:table-cell>
          <table:table-cell table:formula="of:=[.A144]*SIN([.C144])" office:value-type="float" office:value="8.25489036149415" calcext:value-type="float">
            <text:p>8.2548903615</text:p>
          </table:table-cell>
          <table:table-cell table:formula="of:=[.A144]*COS([.C144])" office:value-type="float" office:value="14.3789146015863" calcext:value-type="float">
            <text:p>14.3789146016</text:p>
          </table:table-cell>
          <table:table-cell/>
          <table:table-cell table:formula="of:=SIN([.C144])/(SIN([.C144])+COS([.C144]))" office:value-type="float" office:value="0.364715096509812" calcext:value-type="float">
            <text:p>0.3647150965</text:p>
          </table:table-cell>
          <table:table-cell table:number-columns-repeated="9"/>
        </table:table-row>
        <table:table-row table:style-name="ro1">
          <table:table-cell office:value-type="float" office:value="34.57" calcext:value-type="float">
            <text:p>34.57</text:p>
          </table:table-cell>
          <table:table-cell office:value-type="float" office:value="36.61" calcext:value-type="float">
            <text:p>36.61</text:p>
          </table:table-cell>
          <table:table-cell table:formula="of:=RADIANS([.B145])" office:value-type="float" office:value="0.638965039155124" calcext:value-type="float">
            <text:p>0.6389650392</text:p>
          </table:table-cell>
          <table:table-cell table:formula="of:=[.A145]*SIN([.C145])" office:value-type="float" office:value="20.6163374957125" calcext:value-type="float">
            <text:p>20.6163374957</text:p>
          </table:table-cell>
          <table:table-cell table:formula="of:=[.A145]*COS([.C145])" office:value-type="float" office:value="27.7498023103387" calcext:value-type="float">
            <text:p>27.7498023103</text:p>
          </table:table-cell>
          <table:table-cell/>
          <table:table-cell table:formula="of:=SIN([.C145])/(SIN([.C145])+COS([.C145]))" office:value-type="float" office:value="0.426255590758002" calcext:value-type="float">
            <text:p>0.4262555908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36:.D145])" office:value-type="float" office:value="92.9839052905459" calcext:value-type="float">
            <text:p>92.9839052905</text:p>
          </table:table-cell>
          <table:table-cell table:style-name="ce1" table:formula="of:=SUM([.E136:.E145])" office:value-type="float" office:value="125.153019633923" calcext:value-type="float">
            <text:p>125.1530196339</text:p>
          </table:table-cell>
          <table:table-cell table:formula="of:=[.E146]/[.D146]" office:value-type="float" office:value="1.34596432837338" calcext:value-type="float">
            <text:p>1.3459643284</text:p>
          </table:table-cell>
          <table:table-cell table:style-name="ce2" table:formula="of:=SUM([.G136:.G145])" office:value-type="float" office:value="4.24780600499246" calcext:value-type="float">
            <text:p>4.247806005</text:p>
          </table:table-cell>
          <table:table-cell table:number-columns-repeated="9"/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40.45" calcext:value-type="float">
            <text:p>40.45</text:p>
          </table:table-cell>
          <table:table-cell table:formula="of:=RADIANS([.B147])" office:value-type="float" office:value="0.705985682431706" calcext:value-type="float">
            <text:p>0.7059856824</text:p>
          </table:table-cell>
          <table:table-cell table:formula="of:=[.A147]*SIN([.C147])" office:value-type="float" office:value="13.6374443408773" calcext:value-type="float">
            <text:p>13.6374443409</text:p>
          </table:table-cell>
          <table:table-cell table:formula="of:=[.A147]*COS([.C147])" office:value-type="float" office:value="15.9956404013554" calcext:value-type="float">
            <text:p>15.9956404014</text:p>
          </table:table-cell>
          <table:table-cell/>
          <table:table-cell table:formula="of:=SIN([.C147])/(SIN([.C147])+COS([.C147]))" office:value-type="float" office:value="0.460210081383845" calcext:value-type="float">
            <text:p>0.460210081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5.05" calcext:value-type="float">
            <text:p>5.05</text:p>
          </table:table-cell>
          <table:table-cell office:value-type="float" office:value="30" calcext:value-type="float">
            <text:p>30</text:p>
          </table:table-cell>
          <table:table-cell table:formula="of:=RADIANS([.B148])" office:value-type="float" office:value="0.523598775598299" calcext:value-type="float">
            <text:p>0.5235987756</text:p>
          </table:table-cell>
          <table:table-cell table:formula="of:=[.A148]*SIN([.C148])" office:value-type="float" office:value="2.525" calcext:value-type="float">
            <text:p>2.525</text:p>
          </table:table-cell>
          <table:table-cell table:formula="of:=[.A148]*COS([.C148])" office:value-type="float" office:value="4.37342828911142" calcext:value-type="float">
            <text:p>4.3734282891</text:p>
          </table:table-cell>
          <table:table-cell/>
          <table:table-cell table:formula="of:=SIN([.C148])/(SIN([.C148])+COS([.C148]))" office:value-type="float" office:value="0.366025403784439" calcext:value-type="float">
            <text:p>0.3660254038</text:p>
          </table:table-cell>
          <table:table-cell table:number-columns-repeated="9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24.78" calcext:value-type="float">
            <text:p>24.78</text:p>
          </table:table-cell>
          <table:table-cell table:formula="of:=RADIANS([.B149])" office:value-type="float" office:value="0.432492588644195" calcext:value-type="float">
            <text:p>0.4324925886</text:p>
          </table:table-cell>
          <table:table-cell table:formula="of:=[.A149]*SIN([.C149])" office:value-type="float" office:value="3.13932251902679" calcext:value-type="float">
            <text:p>3.139322519</text:p>
          </table:table-cell>
          <table:table-cell table:formula="of:=[.A149]*COS([.C149])" office:value-type="float" office:value="6.800349558775" calcext:value-type="float">
            <text:p>6.8003495588</text:p>
          </table:table-cell>
          <table:table-cell/>
          <table:table-cell table:formula="of:=SIN([.C149])/(SIN([.C149])+COS([.C149]))" office:value-type="float" office:value="0.315837634728194" calcext:value-type="float">
            <text:p>0.3158376347</text:p>
          </table:table-cell>
          <table:table-cell table:number-columns-repeated="9"/>
        </table:table-row>
        <table:table-row table:style-name="ro1">
          <table:table-cell office:value-type="float" office:value="27.71" calcext:value-type="float">
            <text:p>27.71</text:p>
          </table:table-cell>
          <table:table-cell office:value-type="float" office:value="81.23" calcext:value-type="float">
            <text:p>81.23</text:p>
          </table:table-cell>
          <table:table-cell table:formula="of:=RADIANS([.B150])" office:value-type="float" office:value="1.41773095139499" calcext:value-type="float">
            <text:p>1.4177309514</text:p>
          </table:table-cell>
          <table:table-cell table:formula="of:=[.A150]*SIN([.C150])" office:value-type="float" office:value="27.3860243556461" calcext:value-type="float">
            <text:p>27.3860243556</text:p>
          </table:table-cell>
          <table:table-cell table:formula="of:=[.A150]*COS([.C150])" office:value-type="float" office:value="4.22489881440476" calcext:value-type="float">
            <text:p>4.2248988144</text:p>
          </table:table-cell>
          <table:table-cell/>
          <table:table-cell table:formula="of:=SIN([.C150])/(SIN([.C150])+COS([.C150]))" office:value-type="float" office:value="0.866346870299329" calcext:value-type="float">
            <text:p>0.8663468703</text:p>
          </table:table-cell>
          <table:table-cell table:number-columns-repeated="9"/>
        </table:table-row>
        <table:table-row table:style-name="ro1">
          <table:table-cell office:value-type="float" office:value="3.43" calcext:value-type="float">
            <text:p>3.43</text:p>
          </table:table-cell>
          <table:table-cell office:value-type="float" office:value="75.96" calcext:value-type="float">
            <text:p>75.96</text:p>
          </table:table-cell>
          <table:table-cell table:formula="of:=RADIANS([.B151])" office:value-type="float" office:value="1.32575209981489" calcext:value-type="float">
            <text:p>1.3257520998</text:p>
          </table:table-cell>
          <table:table-cell table:formula="of:=[.A151]*SIN([.C151])" office:value-type="float" office:value="3.32753422596106" calcext:value-type="float">
            <text:p>3.327534226</text:p>
          </table:table-cell>
          <table:table-cell table:formula="of:=[.A151]*COS([.C151])" office:value-type="float" office:value="0.832115361628248" calcext:value-type="float">
            <text:p>0.8321153616</text:p>
          </table:table-cell>
          <table:table-cell/>
          <table:table-cell table:formula="of:=SIN([.C151])/(SIN([.C151])+COS([.C151]))" office:value-type="float" office:value="0.799955418333569" calcext:value-type="float">
            <text:p>0.7999554183</text:p>
          </table:table-cell>
          <table:table-cell table:number-columns-repeated="2"/>
          <table:table-cell office:value-type="string" calcext:value-type="string">
            <text:p>17S</text:p>
          </table:table-cell>
          <table:table-cell table:number-columns-repeated="6"/>
        </table:table-row>
        <table:table-row table:style-name="ro1">
          <table:table-cell office:value-type="float" office:value="14.43" calcext:value-type="float">
            <text:p>14.43</text:p>
          </table:table-cell>
          <table:table-cell office:value-type="float" office:value="32.23" calcext:value-type="float">
            <text:p>32.23</text:p>
          </table:table-cell>
          <table:table-cell table:formula="of:=RADIANS([.B152])" office:value-type="float" office:value="0.562519617917772" calcext:value-type="float">
            <text:p>0.5625196179</text:p>
          </table:table-cell>
          <table:table-cell table:formula="of:=[.A152]*SIN([.C152])" office:value-type="float" office:value="7.69579704749486" calcext:value-type="float">
            <text:p>7.6957970475</text:p>
          </table:table-cell>
          <table:table-cell table:formula="of:=[.A152]*COS([.C152])" office:value-type="float" office:value="12.2065395507396" calcext:value-type="float">
            <text:p>12.2065395507</text:p>
          </table:table-cell>
          <table:table-cell/>
          <table:table-cell table:formula="of:=SIN([.C152])/(SIN([.C152])+COS([.C152]))" office:value-type="float" office:value="0.386678067146024" calcext:value-type="float">
            <text:p>0.3866780671</text:p>
          </table:table-cell>
          <table:table-cell table:number-columns-repeated="9"/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31.3" calcext:value-type="float">
            <text:p>31.3</text:p>
          </table:table-cell>
          <table:table-cell table:formula="of:=RADIANS([.B153])" office:value-type="float" office:value="0.546288055874225" calcext:value-type="float">
            <text:p>0.5462880559</text:p>
          </table:table-cell>
          <table:table-cell table:formula="of:=[.A153]*SIN([.C153])" office:value-type="float" office:value="11.9021828531596" calcext:value-type="float">
            <text:p>11.9021828532</text:p>
          </table:table-cell>
          <table:table-cell table:formula="of:=[.A153]*COS([.C153])" office:value-type="float" office:value="19.5756517983426" calcext:value-type="float">
            <text:p>19.5756517983</text:p>
          </table:table-cell>
          <table:table-cell/>
          <table:table-cell table:formula="of:=SIN([.C153])/(SIN([.C153])+COS([.C153]))" office:value-type="float" office:value="0.378113138496697" calcext:value-type="float">
            <text:p>0.3781131385</text:p>
          </table:table-cell>
          <table:table-cell table:number-columns-repeated="9"/>
        </table:table-row>
        <table:table-row table:style-name="ro1">
          <table:table-cell office:value-type="float" office:value="12.29" calcext:value-type="float">
            <text:p>12.29</text:p>
          </table:table-cell>
          <table:table-cell office:value-type="float" office:value="67.22" calcext:value-type="float">
            <text:p>67.22</text:p>
          </table:table-cell>
          <table:table-cell table:formula="of:=RADIANS([.B154])" office:value-type="float" office:value="1.17321032319059" calcext:value-type="float">
            <text:p>1.1732103232</text:p>
          </table:table-cell>
          <table:table-cell table:formula="of:=[.A154]*SIN([.C154])" office:value-type="float" office:value="11.3313598920897" calcext:value-type="float">
            <text:p>11.3313598921</text:p>
          </table:table-cell>
          <table:table-cell table:formula="of:=[.A154]*COS([.C154])" office:value-type="float" office:value="4.75861145671095" calcext:value-type="float">
            <text:p>4.7586114567</text:p>
          </table:table-cell>
          <table:table-cell/>
          <table:table-cell table:formula="of:=SIN([.C154])/(SIN([.C154])+COS([.C154]))" office:value-type="float" office:value="0.704249848955408" calcext:value-type="float">
            <text:p>0.704249849</text:p>
          </table:table-cell>
          <table:table-cell table:number-columns-repeated="9"/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67.38" calcext:value-type="float">
            <text:p>67.38</text:p>
          </table:table-cell>
          <table:table-cell table:formula="of:=RADIANS([.B155])" office:value-type="float" office:value="1.17600284999378" calcext:value-type="float">
            <text:p>1.17600285</text:p>
          </table:table-cell>
          <table:table-cell table:formula="of:=[.A155]*SIN([.C155])" office:value-type="float" office:value="3.20307377724429" calcext:value-type="float">
            <text:p>3.2030737772</text:p>
          </table:table-cell>
          <table:table-cell table:formula="of:=[.A155]*COS([.C155])" office:value-type="float" office:value="1.33462293458864" calcext:value-type="float">
            <text:p>1.3346229346</text:p>
          </table:table-cell>
          <table:table-cell/>
          <table:table-cell table:formula="of:=SIN([.C155])/(SIN([.C155])+COS([.C155]))" office:value-type="float" office:value="0.705880974568365" calcext:value-type="float">
            <text:p>0.7058809746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47:.D154])" office:value-type="float" office:value="80.9446652342554" calcext:value-type="float">
            <text:p>80.9446652343</text:p>
          </table:table-cell>
          <table:table-cell table:style-name="ce1" table:formula="of:=SUM([.E147:.E155])" office:value-type="float" office:value="70.1018581656566" calcext:value-type="float">
            <text:p>70.1018581657</text:p>
          </table:table-cell>
          <table:table-cell table:formula="of:=[.E156]/[.D156]" office:value-type="float" office:value="0.866046674759609" calcext:value-type="float">
            <text:p>0.8660466748</text:p>
          </table:table-cell>
          <table:table-cell table:style-name="ce2" table:formula="of:=SUM([.G147:.G155])" office:value-type="float" office:value="4.98329743769587" calcext:value-type="float">
            <text:p>4.9832974377</text:p>
          </table:table-cell>
          <table:table-cell table:number-columns-repeated="9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41.98" calcext:value-type="float">
            <text:p>41.98</text:p>
          </table:table-cell>
          <table:table-cell table:formula="of:=RADIANS([.B157])" office:value-type="float" office:value="0.732689219987219" calcext:value-type="float">
            <text:p>0.73268922</text:p>
          </table:table-cell>
          <table:table-cell table:formula="of:=[.A157]*SIN([.C157])" office:value-type="float" office:value="23.8118132645967" calcext:value-type="float">
            <text:p>23.8118132646</text:p>
          </table:table-cell>
          <table:table-cell table:formula="of:=[.A157]*COS([.C157])" office:value-type="float" office:value="26.4642692899687" calcext:value-type="float">
            <text:p>26.46426929</text:p>
          </table:table-cell>
          <table:table-cell/>
          <table:table-cell table:formula="of:=SIN([.C157])/(SIN([.C157])+COS([.C157]))" office:value-type="float" office:value="0.473621094856652" calcext:value-type="float">
            <text:p>0.473621094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71.57" calcext:value-type="float">
            <text:p>71.57</text:p>
          </table:table-cell>
          <table:table-cell table:formula="of:=RADIANS([.B158])" office:value-type="float" office:value="1.24913214565234" calcext:value-type="float">
            <text:p>1.2491321457</text:p>
          </table:table-cell>
          <table:table-cell table:formula="of:=[.A158]*SIN([.C158])" office:value-type="float" office:value="7.72250435020192" calcext:value-type="float">
            <text:p>7.7225043502</text:p>
          </table:table-cell>
          <table:table-cell table:formula="of:=[.A158]*COS([.C158])" office:value-type="float" office:value="2.57342700714678" calcext:value-type="float">
            <text:p>2.5734270071</text:p>
          </table:table-cell>
          <table:table-cell/>
          <table:table-cell table:formula="of:=SIN([.C158])/(SIN([.C158])+COS([.C158]))" office:value-type="float" office:value="0.750053985615395" calcext:value-type="float">
            <text:p>0.7500539856</text:p>
          </table:table-cell>
          <table:table-cell table:number-columns-repeated="9"/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35.12" calcext:value-type="float">
            <text:p>35.12</text:p>
          </table:table-cell>
          <table:table-cell table:formula="of:=RADIANS([.B159])" office:value-type="float" office:value="0.612959633300408" calcext:value-type="float">
            <text:p>0.6129596333</text:p>
          </table:table-cell>
          <table:table-cell table:formula="of:=[.A159]*SIN([.C159])" office:value-type="float" office:value="16.8905380387055" calcext:value-type="float">
            <text:p>16.8905380387</text:p>
          </table:table-cell>
          <table:table-cell table:formula="of:=[.A159]*COS([.C159])" office:value-type="float" office:value="24.0149812567706" calcext:value-type="float">
            <text:p>24.0149812568</text:p>
          </table:table-cell>
          <table:table-cell/>
          <table:table-cell table:formula="of:=SIN([.C159])/(SIN([.C159])+COS([.C159]))" office:value-type="float" office:value="0.412915868802417" calcext:value-type="float">
            <text:p>0.4129158688</text:p>
          </table:table-cell>
          <table:table-cell table:number-columns-repeated="9"/>
        </table:table-row>
        <table:table-row table:style-name="ro1">
          <table:table-cell office:value-type="float" office:value="23.57" calcext:value-type="float">
            <text:p>23.57</text:p>
          </table:table-cell>
          <table:table-cell office:value-type="float" office:value="45" calcext:value-type="float">
            <text:p>45</text:p>
          </table:table-cell>
          <table:table-cell table:formula="of:=RADIANS([.B160])" office:value-type="float" office:value="0.785398163397448" calcext:value-type="float">
            <text:p>0.7853981634</text:p>
          </table:table-cell>
          <table:table-cell table:formula="of:=[.A160]*SIN([.C160])" office:value-type="float" office:value="16.6665068325669" calcext:value-type="float">
            <text:p>16.6665068326</text:p>
          </table:table-cell>
          <table:table-cell table:formula="of:=[.A160]*COS([.C160])" office:value-type="float" office:value="16.6665068325669" calcext:value-type="float">
            <text:p>16.6665068326</text:p>
          </table:table-cell>
          <table:table-cell/>
          <table:table-cell table:formula="of:=SIN([.C160])/(SIN([.C160])+COS([.C160]))"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17T</text:p>
          </table:table-cell>
          <table:table-cell table:number-columns-repeated="6"/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87.81" calcext:value-type="float">
            <text:p>87.81</text:p>
          </table:table-cell>
          <table:table-cell table:formula="of:=RADIANS([.B161])" office:value-type="float" office:value="1.53257361617622" calcext:value-type="float">
            <text:p>1.5325736162</text:p>
          </table:table-cell>
          <table:table-cell table:formula="of:=[.A161]*SIN([.C161])" office:value-type="float" office:value="9.42311233863284" calcext:value-type="float">
            <text:p>9.4231123386</text:p>
          </table:table-cell>
          <table:table-cell table:formula="of:=[.A161]*COS([.C161])" office:value-type="float" office:value="0.360352401831198" calcext:value-type="float">
            <text:p>0.3603524018</text:p>
          </table:table-cell>
          <table:table-cell/>
          <table:table-cell table:formula="of:=SIN([.C161])/(SIN([.C161])+COS([.C161]))" office:value-type="float" office:value="0.963167199822288" calcext:value-type="float">
            <text:p>0.9631671998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57:.D161])" office:value-type="float" office:value="74.5144748247039" calcext:value-type="float">
            <text:p>74.5144748247</text:p>
          </table:table-cell>
          <table:table-cell table:style-name="ce1" table:formula="of:=SUM([.E157:.E161])" office:value-type="float" office:value="70.0795367882841" calcext:value-type="float">
            <text:p>70.0795367883</text:p>
          </table:table-cell>
          <table:table-cell table:formula="of:=[.E162]/[.D162]" office:value-type="float" office:value="0.940482194273622" calcext:value-type="float">
            <text:p>0.9404821943</text:p>
          </table:table-cell>
          <table:table-cell table:style-name="ce2" table:formula="of:=SUM([.G157:.G161])" office:value-type="float" office:value="3.09975814909675" calcext:value-type="float">
            <text:p>3.0997581491</text:p>
          </table:table-cell>
          <table:table-cell table:number-columns-repeated="9"/>
        </table:table-row>
        <table:table-row table:style-name="ro1">
          <table:table-cell office:value-type="float" office:value="27.35" calcext:value-type="float">
            <text:p>27.35</text:p>
          </table:table-cell>
          <table:table-cell office:value-type="float" office:value="60" calcext:value-type="float">
            <text:p>60</text:p>
          </table:table-cell>
          <table:table-cell table:formula="of:=RADIANS([.B163])" office:value-type="float" office:value="1.0471975511966" calcext:value-type="float">
            <text:p>1.0471975512</text:p>
          </table:table-cell>
          <table:table-cell table:formula="of:=[.A163]*SIN([.C163])" office:value-type="float" office:value="23.6857947935044" calcext:value-type="float">
            <text:p>23.6857947935</text:p>
          </table:table-cell>
          <table:table-cell table:formula="of:=[.A163]*COS([.C163])" office:value-type="float" office:value="13.675" calcext:value-type="float">
            <text:p>13.675</text:p>
          </table:table-cell>
          <table:table-cell/>
          <table:table-cell table:formula="of:=SIN([.C163])/(SIN([.C163])+COS([.C163]))" office:value-type="float" office:value="0.633974596215561" calcext:value-type="float">
            <text:p>0.633974596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float" office:value="18.33" calcext:value-type="float">
            <text:p>18.33</text:p>
          </table:table-cell>
          <table:table-cell office:value-type="float" office:value="79.12" calcext:value-type="float">
            <text:p>79.12</text:p>
          </table:table-cell>
          <table:table-cell table:formula="of:=RADIANS([.B164])" office:value-type="float" office:value="1.38090450417791" calcext:value-type="float">
            <text:p>1.3809045042</text:p>
          </table:table-cell>
          <table:table-cell table:formula="of:=[.A164]*SIN([.C164])" office:value-type="float" office:value="18.0005120110614" calcext:value-type="float">
            <text:p>18.0005120111</text:p>
          </table:table-cell>
          <table:table-cell table:formula="of:=[.A164]*COS([.C164])" office:value-type="float" office:value="3.45983631688483" calcext:value-type="float">
            <text:p>3.4598363169</text:p>
          </table:table-cell>
          <table:table-cell/>
          <table:table-cell table:formula="of:=SIN([.C164])/(SIN([.C164])+COS([.C164]))" office:value-type="float" office:value="0.838780048486941" calcext:value-type="float">
            <text:p>0.8387800485</text:p>
          </table:table-cell>
          <table:table-cell table:number-columns-repeated="9"/>
        </table:table-row>
        <table:table-row table:style-name="ro1">
          <table:table-cell office:value-type="float" office:value="51.18" calcext:value-type="float">
            <text:p>51.18</text:p>
          </table:table-cell>
          <table:table-cell office:value-type="float" office:value="2.37" calcext:value-type="float">
            <text:p>2.37</text:p>
          </table:table-cell>
          <table:table-cell table:formula="of:=RADIANS([.B165])" office:value-type="float" office:value="0.0413643032722656" calcext:value-type="float">
            <text:p>0.0413643033</text:p>
          </table:table-cell>
          <table:table-cell table:formula="of:=[.A165]*SIN([.C165])" office:value-type="float" office:value="2.11642138617475" calcext:value-type="float">
            <text:p>2.1164213862</text:p>
          </table:table-cell>
          <table:table-cell table:formula="of:=[.A165]*COS([.C165])" office:value-type="float" office:value="51.136221609698" calcext:value-type="float">
            <text:p>51.1362216097</text:p>
          </table:table-cell>
          <table:table-cell/>
          <table:table-cell table:formula="of:=SIN([.C165])/(SIN([.C165])+COS([.C165]))" office:value-type="float" office:value="0.0397430299626402" calcext:value-type="float">
            <text:p>0.03974303</text:p>
          </table:table-cell>
          <table:table-cell table:number-columns-repeated="9"/>
        </table:table-row>
        <table:table-row table:style-name="ro1">
          <table:table-cell office:value-type="float" office:value="11.81" calcext:value-type="float">
            <text:p>11.81</text:p>
          </table:table-cell>
          <table:table-cell office:value-type="float" office:value="52.13" calcext:value-type="float">
            <text:p>52.13</text:p>
          </table:table-cell>
          <table:table-cell table:formula="of:=RADIANS([.B166])" office:value-type="float" office:value="0.909840139064644" calcext:value-type="float">
            <text:p>0.9098401391</text:p>
          </table:table-cell>
          <table:table-cell table:formula="of:=[.A166]*SIN([.C166])" office:value-type="float" office:value="9.32288032062214" calcext:value-type="float">
            <text:p>9.3228803206</text:p>
          </table:table-cell>
          <table:table-cell table:formula="of:=[.A166]*COS([.C166])" office:value-type="float" office:value="7.24982775846134" calcext:value-type="float">
            <text:p>7.2498277585</text:p>
          </table:table-cell>
          <table:table-cell/>
          <table:table-cell table:formula="of:=SIN([.C166])/(SIN([.C166])+COS([.C166]))" office:value-type="float" office:value="0.562544170580583" calcext:value-type="float">
            <text:p>0.5625441706</text:p>
          </table:table-cell>
          <table:table-cell table:number-columns-repeated="9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20.41" calcext:value-type="float">
            <text:p>20.41</text:p>
          </table:table-cell>
          <table:table-cell table:formula="of:=RADIANS([.B167])" office:value-type="float" office:value="0.356221700332043" calcext:value-type="float">
            <text:p>0.3562217003</text:p>
          </table:table-cell>
          <table:table-cell table:formula="of:=[.A167]*SIN([.C167])" office:value-type="float" office:value="4.26154938123894" calcext:value-type="float">
            <text:p>4.2615493812</text:p>
          </table:table-cell>
          <table:table-cell table:formula="of:=[.A167]*COS([.C167])" office:value-type="float" office:value="11.4528423053521" calcext:value-type="float">
            <text:p>11.4528423054</text:p>
          </table:table-cell>
          <table:table-cell/>
          <table:table-cell table:formula="of:=SIN([.C167])/(SIN([.C167])+COS([.C167]))" office:value-type="float" office:value="0.27118767727263" calcext:value-type="float">
            <text:p>0.2711876773</text:p>
          </table:table-cell>
          <table:table-cell table:number-columns-repeated="9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9.12" calcext:value-type="float">
            <text:p>19.12</text:p>
          </table:table-cell>
          <table:table-cell table:formula="of:=RADIANS([.B168])" office:value-type="float" office:value="0.333706952981316" calcext:value-type="float">
            <text:p>0.333706953</text:p>
          </table:table-cell>
          <table:table-cell table:formula="of:=[.A168]*SIN([.C168])" office:value-type="float" office:value="4.18605996937063" calcext:value-type="float">
            <text:p>4.1860599694</text:p>
          </table:table-cell>
          <table:table-cell table:formula="of:=[.A168]*COS([.C168])" office:value-type="float" office:value="12.0749866224701" calcext:value-type="float">
            <text:p>12.0749866225</text:p>
          </table:table-cell>
          <table:table-cell/>
          <table:table-cell table:formula="of:=SIN([.C168])/(SIN([.C168])+COS([.C168]))" office:value-type="float" office:value="0.257428692902894" calcext:value-type="float">
            <text:p>0.2574286929</text:p>
          </table:table-cell>
          <table:table-cell table:number-columns-repeated="2"/>
          <table:table-cell office:value-type="string" calcext:value-type="string">
            <text:p>17U</text:p>
          </table:table-cell>
          <table:table-cell table:number-columns-repeated="6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5.02" calcext:value-type="float">
            <text:p>15.02</text:p>
          </table:table-cell>
          <table:table-cell table:formula="of:=RADIANS([.B169])" office:value-type="float" office:value="0.262148453649548" calcext:value-type="float">
            <text:p>0.2621484536</text:p>
          </table:table-cell>
          <table:table-cell table:formula="of:=[.A169]*SIN([.C169])" office:value-type="float" office:value="2.88181695564811" calcext:value-type="float">
            <text:p>2.8818169556</text:p>
          </table:table-cell>
          <table:table-cell table:formula="of:=[.A169]*COS([.C169])" office:value-type="float" office:value="10.7400898987922" calcext:value-type="float">
            <text:p>10.7400898988</text:p>
          </table:table-cell>
          <table:table-cell/>
          <table:table-cell table:formula="of:=SIN([.C169])/(SIN([.C169])+COS([.C169]))" office:value-type="float" office:value="0.211557529092098" calcext:value-type="float">
            <text:p>0.2115575291</text:p>
          </table:table-cell>
          <table:table-cell table:number-columns-repeated="9"/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16.61" calcext:value-type="float">
            <text:p>16.61</text:p>
          </table:table-cell>
          <table:table-cell table:formula="of:=RADIANS([.B170])" office:value-type="float" office:value="0.289899188756258" calcext:value-type="float">
            <text:p>0.2898991888</text:p>
          </table:table-cell>
          <table:table-cell table:formula="of:=[.A170]*SIN([.C170])" office:value-type="float" office:value="4.53081160703651" calcext:value-type="float">
            <text:p>4.530811607</text:p>
          </table:table-cell>
          <table:table-cell table:formula="of:=[.A170]*COS([.C170])" office:value-type="float" office:value="15.188622260809" calcext:value-type="float">
            <text:p>15.1886222608</text:p>
          </table:table-cell>
          <table:table-cell/>
          <table:table-cell table:formula="of:=SIN([.C170])/(SIN([.C170])+COS([.C170]))" office:value-type="float" office:value="0.229763777063825" calcext:value-type="float">
            <text:p>0.2297637771</text:p>
          </table:table-cell>
          <table:table-cell table:number-columns-repeated="9"/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31.61" calcext:value-type="float">
            <text:p>31.61</text:p>
          </table:table-cell>
          <table:table-cell table:formula="of:=RADIANS([.B171])" office:value-type="float" office:value="0.551698576555408" calcext:value-type="float">
            <text:p>0.5516985766</text:p>
          </table:table-cell>
          <table:table-cell table:formula="of:=[.A171]*SIN([.C171])" office:value-type="float" office:value="4.10397354514988" calcext:value-type="float">
            <text:p>4.1039735451</text:p>
          </table:table-cell>
          <table:table-cell table:formula="of:=[.A171]*COS([.C171])" office:value-type="float" office:value="6.66830571740003" calcext:value-type="float">
            <text:p>6.6683057174</text:p>
          </table:table-cell>
          <table:table-cell/>
          <table:table-cell table:formula="of:=SIN([.C171])/(SIN([.C171])+COS([.C171]))" office:value-type="float" office:value="0.380975413385118" calcext:value-type="float">
            <text:p>0.3809754134</text:p>
          </table:table-cell>
          <table:table-cell table:number-columns-repeated="9"/>
        </table:table-row>
        <table:table-row table:style-name="ro1">
          <table:table-cell office:value-type="float" office:value="16.41" calcext:value-type="float">
            <text:p>16.41</text:p>
          </table:table-cell>
          <table:table-cell office:value-type="float" office:value="29.86" calcext:value-type="float">
            <text:p>29.86</text:p>
          </table:table-cell>
          <table:table-cell table:formula="of:=RADIANS([.B172])" office:value-type="float" office:value="0.521155314645507" calcext:value-type="float">
            <text:p>0.5211553146</text:p>
          </table:table-cell>
          <table:table-cell table:formula="of:=[.A172]*SIN([.C172])" office:value-type="float" office:value="8.17025035175627" calcext:value-type="float">
            <text:p>8.1702503518</text:p>
          </table:table-cell>
          <table:table-cell table:formula="of:=[.A172]*COS([.C172])" office:value-type="float" office:value="14.2314830284699" calcext:value-type="float">
            <text:p>14.2314830285</text:p>
          </table:table-cell>
          <table:table-cell/>
          <table:table-cell table:formula="of:=SIN([.C172])/(SIN([.C172])+COS([.C172]))" office:value-type="float" office:value="0.364715096509812" calcext:value-type="float">
            <text:p>0.3647150965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" table:formula="of:=SUM([.D163:.D172])" office:value-type="float" office:value="81.260070321563" calcext:value-type="float">
            <text:p>81.2600703216</text:p>
          </table:table-cell>
          <table:table-cell table:style-name="ce1" table:formula="of:=SUM([.E163:.E172])" office:value-type="float" office:value="145.877215518338" calcext:value-type="float">
            <text:p>145.8772155183</text:p>
          </table:table-cell>
          <table:table-cell table:formula="of:=[.E173]/[.D173]" office:value-type="float" office:value="1.79518938318747" calcext:value-type="float">
            <text:p>1.7951893832</text:p>
          </table:table-cell>
          <table:table-cell table:style-name="ce2" table:formula="of:=SUM([.G163:.G172])" office:value-type="float" office:value="3.7906700314721" calcext:value-type="float">
            <text:p>3.7906700315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XT RATIO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XT</text:p>
          </table:table-cell>
          <table:table-cell table:number-columns-repeated="6"/>
          <table:table-cell table:style-name="ce2" office:value-type="float" office:value="1.39112403648874" calcext:value-type="float">
            <text:p>1.39112403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L/XT</text:p>
          </table:table-cell>
          <table:table-cell table:number-columns-repeated="4"/>
          <table:table-cell office:value-type="float" office:value="6.36696140340728" calcext:value-type="float">
            <text:p>6.3669614034</text:p>
          </table:table-cell>
          <table:table-cell table:number-columns-repeated="6"/>
          <table:table-cell table:style-name="ce2" office:value-type="float" office:value="2.32489773982393" calcext:value-type="float">
            <text:p>2.3248977398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</table:table-row>
        <table:table-row table:style-name="ro1">
          <table:table-cell office:value-type="float" office:value="2.79585059663732" calcext:value-type="float">
            <text:p>2.7958505966</text:p>
          </table:table-cell>
          <table:table-cell table:number-columns-repeated="4"/>
          <table:table-cell office:value-type="float" office:value="3.43268109139413" calcext:value-type="float">
            <text:p>3.4326810914</text:p>
          </table:table-cell>
          <table:table-cell table:number-columns-repeated="2"/>
          <table:table-cell office:value-type="string" calcext:value-type="string">
            <text:p><text:span text:style-name="T1">Column 1</text:span></text:p>
          </table:table-cell>
          <table:table-cell table:number-columns-repeated="3"/>
          <table:table-cell table:style-name="ce2" office:value-type="float" office:value="3.8962496886233" calcext:value-type="float">
            <text:p>3.8962496886</text:p>
          </table:table-cell>
          <table:table-cell/>
          <table:table-cell office:value-type="string" calcext:value-type="string">
            <text:p>Mean</text:p>
          </table:table-cell>
          <table:table-cell table:formula="of:=AVERAGE([.$M$177:.$M$197])" office:value-type="float" office:value="3.17730903807385" calcext:value-type="float">
            <text:p>3.1773090381</text:p>
          </table:table-cell>
        </table:table-row>
        <table:table-row table:style-name="ro1">
          <table:table-cell office:value-type="float" office:value="2.05432668678853" calcext:value-type="float">
            <text:p>2.0543266868</text:p>
          </table:table-cell>
          <table:table-cell table:number-columns-repeated="2"/>
          <table:table-cell office:value-type="string" calcext:value-type="string">
            <text:p>XL/XT</text:p>
          </table:table-cell>
          <table:table-cell/>
          <table:table-cell office:value-type="float" office:value="12.1020846335904" calcext:value-type="float">
            <text:p>12.1020846336</text:p>
          </table:table-cell>
          <table:table-cell/>
          <table:table-cell office:value-type="string" calcext:value-type="string">
            <text:p>Mean</text:p>
          </table:table-cell>
          <table:table-cell table:formula="of:=AVERAGE([.$F$178:.$F$327])" office:value-type="float" office:value="7.49916471974988" calcext:value-type="float">
            <text:p>7.4991647197</text:p>
          </table:table-cell>
          <table:table-cell table:number-columns-repeated="3"/>
          <table:table-cell table:style-name="ce2" office:value-type="float" office:value="6.80470485728143" calcext:value-type="float">
            <text:p>6.8047048573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M$177:.$M$197])/COUNT([.$M$177:.$M$197]))" office:value-type="float" office:value="0.321278141912035" calcext:value-type="float">
            <text:p>0.3212781419</text:p>
          </table:table-cell>
        </table:table-row>
        <table:table-row table:style-name="ro1">
          <table:table-cell office:value-type="float" office:value="1.63990777004216" calcext:value-type="float">
            <text:p>1.63990777</text:p>
          </table:table-cell>
          <table:table-cell/>
          <table:table-cell office:value-type="string" calcext:value-type="string">
            <text:p>Mean</text:p>
          </table:table-cell>
          <table:table-cell table:formula="of:=AVERAGE([.$A$179:.$A$200])" office:value-type="float" office:value="1.70039645695913" calcext:value-type="float">
            <text:p>1.700396457</text:p>
          </table:table-cell>
          <table:table-cell/>
          <table:table-cell office:value-type="float" office:value="7.928094637223" calcext:value-type="float">
            <text:p>7.928094637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F$178:.$F$327])/COUNT([.$F$178:.$F$327]))" office:value-type="float" office:value="0.468268093138095" calcext:value-type="float">
            <text:p>0.4682680931</text:p>
          </table:table-cell>
          <table:table-cell table:number-columns-repeated="3"/>
          <table:table-cell table:style-name="ce2" office:value-type="float" office:value="5.50917910310667" calcext:value-type="float">
            <text:p>5.5091791031</text:p>
          </table:table-cell>
          <table:table-cell/>
          <table:table-cell office:value-type="string" calcext:value-type="string">
            <text:p>Mode</text:p>
          </table:table-cell>
          <table:table-cell table:formula="of:=MODE([.$M$177:.$M$197]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0.943859259534984" calcext:value-type="float">
            <text:p>0.9438592595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A$179:.$A$200])/COUNT([.$A$179:.$A$200]))" office:value-type="float" office:value="0.174561831611178" calcext:value-type="float">
            <text:p>0.1745618316</text:p>
          </table:table-cell>
          <table:table-cell/>
          <table:table-cell office:value-type="float" office:value="3.7013044637155" calcext:value-type="float">
            <text:p>3.7013044637</text:p>
          </table:table-cell>
          <table:table-cell/>
          <table:table-cell office:value-type="string" calcext:value-type="string">
            <text:p>Mode</text:p>
          </table:table-cell>
          <table:table-cell table:formula="of:=MODE([.$F$178:.$F$327])" office:value-type="string" office:string-value="" calcext:value-type="error">
            <text:p>#VALUE!</text:p>
          </table:table-cell>
          <table:table-cell table:number-columns-repeated="3"/>
          <table:table-cell table:style-name="ce2" office:value-type="float" office:value="5.32115092619722" calcext:value-type="float">
            <text:p>5.3211509262</text:p>
          </table:table-cell>
          <table:table-cell/>
          <table:table-cell table:style-name="ce2" office:value-type="string" calcext:value-type="string">
            <text:p>Median</text:p>
          </table:table-cell>
          <table:table-cell table:style-name="ce2" table:formula="of:=MEDIAN([.$M$177:.$M$197])" office:value-type="float" office:value="2.59244859427868" calcext:value-type="float">
            <text:p>2.5924485943</text:p>
          </table:table-cell>
        </table:table-row>
        <table:table-row table:style-name="ro1">
          <table:table-cell office:value-type="float" office:value="1.07305481279696" calcext:value-type="float">
            <text:p>1.0730548128</text:p>
          </table:table-cell>
          <table:table-cell/>
          <table:table-cell office:value-type="string" calcext:value-type="string">
            <text:p>Mode</text:p>
          </table:table-cell>
          <table:table-cell table:formula="of:=MODE([.$A$179:.$A$200])" office:value-type="string" office:string-value="" calcext:value-type="error">
            <text:p>#VALUE!</text:p>
          </table:table-cell>
          <table:table-cell/>
          <table:table-cell office:value-type="float" office:value="12.8732621515275" calcext:value-type="float">
            <text:p>12.8732621515</text:p>
          </table:table-cell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F$178:.$F$327])" office:value-type="float" office:value="6.12906344161388" calcext:value-type="float">
            <text:p>6.1290634416</text:p>
          </table:table-cell>
          <table:table-cell table:number-columns-repeated="3"/>
          <table:table-cell table:style-name="ce2" office:value-type="float" office:value="2.39803851399215" calcext:value-type="float">
            <text:p>2.398038514</text:p>
          </table:table-cell>
          <table:table-cell/>
          <table:table-cell office:value-type="string" calcext:value-type="string">
            <text:p>Variance</text:p>
          </table:table-cell>
          <table:table-cell table:formula="of:=VAR([.$M$177:.$M$197])" office:value-type="float" office:value="2.16761253387945" calcext:value-type="float">
            <text:p>2.1676125339</text:p>
          </table:table-cell>
        </table:table-row>
        <table:table-row table:style-name="ro1">
          <table:table-cell office:value-type="float" office:value="0.891598651721711" calcext:value-type="float">
            <text:p>0.8915986517</text:p>
          </table:table-cell>
          <table:table-cell/>
          <table:table-cell table:style-name="ce1" office:value-type="string" calcext:value-type="string">
            <text:p>Median</text:p>
          </table:table-cell>
          <table:table-cell table:style-name="ce1" table:formula="of:=MEDIAN([.$A$179:.$A$200])" office:value-type="float" office:value="1.47785351120935" calcext:value-type="float">
            <text:p>1.4778535112</text:p>
          </table:table-cell>
          <table:table-cell/>
          <table:table-cell office:value-type="float" office:value="4.39820417898033" calcext:value-type="float">
            <text:p>4.398204179</text:p>
          </table:table-cell>
          <table:table-cell/>
          <table:table-cell office:value-type="string" calcext:value-type="string">
            <text:p>Variance</text:p>
          </table:table-cell>
          <table:table-cell table:formula="of:=VAR([.$F$178:.$F$327])" office:value-type="float" office:value="32.8912510576782" calcext:value-type="float">
            <text:p>32.8912510577</text:p>
          </table:table-cell>
          <table:table-cell table:number-columns-repeated="3"/>
          <table:table-cell table:style-name="ce2" office:value-type="float" office:value="2.3533790359325" calcext:value-type="float">
            <text:p>2.3533790359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M$177:.$M$197])" office:value-type="float" office:value="1.47228140444667" calcext:value-type="float">
            <text:p>1.4722814044</text:p>
          </table:table-cell>
        </table:table-row>
        <table:table-row table:style-name="ro1">
          <table:table-cell office:value-type="float" office:value="1.47785351120935" calcext:value-type="float">
            <text:p>1.4778535112</text:p>
          </table:table-cell>
          <table:table-cell/>
          <table:table-cell office:value-type="string" calcext:value-type="string">
            <text:p>Variance</text:p>
          </table:table-cell>
          <table:table-cell table:formula="of:=VAR([.$A$179:.$A$200])" office:value-type="float" office:value="0.639908494164433" calcext:value-type="float">
            <text:p>0.6399084942</text:p>
          </table:table-cell>
          <table:table-cell/>
          <table:table-cell office:value-type="float" office:value="0.813707188364437" calcext:value-type="float">
            <text:p>0.8137071884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F$178:.$F$327])" office:value-type="float" office:value="5.73508945507201" calcext:value-type="float">
            <text:p>5.7350894551</text:p>
          </table:table-cell>
          <table:table-cell table:number-columns-repeated="3"/>
          <table:table-cell table:style-name="ce2" office:value-type="float" office:value="2.39143832022228" calcext:value-type="float">
            <text:p>2.3914383202</text:p>
          </table:table-cell>
          <table:table-cell/>
          <table:table-cell office:value-type="string" calcext:value-type="string">
            <text:p>Kurtosis</text:p>
          </table:table-cell>
          <table:table-cell table:formula="of:=KURT([.$M$177:.$M$197])" office:value-type="float" office:value="0.349301147525899" calcext:value-type="float">
            <text:p>0.3493011475</text:p>
          </table:table-cell>
        </table:table-row>
        <table:table-row table:style-name="ro1">
          <table:table-cell office:value-type="float" office:value="1.15038892081568" calcext:value-type="float">
            <text:p>1.1503889208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A$179:.$A$200])" office:value-type="float" office:value="0.799942806808357" calcext:value-type="float">
            <text:p>0.7999428068</text:p>
          </table:table-cell>
          <table:table-cell/>
          <table:table-cell office:value-type="float" office:value="3.15788946961703" calcext:value-type="float">
            <text:p>3.1578894696</text:p>
          </table:table-cell>
          <table:table-cell/>
          <table:table-cell office:value-type="string" calcext:value-type="string">
            <text:p>Kurtosis</text:p>
          </table:table-cell>
          <table:table-cell table:formula="of:=KURT([.$F$178:.$F$327])" office:value-type="float" office:value="1.89925495968782" calcext:value-type="float">
            <text:p>1.8992549597</text:p>
          </table:table-cell>
          <table:table-cell table:number-columns-repeated="3"/>
          <table:table-cell table:style-name="ce2" office:value-type="float" office:value="2.42368543562195" calcext:value-type="float">
            <text:p>2.4236854356</text:p>
          </table:table-cell>
          <table:table-cell/>
          <table:table-cell office:value-type="string" calcext:value-type="string">
            <text:p>Skewness</text:p>
          </table:table-cell>
          <table:table-cell table:formula="of:=SKEW([.$M$177:.$M$197])" office:value-type="float" office:value="0.989562437972717" calcext:value-type="float">
            <text:p>0.989562438</text:p>
          </table:table-cell>
        </table:table-row>
        <table:table-row table:style-name="ro1">
          <table:table-cell office:value-type="float" office:value="3.67211510490619" calcext:value-type="float">
            <text:p>3.6721151049</text:p>
          </table:table-cell>
          <table:table-cell/>
          <table:table-cell office:value-type="string" calcext:value-type="string">
            <text:p>Kurtosis</text:p>
          </table:table-cell>
          <table:table-cell table:formula="of:=KURT([.$A$179:.$A$200])" office:value-type="float" office:value="0.13977123070926" calcext:value-type="float">
            <text:p>0.1397712307</text:p>
          </table:table-cell>
          <table:table-cell/>
          <table:table-cell office:value-type="float" office:value="6.93760354969616" calcext:value-type="float">
            <text:p>6.9376035497</text:p>
          </table:table-cell>
          <table:table-cell/>
          <table:table-cell office:value-type="string" calcext:value-type="string">
            <text:p>Skewness</text:p>
          </table:table-cell>
          <table:table-cell table:formula="of:=SKEW([.$F$178:.$F$327])" office:value-type="float" office:value="1.37313065122248" calcext:value-type="float">
            <text:p>1.3731306512</text:p>
          </table:table-cell>
          <table:table-cell table:number-columns-repeated="3"/>
          <table:table-cell table:style-name="ce2" office:value-type="float" office:value="2.11678889318612" calcext:value-type="float">
            <text:p>2.1167888932</text:p>
          </table:table-cell>
          <table:table-cell/>
          <table:table-cell office:value-type="string" calcext:value-type="string">
            <text:p>Range</text:p>
          </table:table-cell>
          <table:table-cell table:formula="of:=MAX([.$M$177:.$M$197])-MIN([.$M$177:.$M$197])" office:value-type="float" office:value="5.51108810006389" calcext:value-type="float">
            <text:p>5.5110881001</text:p>
          </table:table-cell>
        </table:table-row>
        <table:table-row table:style-name="ro1">
          <table:table-cell office:value-type="float" office:value="2.41140907237457" calcext:value-type="float">
            <text:p>2.4114090724</text:p>
          </table:table-cell>
          <table:table-cell/>
          <table:table-cell office:value-type="string" calcext:value-type="string">
            <text:p>Skewness</text:p>
          </table:table-cell>
          <table:table-cell table:formula="of:=SKEW([.$A$179:.$A$200])" office:value-type="float" office:value="0.875067817428405" calcext:value-type="float">
            <text:p>0.8750678174</text:p>
          </table:table-cell>
          <table:table-cell/>
          <table:table-cell office:value-type="float" office:value="1.60751840004603" calcext:value-type="float">
            <text:p>1.6075184</text:p>
          </table:table-cell>
          <table:table-cell/>
          <table:table-cell office:value-type="string" calcext:value-type="string">
            <text:p>Range</text:p>
          </table:table-cell>
          <table:table-cell table:formula="of:=MAX([.$F$178:.$F$327])-MIN([.$F$178:.$F$327])" office:value-type="float" office:value="28.838123043139" calcext:value-type="float">
            <text:p>28.8381230431</text:p>
          </table:table-cell>
          <table:table-cell table:number-columns-repeated="3"/>
          <table:table-cell table:style-name="ce2" office:value-type="float" office:value="3.00737966669076" calcext:value-type="float">
            <text:p>3.0073796667</text:p>
          </table:table-cell>
          <table:table-cell/>
          <table:table-cell office:value-type="string" calcext:value-type="string">
            <text:p>Minimum</text:p>
          </table:table-cell>
          <table:table-cell table:formula="of:=MIN([.$M$177:.$M$197])" office:value-type="float" office:value="1.29361675721754" calcext:value-type="float">
            <text:p>1.2936167572</text:p>
          </table:table-cell>
        </table:table-row>
        <table:table-row table:style-name="ro1">
          <table:table-cell office:value-type="float" office:value="1.23710492348072" calcext:value-type="float">
            <text:p>1.2371049235</text:p>
          </table:table-cell>
          <table:table-cell/>
          <table:table-cell office:value-type="string" calcext:value-type="string">
            <text:p>Range</text:p>
          </table:table-cell>
          <table:table-cell table:formula="of:=MAX([.$A$179:.$A$200])-MIN([.$A$179:.$A$200])" office:value-type="float" office:value="2.95283048792916" calcext:value-type="float">
            <text:p>2.9528304879</text:p>
          </table:table-cell>
          <table:table-cell/>
          <table:table-cell office:value-type="float" office:value="10.3251177476406" calcext:value-type="float">
            <text:p>10.3251177476</text:p>
          </table:table-cell>
          <table:table-cell/>
          <table:table-cell office:value-type="string" calcext:value-type="string">
            <text:p>Minimum</text:p>
          </table:table-cell>
          <table:table-cell table:formula="of:=MIN([.$F$178:.$F$327])" office:value-type="float" office:value="0" calcext:value-type="float">
            <text:p>0</text:p>
          </table:table-cell>
          <table:table-cell table:number-columns-repeated="3"/>
          <table:table-cell table:style-name="ce2" office:value-type="float" office:value="2.00687362317035" calcext:value-type="float">
            <text:p>2.0068736232</text:p>
          </table:table-cell>
          <table:table-cell/>
          <table:table-cell office:value-type="string" calcext:value-type="string">
            <text:p>Maximum</text:p>
          </table:table-cell>
          <table:table-cell table:formula="of:=MAX([.$M$177:.$M$197])" office:value-type="float" office:value="6.80470485728143" calcext:value-type="float">
            <text:p>6.8047048573</text:p>
          </table:table-cell>
        </table:table-row>
        <table:table-row table:style-name="ro1">
          <table:table-cell office:value-type="float" office:value="1.25708892842152" calcext:value-type="float">
            <text:p>1.2570889284</text:p>
          </table:table-cell>
          <table:table-cell/>
          <table:table-cell office:value-type="string" calcext:value-type="string">
            <text:p>Minimum</text:p>
          </table:table-cell>
          <table:table-cell table:formula="of:=MIN([.$A$179:.$A$200])" office:value-type="float" office:value="0.719284616977031" calcext:value-type="float">
            <text:p>0.719284617</text:p>
          </table:table-cell>
          <table:table-cell/>
          <table:table-cell office:value-type="float" office:value="10.5471396969022" calcext:value-type="float">
            <text:p>10.5471396969</text:p>
          </table:table-cell>
          <table:table-cell/>
          <table:table-cell office:value-type="string" calcext:value-type="string">
            <text:p>Maximum</text:p>
          </table:table-cell>
          <table:table-cell table:formula="of:=MAX([.$F$178:.$F$327])" office:value-type="float" office:value="28.838123043139" calcext:value-type="float">
            <text:p>28.8381230431</text:p>
          </table:table-cell>
          <table:table-cell table:number-columns-repeated="3"/>
          <table:table-cell table:style-name="ce2" office:value-type="float" office:value="1.75406911723636" calcext:value-type="float">
            <text:p>1.7540691172</text:p>
          </table:table-cell>
          <table:table-cell/>
          <table:table-cell office:value-type="string" calcext:value-type="string">
            <text:p>Sum</text:p>
          </table:table-cell>
          <table:table-cell table:formula="of:=SUM([.$M$177:.$M$197])" office:value-type="float" office:value="66.7234897995508" calcext:value-type="float">
            <text:p>66.7234897996</text:p>
          </table:table-cell>
        </table:table-row>
        <table:table-row table:style-name="ro1">
          <table:table-cell office:value-type="float" office:value="0.719284616977031" calcext:value-type="float">
            <text:p>0.719284617</text:p>
          </table:table-cell>
          <table:table-cell/>
          <table:table-cell office:value-type="string" calcext:value-type="string">
            <text:p>Maximum</text:p>
          </table:table-cell>
          <table:table-cell table:formula="of:=MAX([.$A$179:.$A$200])" office:value-type="float" office:value="3.67211510490619" calcext:value-type="float">
            <text:p>3.6721151049</text:p>
          </table:table-cell>
          <table:table-cell/>
          <table:table-cell office:value-type="float" office:value="6.87707820704873" calcext:value-type="float">
            <text:p>6.877078207</text:p>
          </table:table-cell>
          <table:table-cell/>
          <table:table-cell office:value-type="string" calcext:value-type="string">
            <text:p>Sum</text:p>
          </table:table-cell>
          <table:table-cell table:formula="of:=SUM([.$F$178:.$F$327])" office:value-type="float" office:value="1124.87470796248" calcext:value-type="float">
            <text:p>1124.8747079625</text:p>
          </table:table-cell>
          <table:table-cell table:number-columns-repeated="3"/>
          <table:table-cell table:style-name="ce2" office:value-type="float" office:value="1.29361675721754" calcext:value-type="float">
            <text:p>1.2936167572</text:p>
          </table:table-cell>
          <table:table-cell/>
          <table:table-cell office:value-type="string" calcext:value-type="string">
            <text:p>Count</text:p>
          </table:table-cell>
          <table:table-cell table:formula="of:=COUNT([.$M$177:.$M$197]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.89353655633638" calcext:value-type="float">
            <text:p>2.8935365563</text:p>
          </table:table-cell>
          <table:table-cell/>
          <table:table-cell office:value-type="string" calcext:value-type="string">
            <text:p>Sum</text:p>
          </table:table-cell>
          <table:table-cell table:formula="of:=SUM([.$A$179:.$A$200])" office:value-type="float" office:value="35.7083255961418" calcext:value-type="float">
            <text:p>35.7083255961</text:p>
          </table:table-cell>
          <table:table-cell/>
          <table:table-cell office:value-type="float" office:value="3.5271100766822" calcext:value-type="float">
            <text:p>3.5271100767</text:p>
          </table:table-cell>
          <table:table-cell/>
          <table:table-cell office:value-type="string" calcext:value-type="string">
            <text:p>Count</text:p>
          </table:table-cell>
          <table:table-cell table:formula="of:=COUNT([.$F$178:.$F$327])" office:value-type="float" office:value="150" calcext:value-type="float">
            <text:p>150</text:p>
          </table:table-cell>
          <table:table-cell table:number-columns-repeated="3"/>
          <table:table-cell table:style-name="ce2" office:value-type="float" office:value="2.59244859427868" calcext:value-type="float">
            <text:p>2.5924485943</text:p>
          </table:table-cell>
          <table:table-cell table:number-columns-repeated="3"/>
        </table:table-row>
        <table:table-row table:style-name="ro1">
          <table:table-cell office:value-type="float" office:value="2.4484787148016" calcext:value-type="float">
            <text:p>2.4484787148</text:p>
          </table:table-cell>
          <table:table-cell/>
          <table:table-cell office:value-type="string" calcext:value-type="string">
            <text:p>Count</text:p>
          </table:table-cell>
          <table:table-cell table:formula="of:=COUNT([.$A$179:.$A$200])" office:value-type="float" office:value="21" calcext:value-type="float">
            <text:p>21</text:p>
          </table:table-cell>
          <table:table-cell/>
          <table:table-cell office:value-type="float" office:value="8.31037269055523" calcext:value-type="float">
            <text:p>8.3103726906</text:p>
          </table:table-cell>
          <table:table-cell table:number-columns-repeated="6"/>
          <table:table-cell table:style-name="ce2" office:value-type="float" office:value="3.0169338672236" calcext:value-type="float">
            <text:p>3.0169338672</text:p>
          </table:table-cell>
          <table:table-cell table:number-columns-repeated="3"/>
        </table:table-row>
        <table:table-row table:style-name="ro1">
          <table:table-cell office:value-type="float" office:value="2.26868040382074" calcext:value-type="float">
            <text:p>2.2686804038</text:p>
          </table:table-cell>
          <table:table-cell table:number-columns-repeated="4"/>
          <table:table-cell office:value-type="float" office:value="7.5730807797527" calcext:value-type="float">
            <text:p>7.5730807798</text:p>
          </table:table-cell>
          <table:table-cell table:number-columns-repeated="6"/>
          <table:table-cell table:style-name="ce2" office:value-type="float" office:value="4.24780600499246" calcext:value-type="float">
            <text:p>4.247806005</text:p>
          </table:table-cell>
          <table:table-cell table:number-columns-repeated="3"/>
        </table:table-row>
        <table:table-row table:style-name="ro1">
          <table:table-cell office:value-type="float" office:value="1.82610448488223" calcext:value-type="float">
            <text:p>1.8261044849</text:p>
          </table:table-cell>
          <table:table-cell table:number-columns-repeated="4"/>
          <table:table-cell office:value-type="float" office:value="1.84401043833636" calcext:value-type="float">
            <text:p>1.8440104383</text:p>
          </table:table-cell>
          <table:table-cell table:number-columns-repeated="6"/>
          <table:table-cell table:style-name="ce2" office:value-type="float" office:value="4.98329743769587" calcext:value-type="float">
            <text:p>4.9832974377</text:p>
          </table:table-cell>
          <table:table-cell table:number-columns-repeated="3"/>
        </table:table-row>
        <table:table-row table:style-name="ro1">
          <table:table-cell office:value-type="float" office:value="1.34596432837338" calcext:value-type="float">
            <text:p>1.3459643284</text:p>
          </table:table-cell>
          <table:table-cell table:number-columns-repeated="4"/>
          <table:table-cell office:value-type="float" office:value="3.5153998200552" calcext:value-type="float">
            <text:p>3.5153998201</text:p>
          </table:table-cell>
          <table:table-cell table:number-columns-repeated="6"/>
          <table:table-cell table:style-name="ce2" office:value-type="float" office:value="3.09975814909675" calcext:value-type="float">
            <text:p>3.0997581491</text:p>
          </table:table-cell>
          <table:table-cell table:number-columns-repeated="3"/>
        </table:table-row>
        <table:table-row table:style-name="ro1">
          <table:table-cell office:value-type="float" office:value="0.866046674759609" calcext:value-type="float">
            <text:p>0.8660466748</text:p>
          </table:table-cell>
          <table:table-cell table:number-columns-repeated="4"/>
          <table:table-cell office:value-type="float" office:value="7.670199254373" calcext:value-type="float">
            <text:p>7.6701992544</text:p>
          </table:table-cell>
          <table:table-cell table:number-columns-repeated="6"/>
          <table:table-cell table:style-name="ce2" office:value-type="float" office:value="3.7906700314721" calcext:value-type="float">
            <text:p>3.7906700315</text:p>
          </table:table-cell>
          <table:table-cell table:number-columns-repeated="3"/>
        </table:table-row>
        <table:table-row table:style-name="ro1">
          <table:table-cell office:value-type="float" office:value="0.940482194273622" calcext:value-type="float">
            <text:p>0.9404821943</text:p>
          </table:table-cell>
          <table:table-cell table:number-columns-repeated="4"/>
          <table:table-cell office:value-type="float" office:value="12.4874923266634" calcext:value-type="float">
            <text:p>12.4874923267</text:p>
          </table:table-cell>
          <table:table-cell table:number-columns-repeated="10"/>
        </table:table-row>
        <table:table-row table:style-name="ro1">
          <table:table-cell office:value-type="float" office:value="1.79518938318747" calcext:value-type="float">
            <text:p>1.7951893832</text:p>
          </table:table-cell>
          <table:table-cell table:number-columns-repeated="4"/>
          <table:table-cell office:value-type="float" office:value="0.528993291721351" calcext:value-type="float">
            <text:p>0.528993291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8.838123043139" calcext:value-type="float">
            <text:p>28.838123043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38294985259866" calcext:value-type="float">
            <text:p>2.382949852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9.6943040623479" calcext:value-type="float">
            <text:p>9.694304062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03991934913417" calcext:value-type="float">
            <text:p>6.039919349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96025273016476" calcext:value-type="float">
            <text:p>7.960252730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23556961930742" calcext:value-type="float">
            <text:p>4.235569619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47321365336081" calcext:value-type="float">
            <text:p>6.473213653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.80123673980915" calcext:value-type="float">
            <text:p>5.801236739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.4641966523153" calcext:value-type="float">
            <text:p>8.464196652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58580471956725" calcext:value-type="float">
            <text:p>6.585804719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530839335145751" calcext:value-type="float">
            <text:p>0.530839335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60073430423416" calcext:value-type="float">
            <text:p>6.600734304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9.2286804871364" calcext:value-type="float">
            <text:p>9.228680487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23301073460957" calcext:value-type="float">
            <text:p>4.233010734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2.4613201546232" calcext:value-type="float">
            <text:p>12.461320154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.3733451492658" calcext:value-type="float">
            <text:p>11.373345149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2417064890153" calcext:value-type="float">
            <text:p>4.24170648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.2830088824155" calcext:value-type="float">
            <text:p>10.283008882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70118043059486" calcext:value-type="float">
            <text:p>3.701180430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.7583904844959" calcext:value-type="float">
            <text:p>13.758390484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.02626811866602" calcext:value-type="float">
            <text:p>5.026268118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76170968669908" calcext:value-type="float">
            <text:p>7.761709686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63850729774289" calcext:value-type="float">
            <text:p>2.638507297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.77758820567598" calcext:value-type="float">
            <text:p>8.777588205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40903503071019" calcext:value-type="float">
            <text:p>2.409035030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.7663327462737" calcext:value-type="float">
            <text:p>10.766332746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9.2320914193214" calcext:value-type="float">
            <text:p>19.232091419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7.4700784066027" calcext:value-type="float">
            <text:p>17.470078406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.5434950933313" calcext:value-type="float">
            <text:p>10.543495093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.40554339945553" calcext:value-type="float">
            <text:p>5.405543399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6168652329603" calcext:value-type="float">
            <text:p>2.61686523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.5353337925714" calcext:value-type="float">
            <text:p>13.535333792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65921816635224" calcext:value-type="float">
            <text:p>2.659218166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.2252389719683" calcext:value-type="float">
            <text:p>10.22523897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34399150021767" calcext:value-type="float">
            <text:p>6.343991500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39759788055367" calcext:value-type="float">
            <text:p>7.397597880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03726379092083" calcext:value-type="float">
            <text:p>6.037263790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0.1171879247573" calcext:value-type="float">
            <text:p>20.117187924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.29261702780488" calcext:value-type="float">
            <text:p>5.292617027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7.9680071330844" calcext:value-type="float">
            <text:p>17.968007133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.87420362639184" calcext:value-type="float">
            <text:p>5.874203626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19911662121881" calcext:value-type="float">
            <text:p>4.199116621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08577309182038" calcext:value-type="float">
            <text:p>6.085773091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.20239840785403" calcext:value-type="float">
            <text:p>8.202398407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0911157578344" calcext:value-type="float">
            <text:p>6.091115757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64482262677932" calcext:value-type="float">
            <text:p>2.644822626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08487200675728" calcext:value-type="float">
            <text:p>6.084872006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.50118459641714" calcext:value-type="float">
            <text:p>5.501184596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9140092807576" calcext:value-type="float">
            <text:p>2.914009280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96712486872432" calcext:value-type="float">
            <text:p>7.967124868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55235602659861" calcext:value-type="float">
            <text:p>6.552356026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94834636746505" calcext:value-type="float">
            <text:p>2.948346367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14668596441614" calcext:value-type="float">
            <text:p>2.146685964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63801104719548" calcext:value-type="float">
            <text:p>4.638011047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81430773708599" calcext:value-type="float">
            <text:p>2.814307737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.31136178782149" calcext:value-type="float">
            <text:p>1.311361787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11157624841294" calcext:value-type="float">
            <text:p>6.111576248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1.3391100529556" calcext:value-type="float">
            <text:p>21.33911005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06203678399107" calcext:value-type="float">
            <text:p>6.06203678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77417883692657" calcext:value-type="float">
            <text:p>4.774178836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38200567365667" calcext:value-type="float">
            <text:p>2.382005673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37857686911323" calcext:value-type="float">
            <text:p>3.378576869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2.7312282773551" calcext:value-type="float">
            <text:p>12.731228277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8374466679691" calcext:value-type="float">
            <text:p>6.83744666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8.8443727301589" calcext:value-type="float">
            <text:p>18.844372730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35009724748245" calcext:value-type="float">
            <text:p>3.350097247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.27614785612602" calcext:value-type="float">
            <text:p>1.276147856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.6102998432406" calcext:value-type="float">
            <text:p>16.610299843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41319107760808" calcext:value-type="float">
            <text:p>3.413191077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8.2285386391941" calcext:value-type="float">
            <text:p>18.228538639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783843693287605" calcext:value-type="float">
            <text:p>0.783843693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10056847676656" calcext:value-type="float">
            <text:p>2.100568476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.31424636536364" calcext:value-type="float">
            <text:p>1.314246365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96577420530996" calcext:value-type="float">
            <text:p>4.965774205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257837989041805" calcext:value-type="float">
            <text:p>0.25783798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.56638457123806" calcext:value-type="float">
            <text:p>1.566384571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23762471659988" calcext:value-type="float">
            <text:p>7.237624716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892101438272179" calcext:value-type="float">
            <text:p>0.892101438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87867806507723" calcext:value-type="float">
            <text:p>6.878678065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.66442885309571" calcext:value-type="float">
            <text:p>8.664428853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.8121221581862" calcext:value-type="float">
            <text:p>5.812122158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75148333498374" calcext:value-type="float">
            <text:p>4.75148333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95860597275977" calcext:value-type="float">
            <text:p>4.958605972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.50393896609308" calcext:value-type="float">
            <text:p>8.503938966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792418774400747" calcext:value-type="float">
            <text:p>0.792418774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71789555848156" calcext:value-type="float">
            <text:p>3.717895558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2.8544133951874" calcext:value-type="float">
            <text:p>12.854413395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530043390599197" calcext:value-type="float">
            <text:p>0.530043390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94399789842802" calcext:value-type="float">
            <text:p>3.943997898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03713395453046" calcext:value-type="float">
            <text:p>7.037133954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0.2698906705358" calcext:value-type="float">
            <text:p>10.269890670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5.03697561554428" calcext:value-type="float">
            <text:p>5.036975615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14655063481483" calcext:value-type="float">
            <text:p>6.146550634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263320715953085" calcext:value-type="float">
            <text:p>0.26332071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7.9820358843716" calcext:value-type="float">
            <text:p>17.982035884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.52938425958547" calcext:value-type="float">
            <text:p>8.529384259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.2738456026207" calcext:value-type="float">
            <text:p>11.273845602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6.67386498814476" calcext:value-type="float">
            <text:p>6.673864988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63733985345512" calcext:value-type="float">
            <text:p>2.637339853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18868406838131" calcext:value-type="float">
            <text:p>7.188684068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9.56420206082728" calcext:value-type="float">
            <text:p>9.5642020608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.25489036149415" calcext:value-type="float">
            <text:p>8.254890361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0.6163374957125" calcext:value-type="float">
            <text:p>20.616337495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.6374443408773" calcext:value-type="float">
            <text:p>13.637444340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525" calcext:value-type="float">
            <text:p>2.52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13932251902679" calcext:value-type="float">
            <text:p>3.13932251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7.3860243556461" calcext:value-type="float">
            <text:p>27.386024355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32753422596106" calcext:value-type="float">
            <text:p>3.32753422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69579704749486" calcext:value-type="float">
            <text:p>7.695797047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.9021828531596" calcext:value-type="float">
            <text:p>11.902182853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.3313598920897" calcext:value-type="float">
            <text:p>11.331359892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.20307377724429" calcext:value-type="float">
            <text:p>3.203073777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3.8118132645967" calcext:value-type="float">
            <text:p>23.811813264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7.72250435020192" calcext:value-type="float">
            <text:p>7.722504350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.8905380387055" calcext:value-type="float">
            <text:p>16.890538038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.6665068325669" calcext:value-type="float">
            <text:p>16.666506832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9.42311233863284" calcext:value-type="float">
            <text:p>9.423112338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3.6857947935044" calcext:value-type="float">
            <text:p>23.6857947935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8.0005120110614" calcext:value-type="float">
            <text:p>18.000512011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11642138617475" calcext:value-type="float">
            <text:p>2.116421386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9.32288032062214" calcext:value-type="float">
            <text:p>9.322880320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26154938123894" calcext:value-type="float">
            <text:p>4.261549381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18605996937063" calcext:value-type="float">
            <text:p>4.186059969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.88181695564811" calcext:value-type="float">
            <text:p>2.8818169556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53081160703651" calcext:value-type="float">
            <text:p>4.530811607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4.10397354514988" calcext:value-type="float">
            <text:p>4.103973545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8.17025035175627" calcext:value-type="float">
            <text:p>8.1702503518</text:p>
          </table:table-cell>
          <table:table-cell table:number-columns-repeated="10"/>
        </table:table-row>
      </table:table>
      <table:table table:name="#33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#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38.68" calcext:value-type="float">
            <text:p>38.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3.11" calcext:value-type="float">
            <text:p>33.11</text:p>
          </table:table-cell>
          <table:table-cell office:value-type="float" office:value="29.06" calcext:value-type="float">
            <text:p>29.06</text:p>
          </table:table-cell>
          <table:table-cell table:number-columns-repeated="2"/>
        </table:table-row>
        <table:table-row table:style-name="ro1">
          <table:table-cell office:value-type="float" office:value="41.44" calcext:value-type="float">
            <text:p>41.44</text:p>
          </table:table-cell>
          <table:table-cell office:value-type="float" office:value="33.17" calcext:value-type="float">
            <text:p>33.17</text:p>
          </table:table-cell>
          <table:table-cell table:number-columns-repeated="2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38.37" calcext:value-type="float">
            <text:p>38.37</text:p>
          </table:table-cell>
          <table:table-cell/>
          <table:table-cell office:value-type="string" calcext:value-type="string">
            <text:p>33A</text:p>
          </table:table-cell>
        </table:table-row>
        <table:table-row table:style-name="ro1">
          <table:table-cell office:value-type="float" office:value="40.12" calcext:value-type="float">
            <text:p>40.12</text:p>
          </table:table-cell>
          <table:table-cell office:value-type="float" office:value="15.58" calcext:value-type="float">
            <text:p>15.58</text:p>
          </table:table-cell>
          <table:table-cell table:number-columns-repeated="2"/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11.24" calcext:value-type="float">
            <text:p>11.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8.21" calcext:value-type="float">
            <text:p>38.21</text:p>
          </table:table-cell>
          <table:table-cell office:value-type="float" office:value="15.77" calcext:value-type="float">
            <text:p>15.7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37.55" calcext:value-type="float">
            <text:p>37.55</text:p>
          </table:table-cell>
          <table:table-cell table:number-columns-repeated="2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21.46" calcext:value-type="float">
            <text:p>21.46</text:p>
          </table:table-cell>
          <table:table-cell table:number-columns-repeated="2"/>
        </table:table-row>
        <table:table-row table:style-name="ro1">
          <table:table-cell office:value-type="float" office:value="42.27" calcext:value-type="float">
            <text:p>42.27</text:p>
          </table:table-cell>
          <table:table-cell office:value-type="float" office:value="27.43" calcext:value-type="float">
            <text:p>27.43</text:p>
          </table:table-cell>
          <table:table-cell table:number-columns-repeated="2"/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33B</text:p>
          </table:table-cell>
        </table:table-row>
        <table:table-row table:style-name="ro1">
          <table:table-cell office:value-type="float" office:value="14.93" calcext:value-type="float">
            <text:p>14.93</text:p>
          </table:table-cell>
          <table:table-cell office:value-type="float" office:value="12.28" calcext:value-type="float">
            <text:p>12.28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0.1" calcext:value-type="float">
            <text:p>10.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7.86" calcext:value-type="float">
            <text:p>47.86</text:p>
          </table:table-cell>
          <table:table-cell office:value-type="float" office:value="37.45" calcext:value-type="float">
            <text:p>37.4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37.27" calcext:value-type="float">
            <text:p>37.27</text:p>
          </table:table-cell>
          <table:table-cell table:number-columns-repeated="2"/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1.97" calcext:value-type="float">
            <text:p>11.97</text:p>
          </table:table-cell>
          <table:table-cell table:number-columns-repeated="2"/>
        </table:table-row>
        <table:table-row table:style-name="ro1">
          <table:table-cell office:value-type="float" office:value="54.78" calcext:value-type="float">
            <text:p>54.78</text:p>
          </table:table-cell>
          <table:table-cell office:value-type="float" office:value="5.48" calcext:value-type="float">
            <text:p>5.48</text:p>
          </table:table-cell>
          <table:table-cell/>
          <table:table-cell office:value-type="string" calcext:value-type="string">
            <text:p>33C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8.85" calcext:value-type="float">
            <text:p>18.85</text:p>
          </table:table-cell>
          <table:table-cell table:number-columns-repeated="2"/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24.75" calcext:value-type="float">
            <text:p>24.75</text:p>
          </table:table-cell>
          <table:table-cell table:number-columns-repeated="2"/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2.16" calcext:value-type="float">
            <text:p>12.1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2.39" calcext:value-type="float">
            <text:p>42.39</text:p>
          </table:table-cell>
          <table:table-cell office:value-type="float" office:value="32.84" calcext:value-type="float">
            <text:p>32.8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9.32" calcext:value-type="float">
            <text:p>9.32</text:p>
          </table:table-cell>
          <table:table-cell table:number-columns-repeated="2"/>
        </table:table-row>
        <table:table-row table:style-name="ro1">
          <table:table-cell office:value-type="float" office:value="57.09" calcext:value-type="float">
            <text:p>57.09</text:p>
          </table:table-cell>
          <table:table-cell office:value-type="float" office:value="10.84" calcext:value-type="float">
            <text:p>10.84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7.03" calcext:value-type="float">
            <text:p>17.03</text:p>
          </table:table-cell>
          <table:table-cell/>
          <table:table-cell office:value-type="string" calcext:value-type="string">
            <text:p>33D</text:p>
          </table:table-cell>
        </table:table-row>
        <table:table-row table:style-name="ro1">
          <table:table-cell office:value-type="float" office:value="59.24" calcext:value-type="float">
            <text:p>59.24</text:p>
          </table:table-cell>
          <table:table-cell office:value-type="float" office:value="12.29" calcext:value-type="float">
            <text:p>12.2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17.14" calcext:value-type="float">
            <text:p>17.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16.9" calcext:value-type="float">
            <text:p>16.9</text:p>
          </table:table-cell>
          <table:table-cell table:number-columns-repeated="2"/>
        </table:table-row>
        <table:table-row table:style-name="ro1">
          <table:table-cell office:value-type="float" office:value="87.61" calcext:value-type="float">
            <text:p>87.61</text:p>
          </table:table-cell>
          <table:table-cell office:value-type="float" office:value="18.81" calcext:value-type="float">
            <text:p>18.81</text:p>
          </table:table-cell>
          <table:table-cell table:number-columns-repeated="2"/>
        </table:table-row>
        <table:table-row table:style-name="ro1">
          <table:table-cell office:value-type="float" office:value="59.04" calcext:value-type="float">
            <text:p>59.04</text:p>
          </table:table-cell>
          <table:table-cell office:value-type="float" office:value="13.96" calcext:value-type="float">
            <text:p>13.96</text:p>
          </table:table-cell>
          <table:table-cell/>
          <table:table-cell office:value-type="string" calcext:value-type="string">
            <text:p>33E</text:p>
          </table:table-cell>
        </table:table-row>
        <table:table-row table:style-name="ro1">
          <table:table-cell office:value-type="float" office:value="25.35" calcext:value-type="float">
            <text:p>25.35</text:p>
          </table:table-cell>
          <table:table-cell office:value-type="float" office:value="5.43" calcext:value-type="float">
            <text:p>5.43</text:p>
          </table:table-cell>
          <table:table-cell table:number-columns-repeated="2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15.4" calcext:value-type="float">
            <text:p>15.4</text:p>
          </table:table-cell>
          <table:table-cell table:number-columns-repeated="2"/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29.89" calcext:value-type="float">
            <text:p>29.8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3.69" calcext:value-type="float">
            <text:p>53.69</text:p>
          </table:table-cell>
          <table:table-cell office:value-type="float" office:value="16.06" calcext:value-type="float">
            <text:p>16.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2.13" calcext:value-type="float">
            <text:p>52.13</text:p>
          </table:table-cell>
          <table:table-cell office:value-type="float" office:value="12.02" calcext:value-type="float">
            <text:p>12.02</text:p>
          </table:table-cell>
          <table:table-cell table:number-columns-repeated="2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14.1" calcext:value-type="float">
            <text:p>14.1</text:p>
          </table:table-cell>
          <table:table-cell table:number-columns-repeated="2"/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17.26" calcext:value-type="float">
            <text:p>17.26</text:p>
          </table:table-cell>
          <table:table-cell/>
          <table:table-cell office:value-type="string" calcext:value-type="string">
            <text:p>33F</text:p>
          </table:table-cell>
        </table:table-row>
        <table:table-row table:style-name="ro1">
          <table:table-cell office:value-type="float" office:value="41.05" calcext:value-type="float">
            <text:p>41.05</text:p>
          </table:table-cell>
          <table:table-cell office:value-type="float" office:value="10.96" calcext:value-type="float">
            <text:p>10.96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5.81" calcext:value-type="float">
            <text:p>5.81</text:p>
          </table:table-cell>
          <table:table-cell table:number-columns-repeated="2"/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10.85" calcext:value-type="float">
            <text:p>10.8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.36" calcext:value-type="float">
            <text:p>50.36</text:p>
          </table:table-cell>
          <table:table-cell office:value-type="float" office:value="23.97" calcext:value-type="float">
            <text:p>23.9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17.91" calcext:value-type="float">
            <text:p>17.91</text:p>
          </table:table-cell>
          <table:table-cell table:number-columns-repeated="2"/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8.49" calcext:value-type="float">
            <text:p>18.49</text:p>
          </table:table-cell>
          <table:table-cell table:number-columns-repeated="2"/>
        </table:table-row>
        <table:table-row table:style-name="ro1">
          <table:table-cell office:value-type="float" office:value="66.57" calcext:value-type="float">
            <text:p>66.57</text:p>
          </table:table-cell>
          <table:table-cell office:value-type="float" office:value="8.59" calcext:value-type="float">
            <text:p>8.59</text:p>
          </table:table-cell>
          <table:table-cell table:number-columns-repeated="2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8.53" calcext:value-type="float">
            <text:p>8.53</text:p>
          </table:table-cell>
          <table:table-cell/>
          <table:table-cell office:value-type="string" calcext:value-type="string">
            <text:p>33G</text:p>
          </table:table-cell>
        </table:table-row>
        <table:table-row table:style-name="ro1">
          <table:table-cell office:value-type="float" office:value="29.45" calcext:value-type="float">
            <text:p>29.45</text:p>
          </table:table-cell>
          <table:table-cell office:value-type="float" office:value="25.89" calcext:value-type="float">
            <text:p>25.89</text:p>
          </table:table-cell>
          <table:table-cell table:number-columns-repeated="2"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9.72" calcext:value-type="float">
            <text:p>9.72</text:p>
          </table:table-cell>
          <table:table-cell table:number-columns-repeated="2"/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26.31" calcext:value-type="float">
            <text:p>26.3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3.99" calcext:value-type="float">
            <text:p>13.9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0.94" calcext:value-type="float">
            <text:p>70.94</text:p>
          </table:table-cell>
          <table:table-cell office:value-type="float" office:value="15.34" calcext:value-type="float">
            <text:p>15.34</text:p>
          </table:table-cell>
          <table:table-cell table:number-columns-repeated="2"/>
        </table:table-row>
        <table:table-row table:style-name="ro1">
          <table:table-cell office:value-type="float" office:value="67.75" calcext:value-type="float">
            <text:p>67.75</text:p>
          </table:table-cell>
          <table:table-cell office:value-type="float" office:value="6.27" calcext:value-type="float">
            <text:p>6.27</text:p>
          </table:table-cell>
          <table:table-cell table:number-columns-repeated="2"/>
        </table:table-row>
        <table:table-row table:style-name="ro1">
          <table:table-cell office:value-type="float" office:value="50.59" calcext:value-type="float">
            <text:p>50.59</text:p>
          </table:table-cell>
          <table:table-cell office:value-type="float" office:value="9.46" calcext:value-type="float">
            <text:p>9.46</text:p>
          </table:table-cell>
          <table:table-cell table:number-columns-repeated="2"/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9.87" calcext:value-type="float">
            <text:p>9.87</text:p>
          </table:table-cell>
          <table:table-cell/>
          <table:table-cell office:value-type="string" calcext:value-type="string">
            <text:p>33H</text:p>
          </table:table-cell>
        </table:table-row>
        <table:table-row table:style-name="ro1">
          <table:table-cell office:value-type="float" office:value="41.63" calcext:value-type="float">
            <text:p>41.63</text:p>
          </table:table-cell>
          <table:table-cell office:value-type="float" office:value="2.99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float" office:value="81.18" calcext:value-type="float">
            <text:p>81.18</text:p>
          </table:table-cell>
          <table:table-cell office:value-type="float" office:value="15.31" calcext:value-type="float">
            <text:p>15.31</text:p>
          </table:table-cell>
          <table:table-cell table:number-columns-repeated="2"/>
        </table:table-row>
        <table:table-row table:style-name="ro1">
          <table:table-cell office:value-type="float" office:value="78.11" calcext:value-type="float">
            <text:p>78.11</text:p>
          </table:table-cell>
          <table:table-cell office:value-type="float" office:value="5.14" calcext:value-type="float">
            <text:p>5.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7.89" calcext:value-type="float">
            <text:p>47.89</text:p>
          </table:table-cell>
          <table:table-cell office:value-type="float" office:value="18.42" calcext:value-type="float">
            <text:p>18.4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28.47" calcext:value-type="float">
            <text:p>28.47</text:p>
          </table:table-cell>
          <table:table-cell table:number-columns-repeated="2"/>
        </table:table-row>
        <table:table-row table:style-name="ro1">
          <table:table-cell office:value-type="float" office:value="4.89" calcext:value-type="float">
            <text:p>4.89</text:p>
          </table:table-cell>
          <table:table-cell office:value-type="float" office:value="9.26" calcext:value-type="float">
            <text:p>9.26</text:p>
          </table:table-cell>
          <table:table-cell table:number-columns-repeated="2"/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float" office:value="32.09" calcext:value-type="float">
            <text:p>32.09</text:p>
          </table:table-cell>
          <table:table-cell table:number-columns-repeated="2"/>
        </table:table-row>
        <table:table-row table:style-name="ro1">
          <table:table-cell office:value-type="float" office:value="20.83" calcext:value-type="float">
            <text:p>20.83</text:p>
          </table:table-cell>
          <table:table-cell office:value-type="float" office:value="57.82" calcext:value-type="float">
            <text:p>57.82</text:p>
          </table:table-cell>
          <table:table-cell table:number-columns-repeated="2"/>
        </table:table-row>
        <table:table-row table:style-name="ro1">
          <table:table-cell office:value-type="float" office:value="36.63" calcext:value-type="float">
            <text:p>36.63</text:p>
          </table:table-cell>
          <table:table-cell office:value-type="float" office:value="12.81" calcext:value-type="float">
            <text:p>12.81</text:p>
          </table:table-cell>
          <table:table-cell/>
          <table:table-cell office:value-type="string" calcext:value-type="string">
            <text:p>33I</text:p>
          </table:table-cell>
        </table:table-row>
        <table:table-row table:style-name="ro1">
          <table:table-cell office:value-type="float" office:value="31.24" calcext:value-type="float">
            <text:p>31.24</text:p>
          </table:table-cell>
          <table:table-cell office:value-type="float" office:value="18.8" calcext:value-type="float">
            <text:p>18.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09" calcext:value-type="float">
            <text:p>11.09</text:p>
          </table:table-cell>
          <table:table-cell table:number-columns-repeated="2"/>
        </table:table-row>
        <table:table-row table:style-name="ro1">
          <table:table-cell office:value-type="float" office:value="84.05" calcext:value-type="float">
            <text:p>84.05</text:p>
          </table:table-cell>
          <table:table-cell office:value-type="float" office:value="12.72" calcext:value-type="float">
            <text:p>12.7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0.29" calcext:value-type="float">
            <text:p>40.29</text:p>
          </table:table-cell>
          <table:table-cell office:value-type="float" office:value="15.74" calcext:value-type="float">
            <text:p>15.7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.01" calcext:value-type="float">
            <text:p>6.01</text:p>
          </table:table-cell>
          <table:table-cell office:value-type="float" office:value="5.03" calcext:value-type="float">
            <text:p>5.03</text:p>
          </table:table-cell>
          <table:table-cell table:number-columns-repeated="2"/>
        </table:table-row>
        <table:table-row table:style-name="ro1">
          <table:table-cell office:value-type="float" office:value="88.12" calcext:value-type="float">
            <text:p>88.12</text:p>
          </table:table-cell>
          <table:table-cell office:value-type="float" office:value="16.12" calcext:value-type="float">
            <text:p>16.12</text:p>
          </table:table-cell>
          <table:table-cell table:number-columns-repeated="2"/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6.69" calcext:value-type="float">
            <text:p>6.69</text:p>
          </table:table-cell>
          <table:table-cell table:number-columns-repeated="2"/>
        </table:table-row>
        <table:table-row table:style-name="ro1">
          <table:table-cell office:value-type="float" office:value="82.35" calcext:value-type="float">
            <text:p>82.35</text:p>
          </table:table-cell>
          <table:table-cell office:value-type="float" office:value="17.75" calcext:value-type="float">
            <text:p>17.75</text:p>
          </table:table-cell>
          <table:table-cell table:number-columns-repeated="2"/>
        </table:table-row>
        <table:table-row table:style-name="ro1">
          <table:table-cell office:value-type="float" office:value="49.39" calcext:value-type="float">
            <text:p>49.39</text:p>
          </table:table-cell>
          <table:table-cell office:value-type="float" office:value="7.29" calcext:value-type="float">
            <text:p>7.29</text:p>
          </table:table-cell>
          <table:table-cell/>
          <table:table-cell office:value-type="string" calcext:value-type="string">
            <text:p>33J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20.29" calcext:value-type="float">
            <text:p>20.29</text:p>
          </table:table-cell>
          <table:table-cell table:number-columns-repeated="2"/>
        </table:table-row>
        <table:table-row table:style-name="ro1">
          <table:table-cell office:value-type="float" office:value="77.47" calcext:value-type="float">
            <text:p>77.47</text:p>
          </table:table-cell>
          <table:table-cell office:value-type="float" office:value="4.83" calcext:value-type="float">
            <text:p>4.83</text:p>
          </table:table-cell>
          <table:table-cell table:number-columns-repeated="2"/>
        </table:table-row>
        <table:table-row table:style-name="ro1">
          <table:table-cell office:value-type="float" office:value="73.72" calcext:value-type="float">
            <text:p>73.72</text:p>
          </table:table-cell>
          <table:table-cell office:value-type="float" office:value="24.62" calcext:value-type="float">
            <text:p>24.6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7.17" calcext:value-type="float">
            <text:p>17.1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71" calcext:value-type="float">
            <text:p>4.71</text:p>
          </table:table-cell>
          <table:table-cell table:number-columns-repeated="2"/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13.7" calcext:value-type="float">
            <text:p>13.7</text:p>
          </table:table-cell>
          <table:table-cell table:number-columns-repeated="2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.05" calcext:value-type="float">
            <text:p>4.05</text:p>
          </table:table-cell>
          <table:table-cell/>
          <table:table-cell office:value-type="string" calcext:value-type="string">
            <text:p>33K</text:p>
          </table:table-cell>
        </table:table-row>
        <table:table-row table:style-name="ro1">
          <table:table-cell office:value-type="float" office:value="47.29" calcext:value-type="float">
            <text:p>47.29</text:p>
          </table:table-cell>
          <table:table-cell office:value-type="float" office:value="13.95" calcext:value-type="float">
            <text:p>13.95</text:p>
          </table:table-cell>
          <table:table-cell table:number-columns-repeated="2"/>
        </table:table-row>
        <table:table-row table:style-name="ro1">
          <table:table-cell office:value-type="float" office:value="46.98" calcext:value-type="float">
            <text:p>46.98</text:p>
          </table:table-cell>
          <table:table-cell office:value-type="float" office:value="5.36" calcext:value-type="float">
            <text:p>5.36</text:p>
          </table:table-cell>
          <table:table-cell table:number-columns-repeated="2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10.76" calcext:value-type="float">
            <text:p>10.7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.81" calcext:value-type="float">
            <text:p>10.81</text:p>
          </table:table-cell>
          <table:table-cell office:value-type="float" office:value="59.15" calcext:value-type="float">
            <text:p>59.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32.17" calcext:value-type="float">
            <text:p>32.17</text:p>
          </table:table-cell>
          <table:table-cell table:number-columns-repeated="2"/>
        </table:table-row>
        <table:table-row table:style-name="ro1">
          <table:table-cell office:value-type="float" office:value="57.16" calcext:value-type="float">
            <text:p>57.16</text:p>
          </table:table-cell>
          <table:table-cell office:value-type="float" office:value="24.83" calcext:value-type="float">
            <text:p>24.83</text:p>
          </table:table-cell>
          <table:table-cell table:number-columns-repeated="2"/>
        </table:table-row>
        <table:table-row table:style-name="ro1">
          <table:table-cell office:value-type="float" office:value="72.75" calcext:value-type="float">
            <text:p>72.75</text:p>
          </table:table-cell>
          <table:table-cell office:value-type="float" office:value="12.62" calcext:value-type="float">
            <text:p>12.62</text:p>
          </table:table-cell>
          <table:table-cell/>
          <table:table-cell office:value-type="string" calcext:value-type="string">
            <text:p>33L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53.63" calcext:value-type="float">
            <text:p>53.63</text:p>
          </table:table-cell>
          <table:table-cell table:number-columns-repeated="2"/>
        </table:table-row>
        <table:table-row table:style-name="ro1">
          <table:table-cell office:value-type="float" office:value="11.11" calcext:value-type="float">
            <text:p>11.11</text:p>
          </table:table-cell>
          <table:table-cell office:value-type="float" office:value="15.07" calcext:value-type="float">
            <text:p>15.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24.85" calcext:value-type="float">
            <text:p>24.8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1.31" calcext:value-type="float">
            <text:p>61.31</text:p>
          </table:table-cell>
          <table:table-cell office:value-type="float" office:value="15.89" calcext:value-type="float">
            <text:p>15.89</text:p>
          </table:table-cell>
          <table:table-cell table:number-columns-repeated="2"/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19.13" calcext:value-type="float">
            <text:p>19.13</text:p>
          </table:table-cell>
          <table:table-cell/>
          <table:table-cell office:value-type="string" calcext:value-type="string">
            <text:p>33M</text:p>
          </table:table-cell>
        </table:table-row>
        <table:table-row table:style-name="ro1">
          <table:table-cell office:value-type="float" office:value="53.69" calcext:value-type="float">
            <text:p>53.69</text:p>
          </table:table-cell>
          <table:table-cell office:value-type="float" office:value="15.98" calcext:value-type="float">
            <text:p>15.9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7.44" calcext:value-type="float">
            <text:p>37.44</text:p>
          </table:table-cell>
          <table:table-cell office:value-type="float" office:value="21.39" calcext:value-type="float">
            <text:p>21.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1.89" calcext:value-type="float">
            <text:p>11.89</text:p>
          </table:table-cell>
          <table:table-cell table:number-columns-repeated="2"/>
        </table:table-row>
        <table:table-row table:style-name="ro1">
          <table:table-cell office:value-type="float" office:value="78.69" calcext:value-type="float">
            <text:p>78.69</text:p>
          </table:table-cell>
          <table:table-cell office:value-type="float" office:value="3.9" calcext:value-type="float">
            <text:p>3.9</text:p>
          </table:table-cell>
          <table:table-cell table:number-columns-repeated="2"/>
        </table:table-row>
        <table:table-row table:style-name="ro1">
          <table:table-cell office:value-type="float" office:value="44.42" calcext:value-type="float">
            <text:p>44.42</text:p>
          </table:table-cell>
          <table:table-cell office:value-type="float" office:value="18.58" calcext:value-type="float">
            <text:p>18.58</text:p>
          </table:table-cell>
          <table:table-cell/>
          <table:table-cell office:value-type="string" calcext:value-type="string">
            <text:p>33N</text:p>
          </table:table-cell>
        </table:table-row>
        <table:table-row table:style-name="ro1">
          <table:table-cell office:value-type="float" office:value="30.26" calcext:value-type="float">
            <text:p>30.26</text:p>
          </table:table-cell>
          <table:table-cell office:value-type="float" office:value="14.79" calcext:value-type="float">
            <text:p>14.79</text:p>
          </table:table-cell>
          <table:table-cell table:number-columns-repeated="2"/>
        </table:table-row>
        <table:table-row table:style-name="ro1">
          <table:table-cell office:value-type="float" office:value="9.95" calcext:value-type="float">
            <text:p>9.95</text:p>
          </table:table-cell>
          <table:table-cell office:value-type="float" office:value="15.13" calcext:value-type="float">
            <text:p>15.13</text:p>
          </table:table-cell>
          <table:table-cell table:number-columns-repeated="2"/>
        </table:table-row>
        <table:table-row table:style-name="ro1">
          <table:table-cell office:value-type="float" office:value="31.87" calcext:value-type="float">
            <text:p>31.87</text:p>
          </table:table-cell>
          <table:table-cell office:value-type="float" office:value="11.59" calcext:value-type="float">
            <text:p>11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6.31" calcext:value-type="float">
            <text:p>56.31</text:p>
          </table:table-cell>
          <table:table-cell office:value-type="float" office:value="23.8" calcext:value-type="float">
            <text:p>23.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13.85" calcext:value-type="float">
            <text:p>13.85</text:p>
          </table:table-cell>
          <table:table-cell table:number-columns-repeated="2"/>
        </table:table-row>
        <table:table-row table:style-name="ro1">
          <table:table-cell office:value-type="float" office:value="84.29" calcext:value-type="float">
            <text:p>84.29</text:p>
          </table:table-cell>
          <table:table-cell office:value-type="float" office:value="13.27" calcext:value-type="float">
            <text:p>13.27</text:p>
          </table:table-cell>
          <table:table-cell/>
          <table:table-cell office:value-type="string" calcext:value-type="string">
            <text:p>33O</text:p>
          </table:table-cell>
        </table:table-row>
        <table:table-row table:style-name="ro1">
          <table:table-cell office:value-type="float" office:value="69.78" calcext:value-type="float">
            <text:p>69.78</text:p>
          </table:table-cell>
          <table:table-cell office:value-type="float" office:value="26.74" calcext:value-type="float">
            <text:p>26.74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16.29" calcext:value-type="float">
            <text:p>16.29</text:p>
          </table:table-cell>
          <table:table-cell table:number-columns-repeated="2"/>
        </table:table-row>
        <table:table-row table:style-name="ro1">
          <table:table-cell office:value-type="float" office:value="52.05" calcext:value-type="float">
            <text:p>52.05</text:p>
          </table:table-cell>
          <table:table-cell office:value-type="float" office:value="16.64" calcext:value-type="float">
            <text:p>16.64</text:p>
          </table:table-cell>
          <table:table-cell table:number-columns-repeated="2"/>
        </table:table-row>
        <table:table-row table:style-name="ro1">
          <table:table-cell office:value-type="float" office:value="68.69" calcext:value-type="float">
            <text:p>68.69</text:p>
          </table:table-cell>
          <table:table-cell office:value-type="float" office:value="3.6" calcext:value-type="float">
            <text:p>3.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14.68" calcext:value-type="float">
            <text:p>14.6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8.81" calcext:value-type="float">
            <text:p>38.81</text:p>
          </table:table-cell>
          <table:table-cell office:value-type="float" office:value="15.67" calcext:value-type="float">
            <text:p>15.67</text:p>
          </table:table-cell>
          <table:table-cell table:number-columns-repeated="2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9.64" calcext:value-type="float">
            <text:p>19.64</text:p>
          </table:table-cell>
          <table:table-cell table:number-columns-repeated="2"/>
        </table:table-row>
        <table:table-row table:style-name="ro1">
          <table:table-cell office:value-type="float" office:value="3.95" calcext:value-type="float">
            <text:p>3.95</text:p>
          </table:table-cell>
          <table:table-cell office:value-type="float" office:value="15.35" calcext:value-type="float">
            <text:p>15.35</text:p>
          </table:table-cell>
          <table:table-cell/>
          <table:table-cell office:value-type="string" calcext:value-type="string">
            <text:p>33P</text:p>
          </table:table-cell>
        </table:table-row>
        <table:table-row table:style-name="ro1">
          <table:table-cell office:value-type="float" office:value="33.43" calcext:value-type="float">
            <text:p>33.43</text:p>
          </table:table-cell>
          <table:table-cell office:value-type="float" office:value="12.09" calcext:value-type="float">
            <text:p>12.09</text:p>
          </table:table-cell>
          <table:table-cell table:number-columns-repeated="2"/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float" office:value="11.03" calcext:value-type="float">
            <text:p>11.0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21.35" calcext:value-type="float">
            <text:p>21.3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21.96" calcext:value-type="float">
            <text:p>21.96</text:p>
          </table:table-cell>
          <table:table-cell table:number-columns-repeated="2"/>
        </table:table-row>
        <table:table-row table:style-name="ro1">
          <table:table-cell office:value-type="float" office:value="59.62" calcext:value-type="float">
            <text:p>59.62</text:p>
          </table:table-cell>
          <table:table-cell office:value-type="float" office:value="17.76" calcext:value-type="float">
            <text:p>17.76</text:p>
          </table:table-cell>
          <table:table-cell table:number-columns-repeated="2"/>
        </table:table-row>
        <table:table-row table:style-name="ro1">
          <table:table-cell office:value-type="float" office:value="29.75" calcext:value-type="float">
            <text:p>29.75</text:p>
          </table:table-cell>
          <table:table-cell office:value-type="float" office:value="21.29" calcext:value-type="float">
            <text:p>21.29</text:p>
          </table:table-cell>
          <table:table-cell table:number-columns-repeated="2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9.57" calcext:value-type="float">
            <text:p>9.57</text:p>
          </table:table-cell>
          <table:table-cell/>
          <table:table-cell office:value-type="string" calcext:value-type="string">
            <text:p>33Q</text:p>
          </table:table-cell>
        </table:table-row>
        <table:table-row table:style-name="ro1">
          <table:table-cell office:value-type="float" office:value="6.05" calcext:value-type="float">
            <text:p>6.05</text:p>
          </table:table-cell>
          <table:table-cell office:value-type="float" office:value="40.19" calcext:value-type="float">
            <text:p>40.19</text:p>
          </table:table-cell>
          <table:table-cell table:number-columns-repeated="2"/>
        </table:table-row>
        <table:table-row table:style-name="ro1">
          <table:table-cell office:value-type="float" office:value="65.22" calcext:value-type="float">
            <text:p>65.22</text:p>
          </table:table-cell>
          <table:table-cell office:value-type="float" office:value="7.4" calcext:value-type="float">
            <text:p>7.4</text:p>
          </table:table-cell>
          <table:table-cell table:number-columns-repeated="2"/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6.7" calcext:value-type="float">
            <text:p>6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4.89" calcext:value-type="float">
            <text:p>24.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9.47" calcext:value-type="float">
            <text:p>9.47</text:p>
          </table:table-cell>
          <table:table-cell table:number-columns-repeated="2"/>
        </table:table-row>
        <table:table-row table:style-name="ro1">
          <table:table-cell office:value-type="float" office:value="65.56" calcext:value-type="float">
            <text:p>65.56</text:p>
          </table:table-cell>
          <table:table-cell office:value-type="float" office:value="6.34" calcext:value-type="float">
            <text:p>6.34</text:p>
          </table:table-cell>
          <table:table-cell/>
          <table:table-cell office:value-type="string" calcext:value-type="string">
            <text:p>33R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23.45" calcext:value-type="float">
            <text:p>23.45</text:p>
          </table:table-cell>
          <table:table-cell table:number-columns-repeated="2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15.84" calcext:value-type="float">
            <text:p>15.8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20.94" calcext:value-type="float">
            <text:p>20.9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21.17" calcext:value-type="float">
            <text:p>21.17</text:p>
          </table:table-cell>
          <table:table-cell table:number-columns-repeated="2"/>
        </table:table-row>
        <table:table-row table:style-name="ro1">
          <table:table-cell office:value-type="float" office:value="23.49" calcext:value-type="float">
            <text:p>23.49</text:p>
          </table:table-cell>
          <table:table-cell office:value-type="float" office:value="22.27" calcext:value-type="float">
            <text:p>22.27</text:p>
          </table:table-cell>
          <table:table-cell table:number-columns-repeated="2"/>
        </table:table-row>
        <table:table-row table:style-name="ro1">
          <table:table-cell office:value-type="float" office:value="75.53" calcext:value-type="float">
            <text:p>75.53</text:p>
          </table:table-cell>
          <table:table-cell office:value-type="float" office:value="8.36" calcext:value-type="float">
            <text:p>8.36</text:p>
          </table:table-cell>
          <table:table-cell/>
          <table:table-cell office:value-type="string" calcext:value-type="string">
            <text:p>33S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6.59" calcext:value-type="float">
            <text:p>6.59</text:p>
          </table:table-cell>
          <table:table-cell table:number-columns-repeated="2"/>
        </table:table-row>
        <table:table-row table:style-name="ro1">
          <table:table-cell office:value-type="float" office:value="71.03" calcext:value-type="float">
            <text:p>71.03</text:p>
          </table:table-cell>
          <table:table-cell office:value-type="float" office:value="8.77" calcext:value-type="float">
            <text:p>8.77</text:p>
          </table:table-cell>
          <table:table-cell table:number-columns-repeated="2"/>
        </table:table-row>
        <table:table-row table:style-name="ro1">
          <table:table-cell office:value-type="float" office:value="56.31" calcext:value-type="float">
            <text:p>56.31</text:p>
          </table:table-cell>
          <table:table-cell office:value-type="float" office:value="4.76" calcext:value-type="float">
            <text:p>4.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6" calcext:value-type="float">
            <text:p>3.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10.28" calcext:value-type="float">
            <text:p>10.2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4.36" calcext:value-type="float">
            <text:p>34.36</text:p>
          </table:table-cell>
          <table:table-cell office:value-type="float" office:value="7.27" calcext:value-type="float">
            <text:p>7.27</text:p>
          </table:table-cell>
          <table:table-cell table:number-columns-repeated="2"/>
        </table:table-row>
        <table:table-row table:style-name="ro1">
          <table:table-cell office:value-type="float" office:value="86.19" calcext:value-type="float">
            <text:p>86.19</text:p>
          </table:table-cell>
          <table:table-cell office:value-type="float" office:value="8.07" calcext:value-type="float">
            <text:p>8.07</text:p>
          </table:table-cell>
          <table:table-cell table:number-columns-repeated="2"/>
        </table:table-row>
        <table:table-row table:style-name="ro1">
          <table:table-cell office:value-type="float" office:value="51.12" calcext:value-type="float">
            <text:p>51.12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33T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.39" calcext:value-type="float">
            <text:p>4.3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1" calcext:value-type="float">
            <text:p>9.51</text:p>
          </table:table-cell>
          <table:table-cell table:number-columns-repeated="2"/>
        </table:table-row>
        <table:table-row table:style-name="ro1">
          <table:table-cell office:value-type="float" office:value="23.43" calcext:value-type="float">
            <text:p>23.43</text:p>
          </table:table-cell>
          <table:table-cell office:value-type="float" office:value="8.51" calcext:value-type="float">
            <text:p>8.51</text:p>
          </table:table-cell>
          <table:table-cell table:number-columns-repeated="2"/>
        </table:table-row>
        <table:table-row table:style-name="ro1">
          <table:table-cell office:value-type="float" office:value="27.47" calcext:value-type="float">
            <text:p>27.47</text:p>
          </table:table-cell>
          <table:table-cell office:value-type="float" office:value="7.44" calcext:value-type="float">
            <text:p>7.4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3.23" calcext:value-type="float">
            <text:p>73.23</text:p>
          </table:table-cell>
          <table:table-cell office:value-type="float" office:value="19.97" calcext:value-type="float">
            <text:p>19.9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3.87" calcext:value-type="float">
            <text:p>3.87</text:p>
          </table:table-cell>
          <table:table-cell table:number-columns-repeated="2"/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6.79" calcext:value-type="float">
            <text:p>6.79</text:p>
          </table:table-cell>
          <table:table-cell/>
          <table:table-cell office:value-type="string" calcext:value-type="string">
            <text:p>33U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17.36" calcext:value-type="float">
            <text:p>17.36</text:p>
          </table:table-cell>
          <table:table-cell table:number-columns-repeated="2"/>
        </table:table-row>
      </table:table>
      <table:table table:name="#169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#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50.82" calcext:value-type="float">
            <text:p>50.8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27.7" calcext:value-type="float">
            <text:p>27.7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3.47" calcext:value-type="float">
            <text:p>13.47</text:p>
          </table:table-cell>
          <table:table-cell table:number-columns-repeated="2"/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26.29" calcext:value-type="float">
            <text:p>26.29</text:p>
          </table:table-cell>
          <table:table-cell table:number-columns-repeated="2"/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28.19" calcext:value-type="float">
            <text:p>28.19</text:p>
          </table:table-cell>
          <table:table-cell/>
          <table:table-cell office:value-type="string" calcext:value-type="string">
            <text:p>169A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30.23" calcext:value-type="float">
            <text:p>30.23</text:p>
          </table:table-cell>
          <table:table-cell table:number-columns-repeated="2"/>
        </table:table-row>
        <table:table-row table:style-name="ro1">
          <table:table-cell office:value-type="float" office:value="78.06" calcext:value-type="float">
            <text:p>78.06</text:p>
          </table:table-cell>
          <table:table-cell office:value-type="float" office:value="28.12" calcext:value-type="float">
            <text:p>28.12</text:p>
          </table:table-cell>
          <table:table-cell table:number-columns-repeated="2"/>
        </table:table-row>
        <table:table-row table:style-name="ro1">
          <table:table-cell office:value-type="float" office:value="49.22" calcext:value-type="float">
            <text:p>49.22</text:p>
          </table:table-cell>
          <table:table-cell office:value-type="float" office:value="27.95" calcext:value-type="float">
            <text:p>27.9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.69" calcext:value-type="float">
            <text:p>24.6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22.42" calcext:value-type="float">
            <text:p>22.42</text:p>
          </table:table-cell>
          <table:table-cell table:number-columns-repeated="2"/>
        </table:table-row>
        <table:table-row table:style-name="ro1">
          <table:table-cell office:value-type="float" office:value="75.74" calcext:value-type="float">
            <text:p>75.74</text:p>
          </table:table-cell>
          <table:table-cell office:value-type="float" office:value="15.99" calcext:value-type="float">
            <text:p>15.99</text:p>
          </table:table-cell>
          <table:table-cell table:number-columns-repeated="2"/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15.22" calcext:value-type="float">
            <text:p>15.22</text:p>
          </table:table-cell>
          <table:table-cell/>
          <table:table-cell office:value-type="string" calcext:value-type="string">
            <text:p>169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2" calcext:value-type="float">
            <text:p>11.12</text:p>
          </table:table-cell>
          <table:table-cell table:number-columns-repeated="2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6.73" calcext:value-type="float">
            <text:p>36.7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36.73" calcext:value-type="float">
            <text:p>36.7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8.41" calcext:value-type="float">
            <text:p>8.41</text:p>
          </table:table-cell>
          <table:table-cell table:number-columns-repeated="2"/>
        </table:table-row>
        <table:table-row table:style-name="ro1">
          <table:table-cell office:value-type="float" office:value="59.93" calcext:value-type="float">
            <text:p>59.93</text:p>
          </table:table-cell>
          <table:table-cell office:value-type="float" office:value="11.77" calcext:value-type="float">
            <text:p>11.77</text:p>
          </table:table-cell>
          <table:table-cell table:number-columns-repeated="2"/>
        </table:table-row>
        <table:table-row table:style-name="ro1">
          <table:table-cell office:value-type="float" office:value="60.66" calcext:value-type="float">
            <text:p>60.66</text:p>
          </table:table-cell>
          <table:table-cell office:value-type="float" office:value="46.51" calcext:value-type="float">
            <text:p>46.51</text:p>
          </table:table-cell>
          <table:table-cell table:number-columns-repeated="2"/>
        </table:table-row>
        <table:table-row table:style-name="ro1">
          <table:table-cell office:value-type="float" office:value="45.68" calcext:value-type="float">
            <text:p>45.68</text:p>
          </table:table-cell>
          <table:table-cell office:value-type="float" office:value="31.55" calcext:value-type="float">
            <text:p>31.55</text:p>
          </table:table-cell>
          <table:table-cell table:number-columns-repeated="2"/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7.06" calcext:value-type="float">
            <text:p>7.06</text:p>
          </table:table-cell>
          <table:table-cell/>
          <table:table-cell office:value-type="string" calcext:value-type="string">
            <text:p>169C</text:p>
          </table:table-cell>
        </table:table-row>
        <table:table-row table:style-name="ro1">
          <table:table-cell office:value-type="float" office:value="28.81" calcext:value-type="float">
            <text:p>28.81</text:p>
          </table:table-cell>
          <table:table-cell office:value-type="float" office:value="18.16" calcext:value-type="float">
            <text:p>18.16</text:p>
          </table:table-cell>
          <table:table-cell table:number-columns-repeated="2"/>
        </table:table-row>
        <table:table-row table:style-name="ro1">
          <table:table-cell office:value-type="float" office:value="65.29" calcext:value-type="float">
            <text:p>65.29</text:p>
          </table:table-cell>
          <table:table-cell office:value-type="float" office:value="14.56" calcext:value-type="float">
            <text:p>14.56</text:p>
          </table:table-cell>
          <table:table-cell table:number-columns-repeated="2"/>
        </table:table-row>
        <table:table-row table:style-name="ro1">
          <table:table-cell office:value-type="float" office:value="39.05" calcext:value-type="float">
            <text:p>39.05</text:p>
          </table:table-cell>
          <table:table-cell office:value-type="float" office:value="18.07" calcext:value-type="float">
            <text:p>18.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4.96" calcext:value-type="float">
            <text:p>34.9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.69" calcext:value-type="float">
            <text:p>3.69</text:p>
          </table:table-cell>
          <table:table-cell office:value-type="float" office:value="16.44" calcext:value-type="float">
            <text:p>16.44</text:p>
          </table:table-cell>
          <table:table-cell table:number-columns-repeated="2"/>
        </table:table-row>
        <table:table-row table:style-name="ro1">
          <table:table-cell office:value-type="float" office:value="76.43" calcext:value-type="float">
            <text:p>76.43</text:p>
          </table:table-cell>
          <table:table-cell office:value-type="float" office:value="15.74" calcext:value-type="float">
            <text:p>15.74</text:p>
          </table:table-cell>
          <table:table-cell table:number-columns-repeated="2"/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32.58" calcext:value-type="float">
            <text:p>32.58</text:p>
          </table:table-cell>
          <table:table-cell/>
          <table:table-cell office:value-type="string" calcext:value-type="string">
            <text:p>169D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29.09" calcext:value-type="float">
            <text:p>29.09</text:p>
          </table:table-cell>
          <table:table-cell table:number-columns-repeated="2"/>
        </table:table-row>
        <table:table-row table:style-name="ro1">
          <table:table-cell office:value-type="float" office:value="77.91" calcext:value-type="float">
            <text:p>77.91</text:p>
          </table:table-cell>
          <table:table-cell office:value-type="float" office:value="3.66" calcext:value-type="float">
            <text:p>3.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8.91" calcext:value-type="float">
            <text:p>78.91</text:p>
          </table:table-cell>
          <table:table-cell office:value-type="float" office:value="27.49" calcext:value-type="float">
            <text:p>27.4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8.15" calcext:value-type="float">
            <text:p>48.15</text:p>
          </table:table-cell>
          <table:table-cell office:value-type="float" office:value="17.11" calcext:value-type="float">
            <text:p>17.11</text:p>
          </table:table-cell>
          <table:table-cell table:number-columns-repeated="2"/>
        </table:table-row>
        <table:table-row table:style-name="ro1">
          <table:table-cell office:value-type="float" office:value="10.89" calcext:value-type="float">
            <text:p>10.89</text:p>
          </table:table-cell>
          <table:table-cell office:value-type="float" office:value="7.02" calcext:value-type="float">
            <text:p>7.02</text:p>
          </table:table-cell>
          <table:table-cell table:number-columns-repeated="2"/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11.05" calcext:value-type="float">
            <text:p>11.05</text:p>
          </table:table-cell>
          <table:table-cell table:number-columns-repeated="2"/>
        </table:table-row>
        <table:table-row table:style-name="ro1">
          <table:table-cell office:value-type="float" office:value="73.07" calcext:value-type="float">
            <text:p>73.07</text:p>
          </table:table-cell>
          <table:table-cell office:value-type="float" office:value="6.42" calcext:value-type="float">
            <text:p>6.42</text:p>
          </table:table-cell>
          <table:table-cell table:number-columns-repeated="2"/>
        </table:table-row>
        <table:table-row table:style-name="ro1">
          <table:table-cell office:value-type="float" office:value="88.94" calcext:value-type="float">
            <text:p>88.94</text:p>
          </table:table-cell>
          <table:table-cell office:value-type="float" office:value="14.29" calcext:value-type="float">
            <text:p>14.29</text:p>
          </table:table-cell>
          <table:table-cell table:number-columns-repeated="2"/>
        </table:table-row>
        <table:table-row table:style-name="ro1">
          <table:table-cell office:value-type="float" office:value="55.71" calcext:value-type="float">
            <text:p>55.71</text:p>
          </table:table-cell>
          <table:table-cell office:value-type="float" office:value="7.14" calcext:value-type="float">
            <text:p>7.14</text:p>
          </table:table-cell>
          <table:table-cell table:number-columns-repeated="2"/>
        </table:table-row>
        <table:table-row table:style-name="ro1">
          <table:table-cell office:value-type="float" office:value="43.63" calcext:value-type="float">
            <text:p>43.63</text:p>
          </table:table-cell>
          <table:table-cell office:value-type="float" office:value="23.33" calcext:value-type="float">
            <text:p>23.33</text:p>
          </table:table-cell>
          <table:table-cell/>
          <table:table-cell office:value-type="string" calcext:value-type="string">
            <text:p>169E</text:p>
          </table:table-cell>
        </table:table-row>
        <table:table-row table:style-name="ro1">
          <table:table-cell office:value-type="float" office:value="85.24" calcext:value-type="float">
            <text:p>85.24</text:p>
          </table:table-cell>
          <table:table-cell office:value-type="float" office:value="12.74" calcext:value-type="float">
            <text:p>12.74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2" calcext:value-type="float">
            <text:p>4.62</text:p>
          </table:table-cell>
          <table:table-cell table:number-columns-repeated="2"/>
        </table:table-row>
        <table:table-row table:style-name="ro1">
          <table:table-cell office:value-type="float" office:value="64.92" calcext:value-type="float">
            <text:p>64.92</text:p>
          </table:table-cell>
          <table:table-cell office:value-type="float" office:value="13.81" calcext:value-type="float">
            <text:p>13.81</text:p>
          </table:table-cell>
          <table:table-cell table:number-columns-repeated="2"/>
        </table:table-row>
        <table:table-row table:style-name="ro1">
          <table:table-cell office:value-type="float" office:value="87.88" calcext:value-type="float">
            <text:p>87.88</text:p>
          </table:table-cell>
          <table:table-cell office:value-type="float" office:value="7.06" calcext:value-type="float">
            <text:p>7.06</text:p>
          </table:table-cell>
          <table:table-cell table:number-columns-repeated="2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11.55" calcext:value-type="float">
            <text:p>11.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19.1" calcext:value-type="float">
            <text:p>19.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9.05" calcext:value-type="float">
            <text:p>59.05</text:p>
          </table:table-cell>
          <table:table-cell office:value-type="float" office:value="18.51" calcext:value-type="float">
            <text:p>18.51</text:p>
          </table:table-cell>
          <table:table-cell table:number-columns-repeated="2"/>
        </table:table-row>
        <table:table-row table:style-name="ro1">
          <table:table-cell office:value-type="float" office:value="51.46" calcext:value-type="float">
            <text:p>51.46</text:p>
          </table:table-cell>
          <table:table-cell office:value-type="float" office:value="19.94" calcext:value-type="float">
            <text:p>19.94</text:p>
          </table:table-cell>
          <table:table-cell table:number-columns-repeated="2"/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13.35" calcext:value-type="float">
            <text:p>13.35</text:p>
          </table:table-cell>
          <table:table-cell/>
          <table:table-cell office:value-type="string" calcext:value-type="string">
            <text:p>169F</text:p>
          </table:table-cell>
        </table:table-row>
        <table:table-row table:style-name="ro1">
          <table:table-cell office:value-type="float" office:value="77.15" calcext:value-type="float">
            <text:p>77.15</text:p>
          </table:table-cell>
          <table:table-cell office:value-type="float" office:value="15.57" calcext:value-type="float">
            <text:p>15.5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21" calcext:value-type="float">
            <text:p>4.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20.33" calcext:value-type="float">
            <text:p>20.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.95" calcext:value-type="float">
            <text:p>60.95</text:p>
          </table:table-cell>
          <table:table-cell office:value-type="float" office:value="8.17" calcext:value-type="float">
            <text:p>8.17</text:p>
          </table:table-cell>
          <table:table-cell table:number-columns-repeated="2"/>
        </table:table-row>
        <table:table-row table:style-name="ro1">
          <table:table-cell office:value-type="float" office:value="71.97" calcext:value-type="float">
            <text:p>71.97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9.78" calcext:value-type="float">
            <text:p>19.78</text:p>
          </table:table-cell>
          <table:table-cell/>
          <table:table-cell office:value-type="string" calcext:value-type="string">
            <text:p>169G</text:p>
          </table:table-cell>
        </table:table-row>
        <table:table-row table:style-name="ro1">
          <table:table-cell office:value-type="float" office:value="38.66" calcext:value-type="float">
            <text:p>38.66</text:p>
          </table:table-cell>
          <table:table-cell office:value-type="float" office:value="8.44" calcext:value-type="float">
            <text:p>8.4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28.79" calcext:value-type="float">
            <text:p>28.7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32.78" calcext:value-type="float">
            <text:p>32.78</text:p>
          </table:table-cell>
          <table:table-cell table:number-columns-repeated="2"/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13.02" calcext:value-type="float">
            <text:p>13.02</text:p>
          </table:table-cell>
          <table:table-cell table:number-columns-repeated="2"/>
        </table:table-row>
        <table:table-row table:style-name="ro1">
          <table:table-cell office:value-type="float" office:value="4.99" calcext:value-type="float">
            <text:p>4.99</text:p>
          </table:table-cell>
          <table:table-cell office:value-type="float" office:value="33.63" calcext:value-type="float">
            <text:p>33.63</text:p>
          </table:table-cell>
          <table:table-cell/>
          <table:table-cell office:value-type="string" calcext:value-type="string">
            <text:p>169H</text:p>
          </table:table-cell>
        </table:table-row>
        <table:table-row table:style-name="ro1">
          <table:table-cell office:value-type="float" office:value="7.13" calcext:value-type="float">
            <text:p>7.13</text:p>
          </table:table-cell>
          <table:table-cell office:value-type="float" office:value="12.81" calcext:value-type="float">
            <text:p>12.81</text:p>
          </table:table-cell>
          <table:table-cell table:number-columns-repeated="2"/>
        </table:table-row>
        <table:table-row table:style-name="ro1">
          <table:table-cell office:value-type="float" office:value="30.38" calcext:value-type="float">
            <text:p>30.38</text:p>
          </table:table-cell>
          <table:table-cell office:value-type="float" office:value="8.77" calcext:value-type="float">
            <text:p>8.77</text:p>
          </table:table-cell>
          <table:table-cell table:number-columns-repeated="2"/>
        </table:table-row>
        <table:table-row table:style-name="ro1">
          <table:table-cell office:value-type="float" office:value="29.36" calcext:value-type="float">
            <text:p>29.36</text:p>
          </table:table-cell>
          <table:table-cell office:value-type="float" office:value="4.97" calcext:value-type="float">
            <text:p>4.97</text:p>
          </table:table-cell>
          <table:table-cell table:number-columns-repeated="2"/>
        </table:table-row>
        <table:table-row table:style-name="ro1">
          <table:table-cell office:value-type="float" office:value="79.69" calcext:value-type="float">
            <text:p>79.69</text:p>
          </table:table-cell>
          <table:table-cell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9.99" calcext:value-type="float">
            <text:p>79.99</text:p>
          </table:table-cell>
          <table:table-cell office:value-type="float" office:value="4.64" calcext:value-type="float">
            <text:p>4.6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.71" calcext:value-type="float">
            <text:p>10.71</text:p>
          </table:table-cell>
          <table:table-cell office:value-type="float" office:value="20.08" calcext:value-type="float">
            <text:p>20.08</text:p>
          </table:table-cell>
          <table:table-cell table:number-columns-repeated="2"/>
        </table:table-row>
        <table:table-row table:style-name="ro1">
          <table:table-cell office:value-type="float" office:value="18.93" calcext:value-type="float">
            <text:p>18.93</text:p>
          </table:table-cell>
          <table:table-cell office:value-type="float" office:value="9.91" calcext:value-type="float">
            <text:p>9.91</text:p>
          </table:table-cell>
          <table:table-cell table:number-columns-repeated="2"/>
        </table:table-row>
        <table:table-row table:style-name="ro1">
          <table:table-cell office:value-type="float" office:value="56.98" calcext:value-type="float">
            <text:p>56.98</text:p>
          </table:table-cell>
          <table:table-cell office:value-type="float" office:value="6.51" calcext:value-type="float">
            <text:p>6.51</text:p>
          </table:table-cell>
          <table:table-cell/>
          <table:table-cell office:value-type="string" calcext:value-type="string">
            <text:p>169I</text:p>
          </table:table-cell>
        </table:table-row>
        <table:table-row table:style-name="ro1">
          <table:table-cell office:value-type="float" office:value="51.84" calcext:value-type="float">
            <text:p>51.84</text:p>
          </table:table-cell>
          <table:table-cell office:value-type="float" office:value="14.08" calcext:value-type="float">
            <text:p>14.08</text:p>
          </table:table-cell>
          <table:table-cell table:number-columns-repeated="2"/>
        </table:table-row>
        <table:table-row table:style-name="ro1">
          <table:table-cell office:value-type="float" office:value="73.22" calcext:value-type="float">
            <text:p>73.22</text:p>
          </table:table-cell>
          <table:table-cell office:value-type="float" office:value="17.52" calcext:value-type="float">
            <text:p>17.52</text:p>
          </table:table-cell>
          <table:table-cell table:number-columns-repeated="2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45.17" calcext:value-type="float">
            <text:p>45.1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4.44" calcext:value-type="float">
            <text:p>34.44</text:p>
          </table:table-cell>
          <table:table-cell office:value-type="float" office:value="11.15" calcext:value-type="float">
            <text:p>11.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34.77" calcext:value-type="float">
            <text:p>34.77</text:p>
          </table:table-cell>
          <table:table-cell table:number-columns-repeated="2"/>
        </table:table-row>
        <table:table-row table:style-name="ro1">
          <table:table-cell office:value-type="float" office:value="70.56" calcext:value-type="float">
            <text:p>70.56</text:p>
          </table:table-cell>
          <table:table-cell office:value-type="float" office:value="9.37" calcext:value-type="float">
            <text:p>9.37</text:p>
          </table:table-cell>
          <table:table-cell table:number-columns-repeated="2"/>
        </table:table-row>
        <table:table-row table:style-name="ro1">
          <table:table-cell office:value-type="float" office:value="63.44" calcext:value-type="float">
            <text:p>63.44</text:p>
          </table:table-cell>
          <table:table-cell office:value-type="float" office:value="18.93" calcext:value-type="float">
            <text:p>18.93</text:p>
          </table:table-cell>
          <table:table-cell table:number-columns-repeated="2"/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40.08" calcext:value-type="float">
            <text:p>40.08</text:p>
          </table:table-cell>
          <table:table-cell/>
          <table:table-cell office:value-type="string" calcext:value-type="string">
            <text:p>169J</text:p>
          </table:table-cell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19.34" calcext:value-type="float">
            <text:p>19.34</text:p>
          </table:table-cell>
          <table:table-cell table:number-columns-repeated="2"/>
        </table:table-row>
        <table:table-row table:style-name="ro1">
          <table:table-cell office:value-type="float" office:value="58.78" calcext:value-type="float">
            <text:p>58.78</text:p>
          </table:table-cell>
          <table:table-cell office:value-type="float" office:value="10.33" calcext:value-type="float">
            <text:p>10.33</text:p>
          </table:table-cell>
          <table:table-cell table:number-columns-repeated="2"/>
        </table:table-row>
        <table:table-row table:style-name="ro1">
          <table:table-cell office:value-type="float" office:value="36.03" calcext:value-type="float">
            <text:p>36.03</text:p>
          </table:table-cell>
          <table:table-cell office:value-type="float" office:value="14.44" calcext:value-type="float">
            <text:p>14.44</text:p>
          </table:table-cell>
          <table:table-cell table:number-columns-repeated="2"/>
        </table:table-row>
        <table:table-row table:style-name="ro1">
          <table:table-cell office:value-type="float" office:value="53.47" calcext:value-type="float">
            <text:p>53.47</text:p>
          </table:table-cell>
          <table:table-cell office:value-type="float" office:value="8.96" calcext:value-type="float">
            <text:p>8.9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1.34" calcext:value-type="float">
            <text:p>21.3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28.52" calcext:value-type="float">
            <text:p>28.52</text:p>
          </table:table-cell>
          <table:table-cell table:number-columns-repeated="2"/>
        </table:table-row>
        <table:table-row table:style-name="ro1">
          <table:table-cell office:value-type="float" office:value="37.19" calcext:value-type="float">
            <text:p>37.19</text:p>
          </table:table-cell>
          <table:table-cell office:value-type="float" office:value="37.28" calcext:value-type="float">
            <text:p>37.28</text:p>
          </table:table-cell>
          <table:table-cell/>
          <table:table-cell office:value-type="string" calcext:value-type="string">
            <text:p>169K</text:p>
          </table:table-cell>
        </table:table-row>
        <table:table-row table:style-name="ro1">
          <table:table-cell office:value-type="float" office:value="7.01" calcext:value-type="float">
            <text:p>7.01</text:p>
          </table:table-cell>
          <table:table-cell office:value-type="float" office:value="47.62" calcext:value-type="float">
            <text:p>47.6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.19" calcext:value-type="float">
            <text:p>21.19</text:p>
          </table:table-cell>
          <table:table-cell office:value-type="float" office:value="27.93" calcext:value-type="float">
            <text:p>27.9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31.83" calcext:value-type="float">
            <text:p>31.83</text:p>
          </table:table-cell>
          <table:table-cell table:number-columns-repeated="2"/>
        </table:table-row>
        <table:table-row table:style-name="ro1">
          <table:table-cell office:value-type="float" office:value="31.54" calcext:value-type="float">
            <text:p>31.54</text:p>
          </table:table-cell>
          <table:table-cell office:value-type="float" office:value="13.64" calcext:value-type="float">
            <text:p>13.64</text:p>
          </table:table-cell>
          <table:table-cell table:number-columns-repeated="2"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float" office:value="13.77" calcext:value-type="float">
            <text:p>13.77</text:p>
          </table:table-cell>
          <table:table-cell/>
          <table:table-cell office:value-type="string" calcext:value-type="string">
            <text:p>169L</text:p>
          </table:table-cell>
        </table:table-row>
        <table:table-row table:style-name="ro1">
          <table:table-cell office:value-type="float" office:value="57.62" calcext:value-type="float">
            <text:p>57.62</text:p>
          </table:table-cell>
          <table:table-cell office:value-type="float" office:value="12.92" calcext:value-type="float">
            <text:p>12.9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.13" calcext:value-type="float">
            <text:p>25.13</text:p>
          </table:table-cell>
          <table:table-cell office:value-type="float" office:value="26.61" calcext:value-type="float">
            <text:p>26.6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26.96" calcext:value-type="float">
            <text:p>26.96</text:p>
          </table:table-cell>
          <table:table-cell table:number-columns-repeated="2"/>
        </table:table-row>
        <table:table-row table:style-name="ro1">
          <table:table-cell office:value-type="float" office:value="20.79" calcext:value-type="float">
            <text:p>20.79</text:p>
          </table:table-cell>
          <table:table-cell office:value-type="float" office:value="30.61" calcext:value-type="float">
            <text:p>30.61</text:p>
          </table:table-cell>
          <table:table-cell table:number-columns-repeated="2"/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string" calcext:value-type="string">
            <text:p>169M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.43" calcext:value-type="float">
            <text:p>30.43</text:p>
          </table:table-cell>
          <table:table-cell office:value-type="float" office:value="43.83" calcext:value-type="float">
            <text:p>43.8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2.27" calcext:value-type="float">
            <text:p>42.27</text:p>
          </table:table-cell>
          <table:table-cell office:value-type="float" office:value="7.87" calcext:value-type="float">
            <text:p>7.87</text:p>
          </table:table-cell>
          <table:table-cell table:number-columns-repeated="2"/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23.35" calcext:value-type="float">
            <text:p>23.35</text:p>
          </table:table-cell>
          <table:table-cell/>
          <table:table-cell office:value-type="string" calcext:value-type="string">
            <text:p>169N</text:p>
          </table:table-cell>
        </table:table-row>
        <table:table-row table:style-name="ro1">
          <table:table-cell office:value-type="float" office:value="87.88" calcext:value-type="float">
            <text:p>87.88</text:p>
          </table:table-cell>
          <table:table-cell office:value-type="float" office:value="7.23" calcext:value-type="float">
            <text:p>7.23</text:p>
          </table:table-cell>
          <table:table-cell table:number-columns-repeated="2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22.57" calcext:value-type="float">
            <text:p>22.5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9.98" calcext:value-type="float">
            <text:p>19.9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27.58" calcext:value-type="float">
            <text:p>27.58</text:p>
          </table:table-cell>
          <table:table-cell table:number-columns-repeated="2"/>
        </table:table-row>
        <table:table-row table:style-name="ro1">
          <table:table-cell office:value-type="float" office:value="67.89" calcext:value-type="float">
            <text:p>67.89</text:p>
          </table:table-cell>
          <table:table-cell office:value-type="float" office:value="27.45" calcext:value-type="float">
            <text:p>27.45</text:p>
          </table:table-cell>
          <table:table-cell/>
          <table:table-cell office:value-type="string" calcext:value-type="string">
            <text:p>169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1.46" calcext:value-type="float">
            <text:p>41.4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24.3" calcext:value-type="float">
            <text:p>24.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.23" calcext:value-type="float">
            <text:p>29.23</text:p>
          </table:table-cell>
          <table:table-cell office:value-type="float" office:value="25.46" calcext:value-type="float">
            <text:p>25.46</text:p>
          </table:table-cell>
          <table:table-cell table:number-columns-repeated="2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6.62" calcext:value-type="float">
            <text:p>16.62</text:p>
          </table:table-cell>
          <table:table-cell table:number-columns-repeated="2"/>
        </table:table-row>
        <table:table-row table:style-name="ro1">
          <table:table-cell office:value-type="float" office:value="3.49" calcext:value-type="float">
            <text:p>3.49</text:p>
          </table:table-cell>
          <table:table-cell office:value-type="float" office:value="21.59" calcext:value-type="float">
            <text:p>21.59</text:p>
          </table:table-cell>
          <table:table-cell/>
          <table:table-cell office:value-type="string" calcext:value-type="string">
            <text:p>169P</text:p>
          </table:table-cell>
        </table:table-row>
        <table:table-row table:style-name="ro1">
          <table:table-cell office:value-type="float" office:value="62.62" calcext:value-type="float">
            <text:p>62.62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</table:table-row>
        <table:table-row table:style-name="ro1">
          <table:table-cell office:value-type="float" office:value="34.69" calcext:value-type="float">
            <text:p>34.69</text:p>
          </table:table-cell>
          <table:table-cell office:value-type="float" office:value="8.44" calcext:value-type="float">
            <text:p>8.4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.89" calcext:value-type="float">
            <text:p>9.89</text:p>
          </table:table-cell>
          <table:table-cell office:value-type="float" office:value="23.08" calcext:value-type="float">
            <text:p>23.0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8.67" calcext:value-type="float">
            <text:p>18.67</text:p>
          </table:table-cell>
          <table:table-cell office:value-type="float" office:value="21.47" calcext:value-type="float">
            <text:p>21.47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4.51" calcext:value-type="float">
            <text:p>14.51</text:p>
          </table:table-cell>
          <table:table-cell table:number-columns-repeated="2"/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11.49" calcext:value-type="float">
            <text:p>11.49</text:p>
          </table:table-cell>
          <table:table-cell/>
          <table:table-cell office:value-type="string" calcext:value-type="string">
            <text:p>169Q</text:p>
          </table:table-cell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8.79" calcext:value-type="float">
            <text:p>8.7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26.95" calcext:value-type="float">
            <text:p>26.9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0.12" calcext:value-type="float">
            <text:p>40.12</text:p>
          </table:table-cell>
          <table:table-cell office:value-type="float" office:value="30.89" calcext:value-type="float">
            <text:p>30.89</text:p>
          </table:table-cell>
          <table:table-cell table:number-columns-repeated="2"/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12.14" calcext:value-type="float">
            <text:p>12.14</text:p>
          </table:table-cell>
          <table:table-cell/>
          <table:table-cell office:value-type="string" calcext:value-type="string">
            <text:p>169R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41" calcext:value-type="float">
            <text:p>7.41</text:p>
          </table:table-cell>
          <table:table-cell table:number-columns-repeated="2"/>
        </table:table-row>
        <table:table-row table:style-name="ro1">
          <table:table-cell office:value-type="float" office:value="34.69" calcext:value-type="float">
            <text:p>34.69</text:p>
          </table:table-cell>
          <table:table-cell office:value-type="float" office:value="12.55" calcext:value-type="float">
            <text:p>12.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26.97" calcext:value-type="float">
            <text:p>26.9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1.07" calcext:value-type="float">
            <text:p>61.07</text:p>
          </table:table-cell>
          <table:table-cell office:value-type="float" office:value="11.37" calcext:value-type="float">
            <text:p>11.37</text:p>
          </table:table-cell>
          <table:table-cell table:number-columns-repeated="2"/>
        </table:table-row>
        <table:table-row table:style-name="ro1">
          <table:table-cell office:value-type="float" office:value="47.05" calcext:value-type="float">
            <text:p>47.05</text:p>
          </table:table-cell>
          <table:table-cell office:value-type="float" office:value="10.49" calcext:value-type="float">
            <text:p>10.49</text:p>
          </table:table-cell>
          <table:table-cell table:number-columns-repeated="2"/>
        </table:table-row>
        <table:table-row table:style-name="ro1">
          <table:table-cell office:value-type="float" office:value="34.27" calcext:value-type="float">
            <text:p>34.27</text:p>
          </table:table-cell>
          <table:table-cell office:value-type="float" office:value="29.06" calcext:value-type="float">
            <text:p>29.06</text:p>
          </table:table-cell>
          <table:table-cell/>
          <table:table-cell office:value-type="string" calcext:value-type="string">
            <text:p>169S</text:p>
          </table:table-cell>
        </table:table-row>
        <table:table-row table:style-name="ro1">
          <table:table-cell office:value-type="float" office:value="86.99" calcext:value-type="float">
            <text:p>86.99</text:p>
          </table:table-cell>
          <table:table-cell office:value-type="float" office:value="5.03" calcext:value-type="float">
            <text:p>5.03</text:p>
          </table:table-cell>
          <table:table-cell table:number-columns-repeated="2"/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7.63" calcext:value-type="float">
            <text:p>7.6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5.44" calcext:value-type="float">
            <text:p>45.44</text:p>
          </table:table-cell>
          <table:table-cell office:value-type="float" office:value="24.32" calcext:value-type="float">
            <text:p>24.3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5.79" calcext:value-type="float">
            <text:p>35.79</text:p>
          </table:table-cell>
          <table:table-cell office:value-type="float" office:value="13.92" calcext:value-type="float">
            <text:p>13.92</text:p>
          </table:table-cell>
          <table:table-cell table:number-columns-repeated="2"/>
        </table:table-row>
        <table:table-row table:style-name="ro1">
          <table:table-cell office:value-type="float" office:value="9.25" calcext:value-type="float">
            <text:p>9.25</text:p>
          </table:table-cell>
          <table:table-cell office:value-type="float" office:value="11.66" calcext:value-type="float">
            <text:p>11.66</text:p>
          </table:table-cell>
          <table:table-cell/>
          <table:table-cell office:value-type="string" calcext:value-type="string">
            <text:p>169T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26.92" calcext:value-type="float">
            <text:p>26.92</text:p>
          </table:table-cell>
          <table:table-cell table:number-columns-repeated="2"/>
        </table:table-row>
        <table:table-row table:style-name="ro1">
          <table:table-cell office:value-type="float" office:value="64.13" calcext:value-type="float">
            <text:p>64.13</text:p>
          </table:table-cell>
          <table:table-cell office:value-type="float" office:value="9.58" calcext:value-type="float">
            <text:p>9.58</text:p>
          </table:table-cell>
          <table:table-cell table:number-columns-repeated="2"/>
        </table:table-row>
      </table:table>
      <table:table table:name="#186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#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office:value-type="float" office:value="30.04" calcext:value-type="float">
            <text:p>30.04</text:p>
          </table:table-cell>
          <table:table-cell office:value-type="float" office:value="25.32" calcext:value-type="float">
            <text:p>25.3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43.39" calcext:value-type="float">
            <text:p>43.39</text:p>
          </table:table-cell>
          <table:table-cell table:number-columns-repeated="2"/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31.16" calcext:value-type="float">
            <text:p>31.16</text:p>
          </table:table-cell>
          <table:table-cell table:number-columns-repeated="2"/>
        </table:table-row>
        <table:table-row table:style-name="ro1">
          <table:table-cell office:value-type="float" office:value="42.06" calcext:value-type="float">
            <text:p>42.06</text:p>
          </table:table-cell>
          <table:table-cell office:value-type="float" office:value="14.59" calcext:value-type="float">
            <text:p>14.59</text:p>
          </table:table-cell>
          <table:table-cell/>
          <table:table-cell office:value-type="string" calcext:value-type="string">
            <text:p>186A</text:p>
          </table:table-cell>
        </table:table-row>
        <table:table-row table:style-name="ro1">
          <table:table-cell office:value-type="float" office:value="65.56" calcext:value-type="float">
            <text:p>65.56</text:p>
          </table:table-cell>
          <table:table-cell office:value-type="float" office:value="6.46" calcext:value-type="float">
            <text:p>6.46</text:p>
          </table:table-cell>
          <table:table-cell table:number-columns-repeated="2"/>
        </table:table-row>
        <table:table-row table:style-name="ro1">
          <table:table-cell office:value-type="float" office:value="30.07" calcext:value-type="float">
            <text:p>30.07</text:p>
          </table:table-cell>
          <table:table-cell office:value-type="float" office:value="11.44" calcext:value-type="float">
            <text:p>11.4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9.92" calcext:value-type="float">
            <text:p>9.9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0.19" calcext:value-type="float">
            <text:p>50.19</text:p>
          </table:table-cell>
          <table:table-cell office:value-type="float" office:value="18.64" calcext:value-type="float">
            <text:p>18.64</text:p>
          </table:table-cell>
          <table:table-cell table:number-columns-repeated="2"/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14.59" calcext:value-type="float">
            <text:p>14.59</text:p>
          </table:table-cell>
          <table:table-cell table:number-columns-repeated="2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9.04" calcext:value-type="float">
            <text:p>19.04</text:p>
          </table:table-cell>
          <table:table-cell/>
          <table:table-cell office:value-type="string" calcext:value-type="string">
            <text:p>186B</text:p>
          </table:table-cell>
        </table:table-row>
        <table:table-row table:style-name="ro1">
          <table:table-cell office:value-type="float" office:value="33.43" calcext:value-type="float">
            <text:p>33.43</text:p>
          </table:table-cell>
          <table:table-cell office:value-type="float" office:value="15.87" calcext:value-type="float">
            <text:p>15.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.28" calcext:value-type="float">
            <text:p>32.28</text:p>
          </table:table-cell>
          <table:table-cell office:value-type="float" office:value="11.87" calcext:value-type="float">
            <text:p>11.8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74.06" calcext:value-type="float">
            <text:p>74.06</text:p>
          </table:table-cell>
          <table:table-cell office:value-type="float" office:value="11.54" calcext:value-type="float">
            <text:p>11.54</text:p>
          </table:table-cell>
          <table:table-cell table:number-columns-repeated="2"/>
        </table:table-row>
        <table:table-row table:style-name="ro1">
          <table:table-cell office:value-type="float" office:value="49.99" calcext:value-type="float">
            <text:p>49.99</text:p>
          </table:table-cell>
          <table:table-cell office:value-type="float" office:value="19.31" calcext:value-type="float">
            <text:p>19.31</text:p>
          </table:table-cell>
          <table:table-cell table:number-columns-repeated="2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17.05" calcext:value-type="float">
            <text:p>17.05</text:p>
          </table:table-cell>
          <table:table-cell/>
          <table:table-cell office:value-type="string" calcext:value-type="string">
            <text:p>186C</text:p>
          </table:table-cell>
        </table:table-row>
        <table:table-row table:style-name="ro1">
          <table:table-cell office:value-type="float" office:value="30.26" calcext:value-type="float">
            <text:p>30.26</text:p>
          </table:table-cell>
          <table:table-cell office:value-type="float" office:value="10.81" calcext:value-type="float">
            <text:p>10.81</text:p>
          </table:table-cell>
          <table:table-cell table:number-columns-repeated="2"/>
        </table:table-row>
        <table:table-row table:style-name="ro1">
          <table:table-cell office:value-type="float" office:value="70.46" calcext:value-type="float">
            <text:p>70.46</text:p>
          </table:table-cell>
          <table:table-cell office:value-type="float" office:value="8.7" calcext:value-type="float">
            <text:p>8.7</text:p>
          </table:table-cell>
          <table:table-cell table:number-columns-repeated="2"/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20.64" calcext:value-type="float">
            <text:p>20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8.61" calcext:value-type="float">
            <text:p>28.61</text:p>
          </table:table-cell>
          <table:table-cell office:value-type="float" office:value="9.99" calcext:value-type="float">
            <text:p>9.9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3.73" calcext:value-type="float">
            <text:p>43.73</text:p>
          </table:table-cell>
          <table:table-cell office:value-type="float" office:value="8.41" calcext:value-type="float">
            <text:p>8.41</text:p>
          </table:table-cell>
          <table:table-cell table:number-columns-repeated="2"/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25.91" calcext:value-type="float">
            <text:p>25.91</text:p>
          </table:table-cell>
          <table:table-cell/>
          <table:table-cell office:value-type="string" calcext:value-type="string">
            <text:p>186D</text:p>
          </table:table-cell>
        </table:table-row>
        <table:table-row table:style-name="ro1">
          <table:table-cell office:value-type="float" office:value="31.09" calcext:value-type="float">
            <text:p>31.09</text:p>
          </table:table-cell>
          <table:table-cell office:value-type="float" office:value="21.04" calcext:value-type="float">
            <text:p>21.04</text:p>
          </table:table-cell>
          <table:table-cell table:number-columns-repeated="2"/>
        </table:table-row>
        <table:table-row table:style-name="ro1">
          <table:table-cell office:value-type="float" office:value="33.28" calcext:value-type="float">
            <text:p>33.28</text:p>
          </table:table-cell>
          <table:table-cell office:value-type="float" office:value="10.11" calcext:value-type="float">
            <text:p>10.1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.69" calcext:value-type="float">
            <text:p>18.69</text:p>
          </table:table-cell>
          <table:table-cell office:value-type="float" office:value="18.04" calcext:value-type="float">
            <text:p>18.0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3.47" calcext:value-type="float">
            <text:p>73.47</text:p>
          </table:table-cell>
          <table:table-cell office:value-type="float" office:value="17.49" calcext:value-type="float">
            <text:p>17.49</text:p>
          </table:table-cell>
          <table:table-cell table:number-columns-repeated="2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27.19" calcext:value-type="float">
            <text:p>27.19</text:p>
          </table:table-cell>
          <table:table-cell/>
          <table:table-cell office:value-type="string" calcext:value-type="string">
            <text:p>186E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13.25" calcext:value-type="float">
            <text:p>13.25</text:p>
          </table:table-cell>
          <table:table-cell table:number-columns-repeated="2"/>
        </table:table-row>
        <table:table-row table:style-name="ro1">
          <table:table-cell office:value-type="float" office:value="56.98" calcext:value-type="float">
            <text:p>56.98</text:p>
          </table:table-cell>
          <table:table-cell office:value-type="float" office:value="6.25" calcext:value-type="float">
            <text:p>6.2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.73" calcext:value-type="float">
            <text:p>18.73</text:p>
          </table:table-cell>
          <table:table-cell office:value-type="float" office:value="32.9" calcext:value-type="float">
            <text:p>32.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20.77" calcext:value-type="float">
            <text:p>20.77</text:p>
          </table:table-cell>
          <table:table-cell table:number-columns-repeated="2"/>
        </table:table-row>
        <table:table-row table:style-name="ro1">
          <table:table-cell office:value-type="float" office:value="29.99" calcext:value-type="float">
            <text:p>29.99</text:p>
          </table:table-cell>
          <table:table-cell office:value-type="float" office:value="21.65" calcext:value-type="float">
            <text:p>21.65</text:p>
          </table:table-cell>
          <table:table-cell table:number-columns-repeated="2"/>
        </table:table-row>
        <table:table-row table:style-name="ro1">
          <table:table-cell office:value-type="float" office:value="43.73" calcext:value-type="float">
            <text:p>43.73</text:p>
          </table:table-cell>
          <table:table-cell office:value-type="float" office:value="8.22" calcext:value-type="float">
            <text:p>8.22</text:p>
          </table:table-cell>
          <table:table-cell table:number-columns-repeated="2"/>
        </table:table-row>
        <table:table-row table:style-name="ro1">
          <table:table-cell office:value-type="float" office:value="22.33" calcext:value-type="float">
            <text:p>22.33</text:p>
          </table:table-cell>
          <table:table-cell office:value-type="float" office:value="31.91" calcext:value-type="float">
            <text:p>31.91</text:p>
          </table:table-cell>
          <table:table-cell/>
          <table:table-cell office:value-type="string" calcext:value-type="string">
            <text:p>186F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21.23" calcext:value-type="float">
            <text:p>21.23</text:p>
          </table:table-cell>
          <table:table-cell table:number-columns-repeated="2"/>
        </table:table-row>
        <table:table-row table:style-name="ro1">
          <table:table-cell office:value-type="float" office:value="30.26" calcext:value-type="float">
            <text:p>30.26</text:p>
          </table:table-cell>
          <table:table-cell office:value-type="float" office:value="11.12" calcext:value-type="float">
            <text:p>11.12</text:p>
          </table:table-cell>
          <table:table-cell table:number-columns-repeated="2"/>
        </table:table-row>
        <table:table-row table:style-name="ro1">
          <table:table-cell office:value-type="float" office:value="88.76" calcext:value-type="float">
            <text:p>88.76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18.73" calcext:value-type="float">
            <text:p>18.7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17.93" calcext:value-type="float">
            <text:p>17.93</text:p>
          </table:table-cell>
          <table:table-cell table:number-columns-repeated="2"/>
        </table:table-row>
        <table:table-row table:style-name="ro1">
          <table:table-cell office:value-type="float" office:value="86.51" calcext:value-type="float">
            <text:p>86.51</text:p>
          </table:table-cell>
          <table:table-cell office:value-type="float" office:value="21.69" calcext:value-type="float">
            <text:p>21.69</text:p>
          </table:table-cell>
          <table:table-cell table:number-columns-repeated="2"/>
        </table:table-row>
        <table:table-row table:style-name="ro1">
          <table:table-cell office:value-type="float" office:value="47.53" calcext:value-type="float">
            <text:p>47.53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string" calcext:value-type="string">
            <text:p>186G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5.47" calcext:value-type="float">
            <text:p>5.47</text:p>
          </table:table-cell>
          <table:table-cell table:number-columns-repeated="2"/>
        </table:table-row>
        <table:table-row table:style-name="ro1">
          <table:table-cell office:value-type="float" office:value="86.42" calcext:value-type="float">
            <text:p>86.42</text:p>
          </table:table-cell>
          <table:table-cell office:value-type="float" office:value="12.7" calcext:value-type="float">
            <text:p>12.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.61" calcext:value-type="float">
            <text:p>6.61</text:p>
          </table:table-cell>
          <table:table-cell office:value-type="float" office:value="36.51" calcext:value-type="float">
            <text:p>36.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0.74" calcext:value-type="float">
            <text:p>40.74</text:p>
          </table:table-cell>
          <table:table-cell office:value-type="float" office:value="47.57" calcext:value-type="float">
            <text:p>47.57</text:p>
          </table:table-cell>
          <table:table-cell table:number-columns-repeated="2"/>
        </table:table-row>
        <table:table-row table:style-name="ro1">
          <table:table-cell office:value-type="float" office:value="41.86" calcext:value-type="float">
            <text:p>41.86</text:p>
          </table:table-cell>
          <table:table-cell office:value-type="float" office:value="27.43" calcext:value-type="float">
            <text:p>27.43</text:p>
          </table:table-cell>
          <table:table-cell table:number-columns-repeated="2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string" calcext:value-type="string">
            <text:p>186H</text:p>
          </table:table-cell>
        </table:table-row>
        <table:table-row table:style-name="ro1">
          <table:table-cell office:value-type="float" office:value="37.24" calcext:value-type="float">
            <text:p>37.24</text:p>
          </table:table-cell>
          <table:table-cell office:value-type="float" office:value="33.17" calcext:value-type="float">
            <text:p>33.17</text:p>
          </table:table-cell>
          <table:table-cell table:number-columns-repeated="2"/>
        </table:table-row>
        <table:table-row table:style-name="ro1">
          <table:table-cell office:value-type="float" office:value="61.22" calcext:value-type="float">
            <text:p>61.22</text:p>
          </table:table-cell>
          <table:table-cell office:value-type="float" office:value="21.39" calcext:value-type="float">
            <text:p>21.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.94" calcext:value-type="float">
            <text:p>23.9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5.48" calcext:value-type="float">
            <text:p>5.48</text:p>
          </table:table-cell>
          <table:table-cell table:number-columns-repeated="2"/>
        </table:table-row>
        <table:table-row table:style-name="ro1">
          <table:table-cell office:value-type="float" office:value="43.29" calcext:value-type="float">
            <text:p>43.29</text:p>
          </table:table-cell>
          <table:table-cell office:value-type="float" office:value="31.14" calcext:value-type="float">
            <text:p>31.14</text:p>
          </table:table-cell>
          <table:table-cell table:number-columns-repeated="2"/>
        </table:table-row>
        <table:table-row table:style-name="ro1">
          <table:table-cell office:value-type="float" office:value="72.89" calcext:value-type="float">
            <text:p>72.89</text:p>
          </table:table-cell>
          <table:table-cell office:value-type="float" office:value="3.69" calcext:value-type="float">
            <text:p>3.69</text:p>
          </table:table-cell>
          <table:table-cell table:number-columns-repeated="2"/>
        </table:table-row>
        <table:table-row table:style-name="ro1">
          <table:table-cell office:value-type="float" office:value="4.29" calcext:value-type="float">
            <text:p>4.29</text:p>
          </table:table-cell>
          <table:table-cell office:value-type="float" office:value="52.83" calcext:value-type="float">
            <text:p>52.83</text:p>
          </table:table-cell>
          <table:table-cell/>
          <table:table-cell office:value-type="string" calcext:value-type="string">
            <text:p>186I</text:p>
          </table:table-cell>
        </table:table-row>
        <table:table-row table:style-name="ro1">
          <table:table-cell office:value-type="float" office:value="74.75" calcext:value-type="float">
            <text:p>74.75</text:p>
          </table:table-cell>
          <table:table-cell office:value-type="float" office:value="11.92" calcext:value-type="float">
            <text:p>11.92</text:p>
          </table:table-cell>
          <table:table-cell table:number-columns-repeated="2"/>
        </table:table-row>
        <table:table-row table:style-name="ro1">
          <table:table-cell office:value-type="float" office:value="63.44" calcext:value-type="float">
            <text:p>63.44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35.46" calcext:value-type="float">
            <text:p>35.4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3.18" calcext:value-type="float">
            <text:p>73.18</text:p>
          </table:table-cell>
          <table:table-cell office:value-type="float" office:value="11.88" calcext:value-type="float">
            <text:p>11.88</text:p>
          </table:table-cell>
          <table:table-cell table:number-columns-repeated="2"/>
        </table:table-row>
        <table:table-row table:style-name="ro1">
          <table:table-cell office:value-type="float" office:value="76.48" calcext:value-type="float">
            <text:p>76.48</text:p>
          </table:table-cell>
          <table:table-cell office:value-type="float" office:value="21.42" calcext:value-type="float">
            <text:p>21.42</text:p>
          </table:table-cell>
          <table:table-cell table:number-columns-repeated="2"/>
        </table:table-row>
        <table:table-row table:style-name="ro1">
          <table:table-cell office:value-type="float" office:value="55.18" calcext:value-type="float">
            <text:p>55.18</text:p>
          </table:table-cell>
          <table:table-cell office:value-type="float" office:value="14.85" calcext:value-type="float">
            <text:p>14.85</text:p>
          </table:table-cell>
          <table:table-cell/>
          <table:table-cell office:value-type="string" calcext:value-type="string">
            <text:p>186J</text:p>
          </table:table-cell>
        </table:table-row>
        <table:table-row table:style-name="ro1">
          <table:table-cell office:value-type="float" office:value="64.98" calcext:value-type="float">
            <text:p>64.98</text:p>
          </table:table-cell>
          <table:table-cell office:value-type="float" office:value="4.48" calcext:value-type="float">
            <text:p>4.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.89" calcext:value-type="float">
            <text:p>22.89</text:p>
          </table:table-cell>
          <table:table-cell office:value-type="float" office:value="38.63" calcext:value-type="float">
            <text:p>38.6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19.44" calcext:value-type="float">
            <text:p>19.44</text:p>
          </table:table-cell>
          <table:table-cell table:number-columns-repeated="2"/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21.41" calcext:value-type="float">
            <text:p>21.41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1.13" calcext:value-type="float">
            <text:p>41.13</text:p>
          </table:table-cell>
          <table:table-cell table:number-columns-repeated="2"/>
        </table:table-row>
        <table:table-row table:style-name="ro1">
          <table:table-cell office:value-type="float" office:value="34.99" calcext:value-type="float">
            <text:p>34.99</text:p>
          </table:table-cell>
          <table:table-cell office:value-type="float" office:value="12.87" calcext:value-type="float">
            <text:p>12.87</text:p>
          </table:table-cell>
          <table:table-cell/>
          <table:table-cell office:value-type="string" calcext:value-type="string">
            <text:p>186K</text:p>
          </table:table-cell>
        </table:table-row>
        <table:table-row table:style-name="ro1">
          <table:table-cell office:value-type="float" office:value="5.71" calcext:value-type="float">
            <text:p>5.71</text:p>
          </table:table-cell>
          <table:table-cell office:value-type="float" office:value="13.25" calcext:value-type="float">
            <text:p>13.25</text:p>
          </table:table-cell>
          <table:table-cell table:number-columns-repeated="2"/>
        </table:table-row>
        <table:table-row table:style-name="ro1">
          <table:table-cell office:value-type="float" office:value="51.34" calcext:value-type="float">
            <text:p>51.34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office:value-type="float" office:value="37.99" calcext:value-type="float">
            <text:p>37.99</text:p>
          </table:table-cell>
          <table:table-cell office:value-type="float" office:value="10.46" calcext:value-type="float">
            <text:p>10.4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.744" calcext:value-type="float">
            <text:p>13.744</text:p>
          </table:table-cell>
          <table:table-cell office:value-type="float" office:value="24.42" calcext:value-type="float">
            <text:p>24.42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8.92" calcext:value-type="float">
            <text:p>48.92</text:p>
          </table:table-cell>
          <table:table-cell office:value-type="float" office:value="13.64" calcext:value-type="float">
            <text:p>13.64</text:p>
          </table:table-cell>
          <table:table-cell table:number-columns-repeated="2"/>
        </table:table-row>
        <table:table-row table:style-name="ro1">
          <table:table-cell office:value-type="float" office:value="47.73" calcext:value-type="float">
            <text:p>47.73</text:p>
          </table:table-cell>
          <table:table-cell office:value-type="float" office:value="7.84" calcext:value-type="float">
            <text:p>7.84</text:p>
          </table:table-cell>
          <table:table-cell table:number-columns-repeated="2"/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8.79" calcext:value-type="float">
            <text:p>8.79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29.35" calcext:value-type="float">
            <text:p>29.35</text:p>
          </table:table-cell>
          <table:table-cell/>
          <table:table-cell office:value-type="string" calcext:value-type="string">
            <text:p>186L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24.12" calcext:value-type="float">
            <text:p>24.12</text:p>
          </table:table-cell>
          <table:table-cell table:number-columns-repeated="2"/>
        </table:table-row>
        <table:table-row table:style-name="ro1">
          <table:table-cell office:value-type="float" office:value="69.23" calcext:value-type="float">
            <text:p>69.23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</table:table-row>
        <table:table-row table:style-name="ro1">
          <table:table-cell office:value-type="float" office:value="63.44" calcext:value-type="float">
            <text:p>63.44</text:p>
          </table:table-cell>
          <table:table-cell office:value-type="float" office:value="8.25" calcext:value-type="float">
            <text:p>8.25</text:p>
          </table:table-cell>
          <table:table-cell table:number-columns-repeated="2"/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4.11" calcext:value-type="float">
            <text:p>14.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72.98" calcext:value-type="float">
            <text:p>72.98</text:p>
          </table:table-cell>
          <table:table-cell office:value-type="float" office:value="13.51" calcext:value-type="float">
            <text:p>13.51</text:p>
          </table:table-cell>
          <table:table-cell table:number-columns-repeated="2"/>
        </table:table-row>
        <table:table-row table:style-name="ro1">
          <table:table-cell office:value-type="float" office:value="7.99" calcext:value-type="float">
            <text:p>7.99</text:p>
          </table:table-cell>
          <table:table-cell office:value-type="float" office:value="15.17" calcext:value-type="float">
            <text:p>15.17</text:p>
          </table:table-cell>
          <table:table-cell table:number-columns-repeated="2"/>
        </table:table-row>
        <table:table-row table:style-name="ro1">
          <table:table-cell office:value-type="float" office:value="23.29" calcext:value-type="float">
            <text:p>23.29</text:p>
          </table:table-cell>
          <table:table-cell office:value-type="float" office:value="20.67" calcext:value-type="float">
            <text:p>20.67</text:p>
          </table:table-cell>
          <table:table-cell/>
          <table:table-cell office:value-type="string" calcext:value-type="string">
            <text:p>186M</text:p>
          </table:table-cell>
        </table:table-row>
        <table:table-row table:style-name="ro1">
          <table:table-cell office:value-type="float" office:value="66.22" calcext:value-type="float">
            <text:p>66.22</text:p>
          </table:table-cell>
          <table:table-cell office:value-type="float" office:value="16.99" calcext:value-type="float">
            <text:p>16.9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.01" calcext:value-type="float">
            <text:p>9.01</text:p>
          </table:table-cell>
          <table:table-cell office:value-type="float" office:value="21.76" calcext:value-type="float">
            <text:p>21.7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3.18" calcext:value-type="float">
            <text:p>13.18</text:p>
          </table:table-cell>
          <table:table-cell table:number-columns-repeated="2"/>
        </table:table-row>
        <table:table-row table:style-name="ro1">
          <table:table-cell office:value-type="float" office:value="22.93" calcext:value-type="float">
            <text:p>22.93</text:p>
          </table:table-cell>
          <table:table-cell office:value-type="float" office:value="14.89" calcext:value-type="float">
            <text:p>14.89</text:p>
          </table:table-cell>
          <table:table-cell table:number-columns-repeated="2"/>
        </table:table-row>
        <table:table-row table:style-name="ro1">
          <table:table-cell office:value-type="float" office:value="39.81" calcext:value-type="float">
            <text:p>39.81</text:p>
          </table:table-cell>
          <table:table-cell office:value-type="float" office:value="14.34" calcext:value-type="float">
            <text:p>14.34</text:p>
          </table:table-cell>
          <table:table-cell/>
          <table:table-cell office:value-type="string" calcext:value-type="string">
            <text:p>186N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38.58" calcext:value-type="float">
            <text:p>38.58</text:p>
          </table:table-cell>
          <table:table-cell table:number-columns-repeated="2"/>
        </table:table-row>
        <table:table-row table:style-name="ro1">
          <table:table-cell office:value-type="float" office:value="39.29" calcext:value-type="float">
            <text:p>39.29</text:p>
          </table:table-cell>
          <table:table-cell office:value-type="float" office:value="11.36" calcext:value-type="float">
            <text:p>11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.75" calcext:value-type="float">
            <text:p>8.75</text:p>
          </table:table-cell>
          <table:table-cell office:value-type="float" office:value="20.79" calcext:value-type="float">
            <text:p>20.7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3.64" calcext:value-type="float">
            <text:p>53.64</text:p>
          </table:table-cell>
          <table:table-cell office:value-type="float" office:value="23.57" calcext:value-type="float">
            <text:p>23.57</text:p>
          </table:table-cell>
          <table:table-cell table:number-columns-repeated="2"/>
        </table:table-row>
        <table:table-row table:style-name="ro1">
          <table:table-cell office:value-type="float" office:value="88.64" calcext:value-type="float">
            <text:p>88.64</text:p>
          </table:table-cell>
          <table:table-cell office:value-type="float" office:value="10.95" calcext:value-type="float">
            <text:p>10.95</text:p>
          </table:table-cell>
          <table:table-cell/>
          <table:table-cell office:value-type="string" calcext:value-type="string">
            <text:p>186O</text:p>
          </table:table-cell>
        </table:table-row>
        <table:table-row table:style-name="ro1">
          <table:table-cell office:value-type="float" office:value="36.87" calcext:value-type="float">
            <text:p>36.87</text:p>
          </table:table-cell>
          <table:table-cell office:value-type="float" office:value="9.41" calcext:value-type="float">
            <text:p>9.4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.65" calcext:value-type="float">
            <text:p>8.65</text:p>
          </table:table-cell>
          <table:table-cell office:value-type="float" office:value="24.36" calcext:value-type="float">
            <text:p>24.3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0.23" calcext:value-type="float">
            <text:p>10.23</text:p>
          </table:table-cell>
          <table:table-cell table:number-columns-repeated="2"/>
        </table:table-row>
        <table:table-row table:style-name="ro1">
          <table:table-cell office:value-type="float" office:value="84.89" calcext:value-type="float">
            <text:p>84.89</text:p>
          </table:table-cell>
          <table:table-cell office:value-type="float" office:value="7.78" calcext:value-type="float">
            <text:p>7.78</text:p>
          </table:table-cell>
          <table:table-cell table:number-columns-repeated="2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6.95" calcext:value-type="float">
            <text:p>16.95</text:p>
          </table:table-cell>
          <table:table-cell/>
          <table:table-cell office:value-type="string" calcext:value-type="string">
            <text:p>186P</text:p>
          </table:table-cell>
        </table:table-row>
        <table:table-row table:style-name="ro1">
          <table:table-cell office:value-type="float" office:value="29.11" calcext:value-type="float">
            <text:p>29.11</text:p>
          </table:table-cell>
          <table:table-cell office:value-type="float" office:value="29.19" calcext:value-type="float">
            <text:p>29.19</text:p>
          </table:table-cell>
          <table:table-cell table:number-columns-repeated="2"/>
        </table:table-row>
        <table:table-row table:style-name="ro1">
          <table:table-cell office:value-type="float" office:value="28.18" calcext:value-type="float">
            <text:p>28.18</text:p>
          </table:table-cell>
          <table:table-cell office:value-type="float" office:value="8.33" calcext:value-type="float">
            <text:p>8.3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.19" calcext:value-type="float">
            <text:p>32.19</text:p>
          </table:table-cell>
          <table:table-cell office:value-type="float" office:value="25.44" calcext:value-type="float">
            <text:p>25.4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.24" calcext:value-type="float">
            <text:p>85.24</text:p>
          </table:table-cell>
          <table:table-cell office:value-type="float" office:value="6.36" calcext:value-type="float">
            <text:p>6.36</text:p>
          </table:table-cell>
          <table:table-cell table:number-columns-repeated="2"/>
        </table:table-row>
        <table:table-row table:style-name="ro1">
          <table:table-cell office:value-type="float" office:value="30.14" calcext:value-type="float">
            <text:p>30.14</text:p>
          </table:table-cell>
          <table:table-cell office:value-type="float" office:value="18.88" calcext:value-type="float">
            <text:p>18.88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8.21" calcext:value-type="float">
            <text:p>8.21</text:p>
          </table:table-cell>
          <table:table-cell/>
          <table:table-cell office:value-type="string" calcext:value-type="string">
            <text:p>186Q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1.34" calcext:value-type="float">
            <text:p>11.34</text:p>
          </table:table-cell>
          <table:table-cell table:number-columns-repeated="2"/>
        </table:table-row>
        <table:table-row table:style-name="ro1">
          <table:table-cell office:value-type="float" office:value="42.88" calcext:value-type="float">
            <text:p>42.88</text:p>
          </table:table-cell>
          <table:table-cell office:value-type="float" office:value="5.24" calcext:value-type="float">
            <text:p>5.2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79" calcext:value-type="float">
            <text:p>6.7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7.67" calcext:value-type="float">
            <text:p>7.67</text:p>
          </table:table-cell>
          <table:table-cell table:number-columns-repeated="2"/>
        </table:table-row>
        <table:table-row table:style-name="ro1">
          <table:table-cell office:value-type="float" office:value="61.56" calcext:value-type="float">
            <text:p>61.56</text:p>
          </table:table-cell>
          <table:table-cell office:value-type="float" office:value="7.34" calcext:value-type="float">
            <text:p>7.34</text:p>
          </table:table-cell>
          <table:table-cell table:number-columns-repeated="2"/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float" office:value="27.95" calcext:value-type="float">
            <text:p>27.95</text:p>
          </table:table-cell>
          <table:table-cell/>
          <table:table-cell office:value-type="string" calcext:value-type="string">
            <text:p>186R</text:p>
          </table:table-cell>
        </table:table-row>
        <table:table-row table:style-name="ro1">
          <table:table-cell office:value-type="float" office:value="69.44" calcext:value-type="float">
            <text:p>69.44</text:p>
          </table:table-cell>
          <table:table-cell office:value-type="float" office:value="4.49" calcext:value-type="float">
            <text:p>4.4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20.03" calcext:value-type="float">
            <text:p>20.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4.15" calcext:value-type="float">
            <text:p>24.15</text:p>
          </table:table-cell>
          <table:table-cell office:value-type="float" office:value="16.82" calcext:value-type="float">
            <text:p>16.82</text:p>
          </table:table-cell>
          <table:table-cell table:number-columns-repeated="2"/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2.42" calcext:value-type="float">
            <text:p>12.42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29.6" calcext:value-type="float">
            <text:p>29.6</text:p>
          </table:table-cell>
          <table:table-cell/>
          <table:table-cell office:value-type="string" calcext:value-type="string">
            <text:p>186S</text:p>
          </table:table-cell>
        </table:table-row>
        <table:table-row table:style-name="ro1">
          <table:table-cell office:value-type="float" office:value="53.29" calcext:value-type="float">
            <text:p>53.29</text:p>
          </table:table-cell>
          <table:table-cell office:value-type="float" office:value="19.66" calcext:value-type="float">
            <text:p>19.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4.58" calcext:value-type="float">
            <text:p>54.58</text:p>
          </table:table-cell>
          <table:table-cell office:value-type="float" office:value="14.53" calcext:value-type="float">
            <text:p>14.5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7.16" calcext:value-type="float">
            <text:p>7.16</text:p>
          </table:table-cell>
          <table:table-cell table:number-columns-repeated="2"/>
        </table:table-row>
        <table:table-row table:style-name="ro1">
          <table:table-cell office:value-type="float" office:value="18.19" calcext:value-type="float">
            <text:p>18.19</text:p>
          </table:table-cell>
          <table:table-cell office:value-type="float" office:value="20.25" calcext:value-type="float">
            <text:p>20.25</text:p>
          </table:table-cell>
          <table:table-cell table:number-columns-repeated="2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2.97" calcext:value-type="float">
            <text:p>22.97</text:p>
          </table:table-cell>
          <table:table-cell/>
          <table:table-cell office:value-type="string" calcext:value-type="string">
            <text:p>186T</text:p>
          </table:table-cell>
        </table:table-row>
        <table:table-row table:style-name="ro1">
          <table:table-cell office:value-type="float" office:value="11.31" calcext:value-type="float">
            <text:p>11.31</text:p>
          </table:table-cell>
          <table:table-cell office:value-type="float" office:value="8.07" calcext:value-type="float">
            <text:p>8.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39.95" calcext:value-type="float">
            <text:p>39.9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7.62" calcext:value-type="float">
            <text:p>67.62</text:p>
          </table:table-cell>
          <table:table-cell office:value-type="float" office:value="14.54" calcext:value-type="float">
            <text:p>14.54</text:p>
          </table:table-cell>
          <table:table-cell/>
          <table:table-cell office:value-type="string" calcext:value-type="string">
            <text:p>186U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9.66" calcext:value-type="float">
            <text:p>9.6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.49" calcext:value-type="float">
            <text:p>7.49</text:p>
          </table:table-cell>
          <table:table-cell office:value-type="float" office:value="36.45" calcext:value-type="float">
            <text:p>36.4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74.25" calcext:value-type="float">
            <text:p>74.25</text:p>
          </table:table-cell>
          <table:table-cell office:value-type="float" office:value="10.66" calcext:value-type="float">
            <text:p>10.66</text:p>
          </table:table-cell>
          <table:table-cell table:number-columns-repeated="2"/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32.96" calcext:value-type="float">
            <text:p>32.96</text:p>
          </table:table-cell>
          <table:table-cell/>
          <table:table-cell office:value-type="string" calcext:value-type="string">
            <text:p>186V</text:p>
          </table:table-cell>
        </table:table-row>
        <table:table-row table:style-name="ro1">
          <table:table-cell office:value-type="float" office:value="57.38" calcext:value-type="float">
            <text:p>57.38</text:p>
          </table:table-cell>
          <table:table-cell office:value-type="float" office:value="7.93" calcext:value-type="float">
            <text:p>7.93</text:p>
          </table:table-cell>
          <table:table-cell table:number-columns-repeated="2"/>
        </table:table-row>
      </table:table>
      <table:table table:name="#229" table:style-name="ta1"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#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1" calcext:value-type="float">
            <text:p>10.0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16.95" calcext:value-type="float">
            <text:p>16.95</text:p>
          </table:table-cell>
          <table:table-cell table:number-columns-repeated="2"/>
        </table:table-row>
        <table:table-row table:style-name="ro1">
          <table:table-cell office:value-type="float" office:value="57.99" calcext:value-type="float">
            <text:p>57.99</text:p>
          </table:table-cell>
          <table:table-cell office:value-type="float" office:value="2.41" calcext:value-type="float">
            <text:p>2.41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8" calcext:value-type="float">
            <text:p>2.98</text:p>
          </table:table-cell>
          <table:table-cell/>
          <table:table-cell office:value-type="string" calcext:value-type="string">
            <text:p>229A</text:p>
          </table:table-cell>
        </table:table-row>
        <table:table-row table:style-name="ro1">
          <table:table-cell office:value-type="float" office:value="23.07" calcext:value-type="float">
            <text:p>23.07</text:p>
          </table:table-cell>
          <table:table-cell office:value-type="float" office:value="15.56" calcext:value-type="float">
            <text:p>15.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6" calcext:value-type="float">
            <text:p>10.26</text:p>
          </table:table-cell>
          <table:table-cell table:number-columns-repeated="2"/>
        </table:table-row>
        <table:table-row table:style-name="ro1">
          <table:table-cell office:value-type="float" office:value="83.52" calcext:value-type="float">
            <text:p>83.52</text:p>
          </table:table-cell>
          <table:table-cell office:value-type="float" office:value="6.78" calcext:value-type="float">
            <text:p>6.7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12.88" calcext:value-type="float">
            <text:p>12.8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5.28" calcext:value-type="float">
            <text:p>5.28</text:p>
          </table:table-cell>
          <table:table-cell table:number-columns-repeated="2"/>
        </table:table-row>
        <table:table-row table:style-name="ro1">
          <table:table-cell office:value-type="float" office:value="20.97" calcext:value-type="float">
            <text:p>20.97</text:p>
          </table:table-cell>
          <table:table-cell office:value-type="float" office:value="16.96" calcext:value-type="float">
            <text:p>16.96</text:p>
          </table:table-cell>
          <table:table-cell table:number-columns-repeated="2"/>
        </table:table-row>
        <table:table-row table:style-name="ro1">
          <table:table-cell office:value-type="float" office:value="84.23" calcext:value-type="float">
            <text:p>84.23</text:p>
          </table:table-cell>
          <table:table-cell office:value-type="float" office:value="5.39" calcext:value-type="float">
            <text:p>5.39</text:p>
          </table:table-cell>
          <table:table-cell table:number-columns-repeated="2"/>
        </table:table-row>
        <table:table-row table:style-name="ro1">
          <table:table-cell office:value-type="float" office:value="47.73" calcext:value-type="float">
            <text:p>47.73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12.48" calcext:value-type="float">
            <text:p>12.48</text:p>
          </table:table-cell>
          <table:table-cell/>
          <table:table-cell office:value-type="string" calcext:value-type="string">
            <text:p>229B</text:p>
          </table:table-cell>
        </table:table-row>
        <table:table-row table:style-name="ro1">
          <table:table-cell office:value-type="float" office:value="6.63" calcext:value-type="float">
            <text:p>6.63</text:p>
          </table:table-cell>
          <table:table-cell office:value-type="float" office:value="11.26" calcext:value-type="float">
            <text:p>11.26</text:p>
          </table:table-cell>
          <table:table-cell table:number-columns-repeated="2"/>
        </table:table-row>
        <table:table-row table:style-name="ro1">
          <table:table-cell office:value-type="float" office:value="36.61" calcext:value-type="float">
            <text:p>36.61</text:p>
          </table:table-cell>
          <table:table-cell office:value-type="float" office:value="8.15" calcext:value-type="float">
            <text:p>8.15</text:p>
          </table:table-cell>
          <table:table-cell table:number-columns-repeated="2"/>
        </table:table-row>
        <table:table-row table:style-name="ro1">
          <table:table-cell office:value-type="float" office:value="5.91" calcext:value-type="float">
            <text:p>5.91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2.69" calcext:value-type="float">
            <text:p>52.6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4.59" calcext:value-type="float">
            <text:p>4.59</text:p>
          </table:table-cell>
          <table:table-cell table:number-columns-repeated="2"/>
        </table:table-row>
        <table:table-row table:style-name="ro1">
          <table:table-cell office:value-type="float" office:value="21.57" calcext:value-type="float">
            <text:p>21.57</text:p>
          </table:table-cell>
          <table:table-cell office:value-type="float" office:value="12.17" calcext:value-type="float">
            <text:p>12.17</text:p>
          </table:table-cell>
          <table:table-cell table:number-columns-repeated="2"/>
        </table:table-row>
        <table:table-row table:style-name="ro1">
          <table:table-cell office:value-type="float" office:value="70.82" calcext:value-type="float">
            <text:p>70.82</text:p>
          </table:table-cell>
          <table:table-cell office:value-type="float" office:value="6.41" calcext:value-type="float">
            <text:p>6.41</text:p>
          </table:table-cell>
          <table:table-cell/>
          <table:table-cell office:value-type="string" calcext:value-type="string">
            <text:p>229C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9.24" calcext:value-type="float">
            <text:p>9.24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86" calcext:value-type="float">
            <text:p>6.8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3.13" calcext:value-type="float">
            <text:p>53.13</text:p>
          </table:table-cell>
          <table:table-cell office:value-type="float" office:value="13.11" calcext:value-type="float">
            <text:p>13.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5.58" calcext:value-type="float">
            <text:p>15.58</text:p>
          </table:table-cell>
          <table:table-cell table:number-columns-repeated="2"/>
        </table:table-row>
        <table:table-row table:style-name="ro1">
          <table:table-cell office:value-type="float" office:value="48.18" calcext:value-type="float">
            <text:p>48.18</text:p>
          </table:table-cell>
          <table:table-cell office:value-type="float" office:value="13.37" calcext:value-type="float">
            <text:p>13.37</text:p>
          </table:table-cell>
          <table:table-cell/>
          <table:table-cell office:value-type="string" calcext:value-type="string">
            <text:p>229D</text:p>
          </table:table-cell>
        </table:table-row>
        <table:table-row table:style-name="ro1">
          <table:table-cell office:value-type="float" office:value="75.77" calcext:value-type="float">
            <text:p>75.77</text:p>
          </table:table-cell>
          <table:table-cell office:value-type="float" office:value="19.21" calcext:value-type="float">
            <text:p>19.2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0.49" calcext:value-type="float">
            <text:p>20.4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7.05" calcext:value-type="float">
            <text:p>47.05</text:p>
          </table:table-cell>
          <table:table-cell office:value-type="float" office:value="10.43" calcext:value-type="float">
            <text:p>10.43</text:p>
          </table:table-cell>
          <table:table-cell table:number-columns-repeated="2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10.92" calcext:value-type="float">
            <text:p>10.92</text:p>
          </table:table-cell>
          <table:table-cell/>
          <table:table-cell office:value-type="string" calcext:value-type="string">
            <text:p>229E</text:p>
          </table:table-cell>
        </table:table-row>
        <table:table-row table:style-name="ro1">
          <table:table-cell office:value-type="float" office:value="84.56" calcext:value-type="float">
            <text:p>84.56</text:p>
          </table:table-cell>
          <table:table-cell office:value-type="float" office:value="5.38" calcext:value-type="float">
            <text:p>5.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12.37" calcext:value-type="float">
            <text:p>12.3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3.44" calcext:value-type="float">
            <text:p>3.44</text:p>
          </table:table-cell>
          <table:table-cell table:number-columns-repeated="2"/>
        </table:table-row>
        <table:table-row table:style-name="ro1">
          <table:table-cell office:value-type="float" office:value="71.99" calcext:value-type="float">
            <text:p>71.99</text:p>
          </table:table-cell>
          <table:table-cell office:value-type="float" office:value="11.18" calcext:value-type="float">
            <text:p>11.18</text:p>
          </table:table-cell>
          <table:table-cell table:number-columns-repeated="2"/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9.66" calcext:value-type="float">
            <text:p>9.66</text:p>
          </table:table-cell>
          <table:table-cell/>
          <table:table-cell office:value-type="string" calcext:value-type="string">
            <text:p>229F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.18" calcext:value-type="float">
            <text:p>2.18</text:p>
          </table:table-cell>
          <table:table-cell table:number-columns-repeated="2"/>
        </table:table-row>
        <table:table-row table:style-name="ro1">
          <table:table-cell office:value-type="float" office:value="80.54" calcext:value-type="float">
            <text:p>80.54</text:p>
          </table:table-cell>
          <table:table-cell office:value-type="float" office:value="4.86" calcext:value-type="float">
            <text:p>4.8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7.56" calcext:value-type="float">
            <text:p>7.5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4.66" calcext:value-type="float">
            <text:p>54.66</text:p>
          </table:table-cell>
          <table:table-cell office:value-type="float" office:value="17.84" calcext:value-type="float">
            <text:p>17.84</text:p>
          </table:table-cell>
          <table:table-cell table:number-columns-repeated="2"/>
        </table:table-row>
        <table:table-row table:style-name="ro1">
          <table:table-cell office:value-type="float" office:value="22.99" calcext:value-type="float">
            <text:p>22.99</text:p>
          </table:table-cell>
          <table:table-cell office:value-type="float" office:value="9.51" calcext:value-type="float">
            <text:p>9.51</text:p>
          </table:table-cell>
          <table:table-cell/>
          <table:table-cell office:value-type="string" calcext:value-type="string">
            <text:p>229G</text:p>
          </table:table-cell>
        </table:table-row>
        <table:table-row table:style-name="ro1">
          <table:table-cell office:value-type="float" office:value="52.65" calcext:value-type="float">
            <text:p>52.65</text:p>
          </table:table-cell>
          <table:table-cell office:value-type="float" office:value="12.58" calcext:value-type="float">
            <text:p>12.58</text:p>
          </table:table-cell>
          <table:table-cell table:number-columns-repeated="2"/>
        </table:table-row>
        <table:table-row table:style-name="ro1">
          <table:table-cell office:value-type="float" office:value="49.76" calcext:value-type="float">
            <text:p>49.76</text:p>
          </table:table-cell>
          <table:table-cell office:value-type="float" office:value="4.36" calcext:value-type="float">
            <text:p>4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7.49" calcext:value-type="float">
            <text:p>7.4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1.06" calcext:value-type="float">
            <text:p>11.06</text:p>
          </table:table-cell>
          <table:table-cell table:number-columns-repeated="2"/>
        </table:table-row>
        <table:table-row table:style-name="ro1">
          <table:table-cell office:value-type="float" office:value="70.82" calcext:value-type="float">
            <text:p>70.82</text:p>
          </table:table-cell>
          <table:table-cell office:value-type="float" office:value="6.54" calcext:value-type="float">
            <text:p>6.54</text:p>
          </table:table-cell>
          <table:table-cell/>
          <table:table-cell office:value-type="string" calcext:value-type="string">
            <text:p>229H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12.81" calcext:value-type="float">
            <text:p>12.8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14.18" calcext:value-type="float">
            <text:p>14.1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5.17" calcext:value-type="float">
            <text:p>75.17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float" office:value="10.31" calcext:value-type="float">
            <text:p>10.31</text:p>
          </table:table-cell>
          <table:table-cell office:value-type="float" office:value="11.68" calcext:value-type="float">
            <text:p>11.68</text:p>
          </table:table-cell>
          <table:table-cell table:number-columns-repeated="2"/>
        </table:table-row>
        <table:table-row table:style-name="ro1">
          <table:table-cell office:value-type="float" office:value="42.44" calcext:value-type="float">
            <text:p>42.44</text:p>
          </table:table-cell>
          <table:table-cell office:value-type="float" office:value="12.59" calcext:value-type="float">
            <text:p>12.59</text:p>
          </table:table-cell>
          <table:table-cell/>
          <table:table-cell office:value-type="string" calcext:value-type="string">
            <text:p>229I</text:p>
          </table:table-cell>
        </table:table-row>
        <table:table-row table:style-name="ro1">
          <table:table-cell office:value-type="float" office:value="55.31" calcext:value-type="float">
            <text:p>55.31</text:p>
          </table:table-cell>
          <table:table-cell office:value-type="float" office:value="4.21" calcext:value-type="float">
            <text:p>4.2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1" calcext:value-type="float">
            <text:p>2.8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.63" calcext:value-type="float">
            <text:p>13.63</text:p>
          </table:table-cell>
          <table:table-cell office:value-type="float" office:value="8.85" calcext:value-type="float">
            <text:p>8.8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1.84" calcext:value-type="float">
            <text:p>51.84</text:p>
          </table:table-cell>
          <table:table-cell office:value-type="float" office:value="9.26" calcext:value-type="float">
            <text:p>9.26</text:p>
          </table:table-cell>
          <table:table-cell table:number-columns-repeated="2"/>
        </table:table-row>
        <table:table-row table:style-name="ro1">
          <table:table-cell office:value-type="float" office:value="72.36" calcext:value-type="float">
            <text:p>72.36</text:p>
          </table:table-cell>
          <table:table-cell office:value-type="float" office:value="6.16" calcext:value-type="float">
            <text:p>6.16</text:p>
          </table:table-cell>
          <table:table-cell table:number-columns-repeated="2"/>
        </table:table-row>
        <table:table-row table:style-name="ro1">
          <table:table-cell office:value-type="float" office:value="4.61" calcext:value-type="float">
            <text:p>4.61</text:p>
          </table:table-cell>
          <table:table-cell office:value-type="float" office:value="16.37" calcext:value-type="float">
            <text:p>16.37</text:p>
          </table:table-cell>
          <table:table-cell table:number-columns-repeated="2"/>
        </table:table-row>
        <table:table-row table:style-name="ro1">
          <table:table-cell office:value-type="float" office:value="74.75" calcext:value-type="float">
            <text:p>74.75</text:p>
          </table:table-cell>
          <table:table-cell office:value-type="float" office:value="6.05" calcext:value-type="float">
            <text:p>6.05</text:p>
          </table:table-cell>
          <table:table-cell/>
          <table:table-cell office:value-type="string" calcext:value-type="string">
            <text:p>229J</text:p>
          </table:table-cell>
        </table:table-row>
        <table:table-row table:style-name="ro1">
          <table:table-cell office:value-type="float" office:value="84.81" calcext:value-type="float">
            <text:p>84.81</text:p>
          </table:table-cell>
          <table:table-cell office:value-type="float" office:value="2.99" calcext:value-type="float">
            <text:p>2.99</text:p>
          </table:table-cell>
          <table:table-cell table:number-columns-repeated="2"/>
        </table:table-row>
        <table:table-row table:style-name="ro1">
          <table:table-cell office:value-type="float" office:value="54.16" calcext:value-type="float">
            <text:p>54.16</text:p>
          </table:table-cell>
          <table:table-cell office:value-type="float" office:value="6.04" calcext:value-type="float">
            <text:p>6.0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3.57" calcext:value-type="float">
            <text:p>13.57</text:p>
          </table:table-cell>
          <table:table-cell office:value-type="float" office:value="7.75" calcext:value-type="float">
            <text:p>7.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0.02" calcext:value-type="float">
            <text:p>60.02</text:p>
          </table:table-cell>
          <table:table-cell office:value-type="float" office:value="7.82" calcext:value-type="float">
            <text:p>7.82</text:p>
          </table:table-cell>
          <table:table-cell table:number-columns-repeated="2"/>
        </table:table-row>
        <table:table-row table:style-name="ro1">
          <table:table-cell office:value-type="float" office:value="32.47" calcext:value-type="float">
            <text:p>32.47</text:p>
          </table:table-cell>
          <table:table-cell office:value-type="float" office:value="13.73" calcext:value-type="float">
            <text:p>13.73</text:p>
          </table:table-cell>
          <table:table-cell table:number-columns-repeated="2"/>
        </table:table-row>
        <table:table-row table:style-name="ro1">
          <table:table-cell office:value-type="float" office:value="32.47" calcext:value-type="float">
            <text:p>32.47</text:p>
          </table:table-cell>
          <table:table-cell office:value-type="float" office:value="10.39" calcext:value-type="float">
            <text:p>10.39</text:p>
          </table:table-cell>
          <table:table-cell/>
          <table:table-cell office:value-type="string" calcext:value-type="string">
            <text:p>229K</text:p>
          </table:table-cell>
        </table:table-row>
        <table:table-row table:style-name="ro1">
          <table:table-cell office:value-type="float" office:value="65.57" calcext:value-type="float">
            <text:p>65.57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.47" calcext:value-type="float">
            <text:p>32.47</text:p>
          </table:table-cell>
          <table:table-cell office:value-type="float" office:value="13.65" calcext:value-type="float">
            <text:p>13.6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4.03" calcext:value-type="float">
            <text:p>4.03</text:p>
          </table:table-cell>
          <table:table-cell table:number-columns-repeated="2"/>
        </table:table-row>
        <table:table-row table:style-name="ro1">
          <table:table-cell office:value-type="float" office:value="52.77" calcext:value-type="float">
            <text:p>52.77</text:p>
          </table:table-cell>
          <table:table-cell office:value-type="float" office:value="8.16" calcext:value-type="float">
            <text:p>8.16</text:p>
          </table:table-cell>
          <table:table-cell table:number-columns-repeated="2"/>
        </table:table-row>
        <table:table-row table:style-name="ro1">
          <table:table-cell office:value-type="float" office:value="56.69" calcext:value-type="float">
            <text:p>56.69</text:p>
          </table:table-cell>
          <table:table-cell office:value-type="float" office:value="11.07" calcext:value-type="float">
            <text:p>11.07</text:p>
          </table:table-cell>
          <table:table-cell table:number-columns-repeated="2"/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16.54" calcext:value-type="float">
            <text:p>16.54</text:p>
          </table:table-cell>
          <table:table-cell/>
          <table:table-cell office:value-type="string" calcext:value-type="string">
            <text:p>229L</text:p>
          </table:table-cell>
        </table:table-row>
        <table:table-row table:style-name="ro1">
          <table:table-cell office:value-type="float" office:value="78.61" calcext:value-type="float">
            <text:p>78.61</text:p>
          </table:table-cell>
          <table:table-cell office:value-type="float" office:value="2.68" calcext:value-type="float">
            <text:p>2.68</text:p>
          </table:table-cell>
          <table:table-cell table:number-columns-repeated="2"/>
        </table:table-row>
        <table:table-row table:style-name="ro1">
          <table:table-cell office:value-type="float" office:value="78.69" calcext:value-type="float">
            <text:p>78.69</text:p>
          </table:table-cell>
          <table:table-cell office:value-type="float" office:value="6.69" calcext:value-type="float">
            <text:p>6.6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14.72" calcext:value-type="float">
            <text:p>14.7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6.03" calcext:value-type="float">
            <text:p>36.03</text:p>
          </table:table-cell>
          <table:table-cell office:value-type="float" office:value="3.67" calcext:value-type="float">
            <text:p>3.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49" calcext:value-type="float">
            <text:p>8.49</text:p>
          </table:table-cell>
          <table:table-cell table:number-columns-repeated="2"/>
        </table:table-row>
        <table:table-row table:style-name="ro1">
          <table:table-cell office:value-type="float" office:value="85.91" calcext:value-type="float">
            <text:p>85.91</text:p>
          </table:table-cell>
          <table:table-cell office:value-type="float" office:value="7.31" calcext:value-type="float">
            <text:p>7.31</text:p>
          </table:table-cell>
          <table:table-cell/>
          <table:table-cell office:value-type="string" calcext:value-type="string">
            <text:p>229M</text:p>
          </table:table-cell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office:value-type="float" office:value="26.57" calcext:value-type="float">
            <text:p>26.57</text:p>
          </table:table-cell>
          <table:table-cell office:value-type="float" office:value="22.4" calcext:value-type="float">
            <text:p>22.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1.94" calcext:value-type="float">
            <text:p>71.94</text:p>
          </table:table-cell>
          <table:table-cell office:value-type="float" office:value="12.75" calcext:value-type="float">
            <text:p>12.7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1.13" calcext:value-type="float">
            <text:p>21.13</text:p>
          </table:table-cell>
          <table:table-cell office:value-type="float" office:value="12.38" calcext:value-type="float">
            <text:p>12.38</text:p>
          </table:table-cell>
          <table:table-cell table:number-columns-repeated="2"/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12.43" calcext:value-type="float">
            <text:p>12.43</text:p>
          </table:table-cell>
          <table:table-cell/>
          <table:table-cell office:value-type="string" calcext:value-type="string">
            <text:p>229N</text:p>
          </table:table-cell>
        </table:table-row>
        <table:table-row table:style-name="ro1">
          <table:table-cell office:value-type="float" office:value="41.31" calcext:value-type="float">
            <text:p>41.31</text:p>
          </table:table-cell>
          <table:table-cell office:value-type="float" office:value="11.64" calcext:value-type="float">
            <text:p>11.64</text:p>
          </table:table-cell>
          <table:table-cell table:number-columns-repeated="2"/>
        </table:table-row>
        <table:table-row table:style-name="ro1">
          <table:table-cell office:value-type="float" office:value="6.23" calcext:value-type="float">
            <text:p>6.23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8.36" calcext:value-type="float">
            <text:p>8.3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3.13" calcext:value-type="float">
            <text:p>53.13</text:p>
          </table:table-cell>
          <table:table-cell office:value-type="float" office:value="6.47" calcext:value-type="float">
            <text:p>6.47</text:p>
          </table:table-cell>
          <table:table-cell table:number-columns-repeated="2"/>
        </table:table-row>
        <table:table-row table:style-name="ro1">
          <table:table-cell office:value-type="float" office:value="53.31" calcext:value-type="float">
            <text:p>53.31</text:p>
          </table:table-cell>
          <table:table-cell office:value-type="float" office:value="16.63" calcext:value-type="float">
            <text:p>16.63</text:p>
          </table:table-cell>
          <table:table-cell/>
          <table:table-cell office:value-type="string" calcext:value-type="string">
            <text:p>229O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7.38" calcext:value-type="float">
            <text:p>7.38</text:p>
          </table:table-cell>
          <table:table-cell table:number-columns-repeated="2"/>
        </table:table-row>
        <table:table-row table:style-name="ro1">
          <table:table-cell office:value-type="float" office:value="46.04" calcext:value-type="float">
            <text:p>46.04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8.88" calcext:value-type="float">
            <text:p>8.88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51.63" calcext:value-type="float">
            <text:p>51.63</text:p>
          </table:table-cell>
          <table:table-cell office:value-type="float" office:value="7.96" calcext:value-type="float">
            <text:p>7.96</text:p>
          </table:table-cell>
          <table:table-cell table:number-columns-repeated="2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16.41" calcext:value-type="float">
            <text:p>16.41</text:p>
          </table:table-cell>
          <table:table-cell/>
          <table:table-cell office:value-type="string" calcext:value-type="string">
            <text:p>229P</text:p>
          </table:table-cell>
        </table:table-row>
        <table:table-row table:style-name="ro1">
          <table:table-cell office:value-type="float" office:value="43.03" calcext:value-type="float">
            <text:p>43.03</text:p>
          </table:table-cell>
          <table:table-cell office:value-type="float" office:value="5.31" calcext:value-type="float">
            <text:p>5.31</text:p>
          </table:table-cell>
          <table:table-cell table:number-columns-repeated="2"/>
        </table:table-row>
        <table:table-row table:style-name="ro1">
          <table:table-cell office:value-type="float" office:value="47.49" calcext:value-type="float">
            <text:p>47.49</text:p>
          </table:table-cell>
          <table:table-cell office:value-type="float" office:value="4.14" calcext:value-type="float">
            <text:p>4.1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31.63" calcext:value-type="float">
            <text:p>31.6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9.06" calcext:value-type="float">
            <text:p>29.06</text:p>
          </table:table-cell>
          <table:table-cell office:value-type="float" office:value="5.27" calcext:value-type="float">
            <text:p>5.27</text:p>
          </table:table-cell>
          <table:table-cell table:number-columns-repeated="2"/>
        </table:table-row>
        <table:table-row table:style-name="ro1">
          <table:table-cell office:value-type="float" office:value="33.37" calcext:value-type="float">
            <text:p>33.37</text:p>
          </table:table-cell>
          <table:table-cell office:value-type="float" office:value="9.42" calcext:value-type="float">
            <text:p>9.42</text:p>
          </table:table-cell>
          <table:table-cell/>
          <table:table-cell office:value-type="string" calcext:value-type="string">
            <text:p>229Q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2.11" calcext:value-type="float">
            <text:p>12.11</text:p>
          </table:table-cell>
          <table:table-cell table:number-columns-repeated="2"/>
        </table:table-row>
        <table:table-row table:style-name="ro1">
          <table:table-cell office:value-type="float" office:value="77.99" calcext:value-type="float">
            <text:p>77.99</text:p>
          </table:table-cell>
          <table:table-cell office:value-type="float" office:value="12.73" calcext:value-type="float">
            <text:p>12.7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2.63" calcext:value-type="float">
            <text:p>12.6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9.37" calcext:value-type="float">
            <text:p>9.37</text:p>
          </table:table-cell>
          <table:table-cell table:number-columns-repeated="2"/>
        </table:table-row>
        <table:table-row table:style-name="ro1">
          <table:table-cell office:value-type="float" office:value="38.66" calcext:value-type="float">
            <text:p>38.66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office:value-type="float" office:value="16.11" calcext:value-type="float">
            <text:p>16.11</text:p>
          </table:table-cell>
          <table:table-cell office:value-type="float" office:value="12.33" calcext:value-type="float">
            <text:p>12.33</text:p>
          </table:table-cell>
          <table:table-cell/>
          <table:table-cell office:value-type="string" calcext:value-type="string">
            <text:p>229R</text:p>
          </table:table-cell>
        </table:table-row>
        <table:table-row table:style-name="ro1">
          <table:table-cell office:value-type="float" office:value="12.99" calcext:value-type="float">
            <text:p>12.99</text:p>
          </table:table-cell>
          <table:table-cell office:value-type="float" office:value="7.18" calcext:value-type="float">
            <text:p>7.18</text:p>
          </table:table-cell>
          <table:table-cell table:number-columns-repeated="2"/>
        </table:table-row>
        <table:table-row table:style-name="ro1">
          <table:table-cell office:value-type="float" office:value="64.03" calcext:value-type="float">
            <text:p>64.03</text:p>
          </table:table-cell>
          <table:table-cell office:value-type="float" office:value="11.42" calcext:value-type="float">
            <text:p>11.42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16.43" calcext:value-type="float">
            <text:p>16.43</text:p>
          </table:table-cell>
          <table:table-cell office:value-type="float" office:value="20.82" calcext:value-type="float">
            <text:p>20.8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44" calcext:value-type="float">
            <text:p>7.44</text:p>
          </table:table-cell>
          <table:table-cell table:number-columns-repeated="2"/>
        </table:table-row>
        <table:table-row table:style-name="ro1">
          <table:table-cell office:value-type="float" office:value="33.69" calcext:value-type="float">
            <text:p>33.69</text:p>
          </table:table-cell>
          <table:table-cell office:value-type="float" office:value="15.18" calcext:value-type="float">
            <text:p>15.18</text:p>
          </table:table-cell>
          <table:table-cell table:number-columns-repeated="2"/>
        </table:table-row>
        <table:table-row table:style-name="ro1">
          <table:table-cell office:value-type="float" office:value="47.29" calcext:value-type="float">
            <text:p>47.29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string" calcext:value-type="string">
            <text:p>229S</text:p>
          </table:table-cell>
        </table:table-row>
        <table:table-row table:style-name="ro1">
          <table:table-cell office:value-type="float" office:value="43.45" calcext:value-type="float">
            <text:p>43.45</text:p>
          </table:table-cell>
          <table:table-cell office:value-type="float" office:value="6.98" calcext:value-type="float">
            <text:p>6.98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42" calcext:value-type="float">
            <text:p>3.4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.01" calcext:value-type="float">
            <text:p>10.01</text:p>
          </table:table-cell>
          <table:table-cell office:value-type="float" office:value="8.88" calcext:value-type="float">
            <text:p>8.8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11.89" calcext:value-type="float">
            <text:p>11.89</text:p>
          </table:table-cell>
          <table:table-cell table:number-columns-repeated="2"/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14.74" calcext:value-type="float">
            <text:p>14.74</text:p>
          </table:table-cell>
          <table:table-cell table:number-columns-repeated="2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12.71" calcext:value-type="float">
            <text:p>12.71</text:p>
          </table:table-cell>
          <table:table-cell/>
          <table:table-cell office:value-type="string" calcext:value-type="string">
            <text:p>229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8.25" calcext:value-type="float">
            <text:p>8.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5.98" calcext:value-type="float">
            <text:p>15.98</text:p>
          </table:table-cell>
          <table:table-cell table:number-columns-repeated="2"/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6.04" calcext:value-type="float">
            <text:p>6.04</text:p>
          </table:table-cell>
          <table:table-cell/>
          <table:table-cell office:value-type="string" calcext:value-type="string">
            <text:p>229U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11.18" calcext:value-type="float">
            <text:p>11.1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2.62" calcext:value-type="float">
            <text:p>32.62</text:p>
          </table:table-cell>
          <table:table-cell office:value-type="float" office:value="7.88" calcext:value-type="float">
            <text:p>7.8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4.23" calcext:value-type="float">
            <text:p>24.23</text:p>
          </table:table-cell>
          <table:table-cell office:value-type="float" office:value="5.61" calcext:value-type="float">
            <text:p>5.61</text:p>
          </table:table-cell>
          <table:table-cell table:number-columns-repeated="2"/>
        </table:table-row>
        <table:table-row table:style-name="ro1">
          <table:table-cell office:value-type="float" office:value="52.59" calcext:value-type="float">
            <text:p>52.59</text:p>
          </table:table-cell>
          <table:table-cell office:value-type="float" office:value="16.97" calcext:value-type="float">
            <text:p>16.97</text:p>
          </table:table-cell>
          <table:table-cell table:number-columns-repeated="2"/>
        </table:table-row>
        <table:table-row table:style-name="ro1">
          <table:table-cell office:value-type="float" office:value="59.38" calcext:value-type="float">
            <text:p>59.38</text:p>
          </table:table-cell>
          <table:table-cell office:value-type="float" office:value="14.89" calcext:value-type="float">
            <text:p>14.89</text:p>
          </table:table-cell>
          <table:table-cell/>
          <table:table-cell office:value-type="string" calcext:value-type="string">
            <text:p>229V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.89" calcext:value-type="float">
            <text:p>9.89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6" calcext:value-type="float">
            <text:p>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22.37" calcext:value-type="float">
            <text:p>22.3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9.57" calcext:value-type="float">
            <text:p>49.57</text:p>
          </table:table-cell>
          <table:table-cell office:value-type="float" office:value="9.27" calcext:value-type="float">
            <text:p>9.27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5.62" calcext:value-type="float">
            <text:p>5.62</text:p>
          </table:table-cell>
          <table:table-cell table:number-columns-repeated="2"/>
        </table:table-row>
        <table:table-row table:style-name="ro1">
          <table:table-cell office:value-type="float" office:value="12.09" calcext:value-type="float">
            <text:p>12.09</text:p>
          </table:table-cell>
          <table:table-cell office:value-type="float" office:value="7.33" calcext:value-type="float">
            <text:p>7.33</text:p>
          </table:table-cell>
          <table:table-cell/>
          <table:table-cell office:value-type="string" calcext:value-type="string">
            <text:p>229X</text:p>
          </table:table-cell>
        </table:table-row>
        <table:table-row table:style-name="ro1">
          <table:table-cell office:value-type="float" office:value="37.88" calcext:value-type="float">
            <text:p>37.88</text:p>
          </table:table-cell>
          <table:table-cell office:value-type="float" office:value="5.81" calcext:value-type="float">
            <text:p>5.8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9.14" calcext:value-type="float">
            <text:p>9.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56.98" calcext:value-type="float">
            <text:p>56.98</text:p>
          </table:table-cell>
          <table:table-cell office:value-type="float" office:value="6.22" calcext:value-type="float">
            <text:p>6.2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.96" calcext:value-type="float">
            <text:p>2.96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49" calcext:value-type="float">
            <text:p>11.49</text:p>
          </table:table-cell>
          <table:table-cell table:number-columns-repeated="2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6.87" calcext:value-type="float">
            <text:p>6.87</text:p>
          </table:table-cell>
          <table:table-cell/>
          <table:table-cell office:value-type="string" calcext:value-type="string">
            <text:p>229Y</text:p>
          </table:table-cell>
        </table:table-row>
        <table:table-row table:style-name="ro1">
          <table:table-cell office:value-type="float" office:value="75.96" calcext:value-type="float">
            <text:p>75.96</text:p>
          </table:table-cell>
          <table:table-cell office:value-type="float" office:value="4.4" calcext:value-type="float">
            <text:p>4.4</text:p>
          </table:table-cell>
          <table:table-cell table:number-columns-repeated="2"/>
        </table:table-row>
        <table:table-row table:style-name="ro1">
          <table:table-cell office:value-type="float" office:value="64.88" calcext:value-type="float">
            <text:p>64.88</text:p>
          </table:table-cell>
          <table:table-cell office:value-type="float" office:value="9.3" calcext:value-type="float">
            <text:p>9.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.74" calcext:value-type="float">
            <text:p>30.74</text:p>
          </table:table-cell>
          <table:table-cell office:value-type="float" office:value="11.26" calcext:value-type="float">
            <text:p>11.2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.89" calcext:value-type="float">
            <text:p>11.89</text:p>
          </table:table-cell>
          <table:table-cell office:value-type="float" office:value="5.11" calcext:value-type="float">
            <text:p>5.11</text:p>
          </table:table-cell>
          <table:table-cell table:number-columns-repeated="2"/>
        </table:table-row>
        <table:table-row table:style-name="ro1">
          <table:table-cell office:value-type="float" office:value="43.26" calcext:value-type="float">
            <text:p>43.26</text:p>
          </table:table-cell>
          <table:table-cell office:value-type="float" office:value="12.34" calcext:value-type="float">
            <text:p>12.34</text:p>
          </table:table-cell>
          <table:table-cell table:number-columns-repeated="2"/>
        </table:table-row>
        <table:table-row table:style-name="ro1">
          <table:table-cell office:value-type="float" office:value="43.15" calcext:value-type="float">
            <text:p>43.15</text:p>
          </table:table-cell>
          <table:table-cell office:value-type="float" office:value="5.63" calcext:value-type="float">
            <text:p>5.63</text:p>
          </table:table-cell>
          <table:table-cell table:number-columns-repeated="2"/>
        </table:table-row>
        <table:table-row table:style-name="ro1">
          <table:table-cell office:value-type="float" office:value="22.89" calcext:value-type="float">
            <text:p>22.89</text:p>
          </table:table-cell>
          <table:table-cell office:value-type="float" office:value="12.79" calcext:value-type="float">
            <text:p>12.79</text:p>
          </table:table-cell>
          <table:table-cell/>
          <table:table-cell office:value-type="string" calcext:value-type="string">
            <text:p>229Z</text:p>
          </table:table-cell>
        </table:table-row>
        <table:table-row table:style-name="ro1">
          <table:table-cell office:value-type="float" office:value="86.42" calcext:value-type="float">
            <text:p>86.42</text:p>
          </table:table-cell>
          <table:table-cell office:value-type="float" office:value="4.28" calcext:value-type="float">
            <text:p>4.2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.81" calcext:value-type="float">
            <text:p>5.81</text:p>
          </table:table-cell>
          <table:table-cell office:value-type="float" office:value="15.52" calcext:value-type="float">
            <text:p>15.5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56.85" calcext:value-type="float">
            <text:p>56.85</text:p>
          </table:table-cell>
          <table:table-cell office:value-type="float" office:value="15.23" calcext:value-type="float">
            <text:p>15.23</text:p>
          </table:table-cell>
          <table:table-cell table:number-columns-repeated="2"/>
        </table:table-row>
        <table:table-row table:style-name="ro1">
          <table:table-cell office:value-type="float" office:value="72.47" calcext:value-type="float">
            <text:p>72.47</text:p>
          </table:table-cell>
          <table:table-cell office:value-type="float" office:value="10.32" calcext:value-type="float">
            <text:p>10.32</text:p>
          </table:table-cell>
          <table:table-cell table:number-columns-repeated="2"/>
        </table:table-row>
        <table:table-row table:style-name="ro1">
          <table:table-cell office:value-type="float" office:value="82.41" calcext:value-type="float">
            <text:p>82.41</text:p>
          </table:table-cell>
          <table:table-cell office:value-type="float" office:value="7.97" calcext:value-type="float">
            <text:p>7.97</text:p>
          </table:table-cell>
          <table:table-cell/>
          <table:table-cell office:value-type="string" calcext:value-type="string">
            <text:p>229ZA</text:p>
          </table:table-cell>
        </table:table-row>
        <table:table-row table:style-name="ro1">
          <table:table-cell office:value-type="float" office:value="38.66" calcext:value-type="float">
            <text:p>38.66</text:p>
          </table:table-cell>
          <table:table-cell office:value-type="float" office:value="13.48" calcext:value-type="float">
            <text:p>13.48</text:p>
          </table:table-cell>
          <table:table-cell table:number-columns-repeated="2"/>
        </table:table-row>
        <table:table-row table:style-name="ro1">
          <table:table-cell office:value-type="float" office:value="37.69" calcext:value-type="float">
            <text:p>37.69</text:p>
          </table:table-cell>
          <table:table-cell office:value-type="float" office:value="14.55" calcext:value-type="float">
            <text:p>14.5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3:29:20.534855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NANE </meta:initial-creator>
    <meta:creation-date>2016-09-22T13:38:09.476450901</meta:creation-date>
    <dc:date>2016-10-03T14:01:50.137185467</dc:date>
    <dc:creator>SHUNANE </dc:creator>
    <meta:editing-duration>PT10H40M59S</meta:editing-duration>
    <meta:editing-cycles>16</meta:editing-cycles>
    <meta:generator>LibreOffice/4.2.6.3$Linux_x86 LibreOffice_project/420m0$Build-3</meta:generator>
    <meta:document-statistic meta:table-count="6" meta:cell-count="3013" meta:object-count="0"/>
  </office:meta>
</office:document-meta>
</file>